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200000A000005AE50000028973E5FD7D.svm" manifest:media-type=""/>
  <manifest:file-entry manifest:full-path="Pictures/20000093000051DE000002895956DBB8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678cm"/>
    </style:style>
    <style:style style:name="co5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1"/>
    <style:style style:name="ce4" style:family="table-cell" style:parent-style-name="Default" style:data-style-name="N0"/>
    <style:style style:name="ce5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101010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8" style:family="table-cell" style:parent-style-name="Default" style:data-style-name="N60">
      <style:text-properties style:font-name="Liberation Sans" fo:font-size="10pt" style:font-size-asian="10pt" style:font-size-complex="10pt"/>
    </style:style>
    <style:style style:name="ce9" style:family="table-cell" style:parent-style-name="Default">
      <style:text-properties style:font-name="Liberation Sans" fo:font-size="10pt" style:font-name-asian="Droid Sans Fallback" style:font-size-asian="10pt" style:font-name-complex="FreeSans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lanilha Segundos" table:style-name="ta1">
        <table:shapes>
          <draw:frame draw:z-index="0" draw:style-name="gr1" draw:text-style-name="P1" svg:width="33.784cm" svg:height="11.581cm" svg:x="6.911cm" svg:y="0cm">
            <draw:object draw:notify-on-update-of-ranges="'Planilha Segundos'.A2:'Planilha Segundos'.A366 'Planilha Segundos'.B1:'Planilha Segundos'.B1 'Planilha Segundos'.B2:'Planilha Segundos'.B366 'Planilha Segundos'.C1:'Planilha Segundos'.C1 'Planilha Segundos'.C2:'Planilha Segundos'.C36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Dia</text:p>
          </table:table-cell>
          <table:table-cell table:style-name="ce3" office:value-type="string" calcext:value-type="string">
            <text:p>Nascer do sol</text:p>
          </table:table-cell>
          <table:table-cell table:style-name="ce3" office:value-type="string" calcext:value-type="string">
            <text:p>Pôr do s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40" calcext:value-type="float">
            <text:p>20040</text:p>
          </table:table-cell>
          <table:table-cell office:value-type="float" office:value="69720" calcext:value-type="float">
            <text:p>697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00" calcext:value-type="float">
            <text:p>20100</text:p>
          </table:table-cell>
          <table:table-cell office:value-type="float" office:value="69720" calcext:value-type="float">
            <text:p>697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60" calcext:value-type="float">
            <text:p>20160</text:p>
          </table:table-cell>
          <table:table-cell office:value-type="float" office:value="69780" calcext:value-type="float">
            <text:p>697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60" calcext:value-type="float">
            <text:p>20160</text:p>
          </table:table-cell>
          <table:table-cell office:value-type="float" office:value="69780" calcext:value-type="float">
            <text:p>697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20" calcext:value-type="float">
            <text:p>20220</text:p>
          </table:table-cell>
          <table:table-cell office:value-type="float" office:value="69780" calcext:value-type="float">
            <text:p>697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80" calcext:value-type="float">
            <text:p>20280</text:p>
          </table:table-cell>
          <table:table-cell office:value-type="float" office:value="69780" calcext:value-type="float">
            <text:p>697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80" calcext:value-type="float">
            <text:p>20280</text:p>
          </table:table-cell>
          <table:table-cell office:value-type="float" office:value="69780" calcext:value-type="float">
            <text:p>697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40" calcext:value-type="float">
            <text:p>20340</text:p>
          </table:table-cell>
          <table:table-cell office:value-type="float" office:value="69780" calcext:value-type="float">
            <text:p>697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240" calcext:value-type="float">
            <text:p>18240</text:p>
          </table:table-cell>
          <table:table-cell office:value-type="float" office:value="69780" calcext:value-type="float">
            <text:p>697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460" calcext:value-type="float">
            <text:p>20460</text:p>
          </table:table-cell>
          <table:table-cell office:value-type="float" office:value="69780" calcext:value-type="float">
            <text:p>697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520" calcext:value-type="float">
            <text:p>20520</text:p>
          </table:table-cell>
          <table:table-cell office:value-type="float" office:value="69780" calcext:value-type="float">
            <text:p>697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520" calcext:value-type="float">
            <text:p>20520</text:p>
          </table:table-cell>
          <table:table-cell office:value-type="float" office:value="69780" calcext:value-type="float">
            <text:p>697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580" calcext:value-type="float">
            <text:p>20580</text:p>
          </table:table-cell>
          <table:table-cell office:value-type="float" office:value="69780" calcext:value-type="float">
            <text:p>697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640" calcext:value-type="float">
            <text:p>20640</text:p>
          </table:table-cell>
          <table:table-cell office:value-type="float" office:value="69780" calcext:value-type="float">
            <text:p>697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700" calcext:value-type="float">
            <text:p>20700</text:p>
          </table:table-cell>
          <table:table-cell office:value-type="float" office:value="69780" calcext:value-type="float">
            <text:p>697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760" calcext:value-type="float">
            <text:p>20760</text:p>
          </table:table-cell>
          <table:table-cell office:value-type="float" office:value="69780" calcext:value-type="float">
            <text:p>697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760" calcext:value-type="float">
            <text:p>20760</text:p>
          </table:table-cell>
          <table:table-cell office:value-type="float" office:value="69780" calcext:value-type="float">
            <text:p>697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820" calcext:value-type="float">
            <text:p>20820</text:p>
          </table:table-cell>
          <table:table-cell office:value-type="float" office:value="69720" calcext:value-type="float">
            <text:p>697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880" calcext:value-type="float">
            <text:p>20880</text:p>
          </table:table-cell>
          <table:table-cell office:value-type="float" office:value="69720" calcext:value-type="float">
            <text:p>697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940" calcext:value-type="float">
            <text:p>20940</text:p>
          </table:table-cell>
          <table:table-cell office:value-type="float" office:value="69720" calcext:value-type="float">
            <text:p>697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300" calcext:value-type="float">
            <text:p>18300</text:p>
          </table:table-cell>
          <table:table-cell office:value-type="float" office:value="69720" calcext:value-type="float">
            <text:p>69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300" calcext:value-type="float">
            <text:p>18300</text:p>
          </table:table-cell>
          <table:table-cell office:value-type="float" office:value="69660" calcext:value-type="float">
            <text:p>696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060" calcext:value-type="float">
            <text:p>21060</text:p>
          </table:table-cell>
          <table:table-cell office:value-type="float" office:value="69660" calcext:value-type="float">
            <text:p>696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120" calcext:value-type="float">
            <text:p>21120</text:p>
          </table:table-cell>
          <table:table-cell office:value-type="float" office:value="69660" calcext:value-type="float">
            <text:p>69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180" calcext:value-type="float">
            <text:p>21180</text:p>
          </table:table-cell>
          <table:table-cell office:value-type="float" office:value="68520" calcext:value-type="float">
            <text:p>685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240" calcext:value-type="float">
            <text:p>21240</text:p>
          </table:table-cell>
          <table:table-cell office:value-type="float" office:value="68520" calcext:value-type="float">
            <text:p>685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240" calcext:value-type="float">
            <text:p>21240</text:p>
          </table:table-cell>
          <table:table-cell office:value-type="float" office:value="68520" calcext:value-type="float">
            <text:p>685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300" calcext:value-type="float">
            <text:p>21300</text:p>
          </table:table-cell>
          <table:table-cell office:value-type="float" office:value="69540" calcext:value-type="float">
            <text:p>695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360" calcext:value-type="float">
            <text:p>21360</text:p>
          </table:table-cell>
          <table:table-cell office:value-type="float" office:value="69540" calcext:value-type="float">
            <text:p>695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420" calcext:value-type="float">
            <text:p>21420</text:p>
          </table:table-cell>
          <table:table-cell office:value-type="float" office:value="69480" calcext:value-type="float">
            <text:p>694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480" calcext:value-type="float">
            <text:p>21480</text:p>
          </table:table-cell>
          <table:table-cell office:value-type="float" office:value="69480" calcext:value-type="float">
            <text:p>694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480" calcext:value-type="float">
            <text:p>21480</text:p>
          </table:table-cell>
          <table:table-cell office:value-type="float" office:value="69420" calcext:value-type="float">
            <text:p>694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540" calcext:value-type="float">
            <text:p>21540</text:p>
          </table:table-cell>
          <table:table-cell office:value-type="float" office:value="69420" calcext:value-type="float">
            <text:p>694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600" calcext:value-type="float">
            <text:p>21600</text:p>
          </table:table-cell>
          <table:table-cell office:value-type="float" office:value="69360" calcext:value-type="float">
            <text:p>693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660" calcext:value-type="float">
            <text:p>21660</text:p>
          </table:table-cell>
          <table:table-cell office:value-type="float" office:value="69300" calcext:value-type="float">
            <text:p>693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660" calcext:value-type="float">
            <text:p>21660</text:p>
          </table:table-cell>
          <table:table-cell office:value-type="float" office:value="69300" calcext:value-type="float">
            <text:p>693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720" calcext:value-type="float">
            <text:p>21720</text:p>
          </table:table-cell>
          <table:table-cell office:value-type="float" office:value="69240" calcext:value-type="float">
            <text:p>692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780" calcext:value-type="float">
            <text:p>21780</text:p>
          </table:table-cell>
          <table:table-cell office:value-type="float" office:value="69240" calcext:value-type="float">
            <text:p>692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840" calcext:value-type="float">
            <text:p>21840</text:p>
          </table:table-cell>
          <table:table-cell office:value-type="float" office:value="69180" calcext:value-type="float">
            <text:p>691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840" calcext:value-type="float">
            <text:p>21840</text:p>
          </table:table-cell>
          <table:table-cell office:value-type="float" office:value="69120" calcext:value-type="float">
            <text:p>691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900" calcext:value-type="float">
            <text:p>21900</text:p>
          </table:table-cell>
          <table:table-cell office:value-type="float" office:value="69060" calcext:value-type="float">
            <text:p>690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960" calcext:value-type="float">
            <text:p>21960</text:p>
          </table:table-cell>
          <table:table-cell office:value-type="float" office:value="69060" calcext:value-type="float">
            <text:p>690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020" calcext:value-type="float">
            <text:p>22020</text:p>
          </table:table-cell>
          <table:table-cell office:value-type="float" office:value="68460" calcext:value-type="float">
            <text:p>684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020" calcext:value-type="float">
            <text:p>22020</text:p>
          </table:table-cell>
          <table:table-cell office:value-type="float" office:value="68940" calcext:value-type="float">
            <text:p>689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080" calcext:value-type="float">
            <text:p>22080</text:p>
          </table:table-cell>
          <table:table-cell office:value-type="float" office:value="68880" calcext:value-type="float">
            <text:p>6888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140" calcext:value-type="float">
            <text:p>22140</text:p>
          </table:table-cell>
          <table:table-cell office:value-type="float" office:value="68880" calcext:value-type="float">
            <text:p>6888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140" calcext:value-type="float">
            <text:p>22140</text:p>
          </table:table-cell>
          <table:table-cell office:value-type="float" office:value="68820" calcext:value-type="float">
            <text:p>688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660" calcext:value-type="float">
            <text:p>21660</text:p>
          </table:table-cell>
          <table:table-cell office:value-type="float" office:value="68760" calcext:value-type="float">
            <text:p>687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260" calcext:value-type="float">
            <text:p>22260</text:p>
          </table:table-cell>
          <table:table-cell office:value-type="float" office:value="68700" calcext:value-type="float">
            <text:p>687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260" calcext:value-type="float">
            <text:p>22260</text:p>
          </table:table-cell>
          <table:table-cell office:value-type="float" office:value="68640" calcext:value-type="float">
            <text:p>686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320" calcext:value-type="float">
            <text:p>22320</text:p>
          </table:table-cell>
          <table:table-cell office:value-type="float" office:value="68580" calcext:value-type="float">
            <text:p>6858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380" calcext:value-type="float">
            <text:p>22380</text:p>
          </table:table-cell>
          <table:table-cell office:value-type="float" office:value="68520" calcext:value-type="float">
            <text:p>685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380" calcext:value-type="float">
            <text:p>22380</text:p>
          </table:table-cell>
          <table:table-cell office:value-type="float" office:value="68520" calcext:value-type="float">
            <text:p>685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440" calcext:value-type="float">
            <text:p>22440</text:p>
          </table:table-cell>
          <table:table-cell office:value-type="float" office:value="68460" calcext:value-type="float">
            <text:p>684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500" calcext:value-type="float">
            <text:p>22500</text:p>
          </table:table-cell>
          <table:table-cell office:value-type="float" office:value="68400" calcext:value-type="float">
            <text:p>684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500" calcext:value-type="float">
            <text:p>22500</text:p>
          </table:table-cell>
          <table:table-cell office:value-type="float" office:value="68340" calcext:value-type="float">
            <text:p>6834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560" calcext:value-type="float">
            <text:p>22560</text:p>
          </table:table-cell>
          <table:table-cell office:value-type="float" office:value="68280" calcext:value-type="float">
            <text:p>6828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620" calcext:value-type="float">
            <text:p>22620</text:p>
          </table:table-cell>
          <table:table-cell office:value-type="float" office:value="68220" calcext:value-type="float">
            <text:p>682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620" calcext:value-type="float">
            <text:p>22620</text:p>
          </table:table-cell>
          <table:table-cell office:value-type="float" office:value="68160" calcext:value-type="float">
            <text:p>681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680" calcext:value-type="float">
            <text:p>22680</text:p>
          </table:table-cell>
          <table:table-cell office:value-type="float" office:value="68100" calcext:value-type="float">
            <text:p>68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680" calcext:value-type="float">
            <text:p>22680</text:p>
          </table:table-cell>
          <table:table-cell office:value-type="float" office:value="68040" calcext:value-type="float">
            <text:p>680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740" calcext:value-type="float">
            <text:p>22740</text:p>
          </table:table-cell>
          <table:table-cell office:value-type="float" office:value="67980" calcext:value-type="float">
            <text:p>6798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720" calcext:value-type="float">
            <text:p>21720</text:p>
          </table:table-cell>
          <table:table-cell office:value-type="float" office:value="67920" calcext:value-type="float">
            <text:p>679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720" calcext:value-type="float">
            <text:p>21720</text:p>
          </table:table-cell>
          <table:table-cell office:value-type="float" office:value="67860" calcext:value-type="float">
            <text:p>678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860" calcext:value-type="float">
            <text:p>22860</text:p>
          </table:table-cell>
          <table:table-cell office:value-type="float" office:value="65100" calcext:value-type="float">
            <text:p>65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860" calcext:value-type="float">
            <text:p>22860</text:p>
          </table:table-cell>
          <table:table-cell office:value-type="float" office:value="67740" calcext:value-type="float">
            <text:p>677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920" calcext:value-type="float">
            <text:p>22920</text:p>
          </table:table-cell>
          <table:table-cell office:value-type="float" office:value="67680" calcext:value-type="float">
            <text:p>6768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920" calcext:value-type="float">
            <text:p>22920</text:p>
          </table:table-cell>
          <table:table-cell office:value-type="float" office:value="67620" calcext:value-type="float">
            <text:p>676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980" calcext:value-type="float">
            <text:p>22980</text:p>
          </table:table-cell>
          <table:table-cell office:value-type="float" office:value="67500" calcext:value-type="float">
            <text:p>675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980" calcext:value-type="float">
            <text:p>22980</text:p>
          </table:table-cell>
          <table:table-cell office:value-type="float" office:value="67440" calcext:value-type="float">
            <text:p>6744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040" calcext:value-type="float">
            <text:p>23040</text:p>
          </table:table-cell>
          <table:table-cell office:value-type="float" office:value="67380" calcext:value-type="float">
            <text:p>6738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040" calcext:value-type="float">
            <text:p>23040</text:p>
          </table:table-cell>
          <table:table-cell office:value-type="float" office:value="67320" calcext:value-type="float">
            <text:p>673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100" calcext:value-type="float">
            <text:p>23100</text:p>
          </table:table-cell>
          <table:table-cell office:value-type="float" office:value="67260" calcext:value-type="float">
            <text:p>672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160" calcext:value-type="float">
            <text:p>23160</text:p>
          </table:table-cell>
          <table:table-cell office:value-type="float" office:value="65040" calcext:value-type="float">
            <text:p>6504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160" calcext:value-type="float">
            <text:p>23160</text:p>
          </table:table-cell>
          <table:table-cell office:value-type="float" office:value="67140" calcext:value-type="float">
            <text:p>6714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220" calcext:value-type="float">
            <text:p>23220</text:p>
          </table:table-cell>
          <table:table-cell office:value-type="float" office:value="67080" calcext:value-type="float">
            <text:p>6708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220" calcext:value-type="float">
            <text:p>23220</text:p>
          </table:table-cell>
          <table:table-cell office:value-type="float" office:value="67020" calcext:value-type="float">
            <text:p>670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280" calcext:value-type="float">
            <text:p>23280</text:p>
          </table:table-cell>
          <table:table-cell office:value-type="float" office:value="66960" calcext:value-type="float">
            <text:p>669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280" calcext:value-type="float">
            <text:p>23280</text:p>
          </table:table-cell>
          <table:table-cell office:value-type="float" office:value="66900" calcext:value-type="float">
            <text:p>669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340" calcext:value-type="float">
            <text:p>23340</text:p>
          </table:table-cell>
          <table:table-cell office:value-type="float" office:value="66780" calcext:value-type="float">
            <text:p>667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340" calcext:value-type="float">
            <text:p>23340</text:p>
          </table:table-cell>
          <table:table-cell office:value-type="float" office:value="66720" calcext:value-type="float">
            <text:p>667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780" calcext:value-type="float">
            <text:p>21780</text:p>
          </table:table-cell>
          <table:table-cell office:value-type="float" office:value="66660" calcext:value-type="float">
            <text:p>666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780" calcext:value-type="float">
            <text:p>21780</text:p>
          </table:table-cell>
          <table:table-cell office:value-type="float" office:value="64980" calcext:value-type="float">
            <text:p>6498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3460" calcext:value-type="float">
            <text:p>23460</text:p>
          </table:table-cell>
          <table:table-cell office:value-type="float" office:value="66540" calcext:value-type="float">
            <text:p>6654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460" calcext:value-type="float">
            <text:p>23460</text:p>
          </table:table-cell>
          <table:table-cell office:value-type="float" office:value="66480" calcext:value-type="float">
            <text:p>664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3520" calcext:value-type="float">
            <text:p>23520</text:p>
          </table:table-cell>
          <table:table-cell office:value-type="float" office:value="66420" calcext:value-type="float">
            <text:p>664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3520" calcext:value-type="float">
            <text:p>23520</text:p>
          </table:table-cell>
          <table:table-cell office:value-type="float" office:value="66360" calcext:value-type="float">
            <text:p>663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3580" calcext:value-type="float">
            <text:p>23580</text:p>
          </table:table-cell>
          <table:table-cell office:value-type="float" office:value="66300" calcext:value-type="float">
            <text:p>663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3580" calcext:value-type="float">
            <text:p>23580</text:p>
          </table:table-cell>
          <table:table-cell office:value-type="float" office:value="66240" calcext:value-type="float">
            <text:p>662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640" calcext:value-type="float">
            <text:p>23640</text:p>
          </table:table-cell>
          <table:table-cell office:value-type="float" office:value="66120" calcext:value-type="float">
            <text:p>661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640" calcext:value-type="float">
            <text:p>23640</text:p>
          </table:table-cell>
          <table:table-cell office:value-type="float" office:value="66060" calcext:value-type="float">
            <text:p>660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700" calcext:value-type="float">
            <text:p>23700</text:p>
          </table:table-cell>
          <table:table-cell office:value-type="float" office:value="64920" calcext:value-type="float">
            <text:p>649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700" calcext:value-type="float">
            <text:p>23700</text:p>
          </table:table-cell>
          <table:table-cell office:value-type="float" office:value="65940" calcext:value-type="float">
            <text:p>6594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760" calcext:value-type="float">
            <text:p>23760</text:p>
          </table:table-cell>
          <table:table-cell office:value-type="float" office:value="65880" calcext:value-type="float">
            <text:p>658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760" calcext:value-type="float">
            <text:p>23760</text:p>
          </table:table-cell>
          <table:table-cell office:value-type="float" office:value="65820" calcext:value-type="float">
            <text:p>658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3820" calcext:value-type="float">
            <text:p>23820</text:p>
          </table:table-cell>
          <table:table-cell office:value-type="float" office:value="65760" calcext:value-type="float">
            <text:p>657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820" calcext:value-type="float">
            <text:p>23820</text:p>
          </table:table-cell>
          <table:table-cell office:value-type="float" office:value="65700" calcext:value-type="float">
            <text:p>657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880" calcext:value-type="float">
            <text:p>23880</text:p>
          </table:table-cell>
          <table:table-cell office:value-type="float" office:value="65640" calcext:value-type="float">
            <text:p>6564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3880" calcext:value-type="float">
            <text:p>23880</text:p>
          </table:table-cell>
          <table:table-cell office:value-type="float" office:value="65580" calcext:value-type="float">
            <text:p>6558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940" calcext:value-type="float">
            <text:p>23940</text:p>
          </table:table-cell>
          <table:table-cell office:value-type="float" office:value="65520" calcext:value-type="float">
            <text:p>655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3940" calcext:value-type="float">
            <text:p>23940</text:p>
          </table:table-cell>
          <table:table-cell office:value-type="float" office:value="65460" calcext:value-type="float">
            <text:p>6546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840" calcext:value-type="float">
            <text:p>21840</text:p>
          </table:table-cell>
          <table:table-cell office:value-type="float" office:value="64860" calcext:value-type="float">
            <text:p>6486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1840" calcext:value-type="float">
            <text:p>21840</text:p>
          </table:table-cell>
          <table:table-cell office:value-type="float" office:value="65340" calcext:value-type="float">
            <text:p>6534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060" calcext:value-type="float">
            <text:p>24060</text:p>
          </table:table-cell>
          <table:table-cell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4060" calcext:value-type="float">
            <text:p>24060</text:p>
          </table:table-cell>
          <table:table-cell office:value-type="float" office:value="65220" calcext:value-type="float">
            <text:p>652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4120" calcext:value-type="float">
            <text:p>24120</text:p>
          </table:table-cell>
          <table:table-cell office:value-type="float" office:value="65160" calcext:value-type="float">
            <text:p>651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4120" calcext:value-type="float">
            <text:p>24120</text:p>
          </table:table-cell>
          <table:table-cell office:value-type="float" office:value="65100" calcext:value-type="float">
            <text:p>65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4180" calcext:value-type="float">
            <text:p>24180</text:p>
          </table:table-cell>
          <table:table-cell office:value-type="float" office:value="65040" calcext:value-type="float">
            <text:p>650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180" calcext:value-type="float">
            <text:p>24180</text:p>
          </table:table-cell>
          <table:table-cell office:value-type="float" office:value="64980" calcext:value-type="float">
            <text:p>6498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240" calcext:value-type="float">
            <text:p>24240</text:p>
          </table:table-cell>
          <table:table-cell office:value-type="float" office:value="64920" calcext:value-type="float">
            <text:p>649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4240" calcext:value-type="float">
            <text:p>24240</text:p>
          </table:table-cell>
          <table:table-cell office:value-type="float" office:value="64860" calcext:value-type="float">
            <text:p>6486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300" calcext:value-type="float">
            <text:p>24300</text:p>
          </table:table-cell>
          <table:table-cell office:value-type="float" office:value="64800" calcext:value-type="float">
            <text:p>648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4300" calcext:value-type="float">
            <text:p>24300</text:p>
          </table:table-cell>
          <table:table-cell office:value-type="float" office:value="64740" calcext:value-type="float">
            <text:p>6474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360" calcext:value-type="float">
            <text:p>24360</text:p>
          </table:table-cell>
          <table:table-cell office:value-type="float" office:value="64740" calcext:value-type="float">
            <text:p>6474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360" calcext:value-type="float">
            <text:p>24360</text:p>
          </table:table-cell>
          <table:table-cell office:value-type="float" office:value="64680" calcext:value-type="float">
            <text:p>6468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4420" calcext:value-type="float">
            <text:p>24420</text:p>
          </table:table-cell>
          <table:table-cell office:value-type="float" office:value="64620" calcext:value-type="float">
            <text:p>646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4420" calcext:value-type="float">
            <text:p>24420</text:p>
          </table:table-cell>
          <table:table-cell office:value-type="float" office:value="64560" calcext:value-type="float">
            <text:p>6456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4480" calcext:value-type="float">
            <text:p>24480</text:p>
          </table:table-cell>
          <table:table-cell office:value-type="float" office:value="64500" calcext:value-type="float">
            <text:p>645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4480" calcext:value-type="float">
            <text:p>24480</text:p>
          </table:table-cell>
          <table:table-cell office:value-type="float" office:value="64440" calcext:value-type="float">
            <text:p>6444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540" calcext:value-type="float">
            <text:p>24540</text:p>
          </table:table-cell>
          <table:table-cell office:value-type="float" office:value="64440" calcext:value-type="float">
            <text:p>6444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4540" calcext:value-type="float">
            <text:p>24540</text:p>
          </table:table-cell>
          <table:table-cell office:value-type="float" office:value="64380" calcext:value-type="float">
            <text:p>6438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1900" calcext:value-type="float">
            <text:p>21900</text:p>
          </table:table-cell>
          <table:table-cell office:value-type="float" office:value="64320" calcext:value-type="float">
            <text:p>6432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4660" calcext:value-type="float">
            <text:p>24660</text:p>
          </table:table-cell>
          <table:table-cell office:value-type="float" office:value="64260" calcext:value-type="float">
            <text:p>642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660" calcext:value-type="float">
            <text:p>24660</text:p>
          </table:table-cell>
          <table:table-cell office:value-type="float" office:value="64260" calcext:value-type="float">
            <text:p>6426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4720" calcext:value-type="float">
            <text:p>24720</text:p>
          </table:table-cell>
          <table:table-cell office:value-type="float" office:value="61500" calcext:value-type="float">
            <text:p>615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4720" calcext:value-type="float">
            <text:p>24720</text:p>
          </table:table-cell>
          <table:table-cell office:value-type="float" office:value="64140" calcext:value-type="float">
            <text:p>6414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4780" calcext:value-type="float">
            <text:p>24780</text:p>
          </table:table-cell>
          <table:table-cell office:value-type="float" office:value="64140" calcext:value-type="float">
            <text:p>6414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780" calcext:value-type="float">
            <text:p>24780</text:p>
          </table:table-cell>
          <table:table-cell office:value-type="float" office:value="64080" calcext:value-type="float">
            <text:p>6408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4840" calcext:value-type="float">
            <text:p>24840</text:p>
          </table:table-cell>
          <table:table-cell office:value-type="float" office:value="64020" calcext:value-type="float">
            <text:p>6402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840" calcext:value-type="float">
            <text:p>24840</text:p>
          </table:table-cell>
          <table:table-cell office:value-type="float" office:value="64020" calcext:value-type="float">
            <text:p>6402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4900" calcext:value-type="float">
            <text:p>24900</text:p>
          </table:table-cell>
          <table:table-cell office:value-type="float" office:value="63960" calcext:value-type="float">
            <text:p>6396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4900" calcext:value-type="float">
            <text:p>24900</text:p>
          </table:table-cell>
          <table:table-cell office:value-type="float" office:value="63900" calcext:value-type="float">
            <text:p>639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4960" calcext:value-type="float">
            <text:p>24960</text:p>
          </table:table-cell>
          <table:table-cell office:value-type="float" office:value="63900" calcext:value-type="float">
            <text:p>639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020" calcext:value-type="float">
            <text:p>25020</text:p>
          </table:table-cell>
          <table:table-cell office:value-type="float" office:value="63840" calcext:value-type="float">
            <text:p>6384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020" calcext:value-type="float">
            <text:p>25020</text:p>
          </table:table-cell>
          <table:table-cell office:value-type="float" office:value="63840" calcext:value-type="float">
            <text:p>6384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080" calcext:value-type="float">
            <text:p>25080</text:p>
          </table:table-cell>
          <table:table-cell office:value-type="float" office:value="63780" calcext:value-type="float">
            <text:p>6378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080" calcext:value-type="float">
            <text:p>25080</text:p>
          </table:table-cell>
          <table:table-cell office:value-type="float" office:value="63780" calcext:value-type="float">
            <text:p>6378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140" calcext:value-type="float">
            <text:p>25140</text:p>
          </table:table-cell>
          <table:table-cell office:value-type="float" office:value="63720" calcext:value-type="float">
            <text:p>6372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140" calcext:value-type="float">
            <text:p>25140</text:p>
          </table:table-cell>
          <table:table-cell office:value-type="float" office:value="63720" calcext:value-type="float">
            <text:p>6372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200" calcext:value-type="float">
            <text:p>25200</text:p>
          </table:table-cell>
          <table:table-cell office:value-type="float" office:value="63720" calcext:value-type="float">
            <text:p>6372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5200" calcext:value-type="float">
            <text:p>25200</text:p>
          </table:table-cell>
          <table:table-cell office:value-type="float" office:value="63660" calcext:value-type="float">
            <text:p>636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5260" calcext:value-type="float">
            <text:p>25260</text:p>
          </table:table-cell>
          <table:table-cell office:value-type="float" office:value="63660" calcext:value-type="float">
            <text:p>6366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260" calcext:value-type="float">
            <text:p>25260</text:p>
          </table:table-cell>
          <table:table-cell office:value-type="float" office:value="61440" calcext:value-type="float">
            <text:p>6144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320" calcext:value-type="float">
            <text:p>25320</text:p>
          </table:table-cell>
          <table:table-cell office:value-type="float" office:value="61440" calcext:value-type="float">
            <text:p>6144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320" calcext:value-type="float">
            <text:p>25320</text:p>
          </table:table-cell>
          <table:table-cell office:value-type="float" office:value="61440" calcext:value-type="float">
            <text:p>6144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380" calcext:value-type="float">
            <text:p>25380</text:p>
          </table:table-cell>
          <table:table-cell office:value-type="float" office:value="61440" calcext:value-type="float">
            <text:p>6144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380" calcext:value-type="float">
            <text:p>25380</text:p>
          </table:table-cell>
          <table:table-cell office:value-type="float" office:value="63540" calcext:value-type="float">
            <text:p>6354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440" calcext:value-type="float">
            <text:p>25440</text:p>
          </table:table-cell>
          <table:table-cell office:value-type="float" office:value="63540" calcext:value-type="float">
            <text:p>6354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440" calcext:value-type="float">
            <text:p>25440</text:p>
          </table:table-cell>
          <table:table-cell office:value-type="float" office:value="63540" calcext:value-type="float">
            <text:p>635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500" calcext:value-type="float">
            <text:p>25500</text:p>
          </table:table-cell>
          <table:table-cell office:value-type="float" office:value="63540" calcext:value-type="float">
            <text:p>6354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500" calcext:value-type="float">
            <text:p>25500</text:p>
          </table:table-cell>
          <table:table-cell office:value-type="float" office:value="63480" calcext:value-type="float">
            <text:p>6348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560" calcext:value-type="float">
            <text:p>25560</text:p>
          </table:table-cell>
          <table:table-cell office:value-type="float" office:value="63480" calcext:value-type="float">
            <text:p>6348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5560" calcext:value-type="float">
            <text:p>25560</text:p>
          </table:table-cell>
          <table:table-cell office:value-type="float" office:value="63480" calcext:value-type="float">
            <text:p>6348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620" calcext:value-type="float">
            <text:p>25620</text:p>
          </table:table-cell>
          <table:table-cell office:value-type="float" office:value="63480" calcext:value-type="float">
            <text:p>6348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5620" calcext:value-type="float">
            <text:p>25620</text:p>
          </table:table-cell>
          <table:table-cell office:value-type="float" office:value="63480" calcext:value-type="float">
            <text:p>6348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5680" calcext:value-type="float">
            <text:p>25680</text:p>
          </table:table-cell>
          <table:table-cell office:value-type="float" office:value="63480" calcext:value-type="float">
            <text:p>634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680" calcext:value-type="float">
            <text:p>25680</text:p>
          </table:table-cell>
          <table:table-cell office:value-type="float" office:value="63480" calcext:value-type="float">
            <text:p>6348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740" calcext:value-type="float">
            <text:p>25740</text:p>
          </table:table-cell>
          <table:table-cell office:value-type="float" office:value="63480" calcext:value-type="float">
            <text:p>6348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740" calcext:value-type="float">
            <text:p>25740</text:p>
          </table:table-cell>
          <table:table-cell office:value-type="float" office:value="63480" calcext:value-type="float">
            <text:p>6348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740" calcext:value-type="float">
            <text:p>25740</text:p>
          </table:table-cell>
          <table:table-cell office:value-type="float" office:value="63480" calcext:value-type="float">
            <text:p>6348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260" calcext:value-type="float">
            <text:p>25260</text:p>
          </table:table-cell>
          <table:table-cell office:value-type="float" office:value="63480" calcext:value-type="float">
            <text:p>6348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260" calcext:value-type="float">
            <text:p>25260</text:p>
          </table:table-cell>
          <table:table-cell office:value-type="float" office:value="63480" calcext:value-type="float">
            <text:p>6348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260" calcext:value-type="float">
            <text:p>25260</text:p>
          </table:table-cell>
          <table:table-cell office:value-type="float" office:value="63480" calcext:value-type="float">
            <text:p>6348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860" calcext:value-type="float">
            <text:p>25860</text:p>
          </table:table-cell>
          <table:table-cell office:value-type="float" office:value="63480" calcext:value-type="float">
            <text:p>6348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860" calcext:value-type="float">
            <text:p>25860</text:p>
          </table:table-cell>
          <table:table-cell office:value-type="float" office:value="63480" calcext:value-type="float">
            <text:p>6348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860" calcext:value-type="float">
            <text:p>25860</text:p>
          </table:table-cell>
          <table:table-cell office:value-type="float" office:value="63480" calcext:value-type="float">
            <text:p>6348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920" calcext:value-type="float">
            <text:p>25920</text:p>
          </table:table-cell>
          <table:table-cell office:value-type="float" office:value="63480" calcext:value-type="float">
            <text:p>6348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920" calcext:value-type="float">
            <text:p>25920</text:p>
          </table:table-cell>
          <table:table-cell office:value-type="float" office:value="63540" calcext:value-type="float">
            <text:p>6354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920" calcext:value-type="float">
            <text:p>25920</text:p>
          </table:table-cell>
          <table:table-cell office:value-type="float" office:value="63540" calcext:value-type="float">
            <text:p>6354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920" calcext:value-type="float">
            <text:p>25920</text:p>
          </table:table-cell>
          <table:table-cell office:value-type="float" office:value="63540" calcext:value-type="float">
            <text:p>6354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980" calcext:value-type="float">
            <text:p>25980</text:p>
          </table:table-cell>
          <table:table-cell office:value-type="float" office:value="63540" calcext:value-type="float">
            <text:p>6354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980" calcext:value-type="float">
            <text:p>25980</text:p>
          </table:table-cell>
          <table:table-cell office:value-type="float" office:value="63540" calcext:value-type="float">
            <text:p>6354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980" calcext:value-type="float">
            <text:p>25980</text:p>
          </table:table-cell>
          <table:table-cell office:value-type="float" office:value="61440" calcext:value-type="float">
            <text:p>6144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980" calcext:value-type="float">
            <text:p>25980</text:p>
          </table:table-cell>
          <table:table-cell office:value-type="float" office:value="61440" calcext:value-type="float">
            <text:p>6144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5980" calcext:value-type="float">
            <text:p>25980</text:p>
          </table:table-cell>
          <table:table-cell office:value-type="float" office:value="61440" calcext:value-type="float">
            <text:p>6144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040" calcext:value-type="float">
            <text:p>26040</text:p>
          </table:table-cell>
          <table:table-cell office:value-type="float" office:value="61440" calcext:value-type="float">
            <text:p>6144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40" calcext:value-type="float">
            <text:p>26040</text:p>
          </table:table-cell>
          <table:table-cell office:value-type="float" office:value="63660" calcext:value-type="float">
            <text:p>6366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040" calcext:value-type="float">
            <text:p>26040</text:p>
          </table:table-cell>
          <table:table-cell office:value-type="float" office:value="63660" calcext:value-type="float">
            <text:p>6366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6040" calcext:value-type="float">
            <text:p>26040</text:p>
          </table:table-cell>
          <table:table-cell office:value-type="float" office:value="63660" calcext:value-type="float">
            <text:p>6366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040" calcext:value-type="float">
            <text:p>26040</text:p>
          </table:table-cell>
          <table:table-cell office:value-type="float" office:value="63720" calcext:value-type="float">
            <text:p>6372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6040" calcext:value-type="float">
            <text:p>26040</text:p>
          </table:table-cell>
          <table:table-cell office:value-type="float" office:value="63720" calcext:value-type="float">
            <text:p>6372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6040" calcext:value-type="float">
            <text:p>26040</text:p>
          </table:table-cell>
          <table:table-cell office:value-type="float" office:value="63720" calcext:value-type="float">
            <text:p>6372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6040" calcext:value-type="float">
            <text:p>26040</text:p>
          </table:table-cell>
          <table:table-cell office:value-type="float" office:value="63780" calcext:value-type="float">
            <text:p>6378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6040" calcext:value-type="float">
            <text:p>26040</text:p>
          </table:table-cell>
          <table:table-cell office:value-type="float" office:value="63780" calcext:value-type="float">
            <text:p>6378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6040" calcext:value-type="float">
            <text:p>26040</text:p>
          </table:table-cell>
          <table:table-cell office:value-type="float" office:value="63840" calcext:value-type="float">
            <text:p>6384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040" calcext:value-type="float">
            <text:p>26040</text:p>
          </table:table-cell>
          <table:table-cell office:value-type="float" office:value="63840" calcext:value-type="float">
            <text:p>638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6040" calcext:value-type="float">
            <text:p>26040</text:p>
          </table:table-cell>
          <table:table-cell office:value-type="float" office:value="63840" calcext:value-type="float">
            <text:p>6384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6040" calcext:value-type="float">
            <text:p>26040</text:p>
          </table:table-cell>
          <table:table-cell office:value-type="float" office:value="63900" calcext:value-type="float">
            <text:p>639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6040" calcext:value-type="float">
            <text:p>26040</text:p>
          </table:table-cell>
          <table:table-cell office:value-type="float" office:value="63900" calcext:value-type="float">
            <text:p>639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980" calcext:value-type="float">
            <text:p>25980</text:p>
          </table:table-cell>
          <table:table-cell office:value-type="float" office:value="63960" calcext:value-type="float">
            <text:p>6396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980" calcext:value-type="float">
            <text:p>25980</text:p>
          </table:table-cell>
          <table:table-cell office:value-type="float" office:value="63960" calcext:value-type="float">
            <text:p>6396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5980" calcext:value-type="float">
            <text:p>25980</text:p>
          </table:table-cell>
          <table:table-cell office:value-type="float" office:value="64020" calcext:value-type="float">
            <text:p>6402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980" calcext:value-type="float">
            <text:p>25980</text:p>
          </table:table-cell>
          <table:table-cell office:value-type="float" office:value="64020" calcext:value-type="float">
            <text:p>6402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980" calcext:value-type="float">
            <text:p>25980</text:p>
          </table:table-cell>
          <table:table-cell office:value-type="float" office:value="64020" calcext:value-type="float">
            <text:p>6402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920" calcext:value-type="float">
            <text:p>25920</text:p>
          </table:table-cell>
          <table:table-cell office:value-type="float" office:value="64080" calcext:value-type="float">
            <text:p>6408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920" calcext:value-type="float">
            <text:p>25920</text:p>
          </table:table-cell>
          <table:table-cell office:value-type="float" office:value="64080" calcext:value-type="float">
            <text:p>6408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5920" calcext:value-type="float">
            <text:p>25920</text:p>
          </table:table-cell>
          <table:table-cell office:value-type="float" office:value="64140" calcext:value-type="float">
            <text:p>6414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5860" calcext:value-type="float">
            <text:p>25860</text:p>
          </table:table-cell>
          <table:table-cell office:value-type="float" office:value="64140" calcext:value-type="float">
            <text:p>6414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860" calcext:value-type="float">
            <text:p>25860</text:p>
          </table:table-cell>
          <table:table-cell office:value-type="float" office:value="61500" calcext:value-type="float">
            <text:p>615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860" calcext:value-type="float">
            <text:p>25860</text:p>
          </table:table-cell>
          <table:table-cell office:value-type="float" office:value="61500" calcext:value-type="float">
            <text:p>615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260" calcext:value-type="float">
            <text:p>25260</text:p>
          </table:table-cell>
          <table:table-cell office:value-type="float" office:value="64260" calcext:value-type="float">
            <text:p>6426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260" calcext:value-type="float">
            <text:p>25260</text:p>
          </table:table-cell>
          <table:table-cell office:value-type="float" office:value="64260" calcext:value-type="float">
            <text:p>6426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740" calcext:value-type="float">
            <text:p>25740</text:p>
          </table:table-cell>
          <table:table-cell office:value-type="float" office:value="64320" calcext:value-type="float">
            <text:p>6432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740" calcext:value-type="float">
            <text:p>25740</text:p>
          </table:table-cell>
          <table:table-cell office:value-type="float" office:value="64320" calcext:value-type="float">
            <text:p>6432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680" calcext:value-type="float">
            <text:p>25680</text:p>
          </table:table-cell>
          <table:table-cell office:value-type="float" office:value="64380" calcext:value-type="float">
            <text:p>6438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680" calcext:value-type="float">
            <text:p>25680</text:p>
          </table:table-cell>
          <table:table-cell office:value-type="float" office:value="64380" calcext:value-type="float">
            <text:p>6438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620" calcext:value-type="float">
            <text:p>25620</text:p>
          </table:table-cell>
          <table:table-cell office:value-type="float" office:value="64440" calcext:value-type="float">
            <text:p>6444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620" calcext:value-type="float">
            <text:p>25620</text:p>
          </table:table-cell>
          <table:table-cell office:value-type="float" office:value="64440" calcext:value-type="float">
            <text:p>6444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560" calcext:value-type="float">
            <text:p>25560</text:p>
          </table:table-cell>
          <table:table-cell office:value-type="float" office:value="64500" calcext:value-type="float">
            <text:p>645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560" calcext:value-type="float">
            <text:p>25560</text:p>
          </table:table-cell>
          <table:table-cell office:value-type="float" office:value="64500" calcext:value-type="float">
            <text:p>645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5500" calcext:value-type="float">
            <text:p>25500</text:p>
          </table:table-cell>
          <table:table-cell office:value-type="float" office:value="64560" calcext:value-type="float">
            <text:p>6456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500" calcext:value-type="float">
            <text:p>25500</text:p>
          </table:table-cell>
          <table:table-cell office:value-type="float" office:value="64560" calcext:value-type="float">
            <text:p>6456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440" calcext:value-type="float">
            <text:p>25440</text:p>
          </table:table-cell>
          <table:table-cell office:value-type="float" office:value="64620" calcext:value-type="float">
            <text:p>6462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5380" calcext:value-type="float">
            <text:p>25380</text:p>
          </table:table-cell>
          <table:table-cell office:value-type="float" office:value="64620" calcext:value-type="float">
            <text:p>6462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380" calcext:value-type="float">
            <text:p>25380</text:p>
          </table:table-cell>
          <table:table-cell office:value-type="float" office:value="64680" calcext:value-type="float">
            <text:p>6468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320" calcext:value-type="float">
            <text:p>25320</text:p>
          </table:table-cell>
          <table:table-cell office:value-type="float" office:value="64680" calcext:value-type="float">
            <text:p>6468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260" calcext:value-type="float">
            <text:p>25260</text:p>
          </table:table-cell>
          <table:table-cell office:value-type="float" office:value="64740" calcext:value-type="float">
            <text:p>6474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5200" calcext:value-type="float">
            <text:p>25200</text:p>
          </table:table-cell>
          <table:table-cell office:value-type="float" office:value="64740" calcext:value-type="float">
            <text:p>6474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200" calcext:value-type="float">
            <text:p>25200</text:p>
          </table:table-cell>
          <table:table-cell office:value-type="float" office:value="64800" calcext:value-type="float">
            <text:p>648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140" calcext:value-type="float">
            <text:p>25140</text:p>
          </table:table-cell>
          <table:table-cell office:value-type="float" office:value="64800" calcext:value-type="float">
            <text:p>648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5080" calcext:value-type="float">
            <text:p>25080</text:p>
          </table:table-cell>
          <table:table-cell office:value-type="float" office:value="64860" calcext:value-type="float">
            <text:p>6486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020" calcext:value-type="float">
            <text:p>25020</text:p>
          </table:table-cell>
          <table:table-cell office:value-type="float" office:value="64860" calcext:value-type="float">
            <text:p>6486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4960" calcext:value-type="float">
            <text:p>24960</text:p>
          </table:table-cell>
          <table:table-cell office:value-type="float" office:value="64920" calcext:value-type="float">
            <text:p>6492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4960" calcext:value-type="float">
            <text:p>24960</text:p>
          </table:table-cell>
          <table:table-cell office:value-type="float" office:value="64920" calcext:value-type="float">
            <text:p>6492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4900" calcext:value-type="float">
            <text:p>24900</text:p>
          </table:table-cell>
          <table:table-cell office:value-type="float" office:value="64980" calcext:value-type="float">
            <text:p>6498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4840" calcext:value-type="float">
            <text:p>24840</text:p>
          </table:table-cell>
          <table:table-cell office:value-type="float" office:value="64980" calcext:value-type="float">
            <text:p>6498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4780" calcext:value-type="float">
            <text:p>24780</text:p>
          </table:table-cell>
          <table:table-cell office:value-type="float" office:value="65040" calcext:value-type="float">
            <text:p>6504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4720" calcext:value-type="float">
            <text:p>24720</text:p>
          </table:table-cell>
          <table:table-cell office:value-type="float" office:value="65040" calcext:value-type="float">
            <text:p>6504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4660" calcext:value-type="float">
            <text:p>24660</text:p>
          </table:table-cell>
          <table:table-cell office:value-type="float" office:value="65100" calcext:value-type="float">
            <text:p>651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1900" calcext:value-type="float">
            <text:p>21900</text:p>
          </table:table-cell>
          <table:table-cell office:value-type="float" office:value="65100" calcext:value-type="float">
            <text:p>651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540" calcext:value-type="float">
            <text:p>24540</text:p>
          </table:table-cell>
          <table:table-cell office:value-type="float" office:value="65160" calcext:value-type="float">
            <text:p>6516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480" calcext:value-type="float">
            <text:p>24480</text:p>
          </table:table-cell>
          <table:table-cell office:value-type="float" office:value="65160" calcext:value-type="float">
            <text:p>6516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4420" calcext:value-type="float">
            <text:p>24420</text:p>
          </table:table-cell>
          <table:table-cell office:value-type="float" office:value="65220" calcext:value-type="float">
            <text:p>6522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360" calcext:value-type="float">
            <text:p>24360</text:p>
          </table:table-cell>
          <table:table-cell office:value-type="float" office:value="65220" calcext:value-type="float">
            <text:p>6522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4360" calcext:value-type="float">
            <text:p>24360</text:p>
          </table:table-cell>
          <table:table-cell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300" calcext:value-type="float">
            <text:p>24300</text:p>
          </table:table-cell>
          <table:table-cell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180" calcext:value-type="float">
            <text:p>24180</text:p>
          </table:table-cell>
          <table:table-cell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4120" calcext:value-type="float">
            <text:p>24120</text:p>
          </table:table-cell>
          <table:table-cell office:value-type="float" office:value="65340" calcext:value-type="float">
            <text:p>6534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060" calcext:value-type="float">
            <text:p>24060</text:p>
          </table:table-cell>
          <table:table-cell office:value-type="float" office:value="65340" calcext:value-type="float">
            <text:p>653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840" calcext:value-type="float">
            <text:p>21840</text:p>
          </table:table-cell>
          <table:table-cell office:value-type="float" office:value="64860" calcext:value-type="float">
            <text:p>6486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3940" calcext:value-type="float">
            <text:p>23940</text:p>
          </table:table-cell>
          <table:table-cell office:value-type="float" office:value="64860" calcext:value-type="float">
            <text:p>6486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3880" calcext:value-type="float">
            <text:p>23880</text:p>
          </table:table-cell>
          <table:table-cell office:value-type="float" office:value="65460" calcext:value-type="float">
            <text:p>6546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3820" calcext:value-type="float">
            <text:p>23820</text:p>
          </table:table-cell>
          <table:table-cell office:value-type="float" office:value="65460" calcext:value-type="float">
            <text:p>6546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3760" calcext:value-type="float">
            <text:p>23760</text:p>
          </table:table-cell>
          <table:table-cell office:value-type="float" office:value="65520" calcext:value-type="float">
            <text:p>6552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3700" calcext:value-type="float">
            <text:p>23700</text:p>
          </table:table-cell>
          <table:table-cell office:value-type="float" office:value="65520" calcext:value-type="float">
            <text:p>6552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3640" calcext:value-type="float">
            <text:p>23640</text:p>
          </table:table-cell>
          <table:table-cell office:value-type="float" office:value="65520" calcext:value-type="float">
            <text:p>6552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3580" calcext:value-type="float">
            <text:p>23580</text:p>
          </table:table-cell>
          <table:table-cell office:value-type="float" office:value="65580" calcext:value-type="float">
            <text:p>6558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3520" calcext:value-type="float">
            <text:p>23520</text:p>
          </table:table-cell>
          <table:table-cell office:value-type="float" office:value="65580" calcext:value-type="float">
            <text:p>6558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3460" calcext:value-type="float">
            <text:p>23460</text:p>
          </table:table-cell>
          <table:table-cell office:value-type="float" office:value="65640" calcext:value-type="float">
            <text:p>656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780" calcext:value-type="float">
            <text:p>21780</text:p>
          </table:table-cell>
          <table:table-cell office:value-type="float" office:value="65640" calcext:value-type="float">
            <text:p>6564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3280" calcext:value-type="float">
            <text:p>23280</text:p>
          </table:table-cell>
          <table:table-cell office:value-type="float" office:value="65700" calcext:value-type="float">
            <text:p>6570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3220" calcext:value-type="float">
            <text:p>23220</text:p>
          </table:table-cell>
          <table:table-cell office:value-type="float" office:value="65700" calcext:value-type="float">
            <text:p>657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3160" calcext:value-type="float">
            <text:p>23160</text:p>
          </table:table-cell>
          <table:table-cell office:value-type="float" office:value="65700" calcext:value-type="float">
            <text:p>6570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3100" calcext:value-type="float">
            <text:p>23100</text:p>
          </table:table-cell>
          <table:table-cell office:value-type="float" office:value="65760" calcext:value-type="float">
            <text:p>657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3040" calcext:value-type="float">
            <text:p>23040</text:p>
          </table:table-cell>
          <table:table-cell office:value-type="float" office:value="65760" calcext:value-type="float">
            <text:p>6576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980" calcext:value-type="float">
            <text:p>22980</text:p>
          </table:table-cell>
          <table:table-cell office:value-type="float" office:value="65820" calcext:value-type="float">
            <text:p>6582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2920" calcext:value-type="float">
            <text:p>22920</text:p>
          </table:table-cell>
          <table:table-cell office:value-type="float" office:value="65820" calcext:value-type="float">
            <text:p>6582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2860" calcext:value-type="float">
            <text:p>22860</text:p>
          </table:table-cell>
          <table:table-cell office:value-type="float" office:value="65880" calcext:value-type="float">
            <text:p>6588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2740" calcext:value-type="float">
            <text:p>22740</text:p>
          </table:table-cell>
          <table:table-cell office:value-type="float" office:value="65880" calcext:value-type="float">
            <text:p>6588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680" calcext:value-type="float">
            <text:p>22680</text:p>
          </table:table-cell>
          <table:table-cell office:value-type="float" office:value="65880" calcext:value-type="float">
            <text:p>6588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2620" calcext:value-type="float">
            <text:p>22620</text:p>
          </table:table-cell>
          <table:table-cell office:value-type="float" office:value="65940" calcext:value-type="float">
            <text:p>6594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2560" calcext:value-type="float">
            <text:p>22560</text:p>
          </table:table-cell>
          <table:table-cell office:value-type="float" office:value="65940" calcext:value-type="float">
            <text:p>6594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2500" calcext:value-type="float">
            <text:p>22500</text:p>
          </table:table-cell>
          <table:table-cell office:value-type="float" office:value="64920" calcext:value-type="float">
            <text:p>6492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2440" calcext:value-type="float">
            <text:p>22440</text:p>
          </table:table-cell>
          <table:table-cell office:value-type="float" office:value="64920" calcext:value-type="float">
            <text:p>6492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320" calcext:value-type="float">
            <text:p>22320</text:p>
          </table:table-cell>
          <table:table-cell office:value-type="float" office:value="66060" calcext:value-type="float">
            <text:p>6606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260" calcext:value-type="float">
            <text:p>22260</text:p>
          </table:table-cell>
          <table:table-cell office:value-type="float" office:value="66060" calcext:value-type="float">
            <text:p>6606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1660" calcext:value-type="float">
            <text:p>21660</text:p>
          </table:table-cell>
          <table:table-cell office:value-type="float" office:value="66060" calcext:value-type="float">
            <text:p>6606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2140" calcext:value-type="float">
            <text:p>22140</text:p>
          </table:table-cell>
          <table:table-cell office:value-type="float" office:value="66120" calcext:value-type="float">
            <text:p>6612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2080" calcext:value-type="float">
            <text:p>22080</text:p>
          </table:table-cell>
          <table:table-cell office:value-type="float" office:value="66120" calcext:value-type="float">
            <text:p>6612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020" calcext:value-type="float">
            <text:p>22020</text:p>
          </table:table-cell>
          <table:table-cell office:value-type="float" office:value="66180" calcext:value-type="float">
            <text:p>6618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1960" calcext:value-type="float">
            <text:p>21960</text:p>
          </table:table-cell>
          <table:table-cell office:value-type="float" office:value="66180" calcext:value-type="float">
            <text:p>6618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1900" calcext:value-type="float">
            <text:p>21900</text:p>
          </table:table-cell>
          <table:table-cell office:value-type="float" office:value="66240" calcext:value-type="float">
            <text:p>6624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1780" calcext:value-type="float">
            <text:p>21780</text:p>
          </table:table-cell>
          <table:table-cell office:value-type="float" office:value="66240" calcext:value-type="float">
            <text:p>6624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1720" calcext:value-type="float">
            <text:p>21720</text:p>
          </table:table-cell>
          <table:table-cell office:value-type="float" office:value="66300" calcext:value-type="float">
            <text:p>663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660" calcext:value-type="float">
            <text:p>21660</text:p>
          </table:table-cell>
          <table:table-cell office:value-type="float" office:value="66300" calcext:value-type="float">
            <text:p>6630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1600" calcext:value-type="float">
            <text:p>21600</text:p>
          </table:table-cell>
          <table:table-cell office:value-type="float" office:value="66360" calcext:value-type="float">
            <text:p>6636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1540" calcext:value-type="float">
            <text:p>21540</text:p>
          </table:table-cell>
          <table:table-cell office:value-type="float" office:value="66360" calcext:value-type="float">
            <text:p>6636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1480" calcext:value-type="float">
            <text:p>21480</text:p>
          </table:table-cell>
          <table:table-cell office:value-type="float" office:value="66420" calcext:value-type="float">
            <text:p>6642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1420" calcext:value-type="float">
            <text:p>21420</text:p>
          </table:table-cell>
          <table:table-cell office:value-type="float" office:value="66420" calcext:value-type="float">
            <text:p>6642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1360" calcext:value-type="float">
            <text:p>21360</text:p>
          </table:table-cell>
          <table:table-cell office:value-type="float" office:value="66480" calcext:value-type="float">
            <text:p>6648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1300" calcext:value-type="float">
            <text:p>21300</text:p>
          </table:table-cell>
          <table:table-cell office:value-type="float" office:value="66480" calcext:value-type="float">
            <text:p>6648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1240" calcext:value-type="float">
            <text:p>21240</text:p>
          </table:table-cell>
          <table:table-cell office:value-type="float" office:value="66540" calcext:value-type="float">
            <text:p>6654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1180" calcext:value-type="float">
            <text:p>21180</text:p>
          </table:table-cell>
          <table:table-cell office:value-type="float" office:value="66540" calcext:value-type="float">
            <text:p>6654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1120" calcext:value-type="float">
            <text:p>21120</text:p>
          </table:table-cell>
          <table:table-cell office:value-type="float" office:value="64980" calcext:value-type="float">
            <text:p>6498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300" calcext:value-type="float">
            <text:p>18300</text:p>
          </table:table-cell>
          <table:table-cell office:value-type="float" office:value="64980" calcext:value-type="float">
            <text:p>6498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0940" calcext:value-type="float">
            <text:p>20940</text:p>
          </table:table-cell>
          <table:table-cell office:value-type="float" office:value="66660" calcext:value-type="float">
            <text:p>6666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0880" calcext:value-type="float">
            <text:p>20880</text:p>
          </table:table-cell>
          <table:table-cell office:value-type="float" office:value="66660" calcext:value-type="float">
            <text:p>6666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0820" calcext:value-type="float">
            <text:p>20820</text:p>
          </table:table-cell>
          <table:table-cell office:value-type="float" office:value="66720" calcext:value-type="float">
            <text:p>6672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0760" calcext:value-type="float">
            <text:p>20760</text:p>
          </table:table-cell>
          <table:table-cell office:value-type="float" office:value="66780" calcext:value-type="float">
            <text:p>6678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760" calcext:value-type="float">
            <text:p>20760</text:p>
          </table:table-cell>
          <table:table-cell office:value-type="float" office:value="66780" calcext:value-type="float">
            <text:p>6678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0700" calcext:value-type="float">
            <text:p>20700</text:p>
          </table:table-cell>
          <table:table-cell office:value-type="float" office:value="66840" calcext:value-type="float">
            <text:p>6684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0640" calcext:value-type="float">
            <text:p>20640</text:p>
          </table:table-cell>
          <table:table-cell office:value-type="float" office:value="66840" calcext:value-type="float">
            <text:p>6684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580" calcext:value-type="float">
            <text:p>20580</text:p>
          </table:table-cell>
          <table:table-cell office:value-type="float" office:value="66900" calcext:value-type="float">
            <text:p>6690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520" calcext:value-type="float">
            <text:p>20520</text:p>
          </table:table-cell>
          <table:table-cell office:value-type="float" office:value="66900" calcext:value-type="float">
            <text:p>669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0460" calcext:value-type="float">
            <text:p>20460</text:p>
          </table:table-cell>
          <table:table-cell office:value-type="float" office:value="66960" calcext:value-type="float">
            <text:p>6696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8240" calcext:value-type="float">
            <text:p>18240</text:p>
          </table:table-cell>
          <table:table-cell office:value-type="float" office:value="67020" calcext:value-type="float">
            <text:p>6702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340" calcext:value-type="float">
            <text:p>20340</text:p>
          </table:table-cell>
          <table:table-cell office:value-type="float" office:value="67020" calcext:value-type="float">
            <text:p>6702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0280" calcext:value-type="float">
            <text:p>20280</text:p>
          </table:table-cell>
          <table:table-cell office:value-type="float" office:value="67080" calcext:value-type="float">
            <text:p>6708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0220" calcext:value-type="float">
            <text:p>20220</text:p>
          </table:table-cell>
          <table:table-cell office:value-type="float" office:value="67140" calcext:value-type="float">
            <text:p>6714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220" calcext:value-type="float">
            <text:p>20220</text:p>
          </table:table-cell>
          <table:table-cell office:value-type="float" office:value="67140" calcext:value-type="float">
            <text:p>6714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160" calcext:value-type="float">
            <text:p>20160</text:p>
          </table:table-cell>
          <table:table-cell office:value-type="float" office:value="65040" calcext:value-type="float">
            <text:p>6504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0100" calcext:value-type="float">
            <text:p>20100</text:p>
          </table:table-cell>
          <table:table-cell office:value-type="float" office:value="67260" calcext:value-type="float">
            <text:p>6726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0040" calcext:value-type="float">
            <text:p>20040</text:p>
          </table:table-cell>
          <table:table-cell office:value-type="float" office:value="67260" calcext:value-type="float">
            <text:p>6726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040" calcext:value-type="float">
            <text:p>20040</text:p>
          </table:table-cell>
          <table:table-cell office:value-type="float" office:value="67320" calcext:value-type="float">
            <text:p>6732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980" calcext:value-type="float">
            <text:p>19980</text:p>
          </table:table-cell>
          <table:table-cell office:value-type="float" office:value="67380" calcext:value-type="float">
            <text:p>6738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9920" calcext:value-type="float">
            <text:p>19920</text:p>
          </table:table-cell>
          <table:table-cell office:value-type="float" office:value="67380" calcext:value-type="float">
            <text:p>6738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9860" calcext:value-type="float">
            <text:p>19860</text:p>
          </table:table-cell>
          <table:table-cell office:value-type="float" office:value="67440" calcext:value-type="float">
            <text:p>6744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9860" calcext:value-type="float">
            <text:p>19860</text:p>
          </table:table-cell>
          <table:table-cell office:value-type="float" office:value="67500" calcext:value-type="float">
            <text:p>675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8180" calcext:value-type="float">
            <text:p>18180</text:p>
          </table:table-cell>
          <table:table-cell office:value-type="float" office:value="67500" calcext:value-type="float">
            <text:p>675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740" calcext:value-type="float">
            <text:p>19740</text:p>
          </table:table-cell>
          <table:table-cell office:value-type="float" office:value="67560" calcext:value-type="float">
            <text:p>6756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9740" calcext:value-type="float">
            <text:p>19740</text:p>
          </table:table-cell>
          <table:table-cell office:value-type="float" office:value="67620" calcext:value-type="float">
            <text:p>6762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9680" calcext:value-type="float">
            <text:p>19680</text:p>
          </table:table-cell>
          <table:table-cell office:value-type="float" office:value="67680" calcext:value-type="float">
            <text:p>6768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680" calcext:value-type="float">
            <text:p>19680</text:p>
          </table:table-cell>
          <table:table-cell office:value-type="float" office:value="67680" calcext:value-type="float">
            <text:p>6768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9620" calcext:value-type="float">
            <text:p>19620</text:p>
          </table:table-cell>
          <table:table-cell office:value-type="float" office:value="67740" calcext:value-type="float">
            <text:p>6774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9620" calcext:value-type="float">
            <text:p>19620</text:p>
          </table:table-cell>
          <table:table-cell office:value-type="float" office:value="65100" calcext:value-type="float">
            <text:p>6510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9560" calcext:value-type="float">
            <text:p>19560</text:p>
          </table:table-cell>
          <table:table-cell office:value-type="float" office:value="67860" calcext:value-type="float">
            <text:p>6786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9560" calcext:value-type="float">
            <text:p>19560</text:p>
          </table:table-cell>
          <table:table-cell office:value-type="float" office:value="67860" calcext:value-type="float">
            <text:p>6786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9500" calcext:value-type="float">
            <text:p>19500</text:p>
          </table:table-cell>
          <table:table-cell office:value-type="float" office:value="67920" calcext:value-type="float">
            <text:p>6792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9500" calcext:value-type="float">
            <text:p>19500</text:p>
          </table:table-cell>
          <table:table-cell office:value-type="float" office:value="67980" calcext:value-type="float">
            <text:p>6798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500" calcext:value-type="float">
            <text:p>19500</text:p>
          </table:table-cell>
          <table:table-cell office:value-type="float" office:value="68040" calcext:value-type="float">
            <text:p>6804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9440" calcext:value-type="float">
            <text:p>19440</text:p>
          </table:table-cell>
          <table:table-cell office:value-type="float" office:value="68040" calcext:value-type="float">
            <text:p>6804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9440" calcext:value-type="float">
            <text:p>19440</text:p>
          </table:table-cell>
          <table:table-cell office:value-type="float" office:value="68100" calcext:value-type="float">
            <text:p>681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380" calcext:value-type="float">
            <text:p>19380</text:p>
          </table:table-cell>
          <table:table-cell office:value-type="float" office:value="68160" calcext:value-type="float">
            <text:p>6816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380" calcext:value-type="float">
            <text:p>19380</text:p>
          </table:table-cell>
          <table:table-cell office:value-type="float" office:value="68220" calcext:value-type="float">
            <text:p>6822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9380" calcext:value-type="float">
            <text:p>19380</text:p>
          </table:table-cell>
          <table:table-cell office:value-type="float" office:value="68220" calcext:value-type="float">
            <text:p>6822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9380" calcext:value-type="float">
            <text:p>19380</text:p>
          </table:table-cell>
          <table:table-cell office:value-type="float" office:value="68280" calcext:value-type="float">
            <text:p>6828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9380" calcext:value-type="float">
            <text:p>19380</text:p>
          </table:table-cell>
          <table:table-cell office:value-type="float" office:value="68340" calcext:value-type="float">
            <text:p>6834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9320" calcext:value-type="float">
            <text:p>19320</text:p>
          </table:table-cell>
          <table:table-cell office:value-type="float" office:value="68400" calcext:value-type="float">
            <text:p>684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9320" calcext:value-type="float">
            <text:p>19320</text:p>
          </table:table-cell>
          <table:table-cell office:value-type="float" office:value="68460" calcext:value-type="float">
            <text:p>6846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9320" calcext:value-type="float">
            <text:p>19320</text:p>
          </table:table-cell>
          <table:table-cell office:value-type="float" office:value="68460" calcext:value-type="float">
            <text:p>6846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9320" calcext:value-type="float">
            <text:p>19320</text:p>
          </table:table-cell>
          <table:table-cell office:value-type="float" office:value="68520" calcext:value-type="float">
            <text:p>6852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9320" calcext:value-type="float">
            <text:p>19320</text:p>
          </table:table-cell>
          <table:table-cell office:value-type="float" office:value="68580" calcext:value-type="float">
            <text:p>6858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9320" calcext:value-type="float">
            <text:p>19320</text:p>
          </table:table-cell>
          <table:table-cell office:value-type="float" office:value="68640" calcext:value-type="float">
            <text:p>6864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9320" calcext:value-type="float">
            <text:p>19320</text:p>
          </table:table-cell>
          <table:table-cell office:value-type="float" office:value="68640" calcext:value-type="float">
            <text:p>6864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9320" calcext:value-type="float">
            <text:p>19320</text:p>
          </table:table-cell>
          <table:table-cell office:value-type="float" office:value="68700" calcext:value-type="float">
            <text:p>6870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9320" calcext:value-type="float">
            <text:p>19320</text:p>
          </table:table-cell>
          <table:table-cell office:value-type="float" office:value="68760" calcext:value-type="float">
            <text:p>6876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9320" calcext:value-type="float">
            <text:p>19320</text:p>
          </table:table-cell>
          <table:table-cell office:value-type="float" office:value="68820" calcext:value-type="float">
            <text:p>6882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9320" calcext:value-type="float">
            <text:p>19320</text:p>
          </table:table-cell>
          <table:table-cell office:value-type="float" office:value="68820" calcext:value-type="float">
            <text:p>6882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9320" calcext:value-type="float">
            <text:p>19320</text:p>
          </table:table-cell>
          <table:table-cell office:value-type="float" office:value="68880" calcext:value-type="float">
            <text:p>6888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9320" calcext:value-type="float">
            <text:p>19320</text:p>
          </table:table-cell>
          <table:table-cell office:value-type="float" office:value="68940" calcext:value-type="float">
            <text:p>6894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9320" calcext:value-type="float">
            <text:p>19320</text:p>
          </table:table-cell>
          <table:table-cell office:value-type="float" office:value="68460" calcext:value-type="float">
            <text:p>6846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9380" calcext:value-type="float">
            <text:p>19380</text:p>
          </table:table-cell>
          <table:table-cell office:value-type="float" office:value="68460" calcext:value-type="float">
            <text:p>6846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9380" calcext:value-type="float">
            <text:p>19380</text:p>
          </table:table-cell>
          <table:table-cell office:value-type="float" office:value="69060" calcext:value-type="float">
            <text:p>6906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380" calcext:value-type="float">
            <text:p>19380</text:p>
          </table:table-cell>
          <table:table-cell office:value-type="float" office:value="69120" calcext:value-type="float">
            <text:p>6912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9380" calcext:value-type="float">
            <text:p>19380</text:p>
          </table:table-cell>
          <table:table-cell office:value-type="float" office:value="69120" calcext:value-type="float">
            <text:p>6912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9440" calcext:value-type="float">
            <text:p>19440</text:p>
          </table:table-cell>
          <table:table-cell office:value-type="float" office:value="69180" calcext:value-type="float">
            <text:p>6918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9440" calcext:value-type="float">
            <text:p>19440</text:p>
          </table:table-cell>
          <table:table-cell office:value-type="float" office:value="69180" calcext:value-type="float">
            <text:p>6918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9440" calcext:value-type="float">
            <text:p>19440</text:p>
          </table:table-cell>
          <table:table-cell office:value-type="float" office:value="69240" calcext:value-type="float">
            <text:p>6924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9500" calcext:value-type="float">
            <text:p>19500</text:p>
          </table:table-cell>
          <table:table-cell office:value-type="float" office:value="69300" calcext:value-type="float">
            <text:p>693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500" calcext:value-type="float">
            <text:p>19500</text:p>
          </table:table-cell>
          <table:table-cell office:value-type="float" office:value="69300" calcext:value-type="float">
            <text:p>693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9500" calcext:value-type="float">
            <text:p>19500</text:p>
          </table:table-cell>
          <table:table-cell office:value-type="float" office:value="69360" calcext:value-type="float">
            <text:p>6936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9560" calcext:value-type="float">
            <text:p>19560</text:p>
          </table:table-cell>
          <table:table-cell office:value-type="float" office:value="69360" calcext:value-type="float">
            <text:p>6936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560" calcext:value-type="float">
            <text:p>19560</text:p>
          </table:table-cell>
          <table:table-cell office:value-type="float" office:value="69420" calcext:value-type="float">
            <text:p>6942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620" calcext:value-type="float">
            <text:p>19620</text:p>
          </table:table-cell>
          <table:table-cell office:value-type="float" office:value="69420" calcext:value-type="float">
            <text:p>6942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9620" calcext:value-type="float">
            <text:p>19620</text:p>
          </table:table-cell>
          <table:table-cell office:value-type="float" office:value="69480" calcext:value-type="float">
            <text:p>6948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9680" calcext:value-type="float">
            <text:p>19680</text:p>
          </table:table-cell>
          <table:table-cell office:value-type="float" office:value="69480" calcext:value-type="float">
            <text:p>6948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9680" calcext:value-type="float">
            <text:p>19680</text:p>
          </table:table-cell>
          <table:table-cell office:value-type="float" office:value="69540" calcext:value-type="float">
            <text:p>6954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9740" calcext:value-type="float">
            <text:p>19740</text:p>
          </table:table-cell>
          <table:table-cell office:value-type="float" office:value="69540" calcext:value-type="float">
            <text:p>6954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9740" calcext:value-type="float">
            <text:p>19740</text:p>
          </table:table-cell>
          <table:table-cell office:value-type="float" office:value="68520" calcext:value-type="float">
            <text:p>685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8180" calcext:value-type="float">
            <text:p>18180</text:p>
          </table:table-cell>
          <table:table-cell office:value-type="float" office:value="68520" calcext:value-type="float">
            <text:p>6852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9860" calcext:value-type="float">
            <text:p>19860</text:p>
          </table:table-cell>
          <table:table-cell office:value-type="float" office:value="69660" calcext:value-type="float">
            <text:p>6966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9860" calcext:value-type="float">
            <text:p>19860</text:p>
          </table:table-cell>
          <table:table-cell office:value-type="float" office:value="69660" calcext:value-type="float">
            <text:p>6966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9920" calcext:value-type="float">
            <text:p>19920</text:p>
          </table:table-cell>
          <table:table-cell office:value-type="float" office:value="69660" calcext:value-type="float">
            <text:p>6966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9980" calcext:value-type="float">
            <text:p>19980</text:p>
          </table:table-cell>
          <table:table-cell office:value-type="float" office:value="69720" calcext:value-type="float">
            <text:p>6972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9980" calcext:value-type="float">
            <text:p>19980</text:p>
          </table:table-cell>
          <table:table-cell office:value-type="float" office:value="69720" calcext:value-type="float">
            <text:p>69720</text:p>
          </table:table-cell>
        </table:table-row>
      </table:table>
      <table:table table:name="Validação" table:style-name="ta1">
        <table:shapes>
          <draw:frame draw:z-index="0" draw:name="Figura 2" draw:style-name="gr2" draw:text-style-name="P1" svg:width="20.957cm" svg:height="0.648cm" svg:x="10.017cm" svg:y="1.376cm">
            <draw:image xlink:href="Pictures/20000093000051DE000002895956DBB8.svm" xlink:type="simple" xlink:show="embed" xlink:actuate="onLoad">
              <text:p/>
            </draw:image>
          </draw:frame>
          <draw:frame draw:z-index="1" draw:name="Figura 1" draw:style-name="gr2" draw:text-style-name="P1" svg:width="23.268cm" svg:height="0.648cm" svg:x="10.1cm" svg:y="0.709cm">
            <draw:image xlink:href="Pictures/200000A000005AE50000028973E5FD7D.svm" xlink:type="simple" xlink:show="embed" xlink:actuate="onLoad">
              <text:p/>
            </draw:image>
          </draw:frame>
        </table:shapes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number-columns-repeated="1021" table:default-cell-style-name="ce5"/>
        <table:table-row table:style-name="ro2">
          <table:table-cell office:value-type="string" calcext:value-type="string">
            <text:p>Dia</text:p>
          </table:table-cell>
          <table:table-cell table:style-name="ce6" office:value-type="float" office:value="330" calcext:value-type="float">
            <text:p>3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scer</text:p>
          </table:table-cell>
          <table:table-cell table:formula="of:=[.C5]+[.C6]+[.C7]+[.C8]+[.C9]+[.C10]" office:value-type="float" office:value="18992.9330607016" calcext:value-type="float">
            <text:p>18992,93306070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</text:p>
          </table:table-cell>
          <table:table-cell table:style-name="ce7" table:formula="of:=[.D5]+[.D6]+[.D7]+[.D8]+[.D9]+[.D10]" office:value-type="float" office:value="68182.5137626345" calcext:value-type="float">
            <text:p>68182,5137626345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Nascer</text:p>
          </table:table-cell>
          <table:table-cell office:value-type="string" calcext:value-type="string">
            <text:p>Po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" table:formula="of:=0.0000000302070774172166*[.B1]^5" office:value-type="float" office:value="118216.58461042" calcext:value-type="float">
            <text:p>1,18E+005</text:p>
          </table:table-cell>
          <table:table-cell table:style-name="ce7" table:formula="of:=0.0000000415881756309789*[.B1]^5" office:value-type="float" office:value="162756.959747138" calcext:value-type="float">
            <text:p>162756,95974713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-0.0000198076304492236 * [.B1]^4" office:value-type="float" office:value="-234902.849099737" calcext:value-type="float">
            <text:p>-234902,849099737</text:p>
          </table:table-cell>
          <table:table-cell table:formula="of:=-0.000042747*[.B1]^4" office:value-type="float" office:value="-506945.64987" calcext:value-type="float">
            <text:p>-506945,6498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0.0035950755 * [.B1] ^ 3" office:value-type="float" office:value="129196.2282435" calcext:value-type="float">
            <text:p>129196,2282435</text:p>
          </table:table-cell>
          <table:table-cell table:formula="of:=0.0155753852*[.B1]^3" office:value-type="float" office:value="559732.6179324" calcext:value-type="float">
            <text:p>559732,617932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-0.2694919508 * [.B1] ^2" office:value-type="float" office:value="-29347.67344212" calcext:value-type="float">
            <text:p>-29347,67344212</text:p>
          </table:table-cell>
          <table:table-cell table:formula="of:=-2.1677644896*[.B1]^2" office:value-type="float" office:value="-236069.55291744" calcext:value-type="float">
            <text:p>-236069,5529174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+48.27020716989 * [.B1]" office:value-type="float" office:value="15929.1683660637" calcext:value-type="float">
            <text:p>15929,1683660637</text:p>
          </table:table-cell>
          <table:table-cell table:style-name="ce9" table:formula="of:=58.67243756*[.B1]" office:value-type="float" office:value="19361.9043948" calcext:value-type="float">
            <text:p>19361,904394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9901.4743825752" calcext:value-type="float">
            <text:p>19901,4743825752</text:p>
          </table:table-cell>
          <table:table-cell office:value-type="float" office:value="69346.2344757363" calcext:value-type="float">
            <text:p>69346,234475736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float" office:value="19320" calcext:value-type="float">
            <text:p>19320</text:p>
          </table:table-cell>
          <table:table-cell table:style-name="ce4" office:value-type="float" office:value="68460" calcext:value-type="float">
            <text:p>6846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2]-[.B2]" office:value-type="float" office:value="327.066939298431" calcext:value-type="float">
            <text:p>327,0669392984</text:p>
          </table:table-cell>
          <table:table-cell table:formula="of:=[.B3]-[.D12]" office:value-type="float" office:value="-277.486237365505" calcext:value-type="float">
            <text:p>-277,486237365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3]/60" office:value-type="float" office:value="5.45111565497385" calcext:value-type="float">
            <text:p>5,451115655</text:p>
          </table:table-cell>
          <table:table-cell table:formula="of:=[.D13]/60" office:value-type="float" office:value="-4.62477062275842" calcext:value-type="float">
            <text:p>-4,6247706228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1" table:style-name="ta1">
        <table:shapes>
          <draw:frame draw:z-index="0" draw:style-name="gr1" draw:text-style-name="P1" svg:width="33.784cm" svg:height="11.581cm" svg:x="6.911cm" svg:y="0cm">
            <draw:object draw:notify-on-update-of-ranges="Planilha1.A2:Planilha1.A366 Planilha1.B1:Planilha1.B1 Planilha1.B2:Planilha1.B366 Planilha1.C1:Planilha1.C1 Planilha1.C2:Planilha1.C36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"/>
        <table:table-column table:style-name="co3" table:number-columns-repeated="2" table:default-cell-style-name="ce3"/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Nascer do sol</text:p>
          </table:table-cell>
          <table:table-cell office:value-type="string" calcext:value-type="string">
            <text:p>Pôr do sol</text:p>
          </table:table-cell>
        </table:table-row>
        <table:table-row table:style-name="ro1">
          <table:table-cell office:value-type="string" calcext:value-type="string">
            <text:p>01/01/2017</text:p>
          </table:table-cell>
          <table:table-cell office:value-type="time" office:time-value="PT05H34M00S" calcext:value-type="time">
            <text:p>05:34:00</text:p>
          </table:table-cell>
          <table:table-cell office:value-type="time" office:time-value="PT19H22M00S" calcext:value-type="time">
            <text:p>19:22:00</text:p>
          </table:table-cell>
        </table:table-row>
        <table:table-row table:style-name="ro1">
          <table:table-cell office:value-type="string" calcext:value-type="string">
            <text:p>02/01/2017</text:p>
          </table:table-cell>
          <table:table-cell office:value-type="time" office:time-value="PT05H35M00S" calcext:value-type="time">
            <text:p>05:35:00</text:p>
          </table:table-cell>
          <table:table-cell office:value-type="time" office:time-value="PT19H22M00S" calcext:value-type="time">
            <text:p>19:22:00</text:p>
          </table:table-cell>
        </table:table-row>
        <table:table-row table:style-name="ro1">
          <table:table-cell office:value-type="string" calcext:value-type="string">
            <text:p>03/01/2017</text:p>
          </table:table-cell>
          <table:table-cell office:value-type="time" office:time-value="PT05H36M00S" calcext:value-type="time">
            <text:p>05:36:00</text:p>
          </table:table-cell>
          <table:table-cell office:value-type="time" office:time-value="PT19H23M00S" calcext:value-type="time">
            <text:p>19:23:00</text:p>
          </table:table-cell>
        </table:table-row>
        <table:table-row table:style-name="ro1">
          <table:table-cell office:value-type="string" calcext:value-type="string">
            <text:p>04/01/2017</text:p>
          </table:table-cell>
          <table:table-cell office:value-type="time" office:time-value="PT05H36M00S" calcext:value-type="time">
            <text:p>05:36:00</text:p>
          </table:table-cell>
          <table:table-cell office:value-type="time" office:time-value="PT19H23M00S" calcext:value-type="time">
            <text:p>19:23:00</text:p>
          </table:table-cell>
        </table:table-row>
        <table:table-row table:style-name="ro1">
          <table:table-cell office:value-type="string" calcext:value-type="string">
            <text:p>05/01/2017</text:p>
          </table:table-cell>
          <table:table-cell office:value-type="time" office:time-value="PT05H37M00S" calcext:value-type="time">
            <text:p>05:37:00</text:p>
          </table:table-cell>
          <table:table-cell office:value-type="time" office:time-value="PT19H23M00S" calcext:value-type="time">
            <text:p>19:23:00</text:p>
          </table:table-cell>
        </table:table-row>
        <table:table-row table:style-name="ro1">
          <table:table-cell office:value-type="string" calcext:value-type="string">
            <text:p>06/01/2017</text:p>
          </table:table-cell>
          <table:table-cell office:value-type="time" office:time-value="PT05H38M00S" calcext:value-type="time">
            <text:p>05:38:00</text:p>
          </table:table-cell>
          <table:table-cell office:value-type="time" office:time-value="PT19H23M00S" calcext:value-type="time">
            <text:p>19:23:00</text:p>
          </table:table-cell>
        </table:table-row>
        <table:table-row table:style-name="ro1">
          <table:table-cell office:value-type="string" calcext:value-type="string">
            <text:p>07/01/2017</text:p>
          </table:table-cell>
          <table:table-cell office:value-type="time" office:time-value="PT05H38M00S" calcext:value-type="time">
            <text:p>05:38:00</text:p>
          </table:table-cell>
          <table:table-cell office:value-type="time" office:time-value="PT19H23M00S" calcext:value-type="time">
            <text:p>19:23:00</text:p>
          </table:table-cell>
        </table:table-row>
        <table:table-row table:style-name="ro1">
          <table:table-cell office:value-type="string" calcext:value-type="string">
            <text:p>08/01/2017</text:p>
          </table:table-cell>
          <table:table-cell office:value-type="time" office:time-value="PT05H39M00S" calcext:value-type="time">
            <text:p>05:39:00</text:p>
          </table:table-cell>
          <table:table-cell office:value-type="time" office:time-value="PT19H23M00S" calcext:value-type="time">
            <text:p>19:23:00</text:p>
          </table:table-cell>
        </table:table-row>
        <table:table-row table:style-name="ro1">
          <table:table-cell office:value-type="string" calcext:value-type="string">
            <text:p>09/01/2017</text:p>
          </table:table-cell>
          <table:table-cell office:value-type="time" office:time-value="PT05H04M00S" calcext:value-type="time">
            <text:p>05:04:00</text:p>
          </table:table-cell>
          <table:table-cell office:value-type="time" office:time-value="PT19H23M00S" calcext:value-type="time">
            <text:p>19:23:00</text:p>
          </table:table-cell>
        </table:table-row>
        <table:table-row table:style-name="ro1">
          <table:table-cell office:value-type="string" calcext:value-type="string">
            <text:p>10/01/2017</text:p>
          </table:table-cell>
          <table:table-cell office:value-type="time" office:time-value="PT05H41M00S" calcext:value-type="time">
            <text:p>05:41:00</text:p>
          </table:table-cell>
          <table:table-cell office:value-type="time" office:time-value="PT19H23M00S" calcext:value-type="time">
            <text:p>19:23:00</text:p>
          </table:table-cell>
        </table:table-row>
        <table:table-row table:style-name="ro1">
          <table:table-cell office:value-type="string" calcext:value-type="string">
            <text:p>11/01/2017</text:p>
          </table:table-cell>
          <table:table-cell office:value-type="time" office:time-value="PT05H42M00S" calcext:value-type="time">
            <text:p>05:42:00</text:p>
          </table:table-cell>
          <table:table-cell office:value-type="time" office:time-value="PT19H23M00S" calcext:value-type="time">
            <text:p>19:23:00</text:p>
          </table:table-cell>
        </table:table-row>
        <table:table-row table:style-name="ro1">
          <table:table-cell office:value-type="string" calcext:value-type="string">
            <text:p>12/01/2017</text:p>
          </table:table-cell>
          <table:table-cell office:value-type="time" office:time-value="PT05H42M00S" calcext:value-type="time">
            <text:p>05:42:00</text:p>
          </table:table-cell>
          <table:table-cell office:value-type="time" office:time-value="PT19H23M00S" calcext:value-type="time">
            <text:p>19:23:00</text:p>
          </table:table-cell>
        </table:table-row>
        <table:table-row table:style-name="ro1">
          <table:table-cell office:value-type="string" calcext:value-type="string">
            <text:p>13/01/2017</text:p>
          </table:table-cell>
          <table:table-cell office:value-type="time" office:time-value="PT05H43M00S" calcext:value-type="time">
            <text:p>05:43:00</text:p>
          </table:table-cell>
          <table:table-cell office:value-type="time" office:time-value="PT19H23M00S" calcext:value-type="time">
            <text:p>19:23:00</text:p>
          </table:table-cell>
        </table:table-row>
        <table:table-row table:style-name="ro1">
          <table:table-cell office:value-type="string" calcext:value-type="string">
            <text:p>14/01/2017</text:p>
          </table:table-cell>
          <table:table-cell office:value-type="time" office:time-value="PT05H44M00S" calcext:value-type="time">
            <text:p>05:44:00</text:p>
          </table:table-cell>
          <table:table-cell office:value-type="time" office:time-value="PT19H23M00S" calcext:value-type="time">
            <text:p>19:23:00</text:p>
          </table:table-cell>
        </table:table-row>
        <table:table-row table:style-name="ro1">
          <table:table-cell office:value-type="string" calcext:value-type="string">
            <text:p>15/01/2017</text:p>
          </table:table-cell>
          <table:table-cell office:value-type="time" office:time-value="PT05H45M00S" calcext:value-type="time">
            <text:p>05:45:00</text:p>
          </table:table-cell>
          <table:table-cell office:value-type="time" office:time-value="PT19H23M00S" calcext:value-type="time">
            <text:p>19:23:00</text:p>
          </table:table-cell>
        </table:table-row>
        <table:table-row table:style-name="ro1">
          <table:table-cell office:value-type="string" calcext:value-type="string">
            <text:p>16/01/2017</text:p>
          </table:table-cell>
          <table:table-cell office:value-type="time" office:time-value="PT05H46M00S" calcext:value-type="time">
            <text:p>05:46:00</text:p>
          </table:table-cell>
          <table:table-cell office:value-type="time" office:time-value="PT19H23M00S" calcext:value-type="time">
            <text:p>19:23:00</text:p>
          </table:table-cell>
        </table:table-row>
        <table:table-row table:style-name="ro1">
          <table:table-cell office:value-type="string" calcext:value-type="string">
            <text:p>17/01/2017</text:p>
          </table:table-cell>
          <table:table-cell office:value-type="time" office:time-value="PT05H46M00S" calcext:value-type="time">
            <text:p>05:46:00</text:p>
          </table:table-cell>
          <table:table-cell office:value-type="time" office:time-value="PT19H23M00S" calcext:value-type="time">
            <text:p>19:23:00</text:p>
          </table:table-cell>
        </table:table-row>
        <table:table-row table:style-name="ro1">
          <table:table-cell office:value-type="string" calcext:value-type="string">
            <text:p>18/01/2017</text:p>
          </table:table-cell>
          <table:table-cell office:value-type="time" office:time-value="PT05H47M00S" calcext:value-type="time">
            <text:p>05:47:00</text:p>
          </table:table-cell>
          <table:table-cell office:value-type="time" office:time-value="PT19H22M00S" calcext:value-type="time">
            <text:p>19:22:00</text:p>
          </table:table-cell>
        </table:table-row>
        <table:table-row table:style-name="ro1">
          <table:table-cell office:value-type="string" calcext:value-type="string">
            <text:p>19/01/2017</text:p>
          </table:table-cell>
          <table:table-cell office:value-type="time" office:time-value="PT05H48M00S" calcext:value-type="time">
            <text:p>05:48:00</text:p>
          </table:table-cell>
          <table:table-cell office:value-type="time" office:time-value="PT19H22M00S" calcext:value-type="time">
            <text:p>19:22:00</text:p>
          </table:table-cell>
        </table:table-row>
        <table:table-row table:style-name="ro1">
          <table:table-cell office:value-type="string" calcext:value-type="string">
            <text:p>20/01/2017</text:p>
          </table:table-cell>
          <table:table-cell office:value-type="time" office:time-value="PT05H49M00S" calcext:value-type="time">
            <text:p>05:49:00</text:p>
          </table:table-cell>
          <table:table-cell office:value-type="time" office:time-value="PT19H22M00S" calcext:value-type="time">
            <text:p>19:22:00</text:p>
          </table:table-cell>
        </table:table-row>
        <table:table-row table:style-name="ro1">
          <table:table-cell office:value-type="string" calcext:value-type="string">
            <text:p>21/01/2017</text:p>
          </table:table-cell>
          <table:table-cell office:value-type="time" office:time-value="PT05H05M00S" calcext:value-type="time">
            <text:p>05:05:00</text:p>
          </table:table-cell>
          <table:table-cell office:value-type="time" office:time-value="PT19H22M00S" calcext:value-type="time">
            <text:p>19:22:00</text:p>
          </table:table-cell>
        </table:table-row>
        <table:table-row table:style-name="ro1">
          <table:table-cell office:value-type="string" calcext:value-type="string">
            <text:p>22/01/2017</text:p>
          </table:table-cell>
          <table:table-cell office:value-type="time" office:time-value="PT05H05M00S" calcext:value-type="time">
            <text:p>05:05:00</text:p>
          </table:table-cell>
          <table:table-cell office:value-type="time" office:time-value="PT19H21M00S" calcext:value-type="time">
            <text:p>19:21:00</text:p>
          </table:table-cell>
        </table:table-row>
        <table:table-row table:style-name="ro1">
          <table:table-cell office:value-type="string" calcext:value-type="string">
            <text:p>23/01/2017</text:p>
          </table:table-cell>
          <table:table-cell office:value-type="time" office:time-value="PT05H51M00S" calcext:value-type="time">
            <text:p>05:51:00</text:p>
          </table:table-cell>
          <table:table-cell office:value-type="time" office:time-value="PT19H21M00S" calcext:value-type="time">
            <text:p>19:21:00</text:p>
          </table:table-cell>
        </table:table-row>
        <table:table-row table:style-name="ro1">
          <table:table-cell office:value-type="string" calcext:value-type="string">
            <text:p>24/01/2017</text:p>
          </table:table-cell>
          <table:table-cell office:value-type="time" office:time-value="PT05H52M00S" calcext:value-type="time">
            <text:p>05:52:00</text:p>
          </table:table-cell>
          <table:table-cell office:value-type="time" office:time-value="PT19H21M00S" calcext:value-type="time">
            <text:p>19:21:00</text:p>
          </table:table-cell>
        </table:table-row>
        <table:table-row table:style-name="ro1">
          <table:table-cell office:value-type="string" calcext:value-type="string">
            <text:p>25/01/2017</text:p>
          </table:table-cell>
          <table:table-cell office:value-type="time" office:time-value="PT05H53M00S" calcext:value-type="time">
            <text:p>05:53:00</text:p>
          </table:table-cell>
          <table:table-cell office:value-type="time" office:time-value="PT19H02M00S" calcext:value-type="time">
            <text:p>19:02:00</text:p>
          </table:table-cell>
        </table:table-row>
        <table:table-row table:style-name="ro1">
          <table:table-cell office:value-type="string" calcext:value-type="string">
            <text:p>26/01/2017</text:p>
          </table:table-cell>
          <table:table-cell office:value-type="time" office:time-value="PT05H54M00S" calcext:value-type="time">
            <text:p>05:54:00</text:p>
          </table:table-cell>
          <table:table-cell office:value-type="time" office:time-value="PT19H02M00S" calcext:value-type="time">
            <text:p>19:02:00</text:p>
          </table:table-cell>
        </table:table-row>
        <table:table-row table:style-name="ro1">
          <table:table-cell office:value-type="string" calcext:value-type="string">
            <text:p>27/01/2017</text:p>
          </table:table-cell>
          <table:table-cell office:value-type="time" office:time-value="PT05H54M00S" calcext:value-type="time">
            <text:p>05:54:00</text:p>
          </table:table-cell>
          <table:table-cell office:value-type="time" office:time-value="PT19H02M00S" calcext:value-type="time">
            <text:p>19:02:00</text:p>
          </table:table-cell>
        </table:table-row>
        <table:table-row table:style-name="ro1">
          <table:table-cell office:value-type="string" calcext:value-type="string">
            <text:p>28/01/2017</text:p>
          </table:table-cell>
          <table:table-cell office:value-type="time" office:time-value="PT05H55M00S" calcext:value-type="time">
            <text:p>05:55:00</text:p>
          </table:table-cell>
          <table:table-cell office:value-type="time" office:time-value="PT19H19M00S" calcext:value-type="time">
            <text:p>19:19:00</text:p>
          </table:table-cell>
        </table:table-row>
        <table:table-row table:style-name="ro1">
          <table:table-cell office:value-type="string" calcext:value-type="string">
            <text:p>29/01/2017</text:p>
          </table:table-cell>
          <table:table-cell office:value-type="time" office:time-value="PT05H56M00S" calcext:value-type="time">
            <text:p>05:56:00</text:p>
          </table:table-cell>
          <table:table-cell office:value-type="time" office:time-value="PT19H19M00S" calcext:value-type="time">
            <text:p>19:19:00</text:p>
          </table:table-cell>
        </table:table-row>
        <table:table-row table:style-name="ro1">
          <table:table-cell office:value-type="string" calcext:value-type="string">
            <text:p>30/01/2017</text:p>
          </table:table-cell>
          <table:table-cell office:value-type="time" office:time-value="PT05H57M00S" calcext:value-type="time">
            <text:p>05:57:00</text:p>
          </table:table-cell>
          <table:table-cell office:value-type="time" office:time-value="PT19H18M00S" calcext:value-type="time">
            <text:p>19:18:00</text:p>
          </table:table-cell>
        </table:table-row>
        <table:table-row table:style-name="ro1">
          <table:table-cell office:value-type="string" calcext:value-type="string">
            <text:p>31/01/2017</text:p>
          </table:table-cell>
          <table:table-cell office:value-type="time" office:time-value="PT05H58M00S" calcext:value-type="time">
            <text:p>05:58:00</text:p>
          </table:table-cell>
          <table:table-cell office:value-type="time" office:time-value="PT19H18M00S" calcext:value-type="time">
            <text:p>19:18:00</text:p>
          </table:table-cell>
        </table:table-row>
        <table:table-row table:style-name="ro1">
          <table:table-cell office:value-type="string" calcext:value-type="string">
            <text:p>01/02/2017</text:p>
          </table:table-cell>
          <table:table-cell office:value-type="time" office:time-value="PT05H58M00S" calcext:value-type="time">
            <text:p>05:58:00</text:p>
          </table:table-cell>
          <table:table-cell office:value-type="time" office:time-value="PT19H17M00S" calcext:value-type="time">
            <text:p>19:17:00</text:p>
          </table:table-cell>
        </table:table-row>
        <table:table-row table:style-name="ro1">
          <table:table-cell office:value-type="string" calcext:value-type="string">
            <text:p>02/02/2017</text:p>
          </table:table-cell>
          <table:table-cell office:value-type="time" office:time-value="PT05H59M00S" calcext:value-type="time">
            <text:p>05:59:00</text:p>
          </table:table-cell>
          <table:table-cell office:value-type="time" office:time-value="PT19H17M00S" calcext:value-type="time">
            <text:p>19:17:00</text:p>
          </table:table-cell>
        </table:table-row>
        <table:table-row table:style-name="ro1">
          <table:table-cell office:value-type="string" calcext:value-type="string">
            <text:p>03/02/2017</text:p>
          </table:table-cell>
          <table:table-cell office:value-type="time" office:time-value="PT06H00M00S" calcext:value-type="time">
            <text:p>06:00:00</text:p>
          </table:table-cell>
          <table:table-cell office:value-type="time" office:time-value="PT19H16M00S" calcext:value-type="time">
            <text:p>19:16:00</text:p>
          </table:table-cell>
        </table:table-row>
        <table:table-row table:style-name="ro1">
          <table:table-cell office:value-type="string" calcext:value-type="string">
            <text:p>04/02/2017</text:p>
          </table:table-cell>
          <table:table-cell office:value-type="time" office:time-value="PT06H01M00S" calcext:value-type="time">
            <text:p>06:01:00</text:p>
          </table:table-cell>
          <table:table-cell office:value-type="time" office:time-value="PT19H15M00S" calcext:value-type="time">
            <text:p>19:15:00</text:p>
          </table:table-cell>
        </table:table-row>
        <table:table-row table:style-name="ro1">
          <table:table-cell office:value-type="string" calcext:value-type="string">
            <text:p>05/02/2017</text:p>
          </table:table-cell>
          <table:table-cell office:value-type="time" office:time-value="PT06H01M00S" calcext:value-type="time">
            <text:p>06:01:00</text:p>
          </table:table-cell>
          <table:table-cell office:value-type="time" office:time-value="PT19H15M00S" calcext:value-type="time">
            <text:p>19:15:00</text:p>
          </table:table-cell>
        </table:table-row>
        <table:table-row table:style-name="ro1">
          <table:table-cell office:value-type="string" calcext:value-type="string">
            <text:p>06/02/2017</text:p>
          </table:table-cell>
          <table:table-cell office:value-type="time" office:time-value="PT06H02M00S" calcext:value-type="time">
            <text:p>06:02:00</text:p>
          </table:table-cell>
          <table:table-cell office:value-type="time" office:time-value="PT19H14M00S" calcext:value-type="time">
            <text:p>19:14:00</text:p>
          </table:table-cell>
        </table:table-row>
        <table:table-row table:style-name="ro1">
          <table:table-cell office:value-type="string" calcext:value-type="string">
            <text:p>07/02/2017</text:p>
          </table:table-cell>
          <table:table-cell office:value-type="time" office:time-value="PT06H03M00S" calcext:value-type="time">
            <text:p>06:03:00</text:p>
          </table:table-cell>
          <table:table-cell office:value-type="time" office:time-value="PT19H14M00S" calcext:value-type="time">
            <text:p>19:14:00</text:p>
          </table:table-cell>
        </table:table-row>
        <table:table-row table:style-name="ro1">
          <table:table-cell office:value-type="string" calcext:value-type="string">
            <text:p>08/02/2017</text:p>
          </table:table-cell>
          <table:table-cell office:value-type="time" office:time-value="PT06H04M00S" calcext:value-type="time">
            <text:p>06:04:00</text:p>
          </table:table-cell>
          <table:table-cell office:value-type="time" office:time-value="PT19H13M00S" calcext:value-type="time">
            <text:p>19:13:00</text:p>
          </table:table-cell>
        </table:table-row>
        <table:table-row table:style-name="ro1">
          <table:table-cell office:value-type="string" calcext:value-type="string">
            <text:p>09/02/2017</text:p>
          </table:table-cell>
          <table:table-cell office:value-type="time" office:time-value="PT06H04M00S" calcext:value-type="time">
            <text:p>06:04:00</text:p>
          </table:table-cell>
          <table:table-cell office:value-type="time" office:time-value="PT19H12M00S" calcext:value-type="time">
            <text:p>19:12:00</text:p>
          </table:table-cell>
        </table:table-row>
        <table:table-row table:style-name="ro1">
          <table:table-cell office:value-type="string" calcext:value-type="string">
            <text:p>10/02/2017</text:p>
          </table:table-cell>
          <table:table-cell office:value-type="time" office:time-value="PT06H05M00S" calcext:value-type="time">
            <text:p>06:05:00</text:p>
          </table:table-cell>
          <table:table-cell office:value-type="time" office:time-value="PT19H11M00S" calcext:value-type="time">
            <text:p>19:11:00</text:p>
          </table:table-cell>
        </table:table-row>
        <table:table-row table:style-name="ro1">
          <table:table-cell office:value-type="string" calcext:value-type="string">
            <text:p>11/02/2017</text:p>
          </table:table-cell>
          <table:table-cell office:value-type="time" office:time-value="PT06H06M00S" calcext:value-type="time">
            <text:p>06:06:00</text:p>
          </table:table-cell>
          <table:table-cell office:value-type="time" office:time-value="PT19H11M00S" calcext:value-type="time">
            <text:p>19:11:00</text:p>
          </table:table-cell>
        </table:table-row>
        <table:table-row table:style-name="ro1">
          <table:table-cell office:value-type="string" calcext:value-type="string">
            <text:p>12/02/2017</text:p>
          </table:table-cell>
          <table:table-cell office:value-type="time" office:time-value="PT06H07M00S" calcext:value-type="time">
            <text:p>06:07:00</text:p>
          </table:table-cell>
          <table:table-cell office:value-type="time" office:time-value="PT19H01M00S" calcext:value-type="time">
            <text:p>19:01:00</text:p>
          </table:table-cell>
        </table:table-row>
        <table:table-row table:style-name="ro1">
          <table:table-cell office:value-type="string" calcext:value-type="string">
            <text:p>13/02/2017</text:p>
          </table:table-cell>
          <table:table-cell office:value-type="time" office:time-value="PT06H07M00S" calcext:value-type="time">
            <text:p>06:07:00</text:p>
          </table:table-cell>
          <table:table-cell office:value-type="time" office:time-value="PT19H09M00S" calcext:value-type="time">
            <text:p>19:09:00</text:p>
          </table:table-cell>
        </table:table-row>
        <table:table-row table:style-name="ro1">
          <table:table-cell office:value-type="string" calcext:value-type="string">
            <text:p>14/02/2017</text:p>
          </table:table-cell>
          <table:table-cell office:value-type="time" office:time-value="PT06H08M00S" calcext:value-type="time">
            <text:p>06:08:00</text:p>
          </table:table-cell>
          <table:table-cell office:value-type="time" office:time-value="PT19H08M00S" calcext:value-type="time">
            <text:p>19:08:00</text:p>
          </table:table-cell>
        </table:table-row>
        <table:table-row table:style-name="ro1">
          <table:table-cell office:value-type="string" calcext:value-type="string">
            <text:p>15/02/2017</text:p>
          </table:table-cell>
          <table:table-cell office:value-type="time" office:time-value="PT06H09M00S" calcext:value-type="time">
            <text:p>06:09:00</text:p>
          </table:table-cell>
          <table:table-cell office:value-type="time" office:time-value="PT19H08M00S" calcext:value-type="time">
            <text:p>19:08:00</text:p>
          </table:table-cell>
        </table:table-row>
        <table:table-row table:style-name="ro1">
          <table:table-cell office:value-type="string" calcext:value-type="string">
            <text:p>16/02/2017</text:p>
          </table:table-cell>
          <table:table-cell office:value-type="time" office:time-value="PT06H09M00S" calcext:value-type="time">
            <text:p>06:09:00</text:p>
          </table:table-cell>
          <table:table-cell office:value-type="time" office:time-value="PT19H07M00S" calcext:value-type="time">
            <text:p>19:07:00</text:p>
          </table:table-cell>
        </table:table-row>
        <table:table-row table:style-name="ro1">
          <table:table-cell office:value-type="string" calcext:value-type="string">
            <text:p>17/02/2017</text:p>
          </table:table-cell>
          <table:table-cell office:value-type="time" office:time-value="PT06H01M00S" calcext:value-type="time">
            <text:p>06:01:00</text:p>
          </table:table-cell>
          <table:table-cell office:value-type="time" office:time-value="PT19H06M00S" calcext:value-type="time">
            <text:p>19:06:00</text:p>
          </table:table-cell>
        </table:table-row>
        <table:table-row table:style-name="ro1">
          <table:table-cell office:value-type="string" calcext:value-type="string">
            <text:p>18/02/2017</text:p>
          </table:table-cell>
          <table:table-cell office:value-type="time" office:time-value="PT06H11M00S" calcext:value-type="time">
            <text:p>06:11:00</text:p>
          </table:table-cell>
          <table:table-cell office:value-type="time" office:time-value="PT19H05M00S" calcext:value-type="time">
            <text:p>19:05:00</text:p>
          </table:table-cell>
        </table:table-row>
        <table:table-row table:style-name="ro1">
          <table:table-cell office:value-type="string" calcext:value-type="string">
            <text:p>19/02/2017</text:p>
          </table:table-cell>
          <table:table-cell office:value-type="time" office:time-value="PT06H11M00S" calcext:value-type="time">
            <text:p>06:11:00</text:p>
          </table:table-cell>
          <table:table-cell office:value-type="time" office:time-value="PT19H04M00S" calcext:value-type="time">
            <text:p>19:04:00</text:p>
          </table:table-cell>
        </table:table-row>
        <table:table-row table:style-name="ro1">
          <table:table-cell office:value-type="string" calcext:value-type="string">
            <text:p>20/02/2017</text:p>
          </table:table-cell>
          <table:table-cell office:value-type="time" office:time-value="PT06H12M00S" calcext:value-type="time">
            <text:p>06:12:00</text:p>
          </table:table-cell>
          <table:table-cell office:value-type="time" office:time-value="PT19H03M00S" calcext:value-type="time">
            <text:p>19:03:00</text:p>
          </table:table-cell>
        </table:table-row>
        <table:table-row table:style-name="ro1">
          <table:table-cell office:value-type="string" calcext:value-type="string">
            <text:p>21/02/2017</text:p>
          </table:table-cell>
          <table:table-cell office:value-type="time" office:time-value="PT06H13M00S" calcext:value-type="time">
            <text:p>06:13:00</text:p>
          </table:table-cell>
          <table:table-cell office:value-type="time" office:time-value="PT19H02M00S" calcext:value-type="time">
            <text:p>19:02:00</text:p>
          </table:table-cell>
        </table:table-row>
        <table:table-row table:style-name="ro1">
          <table:table-cell office:value-type="string" calcext:value-type="string">
            <text:p>22/02/2017</text:p>
          </table:table-cell>
          <table:table-cell office:value-type="time" office:time-value="PT06H13M00S" calcext:value-type="time">
            <text:p>06:13:00</text:p>
          </table:table-cell>
          <table:table-cell office:value-type="time" office:time-value="PT19H02M00S" calcext:value-type="time">
            <text:p>19:02:00</text:p>
          </table:table-cell>
        </table:table-row>
        <table:table-row table:style-name="ro1">
          <table:table-cell office:value-type="string" calcext:value-type="string">
            <text:p>23/02/2017</text:p>
          </table:table-cell>
          <table:table-cell office:value-type="time" office:time-value="PT06H14M00S" calcext:value-type="time">
            <text:p>06:14:00</text:p>
          </table:table-cell>
          <table:table-cell office:value-type="time" office:time-value="PT19H01M00S" calcext:value-type="time">
            <text:p>19:01:00</text:p>
          </table:table-cell>
        </table:table-row>
        <table:table-row table:style-name="ro1">
          <table:table-cell office:value-type="string" calcext:value-type="string">
            <text:p>24/02/2017</text:p>
          </table:table-cell>
          <table:table-cell office:value-type="time" office:time-value="PT06H15M00S" calcext:value-type="time">
            <text:p>06:15:00</text:p>
          </table:table-cell>
          <table:table-cell office:value-type="time" office:time-value="PT19H00M00S" calcext:value-type="time">
            <text:p>19:00:00</text:p>
          </table:table-cell>
        </table:table-row>
        <table:table-row table:style-name="ro1">
          <table:table-cell office:value-type="string" calcext:value-type="string">
            <text:p>25/02/2017</text:p>
          </table:table-cell>
          <table:table-cell office:value-type="time" office:time-value="PT06H15M00S" calcext:value-type="time">
            <text:p>06:15:00</text:p>
          </table:table-cell>
          <table:table-cell office:value-type="time" office:time-value="PT18H59M00S" calcext:value-type="time">
            <text:p>18:59:00</text:p>
          </table:table-cell>
        </table:table-row>
        <table:table-row table:style-name="ro1">
          <table:table-cell office:value-type="string" calcext:value-type="string">
            <text:p>26/02/2017</text:p>
          </table:table-cell>
          <table:table-cell office:value-type="time" office:time-value="PT06H16M00S" calcext:value-type="time">
            <text:p>06:16:00</text:p>
          </table:table-cell>
          <table:table-cell office:value-type="time" office:time-value="PT18H58M00S" calcext:value-type="time">
            <text:p>18:58:00</text:p>
          </table:table-cell>
        </table:table-row>
        <table:table-row table:style-name="ro1">
          <table:table-cell office:value-type="string" calcext:value-type="string">
            <text:p>27/02/2017</text:p>
          </table:table-cell>
          <table:table-cell office:value-type="time" office:time-value="PT06H17M00S" calcext:value-type="time">
            <text:p>06:17:00</text:p>
          </table:table-cell>
          <table:table-cell office:value-type="time" office:time-value="PT18H57M00S" calcext:value-type="time">
            <text:p>18:57:00</text:p>
          </table:table-cell>
        </table:table-row>
        <table:table-row table:style-name="ro1">
          <table:table-cell office:value-type="string" calcext:value-type="string">
            <text:p>28/02/2017</text:p>
          </table:table-cell>
          <table:table-cell office:value-type="time" office:time-value="PT06H17M00S" calcext:value-type="time">
            <text:p>06:17:00</text:p>
          </table:table-cell>
          <table:table-cell office:value-type="time" office:time-value="PT18H56M00S" calcext:value-type="time">
            <text:p>18:56:00</text:p>
          </table:table-cell>
        </table:table-row>
        <table:table-row table:style-name="ro1">
          <table:table-cell office:value-type="string" calcext:value-type="string">
            <text:p>01/03/2017</text:p>
          </table:table-cell>
          <table:table-cell office:value-type="time" office:time-value="PT06H18M00S" calcext:value-type="time">
            <text:p>06:18:00</text:p>
          </table:table-cell>
          <table:table-cell office:value-type="time" office:time-value="PT18H55M00S" calcext:value-type="time">
            <text:p>18:55:00</text:p>
          </table:table-cell>
        </table:table-row>
        <table:table-row table:style-name="ro1">
          <table:table-cell office:value-type="string" calcext:value-type="string">
            <text:p>02/03/2017</text:p>
          </table:table-cell>
          <table:table-cell office:value-type="time" office:time-value="PT06H18M00S" calcext:value-type="time">
            <text:p>06:18:00</text:p>
          </table:table-cell>
          <table:table-cell office:value-type="time" office:time-value="PT18H54M00S" calcext:value-type="time">
            <text:p>18:54:00</text:p>
          </table:table-cell>
        </table:table-row>
        <table:table-row table:style-name="ro1">
          <table:table-cell office:value-type="string" calcext:value-type="string">
            <text:p>03/03/2017</text:p>
          </table:table-cell>
          <table:table-cell office:value-type="time" office:time-value="PT06H19M00S" calcext:value-type="time">
            <text:p>06:19:00</text:p>
          </table:table-cell>
          <table:table-cell office:value-type="time" office:time-value="PT18H53M00S" calcext:value-type="time">
            <text:p>18:53:00</text:p>
          </table:table-cell>
        </table:table-row>
        <table:table-row table:style-name="ro1">
          <table:table-cell office:value-type="string" calcext:value-type="string">
            <text:p>04/03/2017</text:p>
          </table:table-cell>
          <table:table-cell office:value-type="time" office:time-value="PT06H02M00S" calcext:value-type="time">
            <text:p>06:02:00</text:p>
          </table:table-cell>
          <table:table-cell office:value-type="time" office:time-value="PT18H52M00S" calcext:value-type="time">
            <text:p>18:52:00</text:p>
          </table:table-cell>
        </table:table-row>
        <table:table-row table:style-name="ro1">
          <table:table-cell office:value-type="string" calcext:value-type="string">
            <text:p>05/03/2017</text:p>
          </table:table-cell>
          <table:table-cell office:value-type="time" office:time-value="PT06H02M00S" calcext:value-type="time">
            <text:p>06:02:00</text:p>
          </table:table-cell>
          <table:table-cell office:value-type="time" office:time-value="PT18H51M00S" calcext:value-type="time">
            <text:p>18:51:00</text:p>
          </table:table-cell>
        </table:table-row>
        <table:table-row table:style-name="ro1">
          <table:table-cell office:value-type="string" calcext:value-type="string">
            <text:p>06/03/2017</text:p>
          </table:table-cell>
          <table:table-cell office:value-type="time" office:time-value="PT06H21M00S" calcext:value-type="time">
            <text:p>06:21:00</text:p>
          </table:table-cell>
          <table:table-cell office:value-type="time" office:time-value="PT18H05M00S" calcext:value-type="time">
            <text:p>18:05:00</text:p>
          </table:table-cell>
        </table:table-row>
        <table:table-row table:style-name="ro1">
          <table:table-cell office:value-type="string" calcext:value-type="string">
            <text:p>07/03/2017</text:p>
          </table:table-cell>
          <table:table-cell office:value-type="time" office:time-value="PT06H21M00S" calcext:value-type="time">
            <text:p>06:21:00</text:p>
          </table:table-cell>
          <table:table-cell office:value-type="time" office:time-value="PT18H49M00S" calcext:value-type="time">
            <text:p>18:49:00</text:p>
          </table:table-cell>
        </table:table-row>
        <table:table-row table:style-name="ro1">
          <table:table-cell office:value-type="string" calcext:value-type="string">
            <text:p>08/03/2017</text:p>
          </table:table-cell>
          <table:table-cell office:value-type="time" office:time-value="PT06H22M00S" calcext:value-type="time">
            <text:p>06:22:00</text:p>
          </table:table-cell>
          <table:table-cell office:value-type="time" office:time-value="PT18H48M00S" calcext:value-type="time">
            <text:p>18:48:00</text:p>
          </table:table-cell>
        </table:table-row>
        <table:table-row table:style-name="ro1">
          <table:table-cell office:value-type="string" calcext:value-type="string">
            <text:p>09/03/2017</text:p>
          </table:table-cell>
          <table:table-cell office:value-type="time" office:time-value="PT06H22M00S" calcext:value-type="time">
            <text:p>06:22:00</text:p>
          </table:table-cell>
          <table:table-cell office:value-type="time" office:time-value="PT18H47M00S" calcext:value-type="time">
            <text:p>18:47:00</text:p>
          </table:table-cell>
        </table:table-row>
        <table:table-row table:style-name="ro1">
          <table:table-cell office:value-type="string" calcext:value-type="string">
            <text:p>10/03/2017</text:p>
          </table:table-cell>
          <table:table-cell office:value-type="time" office:time-value="PT06H23M00S" calcext:value-type="time">
            <text:p>06:23:00</text:p>
          </table:table-cell>
          <table:table-cell office:value-type="time" office:time-value="PT18H45M00S" calcext:value-type="time">
            <text:p>18:45:00</text:p>
          </table:table-cell>
        </table:table-row>
        <table:table-row table:style-name="ro1">
          <table:table-cell office:value-type="string" calcext:value-type="string">
            <text:p>11/03/2017</text:p>
          </table:table-cell>
          <table:table-cell office:value-type="time" office:time-value="PT06H23M00S" calcext:value-type="time">
            <text:p>06:23:00</text:p>
          </table:table-cell>
          <table:table-cell office:value-type="time" office:time-value="PT18H44M00S" calcext:value-type="time">
            <text:p>18:44:00</text:p>
          </table:table-cell>
        </table:table-row>
        <table:table-row table:style-name="ro1">
          <table:table-cell office:value-type="string" calcext:value-type="string">
            <text:p>12/03/2017</text:p>
          </table:table-cell>
          <table:table-cell office:value-type="time" office:time-value="PT06H24M00S" calcext:value-type="time">
            <text:p>06:24:00</text:p>
          </table:table-cell>
          <table:table-cell office:value-type="time" office:time-value="PT18H43M00S" calcext:value-type="time">
            <text:p>18:43:00</text:p>
          </table:table-cell>
        </table:table-row>
        <table:table-row table:style-name="ro1">
          <table:table-cell office:value-type="string" calcext:value-type="string">
            <text:p>13/03/2017</text:p>
          </table:table-cell>
          <table:table-cell office:value-type="time" office:time-value="PT06H24M00S" calcext:value-type="time">
            <text:p>06:24:00</text:p>
          </table:table-cell>
          <table:table-cell office:value-type="time" office:time-value="PT18H42M00S" calcext:value-type="time">
            <text:p>18:42:00</text:p>
          </table:table-cell>
        </table:table-row>
        <table:table-row table:style-name="ro1">
          <table:table-cell office:value-type="string" calcext:value-type="string">
            <text:p>14/03/2017</text:p>
          </table:table-cell>
          <table:table-cell office:value-type="time" office:time-value="PT06H25M00S" calcext:value-type="time">
            <text:p>06:25:00</text:p>
          </table:table-cell>
          <table:table-cell office:value-type="time" office:time-value="PT18H41M00S" calcext:value-type="time">
            <text:p>18:41:00</text:p>
          </table:table-cell>
        </table:table-row>
        <table:table-row table:style-name="ro1">
          <table:table-cell office:value-type="string" calcext:value-type="string">
            <text:p>15/03/2017</text:p>
          </table:table-cell>
          <table:table-cell office:value-type="time" office:time-value="PT06H26M00S" calcext:value-type="time">
            <text:p>06:26:00</text:p>
          </table:table-cell>
          <table:table-cell office:value-type="time" office:time-value="PT18H04M00S" calcext:value-type="time">
            <text:p>18:04:00</text:p>
          </table:table-cell>
        </table:table-row>
        <table:table-row table:style-name="ro1">
          <table:table-cell office:value-type="string" calcext:value-type="string">
            <text:p>16/03/2017</text:p>
          </table:table-cell>
          <table:table-cell office:value-type="time" office:time-value="PT06H26M00S" calcext:value-type="time">
            <text:p>06:26:00</text:p>
          </table:table-cell>
          <table:table-cell office:value-type="time" office:time-value="PT18H39M00S" calcext:value-type="time">
            <text:p>18:39:00</text:p>
          </table:table-cell>
        </table:table-row>
        <table:table-row table:style-name="ro1">
          <table:table-cell office:value-type="string" calcext:value-type="string">
            <text:p>17/03/2017</text:p>
          </table:table-cell>
          <table:table-cell office:value-type="time" office:time-value="PT06H27M00S" calcext:value-type="time">
            <text:p>06:27:00</text:p>
          </table:table-cell>
          <table:table-cell office:value-type="time" office:time-value="PT18H38M00S" calcext:value-type="time">
            <text:p>18:38:00</text:p>
          </table:table-cell>
        </table:table-row>
        <table:table-row table:style-name="ro1">
          <table:table-cell office:value-type="string" calcext:value-type="string">
            <text:p>18/03/2017</text:p>
          </table:table-cell>
          <table:table-cell office:value-type="time" office:time-value="PT06H27M00S" calcext:value-type="time">
            <text:p>06:27:00</text:p>
          </table:table-cell>
          <table:table-cell office:value-type="time" office:time-value="PT18H37M00S" calcext:value-type="time">
            <text:p>18:37:00</text:p>
          </table:table-cell>
        </table:table-row>
        <table:table-row table:style-name="ro1">
          <table:table-cell office:value-type="string" calcext:value-type="string">
            <text:p>19/03/2017</text:p>
          </table:table-cell>
          <table:table-cell office:value-type="time" office:time-value="PT06H28M00S" calcext:value-type="time">
            <text:p>06:28:00</text:p>
          </table:table-cell>
          <table:table-cell office:value-type="time" office:time-value="PT18H36M00S" calcext:value-type="time">
            <text:p>18:36:00</text:p>
          </table:table-cell>
        </table:table-row>
        <table:table-row table:style-name="ro1">
          <table:table-cell office:value-type="string" calcext:value-type="string">
            <text:p>20/03/2017</text:p>
          </table:table-cell>
          <table:table-cell office:value-type="time" office:time-value="PT06H28M00S" calcext:value-type="time">
            <text:p>06:28:00</text:p>
          </table:table-cell>
          <table:table-cell office:value-type="time" office:time-value="PT18H35M00S" calcext:value-type="time">
            <text:p>18:35:00</text:p>
          </table:table-cell>
        </table:table-row>
        <table:table-row table:style-name="ro1">
          <table:table-cell office:value-type="string" calcext:value-type="string">
            <text:p>21/03/2017</text:p>
          </table:table-cell>
          <table:table-cell office:value-type="time" office:time-value="PT06H29M00S" calcext:value-type="time">
            <text:p>06:29:00</text:p>
          </table:table-cell>
          <table:table-cell office:value-type="time" office:time-value="PT18H33M00S" calcext:value-type="time">
            <text:p>18:33:00</text:p>
          </table:table-cell>
        </table:table-row>
        <table:table-row table:style-name="ro1">
          <table:table-cell office:value-type="string" calcext:value-type="string">
            <text:p>22/03/2017</text:p>
          </table:table-cell>
          <table:table-cell office:value-type="time" office:time-value="PT06H29M00S" calcext:value-type="time">
            <text:p>06:29:00</text:p>
          </table:table-cell>
          <table:table-cell office:value-type="time" office:time-value="PT18H32M00S" calcext:value-type="time">
            <text:p>18:32:00</text:p>
          </table:table-cell>
        </table:table-row>
        <table:table-row table:style-name="ro1">
          <table:table-cell office:value-type="string" calcext:value-type="string">
            <text:p>23/03/2017</text:p>
          </table:table-cell>
          <table:table-cell office:value-type="time" office:time-value="PT06H03M00S" calcext:value-type="time">
            <text:p>06:03:00</text:p>
          </table:table-cell>
          <table:table-cell office:value-type="time" office:time-value="PT18H31M00S" calcext:value-type="time">
            <text:p>18:31:00</text:p>
          </table:table-cell>
        </table:table-row>
        <table:table-row table:style-name="ro1">
          <table:table-cell office:value-type="string" calcext:value-type="string">
            <text:p>24/03/2017</text:p>
          </table:table-cell>
          <table:table-cell office:value-type="time" office:time-value="PT06H03M00S" calcext:value-type="time">
            <text:p>06:03:00</text:p>
          </table:table-cell>
          <table:table-cell office:value-type="time" office:time-value="PT18H03M00S" calcext:value-type="time">
            <text:p>18:03:00</text:p>
          </table:table-cell>
        </table:table-row>
        <table:table-row table:style-name="ro1">
          <table:table-cell office:value-type="string" calcext:value-type="string">
            <text:p>25/03/2017</text:p>
          </table:table-cell>
          <table:table-cell office:value-type="time" office:time-value="PT06H31M00S" calcext:value-type="time">
            <text:p>06:31:00</text:p>
          </table:table-cell>
          <table:table-cell office:value-type="time" office:time-value="PT18H29M00S" calcext:value-type="time">
            <text:p>18:29:00</text:p>
          </table:table-cell>
        </table:table-row>
        <table:table-row table:style-name="ro1">
          <table:table-cell office:value-type="string" calcext:value-type="string">
            <text:p>26/03/2017</text:p>
          </table:table-cell>
          <table:table-cell office:value-type="time" office:time-value="PT06H31M00S" calcext:value-type="time">
            <text:p>06:31:00</text:p>
          </table:table-cell>
          <table:table-cell office:value-type="time" office:time-value="PT18H28M00S" calcext:value-type="time">
            <text:p>18:28:00</text:p>
          </table:table-cell>
        </table:table-row>
        <table:table-row table:style-name="ro1">
          <table:table-cell office:value-type="string" calcext:value-type="string">
            <text:p>27/03/2017</text:p>
          </table:table-cell>
          <table:table-cell office:value-type="time" office:time-value="PT06H32M00S" calcext:value-type="time">
            <text:p>06:32:00</text:p>
          </table:table-cell>
          <table:table-cell office:value-type="time" office:time-value="PT18H27M00S" calcext:value-type="time">
            <text:p>18:27:00</text:p>
          </table:table-cell>
        </table:table-row>
        <table:table-row table:style-name="ro1">
          <table:table-cell office:value-type="string" calcext:value-type="string">
            <text:p>28/03/2017</text:p>
          </table:table-cell>
          <table:table-cell office:value-type="time" office:time-value="PT06H32M00S" calcext:value-type="time">
            <text:p>06:32:00</text:p>
          </table:table-cell>
          <table:table-cell office:value-type="time" office:time-value="PT18H26M00S" calcext:value-type="time">
            <text:p>18:26:00</text:p>
          </table:table-cell>
        </table:table-row>
        <table:table-row table:style-name="ro1">
          <table:table-cell office:value-type="string" calcext:value-type="string">
            <text:p>29/03/2017</text:p>
          </table:table-cell>
          <table:table-cell office:value-type="time" office:time-value="PT06H33M00S" calcext:value-type="time">
            <text:p>06:33:00</text:p>
          </table:table-cell>
          <table:table-cell office:value-type="time" office:time-value="PT18H25M00S" calcext:value-type="time">
            <text:p>18:25:00</text:p>
          </table:table-cell>
        </table:table-row>
        <table:table-row table:style-name="ro1">
          <table:table-cell office:value-type="string" calcext:value-type="string">
            <text:p>30/03/2017</text:p>
          </table:table-cell>
          <table:table-cell office:value-type="time" office:time-value="PT06H33M00S" calcext:value-type="time">
            <text:p>06:33:00</text:p>
          </table:table-cell>
          <table:table-cell office:value-type="time" office:time-value="PT18H24M00S" calcext:value-type="time">
            <text:p>18:24:00</text:p>
          </table:table-cell>
        </table:table-row>
        <table:table-row table:style-name="ro1">
          <table:table-cell office:value-type="string" calcext:value-type="string">
            <text:p>31/03/2017</text:p>
          </table:table-cell>
          <table:table-cell office:value-type="time" office:time-value="PT06H34M00S" calcext:value-type="time">
            <text:p>06:34:00</text:p>
          </table:table-cell>
          <table:table-cell office:value-type="time" office:time-value="PT18H22M00S" calcext:value-type="time">
            <text:p>18:22:00</text:p>
          </table:table-cell>
        </table:table-row>
        <table:table-row table:style-name="ro1">
          <table:table-cell office:value-type="string" calcext:value-type="string">
            <text:p>01/04/2017</text:p>
          </table:table-cell>
          <table:table-cell office:value-type="time" office:time-value="PT06H34M00S" calcext:value-type="time">
            <text:p>06:34:00</text:p>
          </table:table-cell>
          <table:table-cell office:value-type="time" office:time-value="PT18H21M00S" calcext:value-type="time">
            <text:p>18:21:00</text:p>
          </table:table-cell>
        </table:table-row>
        <table:table-row table:style-name="ro1">
          <table:table-cell office:value-type="string" calcext:value-type="string">
            <text:p>02/04/2017</text:p>
          </table:table-cell>
          <table:table-cell office:value-type="time" office:time-value="PT06H35M00S" calcext:value-type="time">
            <text:p>06:35:00</text:p>
          </table:table-cell>
          <table:table-cell office:value-type="time" office:time-value="PT18H02M00S" calcext:value-type="time">
            <text:p>18:02:00</text:p>
          </table:table-cell>
        </table:table-row>
        <table:table-row table:style-name="ro1">
          <table:table-cell office:value-type="string" calcext:value-type="string">
            <text:p>03/04/2017</text:p>
          </table:table-cell>
          <table:table-cell office:value-type="time" office:time-value="PT06H35M00S" calcext:value-type="time">
            <text:p>06:35:00</text:p>
          </table:table-cell>
          <table:table-cell office:value-type="time" office:time-value="PT18H19M00S" calcext:value-type="time">
            <text:p>18:19:00</text:p>
          </table:table-cell>
        </table:table-row>
        <table:table-row table:style-name="ro1">
          <table:table-cell office:value-type="string" calcext:value-type="string">
            <text:p>04/04/2017</text:p>
          </table:table-cell>
          <table:table-cell office:value-type="time" office:time-value="PT06H36M00S" calcext:value-type="time">
            <text:p>06:36:00</text:p>
          </table:table-cell>
          <table:table-cell office:value-type="time" office:time-value="PT18H18M00S" calcext:value-type="time">
            <text:p>18:18:00</text:p>
          </table:table-cell>
        </table:table-row>
        <table:table-row table:style-name="ro1">
          <table:table-cell office:value-type="string" calcext:value-type="string">
            <text:p>05/04/2017</text:p>
          </table:table-cell>
          <table:table-cell office:value-type="time" office:time-value="PT06H36M00S" calcext:value-type="time">
            <text:p>06:36:00</text:p>
          </table:table-cell>
          <table:table-cell office:value-type="time" office:time-value="PT18H17M00S" calcext:value-type="time">
            <text:p>18:17:00</text:p>
          </table:table-cell>
        </table:table-row>
        <table:table-row table:style-name="ro1">
          <table:table-cell office:value-type="string" calcext:value-type="string">
            <text:p>06/04/2017</text:p>
          </table:table-cell>
          <table:table-cell office:value-type="time" office:time-value="PT06H37M00S" calcext:value-type="time">
            <text:p>06:37:00</text:p>
          </table:table-cell>
          <table:table-cell office:value-type="time" office:time-value="PT18H16M00S" calcext:value-type="time">
            <text:p>18:16:00</text:p>
          </table:table-cell>
        </table:table-row>
        <table:table-row table:style-name="ro1">
          <table:table-cell office:value-type="string" calcext:value-type="string">
            <text:p>07/04/2017</text:p>
          </table:table-cell>
          <table:table-cell office:value-type="time" office:time-value="PT06H37M00S" calcext:value-type="time">
            <text:p>06:37:00</text:p>
          </table:table-cell>
          <table:table-cell office:value-type="time" office:time-value="PT18H15M00S" calcext:value-type="time">
            <text:p>18:15:00</text:p>
          </table:table-cell>
        </table:table-row>
        <table:table-row table:style-name="ro1">
          <table:table-cell office:value-type="string" calcext:value-type="string">
            <text:p>08/04/2017</text:p>
          </table:table-cell>
          <table:table-cell office:value-type="time" office:time-value="PT06H38M00S" calcext:value-type="time">
            <text:p>06:38:00</text:p>
          </table:table-cell>
          <table:table-cell office:value-type="time" office:time-value="PT18H14M00S" calcext:value-type="time">
            <text:p>18:14:00</text:p>
          </table:table-cell>
        </table:table-row>
        <table:table-row table:style-name="ro1">
          <table:table-cell office:value-type="string" calcext:value-type="string">
            <text:p>09/04/2017</text:p>
          </table:table-cell>
          <table:table-cell office:value-type="time" office:time-value="PT06H38M00S" calcext:value-type="time">
            <text:p>06:38:00</text:p>
          </table:table-cell>
          <table:table-cell office:value-type="time" office:time-value="PT18H13M00S" calcext:value-type="time">
            <text:p>18:13:00</text:p>
          </table:table-cell>
        </table:table-row>
        <table:table-row table:style-name="ro1">
          <table:table-cell office:value-type="string" calcext:value-type="string">
            <text:p>10/04/2017</text:p>
          </table:table-cell>
          <table:table-cell office:value-type="time" office:time-value="PT06H39M00S" calcext:value-type="time">
            <text:p>06:39:00</text:p>
          </table:table-cell>
          <table:table-cell office:value-type="time" office:time-value="PT18H12M00S" calcext:value-type="time">
            <text:p>18:12:00</text:p>
          </table:table-cell>
        </table:table-row>
        <table:table-row table:style-name="ro1">
          <table:table-cell office:value-type="string" calcext:value-type="string">
            <text:p>11/04/2017</text:p>
          </table:table-cell>
          <table:table-cell office:value-type="time" office:time-value="PT06H39M00S" calcext:value-type="time">
            <text:p>06:39:00</text:p>
          </table:table-cell>
          <table:table-cell office:value-type="time" office:time-value="PT18H11M00S" calcext:value-type="time">
            <text:p>18:11:00</text:p>
          </table:table-cell>
        </table:table-row>
        <table:table-row table:style-name="ro1">
          <table:table-cell office:value-type="string" calcext:value-type="string">
            <text:p>12/04/2017</text:p>
          </table:table-cell>
          <table:table-cell office:value-type="time" office:time-value="PT06H04M00S" calcext:value-type="time">
            <text:p>06:04:00</text:p>
          </table:table-cell>
          <table:table-cell office:value-type="time" office:time-value="PT18H01M00S" calcext:value-type="time">
            <text:p>18:01:00</text:p>
          </table:table-cell>
        </table:table-row>
        <table:table-row table:style-name="ro1">
          <table:table-cell office:value-type="string" calcext:value-type="string">
            <text:p>13/04/2017</text:p>
          </table:table-cell>
          <table:table-cell office:value-type="time" office:time-value="PT06H04M00S" calcext:value-type="time">
            <text:p>06:04:00</text:p>
          </table:table-cell>
          <table:table-cell office:value-type="time" office:time-value="PT18H09M00S" calcext:value-type="time">
            <text:p>18:09:00</text:p>
          </table:table-cell>
        </table:table-row>
        <table:table-row table:style-name="ro1">
          <table:table-cell office:value-type="string" calcext:value-type="string">
            <text:p>14/04/2017</text:p>
          </table:table-cell>
          <table:table-cell office:value-type="time" office:time-value="PT06H41M00S" calcext:value-type="time">
            <text:p>06:41:00</text:p>
          </table:table-cell>
          <table:table-cell office:value-type="time" office:time-value="PT18H08M00S" calcext:value-type="time">
            <text:p>18:08:00</text:p>
          </table:table-cell>
        </table:table-row>
        <table:table-row table:style-name="ro1">
          <table:table-cell office:value-type="string" calcext:value-type="string">
            <text:p>15/04/2017</text:p>
          </table:table-cell>
          <table:table-cell office:value-type="time" office:time-value="PT06H41M00S" calcext:value-type="time">
            <text:p>06:41:00</text:p>
          </table:table-cell>
          <table:table-cell office:value-type="time" office:time-value="PT18H07M00S" calcext:value-type="time">
            <text:p>18:07:00</text:p>
          </table:table-cell>
        </table:table-row>
        <table:table-row table:style-name="ro1">
          <table:table-cell office:value-type="string" calcext:value-type="string">
            <text:p>16/04/2017</text:p>
          </table:table-cell>
          <table:table-cell office:value-type="time" office:time-value="PT06H42M00S" calcext:value-type="time">
            <text:p>06:42:00</text:p>
          </table:table-cell>
          <table:table-cell office:value-type="time" office:time-value="PT18H06M00S" calcext:value-type="time">
            <text:p>18:06:00</text:p>
          </table:table-cell>
        </table:table-row>
        <table:table-row table:style-name="ro1">
          <table:table-cell office:value-type="string" calcext:value-type="string">
            <text:p>17/04/2017</text:p>
          </table:table-cell>
          <table:table-cell office:value-type="time" office:time-value="PT06H42M00S" calcext:value-type="time">
            <text:p>06:42:00</text:p>
          </table:table-cell>
          <table:table-cell office:value-type="time" office:time-value="PT18H05M00S" calcext:value-type="time">
            <text:p>18:05:00</text:p>
          </table:table-cell>
        </table:table-row>
        <table:table-row table:style-name="ro1">
          <table:table-cell office:value-type="string" calcext:value-type="string">
            <text:p>18/04/2017</text:p>
          </table:table-cell>
          <table:table-cell office:value-type="time" office:time-value="PT06H43M00S" calcext:value-type="time">
            <text:p>06:43:00</text:p>
          </table:table-cell>
          <table:table-cell office:value-type="time" office:time-value="PT18H04M00S" calcext:value-type="time">
            <text:p>18:04:00</text:p>
          </table:table-cell>
        </table:table-row>
        <table:table-row table:style-name="ro1">
          <table:table-cell office:value-type="string" calcext:value-type="string">
            <text:p>19/04/2017</text:p>
          </table:table-cell>
          <table:table-cell office:value-type="time" office:time-value="PT06H43M00S" calcext:value-type="time">
            <text:p>06:43:00</text:p>
          </table:table-cell>
          <table:table-cell office:value-type="time" office:time-value="PT18H03M00S" calcext:value-type="time">
            <text:p>18:03:00</text:p>
          </table:table-cell>
        </table:table-row>
        <table:table-row table:style-name="ro1">
          <table:table-cell office:value-type="string" calcext:value-type="string">
            <text:p>20/04/2017</text:p>
          </table:table-cell>
          <table:table-cell office:value-type="time" office:time-value="PT06H44M00S" calcext:value-type="time">
            <text:p>06:44:00</text:p>
          </table:table-cell>
          <table:table-cell office:value-type="time" office:time-value="PT18H02M00S" calcext:value-type="time">
            <text:p>18:02:00</text:p>
          </table:table-cell>
        </table:table-row>
        <table:table-row table:style-name="ro1">
          <table:table-cell office:value-type="string" calcext:value-type="string">
            <text:p>21/04/2017</text:p>
          </table:table-cell>
          <table:table-cell office:value-type="time" office:time-value="PT06H44M00S" calcext:value-type="time">
            <text:p>06:44:00</text:p>
          </table:table-cell>
          <table:table-cell office:value-type="time" office:time-value="PT18H01M00S" calcext:value-type="time">
            <text:p>18:01:00</text:p>
          </table:table-cell>
        </table:table-row>
        <table:table-row table:style-name="ro1">
          <table:table-cell office:value-type="string" calcext:value-type="string">
            <text:p>22/04/2017</text:p>
          </table:table-cell>
          <table:table-cell office:value-type="time" office:time-value="PT06H45M00S" calcext:value-type="time">
            <text:p>06:45:0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string" calcext:value-type="string">
            <text:p>23/04/2017</text:p>
          </table:table-cell>
          <table:table-cell office:value-type="time" office:time-value="PT06H45M00S" calcext:value-type="time">
            <text:p>06:45:00</text:p>
          </table:table-cell>
          <table:table-cell office:value-type="time" office:time-value="PT17H59M00S" calcext:value-type="time">
            <text:p>17:59:00</text:p>
          </table:table-cell>
        </table:table-row>
        <table:table-row table:style-name="ro1">
          <table:table-cell office:value-type="string" calcext:value-type="string">
            <text:p>24/04/2017</text:p>
          </table:table-cell>
          <table:table-cell office:value-type="time" office:time-value="PT06H46M00S" calcext:value-type="time">
            <text:p>06:46:00</text:p>
          </table:table-cell>
          <table:table-cell office:value-type="time" office:time-value="PT17H59M00S" calcext:value-type="time">
            <text:p>17:59:00</text:p>
          </table:table-cell>
        </table:table-row>
        <table:table-row table:style-name="ro1">
          <table:table-cell office:value-type="string" calcext:value-type="string">
            <text:p>25/04/2017</text:p>
          </table:table-cell>
          <table:table-cell office:value-type="time" office:time-value="PT06H46M00S" calcext:value-type="time">
            <text:p>06:46:00</text:p>
          </table:table-cell>
          <table:table-cell office:value-type="time" office:time-value="PT17H58M00S" calcext:value-type="time">
            <text:p>17:58:00</text:p>
          </table:table-cell>
        </table:table-row>
        <table:table-row table:style-name="ro1">
          <table:table-cell office:value-type="string" calcext:value-type="string">
            <text:p>26/04/2017</text:p>
          </table:table-cell>
          <table:table-cell office:value-type="time" office:time-value="PT06H47M00S" calcext:value-type="time">
            <text:p>06:47:00</text:p>
          </table:table-cell>
          <table:table-cell office:value-type="time" office:time-value="PT17H57M00S" calcext:value-type="time">
            <text:p>17:57:00</text:p>
          </table:table-cell>
        </table:table-row>
        <table:table-row table:style-name="ro1">
          <table:table-cell office:value-type="string" calcext:value-type="string">
            <text:p>27/04/2017</text:p>
          </table:table-cell>
          <table:table-cell office:value-type="time" office:time-value="PT06H47M00S" calcext:value-type="time">
            <text:p>06:47:00</text:p>
          </table:table-cell>
          <table:table-cell office:value-type="time" office:time-value="PT17H56M00S" calcext:value-type="time">
            <text:p>17:56:00</text:p>
          </table:table-cell>
        </table:table-row>
        <table:table-row table:style-name="ro1">
          <table:table-cell office:value-type="string" calcext:value-type="string">
            <text:p>28/04/2017</text:p>
          </table:table-cell>
          <table:table-cell office:value-type="time" office:time-value="PT06H48M00S" calcext:value-type="time">
            <text:p>06:48:00</text:p>
          </table:table-cell>
          <table:table-cell office:value-type="time" office:time-value="PT17H55M00S" calcext:value-type="time">
            <text:p>17:55:00</text:p>
          </table:table-cell>
        </table:table-row>
        <table:table-row table:style-name="ro1">
          <table:table-cell office:value-type="string" calcext:value-type="string">
            <text:p>29/04/2017</text:p>
          </table:table-cell>
          <table:table-cell office:value-type="time" office:time-value="PT06H48M00S" calcext:value-type="time">
            <text:p>06:48:00</text:p>
          </table:table-cell>
          <table:table-cell office:value-type="time" office:time-value="PT17H54M00S" calcext:value-type="time">
            <text:p>17:54:00</text:p>
          </table:table-cell>
        </table:table-row>
        <table:table-row table:style-name="ro1">
          <table:table-cell office:value-type="string" calcext:value-type="string">
            <text:p>30/04/2017</text:p>
          </table:table-cell>
          <table:table-cell office:value-type="time" office:time-value="PT06H49M00S" calcext:value-type="time">
            <text:p>06:49:00</text:p>
          </table:table-cell>
          <table:table-cell office:value-type="time" office:time-value="PT17H54M00S" calcext:value-type="time">
            <text:p>17:54:00</text:p>
          </table:table-cell>
        </table:table-row>
        <table:table-row table:style-name="ro1">
          <table:table-cell office:value-type="string" calcext:value-type="string">
            <text:p>01/05/2017</text:p>
          </table:table-cell>
          <table:table-cell office:value-type="time" office:time-value="PT06H49M00S" calcext:value-type="time">
            <text:p>06:49:00</text:p>
          </table:table-cell>
          <table:table-cell office:value-type="time" office:time-value="PT17H53M00S" calcext:value-type="time">
            <text:p>17:53:00</text:p>
          </table:table-cell>
        </table:table-row>
        <table:table-row table:style-name="ro1">
          <table:table-cell office:value-type="string" calcext:value-type="string">
            <text:p>02/05/2017</text:p>
          </table:table-cell>
          <table:table-cell office:value-type="time" office:time-value="PT06H05M00S" calcext:value-type="time">
            <text:p>06:05:00</text:p>
          </table:table-cell>
          <table:table-cell office:value-type="time" office:time-value="PT17H52M00S" calcext:value-type="time">
            <text:p>17:52:00</text:p>
          </table:table-cell>
        </table:table-row>
        <table:table-row table:style-name="ro1">
          <table:table-cell office:value-type="string" calcext:value-type="string">
            <text:p>03/05/2017</text:p>
          </table:table-cell>
          <table:table-cell office:value-type="time" office:time-value="PT06H51M00S" calcext:value-type="time">
            <text:p>06:51:00</text:p>
          </table:table-cell>
          <table:table-cell office:value-type="time" office:time-value="PT17H51M00S" calcext:value-type="time">
            <text:p>17:51:00</text:p>
          </table:table-cell>
        </table:table-row>
        <table:table-row table:style-name="ro1">
          <table:table-cell office:value-type="string" calcext:value-type="string">
            <text:p>04/05/2017</text:p>
          </table:table-cell>
          <table:table-cell office:value-type="time" office:time-value="PT06H51M00S" calcext:value-type="time">
            <text:p>06:51:00</text:p>
          </table:table-cell>
          <table:table-cell office:value-type="time" office:time-value="PT17H51M00S" calcext:value-type="time">
            <text:p>17:51:00</text:p>
          </table:table-cell>
        </table:table-row>
        <table:table-row table:style-name="ro1">
          <table:table-cell office:value-type="string" calcext:value-type="string">
            <text:p>05/05/2017</text:p>
          </table:table-cell>
          <table:table-cell office:value-type="time" office:time-value="PT06H52M00S" calcext:value-type="time">
            <text:p>06:52:00</text:p>
          </table:table-cell>
          <table:table-cell office:value-type="time" office:time-value="PT17H05M00S" calcext:value-type="time">
            <text:p>17:05:00</text:p>
          </table:table-cell>
        </table:table-row>
        <table:table-row table:style-name="ro1">
          <table:table-cell office:value-type="string" calcext:value-type="string">
            <text:p>06/05/2017</text:p>
          </table:table-cell>
          <table:table-cell office:value-type="time" office:time-value="PT06H52M00S" calcext:value-type="time">
            <text:p>06:52:00</text:p>
          </table:table-cell>
          <table:table-cell office:value-type="time" office:time-value="PT17H49M00S" calcext:value-type="time">
            <text:p>17:49:00</text:p>
          </table:table-cell>
        </table:table-row>
        <table:table-row table:style-name="ro1">
          <table:table-cell office:value-type="string" calcext:value-type="string">
            <text:p>07/05/2017</text:p>
          </table:table-cell>
          <table:table-cell office:value-type="time" office:time-value="PT06H53M00S" calcext:value-type="time">
            <text:p>06:53:00</text:p>
          </table:table-cell>
          <table:table-cell office:value-type="time" office:time-value="PT17H49M00S" calcext:value-type="time">
            <text:p>17:49:00</text:p>
          </table:table-cell>
        </table:table-row>
        <table:table-row table:style-name="ro1">
          <table:table-cell office:value-type="string" calcext:value-type="string">
            <text:p>08/05/2017</text:p>
          </table:table-cell>
          <table:table-cell office:value-type="time" office:time-value="PT06H53M00S" calcext:value-type="time">
            <text:p>06:53:00</text:p>
          </table:table-cell>
          <table:table-cell office:value-type="time" office:time-value="PT17H48M00S" calcext:value-type="time">
            <text:p>17:48:00</text:p>
          </table:table-cell>
        </table:table-row>
        <table:table-row table:style-name="ro1">
          <table:table-cell office:value-type="string" calcext:value-type="string">
            <text:p>09/05/2017</text:p>
          </table:table-cell>
          <table:table-cell office:value-type="time" office:time-value="PT06H54M00S" calcext:value-type="time">
            <text:p>06:54:00</text:p>
          </table:table-cell>
          <table:table-cell office:value-type="time" office:time-value="PT17H47M00S" calcext:value-type="time">
            <text:p>17:47:00</text:p>
          </table:table-cell>
        </table:table-row>
        <table:table-row table:style-name="ro1">
          <table:table-cell office:value-type="string" calcext:value-type="string">
            <text:p>10/05/2017</text:p>
          </table:table-cell>
          <table:table-cell office:value-type="time" office:time-value="PT06H54M00S" calcext:value-type="time">
            <text:p>06:54:00</text:p>
          </table:table-cell>
          <table:table-cell office:value-type="time" office:time-value="PT17H47M00S" calcext:value-type="time">
            <text:p>17:47:00</text:p>
          </table:table-cell>
        </table:table-row>
        <table:table-row table:style-name="ro1">
          <table:table-cell office:value-type="string" calcext:value-type="string">
            <text:p>11/05/2017</text:p>
          </table:table-cell>
          <table:table-cell office:value-type="time" office:time-value="PT06H55M00S" calcext:value-type="time">
            <text:p>06:55:00</text:p>
          </table:table-cell>
          <table:table-cell office:value-type="time" office:time-value="PT17H46M00S" calcext:value-type="time">
            <text:p>17:46:00</text:p>
          </table:table-cell>
        </table:table-row>
        <table:table-row table:style-name="ro1">
          <table:table-cell office:value-type="string" calcext:value-type="string">
            <text:p>12/05/2017</text:p>
          </table:table-cell>
          <table:table-cell office:value-type="time" office:time-value="PT06H55M00S" calcext:value-type="time">
            <text:p>06:55:00</text:p>
          </table:table-cell>
          <table:table-cell office:value-type="time" office:time-value="PT17H45M00S" calcext:value-type="time">
            <text:p>17:45:00</text:p>
          </table:table-cell>
        </table:table-row>
        <table:table-row table:style-name="ro1">
          <table:table-cell office:value-type="string" calcext:value-type="string">
            <text:p>13/05/2017</text:p>
          </table:table-cell>
          <table:table-cell office:value-type="time" office:time-value="PT06H56M00S" calcext:value-type="time">
            <text:p>06:56:00</text:p>
          </table:table-cell>
          <table:table-cell office:value-type="time" office:time-value="PT17H45M00S" calcext:value-type="time">
            <text:p>17:45:00</text:p>
          </table:table-cell>
        </table:table-row>
        <table:table-row table:style-name="ro1">
          <table:table-cell office:value-type="string" calcext:value-type="string">
            <text:p>14/05/2017</text:p>
          </table:table-cell>
          <table:table-cell office:value-type="time" office:time-value="PT06H57M00S" calcext:value-type="time">
            <text:p>06:57:00</text:p>
          </table:table-cell>
          <table:table-cell office:value-type="time" office:time-value="PT17H44M00S" calcext:value-type="time">
            <text:p>17:44:00</text:p>
          </table:table-cell>
        </table:table-row>
        <table:table-row table:style-name="ro1">
          <table:table-cell office:value-type="string" calcext:value-type="string">
            <text:p>15/05/2017</text:p>
          </table:table-cell>
          <table:table-cell office:value-type="time" office:time-value="PT06H57M00S" calcext:value-type="time">
            <text:p>06:57:00</text:p>
          </table:table-cell>
          <table:table-cell office:value-type="time" office:time-value="PT17H44M00S" calcext:value-type="time">
            <text:p>17:44:00</text:p>
          </table:table-cell>
        </table:table-row>
        <table:table-row table:style-name="ro1">
          <table:table-cell office:value-type="string" calcext:value-type="string">
            <text:p>16/05/2017</text:p>
          </table:table-cell>
          <table:table-cell office:value-type="time" office:time-value="PT06H58M00S" calcext:value-type="time">
            <text:p>06:58:00</text:p>
          </table:table-cell>
          <table:table-cell office:value-type="time" office:time-value="PT17H43M00S" calcext:value-type="time">
            <text:p>17:43:00</text:p>
          </table:table-cell>
        </table:table-row>
        <table:table-row table:style-name="ro1">
          <table:table-cell office:value-type="string" calcext:value-type="string">
            <text:p>17/05/2017</text:p>
          </table:table-cell>
          <table:table-cell office:value-type="time" office:time-value="PT06H58M00S" calcext:value-type="time">
            <text:p>06:58:00</text:p>
          </table:table-cell>
          <table:table-cell office:value-type="time" office:time-value="PT17H43M00S" calcext:value-type="time">
            <text:p>17:43:00</text:p>
          </table:table-cell>
        </table:table-row>
        <table:table-row table:style-name="ro1">
          <table:table-cell office:value-type="string" calcext:value-type="string">
            <text:p>18/05/2017</text:p>
          </table:table-cell>
          <table:table-cell office:value-type="time" office:time-value="PT06H59M00S" calcext:value-type="time">
            <text:p>06:59:00</text:p>
          </table:table-cell>
          <table:table-cell office:value-type="time" office:time-value="PT17H42M00S" calcext:value-type="time">
            <text:p>17:42:00</text:p>
          </table:table-cell>
        </table:table-row>
        <table:table-row table:style-name="ro1">
          <table:table-cell office:value-type="string" calcext:value-type="string">
            <text:p>19/05/2017</text:p>
          </table:table-cell>
          <table:table-cell office:value-type="time" office:time-value="PT06H59M00S" calcext:value-type="time">
            <text:p>06:59:00</text:p>
          </table:table-cell>
          <table:table-cell office:value-type="time" office:time-value="PT17H42M00S" calcext:value-type="time">
            <text:p>17:42:00</text:p>
          </table:table-cell>
        </table:table-row>
        <table:table-row table:style-name="ro1">
          <table:table-cell office:value-type="string" calcext:value-type="string">
            <text:p>20/05/2017</text:p>
          </table:table-cell>
          <table:table-cell office:value-type="time" office:time-value="PT07H00M00S" calcext:value-type="time">
            <text:p>07:00:00</text:p>
          </table:table-cell>
          <table:table-cell office:value-type="time" office:time-value="PT17H42M00S" calcext:value-type="time">
            <text:p>17:42:00</text:p>
          </table:table-cell>
        </table:table-row>
        <table:table-row table:style-name="ro1">
          <table:table-cell office:value-type="string" calcext:value-type="string">
            <text:p>21/05/2017</text:p>
          </table:table-cell>
          <table:table-cell office:value-type="time" office:time-value="PT07H00M00S" calcext:value-type="time">
            <text:p>07:00:00</text:p>
          </table:table-cell>
          <table:table-cell office:value-type="time" office:time-value="PT17H41M00S" calcext:value-type="time">
            <text:p>17:41:00</text:p>
          </table:table-cell>
        </table:table-row>
        <table:table-row table:style-name="ro1">
          <table:table-cell office:value-type="string" calcext:value-type="string">
            <text:p>22/05/2017</text:p>
          </table:table-cell>
          <table:table-cell office:value-type="time" office:time-value="PT07H01M00S" calcext:value-type="time">
            <text:p>07:01:00</text:p>
          </table:table-cell>
          <table:table-cell office:value-type="time" office:time-value="PT17H41M00S" calcext:value-type="time">
            <text:p>17:41:00</text:p>
          </table:table-cell>
        </table:table-row>
        <table:table-row table:style-name="ro1">
          <table:table-cell office:value-type="string" calcext:value-type="string">
            <text:p>23/05/2017</text:p>
          </table:table-cell>
          <table:table-cell office:value-type="time" office:time-value="PT07H01M00S" calcext:value-type="time">
            <text:p>07:01:00</text:p>
          </table:table-cell>
          <table:table-cell office:value-type="time" office:time-value="PT17H04M00S" calcext:value-type="time">
            <text:p>17:04:00</text:p>
          </table:table-cell>
        </table:table-row>
        <table:table-row table:style-name="ro1">
          <table:table-cell office:value-type="string" calcext:value-type="string">
            <text:p>24/05/2017</text:p>
          </table:table-cell>
          <table:table-cell office:value-type="time" office:time-value="PT07H02M00S" calcext:value-type="time">
            <text:p>07:02:00</text:p>
          </table:table-cell>
          <table:table-cell office:value-type="time" office:time-value="PT17H04M00S" calcext:value-type="time">
            <text:p>17:04:00</text:p>
          </table:table-cell>
        </table:table-row>
        <table:table-row table:style-name="ro1">
          <table:table-cell office:value-type="string" calcext:value-type="string">
            <text:p>25/05/2017</text:p>
          </table:table-cell>
          <table:table-cell office:value-type="time" office:time-value="PT07H02M00S" calcext:value-type="time">
            <text:p>07:02:00</text:p>
          </table:table-cell>
          <table:table-cell office:value-type="time" office:time-value="PT17H04M00S" calcext:value-type="time">
            <text:p>17:04:00</text:p>
          </table:table-cell>
        </table:table-row>
        <table:table-row table:style-name="ro1">
          <table:table-cell office:value-type="string" calcext:value-type="string">
            <text:p>26/05/2017</text:p>
          </table:table-cell>
          <table:table-cell office:value-type="time" office:time-value="PT07H03M00S" calcext:value-type="time">
            <text:p>07:03:00</text:p>
          </table:table-cell>
          <table:table-cell office:value-type="time" office:time-value="PT17H04M00S" calcext:value-type="time">
            <text:p>17:04:00</text:p>
          </table:table-cell>
        </table:table-row>
        <table:table-row table:style-name="ro1">
          <table:table-cell office:value-type="string" calcext:value-type="string">
            <text:p>27/05/2017</text:p>
          </table:table-cell>
          <table:table-cell office:value-type="time" office:time-value="PT07H03M00S" calcext:value-type="time">
            <text:p>07:03:00</text:p>
          </table:table-cell>
          <table:table-cell office:value-type="time" office:time-value="PT17H39M00S" calcext:value-type="time">
            <text:p>17:39:00</text:p>
          </table:table-cell>
        </table:table-row>
        <table:table-row table:style-name="ro1">
          <table:table-cell office:value-type="string" calcext:value-type="string">
            <text:p>28/05/2017</text:p>
          </table:table-cell>
          <table:table-cell office:value-type="time" office:time-value="PT07H04M00S" calcext:value-type="time">
            <text:p>07:04:00</text:p>
          </table:table-cell>
          <table:table-cell office:value-type="time" office:time-value="PT17H39M00S" calcext:value-type="time">
            <text:p>17:39:00</text:p>
          </table:table-cell>
        </table:table-row>
        <table:table-row table:style-name="ro1">
          <table:table-cell office:value-type="string" calcext:value-type="string">
            <text:p>29/05/2017</text:p>
          </table:table-cell>
          <table:table-cell office:value-type="time" office:time-value="PT07H04M00S" calcext:value-type="time">
            <text:p>07:04:00</text:p>
          </table:table-cell>
          <table:table-cell office:value-type="time" office:time-value="PT17H39M00S" calcext:value-type="time">
            <text:p>17:39:00</text:p>
          </table:table-cell>
        </table:table-row>
        <table:table-row table:style-name="ro1">
          <table:table-cell office:value-type="string" calcext:value-type="string">
            <text:p>30/05/2017</text:p>
          </table:table-cell>
          <table:table-cell office:value-type="time" office:time-value="PT07H05M00S" calcext:value-type="time">
            <text:p>07:05:00</text:p>
          </table:table-cell>
          <table:table-cell office:value-type="time" office:time-value="PT17H39M00S" calcext:value-type="time">
            <text:p>17:39:00</text:p>
          </table:table-cell>
        </table:table-row>
        <table:table-row table:style-name="ro1">
          <table:table-cell office:value-type="string" calcext:value-type="string">
            <text:p>31/05/2017</text:p>
          </table:table-cell>
          <table:table-cell office:value-type="time" office:time-value="PT07H05M00S" calcext:value-type="time">
            <text:p>07:05:00</text:p>
          </table:table-cell>
          <table:table-cell office:value-type="time" office:time-value="PT17H38M00S" calcext:value-type="time">
            <text:p>17:38:00</text:p>
          </table:table-cell>
        </table:table-row>
        <table:table-row table:style-name="ro1">
          <table:table-cell office:value-type="string" calcext:value-type="string">
            <text:p>01/06/2017</text:p>
          </table:table-cell>
          <table:table-cell office:value-type="time" office:time-value="PT07H06M00S" calcext:value-type="time">
            <text:p>07:06:00</text:p>
          </table:table-cell>
          <table:table-cell office:value-type="time" office:time-value="PT17H38M00S" calcext:value-type="time">
            <text:p>17:38:00</text:p>
          </table:table-cell>
        </table:table-row>
        <table:table-row table:style-name="ro1">
          <table:table-cell office:value-type="string" calcext:value-type="string">
            <text:p>02/06/2017</text:p>
          </table:table-cell>
          <table:table-cell office:value-type="time" office:time-value="PT07H06M00S" calcext:value-type="time">
            <text:p>07:06:00</text:p>
          </table:table-cell>
          <table:table-cell office:value-type="time" office:time-value="PT17H38M00S" calcext:value-type="time">
            <text:p>17:38:00</text:p>
          </table:table-cell>
        </table:table-row>
        <table:table-row table:style-name="ro1">
          <table:table-cell office:value-type="string" calcext:value-type="string">
            <text:p>03/06/2017</text:p>
          </table:table-cell>
          <table:table-cell office:value-type="time" office:time-value="PT07H07M00S" calcext:value-type="time">
            <text:p>07:07:00</text:p>
          </table:table-cell>
          <table:table-cell office:value-type="time" office:time-value="PT17H38M00S" calcext:value-type="time">
            <text:p>17:38:00</text:p>
          </table:table-cell>
        </table:table-row>
        <table:table-row table:style-name="ro1">
          <table:table-cell office:value-type="string" calcext:value-type="string">
            <text:p>04/06/2017</text:p>
          </table:table-cell>
          <table:table-cell office:value-type="time" office:time-value="PT07H07M00S" calcext:value-type="time">
            <text:p>07:07:00</text:p>
          </table:table-cell>
          <table:table-cell office:value-type="time" office:time-value="PT17H38M00S" calcext:value-type="time">
            <text:p>17:38:00</text:p>
          </table:table-cell>
        </table:table-row>
        <table:table-row table:style-name="ro1">
          <table:table-cell office:value-type="string" calcext:value-type="string">
            <text:p>05/06/2017</text:p>
          </table:table-cell>
          <table:table-cell office:value-type="time" office:time-value="PT07H08M00S" calcext:value-type="time">
            <text:p>07:08:00</text:p>
          </table:table-cell>
          <table:table-cell office:value-type="time" office:time-value="PT17H38M00S" calcext:value-type="time">
            <text:p>17:38:00</text:p>
          </table:table-cell>
        </table:table-row>
        <table:table-row table:style-name="ro1">
          <table:table-cell office:value-type="string" calcext:value-type="string">
            <text:p>06/06/2017</text:p>
          </table:table-cell>
          <table:table-cell office:value-type="time" office:time-value="PT07H08M00S" calcext:value-type="time">
            <text:p>07:08:00</text:p>
          </table:table-cell>
          <table:table-cell office:value-type="time" office:time-value="PT17H38M00S" calcext:value-type="time">
            <text:p>17:38:00</text:p>
          </table:table-cell>
        </table:table-row>
        <table:table-row table:style-name="ro1">
          <table:table-cell office:value-type="string" calcext:value-type="string">
            <text:p>07/06/2017</text:p>
          </table:table-cell>
          <table:table-cell office:value-type="time" office:time-value="PT07H09M00S" calcext:value-type="time">
            <text:p>07:09:00</text:p>
          </table:table-cell>
          <table:table-cell office:value-type="time" office:time-value="PT17H38M00S" calcext:value-type="time">
            <text:p>17:38:00</text:p>
          </table:table-cell>
        </table:table-row>
        <table:table-row table:style-name="ro1">
          <table:table-cell office:value-type="string" calcext:value-type="string">
            <text:p>08/06/2017</text:p>
          </table:table-cell>
          <table:table-cell office:value-type="time" office:time-value="PT07H09M00S" calcext:value-type="time">
            <text:p>07:09:00</text:p>
          </table:table-cell>
          <table:table-cell office:value-type="time" office:time-value="PT17H38M00S" calcext:value-type="time">
            <text:p>17:38:00</text:p>
          </table:table-cell>
        </table:table-row>
        <table:table-row table:style-name="ro1">
          <table:table-cell office:value-type="string" calcext:value-type="string">
            <text:p>09/06/2017</text:p>
          </table:table-cell>
          <table:table-cell office:value-type="time" office:time-value="PT07H09M00S" calcext:value-type="time">
            <text:p>07:09:00</text:p>
          </table:table-cell>
          <table:table-cell office:value-type="time" office:time-value="PT17H38M00S" calcext:value-type="time">
            <text:p>17:38:00</text:p>
          </table:table-cell>
        </table:table-row>
        <table:table-row table:style-name="ro1">
          <table:table-cell office:value-type="string" calcext:value-type="string">
            <text:p>10/06/2017</text:p>
          </table:table-cell>
          <table:table-cell office:value-type="time" office:time-value="PT07H01M00S" calcext:value-type="time">
            <text:p>07:01:00</text:p>
          </table:table-cell>
          <table:table-cell office:value-type="time" office:time-value="PT17H38M00S" calcext:value-type="time">
            <text:p>17:38:00</text:p>
          </table:table-cell>
        </table:table-row>
        <table:table-row table:style-name="ro1">
          <table:table-cell office:value-type="string" calcext:value-type="string">
            <text:p>11/06/2017</text:p>
          </table:table-cell>
          <table:table-cell office:value-type="time" office:time-value="PT07H01M00S" calcext:value-type="time">
            <text:p>07:01:00</text:p>
          </table:table-cell>
          <table:table-cell office:value-type="time" office:time-value="PT17H38M00S" calcext:value-type="time">
            <text:p>17:38:00</text:p>
          </table:table-cell>
        </table:table-row>
        <table:table-row table:style-name="ro1">
          <table:table-cell office:value-type="string" calcext:value-type="string">
            <text:p>12/06/2017</text:p>
          </table:table-cell>
          <table:table-cell office:value-type="time" office:time-value="PT07H01M00S" calcext:value-type="time">
            <text:p>07:01:00</text:p>
          </table:table-cell>
          <table:table-cell office:value-type="time" office:time-value="PT17H38M00S" calcext:value-type="time">
            <text:p>17:38:00</text:p>
          </table:table-cell>
        </table:table-row>
        <table:table-row table:style-name="ro1">
          <table:table-cell office:value-type="string" calcext:value-type="string">
            <text:p>13/06/2017</text:p>
          </table:table-cell>
          <table:table-cell office:value-type="time" office:time-value="PT07H11M00S" calcext:value-type="time">
            <text:p>07:11:00</text:p>
          </table:table-cell>
          <table:table-cell office:value-type="time" office:time-value="PT17H38M00S" calcext:value-type="time">
            <text:p>17:38:00</text:p>
          </table:table-cell>
        </table:table-row>
        <table:table-row table:style-name="ro1">
          <table:table-cell office:value-type="string" calcext:value-type="string">
            <text:p>14/06/2017</text:p>
          </table:table-cell>
          <table:table-cell office:value-type="time" office:time-value="PT07H11M00S" calcext:value-type="time">
            <text:p>07:11:00</text:p>
          </table:table-cell>
          <table:table-cell office:value-type="time" office:time-value="PT17H38M00S" calcext:value-type="time">
            <text:p>17:38:00</text:p>
          </table:table-cell>
        </table:table-row>
        <table:table-row table:style-name="ro1">
          <table:table-cell office:value-type="string" calcext:value-type="string">
            <text:p>15/06/2017</text:p>
          </table:table-cell>
          <table:table-cell office:value-type="time" office:time-value="PT07H11M00S" calcext:value-type="time">
            <text:p>07:11:00</text:p>
          </table:table-cell>
          <table:table-cell office:value-type="time" office:time-value="PT17H38M00S" calcext:value-type="time">
            <text:p>17:38:00</text:p>
          </table:table-cell>
        </table:table-row>
        <table:table-row table:style-name="ro1">
          <table:table-cell office:value-type="string" calcext:value-type="string">
            <text:p>16/06/2017</text:p>
          </table:table-cell>
          <table:table-cell office:value-type="time" office:time-value="PT07H12M00S" calcext:value-type="time">
            <text:p>07:12:00</text:p>
          </table:table-cell>
          <table:table-cell office:value-type="time" office:time-value="PT17H38M00S" calcext:value-type="time">
            <text:p>17:38:00</text:p>
          </table:table-cell>
        </table:table-row>
        <table:table-row table:style-name="ro1">
          <table:table-cell office:value-type="string" calcext:value-type="string">
            <text:p>17/06/2017</text:p>
          </table:table-cell>
          <table:table-cell office:value-type="time" office:time-value="PT07H12M00S" calcext:value-type="time">
            <text:p>07:12:00</text:p>
          </table:table-cell>
          <table:table-cell office:value-type="time" office:time-value="PT17H39M00S" calcext:value-type="time">
            <text:p>17:39:00</text:p>
          </table:table-cell>
        </table:table-row>
        <table:table-row table:style-name="ro1">
          <table:table-cell office:value-type="string" calcext:value-type="string">
            <text:p>18/06/2017</text:p>
          </table:table-cell>
          <table:table-cell office:value-type="time" office:time-value="PT07H12M00S" calcext:value-type="time">
            <text:p>07:12:00</text:p>
          </table:table-cell>
          <table:table-cell office:value-type="time" office:time-value="PT17H39M00S" calcext:value-type="time">
            <text:p>17:39:00</text:p>
          </table:table-cell>
        </table:table-row>
        <table:table-row table:style-name="ro1">
          <table:table-cell office:value-type="string" calcext:value-type="string">
            <text:p>19/06/2017</text:p>
          </table:table-cell>
          <table:table-cell office:value-type="time" office:time-value="PT07H12M00S" calcext:value-type="time">
            <text:p>07:12:00</text:p>
          </table:table-cell>
          <table:table-cell office:value-type="time" office:time-value="PT17H39M00S" calcext:value-type="time">
            <text:p>17:39:00</text:p>
          </table:table-cell>
        </table:table-row>
        <table:table-row table:style-name="ro1">
          <table:table-cell office:value-type="string" calcext:value-type="string">
            <text:p>20/06/2017</text:p>
          </table:table-cell>
          <table:table-cell office:value-type="time" office:time-value="PT07H13M00S" calcext:value-type="time">
            <text:p>07:13:00</text:p>
          </table:table-cell>
          <table:table-cell office:value-type="time" office:time-value="PT17H39M00S" calcext:value-type="time">
            <text:p>17:39:00</text:p>
          </table:table-cell>
        </table:table-row>
        <table:table-row table:style-name="ro1">
          <table:table-cell office:value-type="string" calcext:value-type="string">
            <text:p>21/06/2017</text:p>
          </table:table-cell>
          <table:table-cell office:value-type="time" office:time-value="PT07H13M00S" calcext:value-type="time">
            <text:p>07:13:00</text:p>
          </table:table-cell>
          <table:table-cell office:value-type="time" office:time-value="PT17H39M00S" calcext:value-type="time">
            <text:p>17:39:00</text:p>
          </table:table-cell>
        </table:table-row>
        <table:table-row table:style-name="ro1">
          <table:table-cell office:value-type="string" calcext:value-type="string">
            <text:p>22/06/2017</text:p>
          </table:table-cell>
          <table:table-cell office:value-type="time" office:time-value="PT07H13M00S" calcext:value-type="time">
            <text:p>07:13:00</text:p>
          </table:table-cell>
          <table:table-cell office:value-type="time" office:time-value="PT17H04M00S" calcext:value-type="time">
            <text:p>17:04:00</text:p>
          </table:table-cell>
        </table:table-row>
        <table:table-row table:style-name="ro1">
          <table:table-cell office:value-type="string" calcext:value-type="string">
            <text:p>23/06/2017</text:p>
          </table:table-cell>
          <table:table-cell office:value-type="time" office:time-value="PT07H13M00S" calcext:value-type="time">
            <text:p>07:13:00</text:p>
          </table:table-cell>
          <table:table-cell office:value-type="time" office:time-value="PT17H04M00S" calcext:value-type="time">
            <text:p>17:04:00</text:p>
          </table:table-cell>
        </table:table-row>
        <table:table-row table:style-name="ro1">
          <table:table-cell office:value-type="string" calcext:value-type="string">
            <text:p>24/06/2017</text:p>
          </table:table-cell>
          <table:table-cell office:value-type="time" office:time-value="PT07H13M00S" calcext:value-type="time">
            <text:p>07:13:00</text:p>
          </table:table-cell>
          <table:table-cell office:value-type="time" office:time-value="PT17H04M00S" calcext:value-type="time">
            <text:p>17:04:00</text:p>
          </table:table-cell>
        </table:table-row>
        <table:table-row table:style-name="ro1">
          <table:table-cell office:value-type="string" calcext:value-type="string">
            <text:p>25/06/2017</text:p>
          </table:table-cell>
          <table:table-cell office:value-type="time" office:time-value="PT07H14M00S" calcext:value-type="time">
            <text:p>07:14:00</text:p>
          </table:table-cell>
          <table:table-cell office:value-type="time" office:time-value="PT17H04M00S" calcext:value-type="time">
            <text:p>17:04:00</text:p>
          </table:table-cell>
        </table:table-row>
        <table:table-row table:style-name="ro1">
          <table:table-cell office:value-type="string" calcext:value-type="string">
            <text:p>26/06/2017</text:p>
          </table:table-cell>
          <table:table-cell office:value-type="time" office:time-value="PT07H14M00S" calcext:value-type="time">
            <text:p>07:14:00</text:p>
          </table:table-cell>
          <table:table-cell office:value-type="time" office:time-value="PT17H41M00S" calcext:value-type="time">
            <text:p>17:41:00</text:p>
          </table:table-cell>
        </table:table-row>
        <table:table-row table:style-name="ro1">
          <table:table-cell office:value-type="string" calcext:value-type="string">
            <text:p>27/06/2017</text:p>
          </table:table-cell>
          <table:table-cell office:value-type="time" office:time-value="PT07H14M00S" calcext:value-type="time">
            <text:p>07:14:00</text:p>
          </table:table-cell>
          <table:table-cell office:value-type="time" office:time-value="PT17H41M00S" calcext:value-type="time">
            <text:p>17:41:00</text:p>
          </table:table-cell>
        </table:table-row>
        <table:table-row table:style-name="ro1">
          <table:table-cell office:value-type="string" calcext:value-type="string">
            <text:p>28/06/2017</text:p>
          </table:table-cell>
          <table:table-cell office:value-type="time" office:time-value="PT07H14M00S" calcext:value-type="time">
            <text:p>07:14:00</text:p>
          </table:table-cell>
          <table:table-cell office:value-type="time" office:time-value="PT17H41M00S" calcext:value-type="time">
            <text:p>17:41:00</text:p>
          </table:table-cell>
        </table:table-row>
        <table:table-row table:style-name="ro1">
          <table:table-cell office:value-type="string" calcext:value-type="string">
            <text:p>29/06/2017</text:p>
          </table:table-cell>
          <table:table-cell office:value-type="time" office:time-value="PT07H14M00S" calcext:value-type="time">
            <text:p>07:14:00</text:p>
          </table:table-cell>
          <table:table-cell office:value-type="time" office:time-value="PT17H42M00S" calcext:value-type="time">
            <text:p>17:42:00</text:p>
          </table:table-cell>
        </table:table-row>
        <table:table-row table:style-name="ro1">
          <table:table-cell office:value-type="string" calcext:value-type="string">
            <text:p>30/06/2017</text:p>
          </table:table-cell>
          <table:table-cell office:value-type="time" office:time-value="PT07H14M00S" calcext:value-type="time">
            <text:p>07:14:00</text:p>
          </table:table-cell>
          <table:table-cell office:value-type="time" office:time-value="PT17H42M00S" calcext:value-type="time">
            <text:p>17:42:00</text:p>
          </table:table-cell>
        </table:table-row>
        <table:table-row table:style-name="ro1">
          <table:table-cell office:value-type="string" calcext:value-type="string">
            <text:p>01/07/2017</text:p>
          </table:table-cell>
          <table:table-cell office:value-type="time" office:time-value="PT07H14M00S" calcext:value-type="time">
            <text:p>07:14:00</text:p>
          </table:table-cell>
          <table:table-cell office:value-type="time" office:time-value="PT17H42M00S" calcext:value-type="time">
            <text:p>17:42:00</text:p>
          </table:table-cell>
        </table:table-row>
        <table:table-row table:style-name="ro1">
          <table:table-cell office:value-type="string" calcext:value-type="string">
            <text:p>02/07/2017</text:p>
          </table:table-cell>
          <table:table-cell office:value-type="time" office:time-value="PT07H14M00S" calcext:value-type="time">
            <text:p>07:14:00</text:p>
          </table:table-cell>
          <table:table-cell office:value-type="time" office:time-value="PT17H43M00S" calcext:value-type="time">
            <text:p>17:43:00</text:p>
          </table:table-cell>
        </table:table-row>
        <table:table-row table:style-name="ro1">
          <table:table-cell office:value-type="string" calcext:value-type="string">
            <text:p>03/07/2017</text:p>
          </table:table-cell>
          <table:table-cell office:value-type="time" office:time-value="PT07H14M00S" calcext:value-type="time">
            <text:p>07:14:00</text:p>
          </table:table-cell>
          <table:table-cell office:value-type="time" office:time-value="PT17H43M00S" calcext:value-type="time">
            <text:p>17:43:00</text:p>
          </table:table-cell>
        </table:table-row>
        <table:table-row table:style-name="ro1">
          <table:table-cell office:value-type="string" calcext:value-type="string">
            <text:p>04/07/2017</text:p>
          </table:table-cell>
          <table:table-cell office:value-type="time" office:time-value="PT07H14M00S" calcext:value-type="time">
            <text:p>07:14:00</text:p>
          </table:table-cell>
          <table:table-cell office:value-type="time" office:time-value="PT17H44M00S" calcext:value-type="time">
            <text:p>17:44:00</text:p>
          </table:table-cell>
        </table:table-row>
        <table:table-row table:style-name="ro1">
          <table:table-cell office:value-type="string" calcext:value-type="string">
            <text:p>05/07/2017</text:p>
          </table:table-cell>
          <table:table-cell office:value-type="time" office:time-value="PT07H14M00S" calcext:value-type="time">
            <text:p>07:14:00</text:p>
          </table:table-cell>
          <table:table-cell office:value-type="time" office:time-value="PT17H44M00S" calcext:value-type="time">
            <text:p>17:44:00</text:p>
          </table:table-cell>
        </table:table-row>
        <table:table-row table:style-name="ro1">
          <table:table-cell office:value-type="string" calcext:value-type="string">
            <text:p>06/07/2017</text:p>
          </table:table-cell>
          <table:table-cell office:value-type="time" office:time-value="PT07H14M00S" calcext:value-type="time">
            <text:p>07:14:00</text:p>
          </table:table-cell>
          <table:table-cell office:value-type="time" office:time-value="PT17H44M00S" calcext:value-type="time">
            <text:p>17:44:00</text:p>
          </table:table-cell>
        </table:table-row>
        <table:table-row table:style-name="ro1">
          <table:table-cell office:value-type="string" calcext:value-type="string">
            <text:p>07/07/2017</text:p>
          </table:table-cell>
          <table:table-cell office:value-type="time" office:time-value="PT07H14M00S" calcext:value-type="time">
            <text:p>07:14:00</text:p>
          </table:table-cell>
          <table:table-cell office:value-type="time" office:time-value="PT17H45M00S" calcext:value-type="time">
            <text:p>17:45:00</text:p>
          </table:table-cell>
        </table:table-row>
        <table:table-row table:style-name="ro1">
          <table:table-cell office:value-type="string" calcext:value-type="string">
            <text:p>08/07/2017</text:p>
          </table:table-cell>
          <table:table-cell office:value-type="time" office:time-value="PT07H14M00S" calcext:value-type="time">
            <text:p>07:14:00</text:p>
          </table:table-cell>
          <table:table-cell office:value-type="time" office:time-value="PT17H45M00S" calcext:value-type="time">
            <text:p>17:45:00</text:p>
          </table:table-cell>
        </table:table-row>
        <table:table-row table:style-name="ro1">
          <table:table-cell office:value-type="string" calcext:value-type="string">
            <text:p>09/07/2017</text:p>
          </table:table-cell>
          <table:table-cell office:value-type="time" office:time-value="PT07H13M00S" calcext:value-type="time">
            <text:p>07:13:00</text:p>
          </table:table-cell>
          <table:table-cell office:value-type="time" office:time-value="PT17H46M00S" calcext:value-type="time">
            <text:p>17:46:00</text:p>
          </table:table-cell>
        </table:table-row>
        <table:table-row table:style-name="ro1">
          <table:table-cell office:value-type="string" calcext:value-type="string">
            <text:p>10/07/2017</text:p>
          </table:table-cell>
          <table:table-cell office:value-type="time" office:time-value="PT07H13M00S" calcext:value-type="time">
            <text:p>07:13:00</text:p>
          </table:table-cell>
          <table:table-cell office:value-type="time" office:time-value="PT17H46M00S" calcext:value-type="time">
            <text:p>17:46:00</text:p>
          </table:table-cell>
        </table:table-row>
        <table:table-row table:style-name="ro1">
          <table:table-cell office:value-type="string" calcext:value-type="string">
            <text:p>11/07/2017</text:p>
          </table:table-cell>
          <table:table-cell office:value-type="time" office:time-value="PT07H13M00S" calcext:value-type="time">
            <text:p>07:13:00</text:p>
          </table:table-cell>
          <table:table-cell office:value-type="time" office:time-value="PT17H47M00S" calcext:value-type="time">
            <text:p>17:47:00</text:p>
          </table:table-cell>
        </table:table-row>
        <table:table-row table:style-name="ro1">
          <table:table-cell office:value-type="string" calcext:value-type="string">
            <text:p>12/07/2017</text:p>
          </table:table-cell>
          <table:table-cell office:value-type="time" office:time-value="PT07H13M00S" calcext:value-type="time">
            <text:p>07:13:00</text:p>
          </table:table-cell>
          <table:table-cell office:value-type="time" office:time-value="PT17H47M00S" calcext:value-type="time">
            <text:p>17:47:00</text:p>
          </table:table-cell>
        </table:table-row>
        <table:table-row table:style-name="ro1">
          <table:table-cell office:value-type="string" calcext:value-type="string">
            <text:p>13/07/2017</text:p>
          </table:table-cell>
          <table:table-cell office:value-type="time" office:time-value="PT07H13M00S" calcext:value-type="time">
            <text:p>07:13:00</text:p>
          </table:table-cell>
          <table:table-cell office:value-type="time" office:time-value="PT17H47M00S" calcext:value-type="time">
            <text:p>17:47:00</text:p>
          </table:table-cell>
        </table:table-row>
        <table:table-row table:style-name="ro1">
          <table:table-cell office:value-type="string" calcext:value-type="string">
            <text:p>14/07/2017</text:p>
          </table:table-cell>
          <table:table-cell office:value-type="time" office:time-value="PT07H12M00S" calcext:value-type="time">
            <text:p>07:12:00</text:p>
          </table:table-cell>
          <table:table-cell office:value-type="time" office:time-value="PT17H48M00S" calcext:value-type="time">
            <text:p>17:48:00</text:p>
          </table:table-cell>
        </table:table-row>
        <table:table-row table:style-name="ro1">
          <table:table-cell office:value-type="string" calcext:value-type="string">
            <text:p>15/07/2017</text:p>
          </table:table-cell>
          <table:table-cell office:value-type="time" office:time-value="PT07H12M00S" calcext:value-type="time">
            <text:p>07:12:00</text:p>
          </table:table-cell>
          <table:table-cell office:value-type="time" office:time-value="PT17H48M00S" calcext:value-type="time">
            <text:p>17:48:00</text:p>
          </table:table-cell>
        </table:table-row>
        <table:table-row table:style-name="ro1">
          <table:table-cell office:value-type="string" calcext:value-type="string">
            <text:p>16/07/2017</text:p>
          </table:table-cell>
          <table:table-cell office:value-type="time" office:time-value="PT07H12M00S" calcext:value-type="time">
            <text:p>07:12:00</text:p>
          </table:table-cell>
          <table:table-cell office:value-type="time" office:time-value="PT17H49M00S" calcext:value-type="time">
            <text:p>17:49:00</text:p>
          </table:table-cell>
        </table:table-row>
        <table:table-row table:style-name="ro1">
          <table:table-cell office:value-type="string" calcext:value-type="string">
            <text:p>17/07/2017</text:p>
          </table:table-cell>
          <table:table-cell office:value-type="time" office:time-value="PT07H11M00S" calcext:value-type="time">
            <text:p>07:11:00</text:p>
          </table:table-cell>
          <table:table-cell office:value-type="time" office:time-value="PT17H49M00S" calcext:value-type="time">
            <text:p>17:49:00</text:p>
          </table:table-cell>
        </table:table-row>
        <table:table-row table:style-name="ro1">
          <table:table-cell office:value-type="string" calcext:value-type="string">
            <text:p>18/07/2017</text:p>
          </table:table-cell>
          <table:table-cell office:value-type="time" office:time-value="PT07H11M00S" calcext:value-type="time">
            <text:p>07:11:00</text:p>
          </table:table-cell>
          <table:table-cell office:value-type="time" office:time-value="PT17H05M00S" calcext:value-type="time">
            <text:p>17:05:00</text:p>
          </table:table-cell>
        </table:table-row>
        <table:table-row table:style-name="ro1">
          <table:table-cell office:value-type="string" calcext:value-type="string">
            <text:p>19/07/2017</text:p>
          </table:table-cell>
          <table:table-cell office:value-type="time" office:time-value="PT07H11M00S" calcext:value-type="time">
            <text:p>07:11:00</text:p>
          </table:table-cell>
          <table:table-cell office:value-type="time" office:time-value="PT17H05M00S" calcext:value-type="time">
            <text:p>17:05:00</text:p>
          </table:table-cell>
        </table:table-row>
        <table:table-row table:style-name="ro1">
          <table:table-cell office:value-type="string" calcext:value-type="string">
            <text:p>20/07/2017</text:p>
          </table:table-cell>
          <table:table-cell office:value-type="time" office:time-value="PT07H01M00S" calcext:value-type="time">
            <text:p>07:01:00</text:p>
          </table:table-cell>
          <table:table-cell office:value-type="time" office:time-value="PT17H51M00S" calcext:value-type="time">
            <text:p>17:51:00</text:p>
          </table:table-cell>
        </table:table-row>
        <table:table-row table:style-name="ro1">
          <table:table-cell office:value-type="string" calcext:value-type="string">
            <text:p>21/07/2017</text:p>
          </table:table-cell>
          <table:table-cell office:value-type="time" office:time-value="PT07H01M00S" calcext:value-type="time">
            <text:p>07:01:00</text:p>
          </table:table-cell>
          <table:table-cell office:value-type="time" office:time-value="PT17H51M00S" calcext:value-type="time">
            <text:p>17:51:00</text:p>
          </table:table-cell>
        </table:table-row>
        <table:table-row table:style-name="ro1">
          <table:table-cell office:value-type="string" calcext:value-type="string">
            <text:p>22/07/2017</text:p>
          </table:table-cell>
          <table:table-cell office:value-type="time" office:time-value="PT07H09M00S" calcext:value-type="time">
            <text:p>07:09:00</text:p>
          </table:table-cell>
          <table:table-cell office:value-type="time" office:time-value="PT17H52M00S" calcext:value-type="time">
            <text:p>17:52:00</text:p>
          </table:table-cell>
        </table:table-row>
        <table:table-row table:style-name="ro1">
          <table:table-cell office:value-type="string" calcext:value-type="string">
            <text:p>23/07/2017</text:p>
          </table:table-cell>
          <table:table-cell office:value-type="time" office:time-value="PT07H09M00S" calcext:value-type="time">
            <text:p>07:09:00</text:p>
          </table:table-cell>
          <table:table-cell office:value-type="time" office:time-value="PT17H52M00S" calcext:value-type="time">
            <text:p>17:52:00</text:p>
          </table:table-cell>
        </table:table-row>
        <table:table-row table:style-name="ro1">
          <table:table-cell office:value-type="string" calcext:value-type="string">
            <text:p>24/07/2017</text:p>
          </table:table-cell>
          <table:table-cell office:value-type="time" office:time-value="PT07H08M00S" calcext:value-type="time">
            <text:p>07:08:00</text:p>
          </table:table-cell>
          <table:table-cell office:value-type="time" office:time-value="PT17H53M00S" calcext:value-type="time">
            <text:p>17:53:00</text:p>
          </table:table-cell>
        </table:table-row>
        <table:table-row table:style-name="ro1">
          <table:table-cell office:value-type="string" calcext:value-type="string">
            <text:p>25/07/2017</text:p>
          </table:table-cell>
          <table:table-cell office:value-type="time" office:time-value="PT07H08M00S" calcext:value-type="time">
            <text:p>07:08:00</text:p>
          </table:table-cell>
          <table:table-cell office:value-type="time" office:time-value="PT17H53M00S" calcext:value-type="time">
            <text:p>17:53:00</text:p>
          </table:table-cell>
        </table:table-row>
        <table:table-row table:style-name="ro1">
          <table:table-cell office:value-type="string" calcext:value-type="string">
            <text:p>26/07/2017</text:p>
          </table:table-cell>
          <table:table-cell office:value-type="time" office:time-value="PT07H07M00S" calcext:value-type="time">
            <text:p>07:07:00</text:p>
          </table:table-cell>
          <table:table-cell office:value-type="time" office:time-value="PT17H54M00S" calcext:value-type="time">
            <text:p>17:54:00</text:p>
          </table:table-cell>
        </table:table-row>
        <table:table-row table:style-name="ro1">
          <table:table-cell office:value-type="string" calcext:value-type="string">
            <text:p>27/07/2017</text:p>
          </table:table-cell>
          <table:table-cell office:value-type="time" office:time-value="PT07H07M00S" calcext:value-type="time">
            <text:p>07:07:00</text:p>
          </table:table-cell>
          <table:table-cell office:value-type="time" office:time-value="PT17H54M00S" calcext:value-type="time">
            <text:p>17:54:00</text:p>
          </table:table-cell>
        </table:table-row>
        <table:table-row table:style-name="ro1">
          <table:table-cell office:value-type="string" calcext:value-type="string">
            <text:p>28/07/2017</text:p>
          </table:table-cell>
          <table:table-cell office:value-type="time" office:time-value="PT07H06M00S" calcext:value-type="time">
            <text:p>07:06:00</text:p>
          </table:table-cell>
          <table:table-cell office:value-type="time" office:time-value="PT17H55M00S" calcext:value-type="time">
            <text:p>17:55:00</text:p>
          </table:table-cell>
        </table:table-row>
        <table:table-row table:style-name="ro1">
          <table:table-cell office:value-type="string" calcext:value-type="string">
            <text:p>29/07/2017</text:p>
          </table:table-cell>
          <table:table-cell office:value-type="time" office:time-value="PT07H06M00S" calcext:value-type="time">
            <text:p>07:06:00</text:p>
          </table:table-cell>
          <table:table-cell office:value-type="time" office:time-value="PT17H55M00S" calcext:value-type="time">
            <text:p>17:55:00</text:p>
          </table:table-cell>
        </table:table-row>
        <table:table-row table:style-name="ro1">
          <table:table-cell office:value-type="string" calcext:value-type="string">
            <text:p>30/07/2017</text:p>
          </table:table-cell>
          <table:table-cell office:value-type="time" office:time-value="PT07H05M00S" calcext:value-type="time">
            <text:p>07:05:00</text:p>
          </table:table-cell>
          <table:table-cell office:value-type="time" office:time-value="PT17H56M00S" calcext:value-type="time">
            <text:p>17:56:00</text:p>
          </table:table-cell>
        </table:table-row>
        <table:table-row table:style-name="ro1">
          <table:table-cell office:value-type="string" calcext:value-type="string">
            <text:p>31/07/2017</text:p>
          </table:table-cell>
          <table:table-cell office:value-type="time" office:time-value="PT07H05M00S" calcext:value-type="time">
            <text:p>07:05:00</text:p>
          </table:table-cell>
          <table:table-cell office:value-type="time" office:time-value="PT17H56M00S" calcext:value-type="time">
            <text:p>17:56:00</text:p>
          </table:table-cell>
        </table:table-row>
        <table:table-row table:style-name="ro1">
          <table:table-cell office:value-type="string" calcext:value-type="string">
            <text:p>01/08/2017</text:p>
          </table:table-cell>
          <table:table-cell office:value-type="time" office:time-value="PT07H04M00S" calcext:value-type="time">
            <text:p>07:04:00</text:p>
          </table:table-cell>
          <table:table-cell office:value-type="time" office:time-value="PT17H57M00S" calcext:value-type="time">
            <text:p>17:57:00</text:p>
          </table:table-cell>
        </table:table-row>
        <table:table-row table:style-name="ro1">
          <table:table-cell office:value-type="string" calcext:value-type="string">
            <text:p>02/08/2017</text:p>
          </table:table-cell>
          <table:table-cell office:value-type="time" office:time-value="PT07H03M00S" calcext:value-type="time">
            <text:p>07:03:00</text:p>
          </table:table-cell>
          <table:table-cell office:value-type="time" office:time-value="PT17H57M00S" calcext:value-type="time">
            <text:p>17:57:00</text:p>
          </table:table-cell>
        </table:table-row>
        <table:table-row table:style-name="ro1">
          <table:table-cell office:value-type="string" calcext:value-type="string">
            <text:p>03/08/2017</text:p>
          </table:table-cell>
          <table:table-cell office:value-type="time" office:time-value="PT07H03M00S" calcext:value-type="time">
            <text:p>07:03:00</text:p>
          </table:table-cell>
          <table:table-cell office:value-type="time" office:time-value="PT17H58M00S" calcext:value-type="time">
            <text:p>17:58:00</text:p>
          </table:table-cell>
        </table:table-row>
        <table:table-row table:style-name="ro1">
          <table:table-cell office:value-type="string" calcext:value-type="string">
            <text:p>04/08/2017</text:p>
          </table:table-cell>
          <table:table-cell office:value-type="time" office:time-value="PT07H02M00S" calcext:value-type="time">
            <text:p>07:02:00</text:p>
          </table:table-cell>
          <table:table-cell office:value-type="time" office:time-value="PT17H58M00S" calcext:value-type="time">
            <text:p>17:58:00</text:p>
          </table:table-cell>
        </table:table-row>
        <table:table-row table:style-name="ro1">
          <table:table-cell office:value-type="string" calcext:value-type="string">
            <text:p>05/08/2017</text:p>
          </table:table-cell>
          <table:table-cell office:value-type="time" office:time-value="PT07H01M00S" calcext:value-type="time">
            <text:p>07:01:00</text:p>
          </table:table-cell>
          <table:table-cell office:value-type="time" office:time-value="PT17H59M00S" calcext:value-type="time">
            <text:p>17:59:00</text:p>
          </table:table-cell>
        </table:table-row>
        <table:table-row table:style-name="ro1">
          <table:table-cell office:value-type="string" calcext:value-type="string">
            <text:p>06/08/2017</text:p>
          </table:table-cell>
          <table:table-cell office:value-type="time" office:time-value="PT07H00M00S" calcext:value-type="time">
            <text:p>07:00:00</text:p>
          </table:table-cell>
          <table:table-cell office:value-type="time" office:time-value="PT17H59M00S" calcext:value-type="time">
            <text:p>17:59:00</text:p>
          </table:table-cell>
        </table:table-row>
        <table:table-row table:style-name="ro1">
          <table:table-cell office:value-type="string" calcext:value-type="string">
            <text:p>07/08/2017</text:p>
          </table:table-cell>
          <table:table-cell office:value-type="time" office:time-value="PT07H00M00S" calcext:value-type="time">
            <text:p>07:00:0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string" calcext:value-type="string">
            <text:p>08/08/2017</text:p>
          </table:table-cell>
          <table:table-cell office:value-type="time" office:time-value="PT06H59M00S" calcext:value-type="time">
            <text:p>06:59:0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string" calcext:value-type="string">
            <text:p>09/08/2017</text:p>
          </table:table-cell>
          <table:table-cell office:value-type="time" office:time-value="PT06H58M00S" calcext:value-type="time">
            <text:p>06:58:00</text:p>
          </table:table-cell>
          <table:table-cell office:value-type="time" office:time-value="PT18H01M00S" calcext:value-type="time">
            <text:p>18:01:00</text:p>
          </table:table-cell>
        </table:table-row>
        <table:table-row table:style-name="ro1">
          <table:table-cell office:value-type="string" calcext:value-type="string">
            <text:p>10/08/2017</text:p>
          </table:table-cell>
          <table:table-cell office:value-type="time" office:time-value="PT06H57M00S" calcext:value-type="time">
            <text:p>06:57:00</text:p>
          </table:table-cell>
          <table:table-cell office:value-type="time" office:time-value="PT18H01M00S" calcext:value-type="time">
            <text:p>18:01:00</text:p>
          </table:table-cell>
        </table:table-row>
        <table:table-row table:style-name="ro1">
          <table:table-cell office:value-type="string" calcext:value-type="string">
            <text:p>11/08/2017</text:p>
          </table:table-cell>
          <table:table-cell office:value-type="time" office:time-value="PT06H56M00S" calcext:value-type="time">
            <text:p>06:56:00</text:p>
          </table:table-cell>
          <table:table-cell office:value-type="time" office:time-value="PT18H02M00S" calcext:value-type="time">
            <text:p>18:02:00</text:p>
          </table:table-cell>
        </table:table-row>
        <table:table-row table:style-name="ro1">
          <table:table-cell office:value-type="string" calcext:value-type="string">
            <text:p>12/08/2017</text:p>
          </table:table-cell>
          <table:table-cell office:value-type="time" office:time-value="PT06H56M00S" calcext:value-type="time">
            <text:p>06:56:00</text:p>
          </table:table-cell>
          <table:table-cell office:value-type="time" office:time-value="PT18H02M00S" calcext:value-type="time">
            <text:p>18:02:00</text:p>
          </table:table-cell>
        </table:table-row>
        <table:table-row table:style-name="ro1">
          <table:table-cell office:value-type="string" calcext:value-type="string">
            <text:p>13/08/2017</text:p>
          </table:table-cell>
          <table:table-cell office:value-type="time" office:time-value="PT06H55M00S" calcext:value-type="time">
            <text:p>06:55:00</text:p>
          </table:table-cell>
          <table:table-cell office:value-type="time" office:time-value="PT18H03M00S" calcext:value-type="time">
            <text:p>18:03:00</text:p>
          </table:table-cell>
        </table:table-row>
        <table:table-row table:style-name="ro1">
          <table:table-cell office:value-type="string" calcext:value-type="string">
            <text:p>14/08/2017</text:p>
          </table:table-cell>
          <table:table-cell office:value-type="time" office:time-value="PT06H54M00S" calcext:value-type="time">
            <text:p>06:54:00</text:p>
          </table:table-cell>
          <table:table-cell office:value-type="time" office:time-value="PT18H03M00S" calcext:value-type="time">
            <text:p>18:03:00</text:p>
          </table:table-cell>
        </table:table-row>
        <table:table-row table:style-name="ro1">
          <table:table-cell office:value-type="string" calcext:value-type="string">
            <text:p>15/08/2017</text:p>
          </table:table-cell>
          <table:table-cell office:value-type="time" office:time-value="PT06H53M00S" calcext:value-type="time">
            <text:p>06:53:00</text:p>
          </table:table-cell>
          <table:table-cell office:value-type="time" office:time-value="PT18H04M00S" calcext:value-type="time">
            <text:p>18:04:00</text:p>
          </table:table-cell>
        </table:table-row>
        <table:table-row table:style-name="ro1">
          <table:table-cell office:value-type="string" calcext:value-type="string">
            <text:p>16/08/2017</text:p>
          </table:table-cell>
          <table:table-cell office:value-type="time" office:time-value="PT06H52M00S" calcext:value-type="time">
            <text:p>06:52:00</text:p>
          </table:table-cell>
          <table:table-cell office:value-type="time" office:time-value="PT18H04M00S" calcext:value-type="time">
            <text:p>18:04:00</text:p>
          </table:table-cell>
        </table:table-row>
        <table:table-row table:style-name="ro1">
          <table:table-cell office:value-type="string" calcext:value-type="string">
            <text:p>17/08/2017</text:p>
          </table:table-cell>
          <table:table-cell office:value-type="time" office:time-value="PT06H51M00S" calcext:value-type="time">
            <text:p>06:51:00</text:p>
          </table:table-cell>
          <table:table-cell office:value-type="time" office:time-value="PT18H05M00S" calcext:value-type="time">
            <text:p>18:05:00</text:p>
          </table:table-cell>
        </table:table-row>
        <table:table-row table:style-name="ro1">
          <table:table-cell office:value-type="string" calcext:value-type="string">
            <text:p>18/08/2017</text:p>
          </table:table-cell>
          <table:table-cell office:value-type="time" office:time-value="PT06H05M00S" calcext:value-type="time">
            <text:p>06:05:00</text:p>
          </table:table-cell>
          <table:table-cell office:value-type="time" office:time-value="PT18H05M00S" calcext:value-type="time">
            <text:p>18:05:00</text:p>
          </table:table-cell>
        </table:table-row>
        <table:table-row table:style-name="ro1">
          <table:table-cell office:value-type="string" calcext:value-type="string">
            <text:p>19/08/2017</text:p>
          </table:table-cell>
          <table:table-cell office:value-type="time" office:time-value="PT06H49M00S" calcext:value-type="time">
            <text:p>06:49:00</text:p>
          </table:table-cell>
          <table:table-cell office:value-type="time" office:time-value="PT18H06M00S" calcext:value-type="time">
            <text:p>18:06:00</text:p>
          </table:table-cell>
        </table:table-row>
        <table:table-row table:style-name="ro1">
          <table:table-cell office:value-type="string" calcext:value-type="string">
            <text:p>20/08/2017</text:p>
          </table:table-cell>
          <table:table-cell office:value-type="time" office:time-value="PT06H48M00S" calcext:value-type="time">
            <text:p>06:48:00</text:p>
          </table:table-cell>
          <table:table-cell office:value-type="time" office:time-value="PT18H06M00S" calcext:value-type="time">
            <text:p>18:06:00</text:p>
          </table:table-cell>
        </table:table-row>
        <table:table-row table:style-name="ro1">
          <table:table-cell office:value-type="string" calcext:value-type="string">
            <text:p>21/08/2017</text:p>
          </table:table-cell>
          <table:table-cell office:value-type="time" office:time-value="PT06H47M00S" calcext:value-type="time">
            <text:p>06:47:00</text:p>
          </table:table-cell>
          <table:table-cell office:value-type="time" office:time-value="PT18H07M00S" calcext:value-type="time">
            <text:p>18:07:00</text:p>
          </table:table-cell>
        </table:table-row>
        <table:table-row table:style-name="ro1">
          <table:table-cell office:value-type="string" calcext:value-type="string">
            <text:p>22/08/2017</text:p>
          </table:table-cell>
          <table:table-cell office:value-type="time" office:time-value="PT06H46M00S" calcext:value-type="time">
            <text:p>06:46:00</text:p>
          </table:table-cell>
          <table:table-cell office:value-type="time" office:time-value="PT18H07M00S" calcext:value-type="time">
            <text:p>18:07:00</text:p>
          </table:table-cell>
        </table:table-row>
        <table:table-row table:style-name="ro1">
          <table:table-cell office:value-type="string" calcext:value-type="string">
            <text:p>23/08/2017</text:p>
          </table:table-cell>
          <table:table-cell office:value-type="time" office:time-value="PT06H46M00S" calcext:value-type="time">
            <text:p>06:46:00</text:p>
          </table:table-cell>
          <table:table-cell office:value-type="time" office:time-value="PT18H08M00S" calcext:value-type="time">
            <text:p>18:08:00</text:p>
          </table:table-cell>
        </table:table-row>
        <table:table-row table:style-name="ro1">
          <table:table-cell office:value-type="string" calcext:value-type="string">
            <text:p>24/08/2017</text:p>
          </table:table-cell>
          <table:table-cell office:value-type="time" office:time-value="PT06H45M00S" calcext:value-type="time">
            <text:p>06:45:00</text:p>
          </table:table-cell>
          <table:table-cell office:value-type="time" office:time-value="PT18H08M00S" calcext:value-type="time">
            <text:p>18:08:00</text:p>
          </table:table-cell>
        </table:table-row>
        <table:table-row table:style-name="ro1">
          <table:table-cell office:value-type="string" calcext:value-type="string">
            <text:p>25/08/2017</text:p>
          </table:table-cell>
          <table:table-cell office:value-type="time" office:time-value="PT06H43M00S" calcext:value-type="time">
            <text:p>06:43:00</text:p>
          </table:table-cell>
          <table:table-cell office:value-type="time" office:time-value="PT18H08M00S" calcext:value-type="time">
            <text:p>18:08:00</text:p>
          </table:table-cell>
        </table:table-row>
        <table:table-row table:style-name="ro1">
          <table:table-cell office:value-type="string" calcext:value-type="string">
            <text:p>26/08/2017</text:p>
          </table:table-cell>
          <table:table-cell office:value-type="time" office:time-value="PT06H42M00S" calcext:value-type="time">
            <text:p>06:42:00</text:p>
          </table:table-cell>
          <table:table-cell office:value-type="time" office:time-value="PT18H09M00S" calcext:value-type="time">
            <text:p>18:09:00</text:p>
          </table:table-cell>
        </table:table-row>
        <table:table-row table:style-name="ro1">
          <table:table-cell office:value-type="string" calcext:value-type="string">
            <text:p>27/08/2017</text:p>
          </table:table-cell>
          <table:table-cell office:value-type="time" office:time-value="PT06H41M00S" calcext:value-type="time">
            <text:p>06:41:00</text:p>
          </table:table-cell>
          <table:table-cell office:value-type="time" office:time-value="PT18H09M00S" calcext:value-type="time">
            <text:p>18:09:00</text:p>
          </table:table-cell>
        </table:table-row>
        <table:table-row table:style-name="ro1">
          <table:table-cell office:value-type="string" calcext:value-type="string">
            <text:p>28/08/2017</text:p>
          </table:table-cell>
          <table:table-cell office:value-type="time" office:time-value="PT06H04M00S" calcext:value-type="time">
            <text:p>06:04:00</text:p>
          </table:table-cell>
          <table:table-cell office:value-type="time" office:time-value="PT18H01M00S" calcext:value-type="time">
            <text:p>18:01:00</text:p>
          </table:table-cell>
        </table:table-row>
        <table:table-row table:style-name="ro1">
          <table:table-cell office:value-type="string" calcext:value-type="string">
            <text:p>29/08/2017</text:p>
          </table:table-cell>
          <table:table-cell office:value-type="time" office:time-value="PT06H39M00S" calcext:value-type="time">
            <text:p>06:39:00</text:p>
          </table:table-cell>
          <table:table-cell office:value-type="time" office:time-value="PT18H01M00S" calcext:value-type="time">
            <text:p>18:01:00</text:p>
          </table:table-cell>
        </table:table-row>
        <table:table-row table:style-name="ro1">
          <table:table-cell office:value-type="string" calcext:value-type="string">
            <text:p>30/08/2017</text:p>
          </table:table-cell>
          <table:table-cell office:value-type="time" office:time-value="PT06H38M00S" calcext:value-type="time">
            <text:p>06:38:00</text:p>
          </table:table-cell>
          <table:table-cell office:value-type="time" office:time-value="PT18H11M00S" calcext:value-type="time">
            <text:p>18:11:00</text:p>
          </table:table-cell>
        </table:table-row>
        <table:table-row table:style-name="ro1">
          <table:table-cell office:value-type="string" calcext:value-type="string">
            <text:p>31/08/2017</text:p>
          </table:table-cell>
          <table:table-cell office:value-type="time" office:time-value="PT06H37M00S" calcext:value-type="time">
            <text:p>06:37:00</text:p>
          </table:table-cell>
          <table:table-cell office:value-type="time" office:time-value="PT18H11M00S" calcext:value-type="time">
            <text:p>18:11:00</text:p>
          </table:table-cell>
        </table:table-row>
        <table:table-row table:style-name="ro1">
          <table:table-cell office:value-type="string" calcext:value-type="string">
            <text:p>01/09/2017</text:p>
          </table:table-cell>
          <table:table-cell office:value-type="time" office:time-value="PT06H36M00S" calcext:value-type="time">
            <text:p>06:36:00</text:p>
          </table:table-cell>
          <table:table-cell office:value-type="time" office:time-value="PT18H12M00S" calcext:value-type="time">
            <text:p>18:12:00</text:p>
          </table:table-cell>
        </table:table-row>
        <table:table-row table:style-name="ro1">
          <table:table-cell office:value-type="string" calcext:value-type="string">
            <text:p>02/09/2017</text:p>
          </table:table-cell>
          <table:table-cell office:value-type="time" office:time-value="PT06H35M00S" calcext:value-type="time">
            <text:p>06:35:00</text:p>
          </table:table-cell>
          <table:table-cell office:value-type="time" office:time-value="PT18H12M00S" calcext:value-type="time">
            <text:p>18:12:00</text:p>
          </table:table-cell>
        </table:table-row>
        <table:table-row table:style-name="ro1">
          <table:table-cell office:value-type="string" calcext:value-type="string">
            <text:p>03/09/2017</text:p>
          </table:table-cell>
          <table:table-cell office:value-type="time" office:time-value="PT06H34M00S" calcext:value-type="time">
            <text:p>06:34:00</text:p>
          </table:table-cell>
          <table:table-cell office:value-type="time" office:time-value="PT18H12M00S" calcext:value-type="time">
            <text:p>18:12:00</text:p>
          </table:table-cell>
        </table:table-row>
        <table:table-row table:style-name="ro1">
          <table:table-cell office:value-type="string" calcext:value-type="string">
            <text:p>04/09/2017</text:p>
          </table:table-cell>
          <table:table-cell office:value-type="time" office:time-value="PT06H33M00S" calcext:value-type="time">
            <text:p>06:33:00</text:p>
          </table:table-cell>
          <table:table-cell office:value-type="time" office:time-value="PT18H13M00S" calcext:value-type="time">
            <text:p>18:13:00</text:p>
          </table:table-cell>
        </table:table-row>
        <table:table-row table:style-name="ro1">
          <table:table-cell office:value-type="string" calcext:value-type="string">
            <text:p>05/09/2017</text:p>
          </table:table-cell>
          <table:table-cell office:value-type="time" office:time-value="PT06H32M00S" calcext:value-type="time">
            <text:p>06:32:00</text:p>
          </table:table-cell>
          <table:table-cell office:value-type="time" office:time-value="PT18H13M00S" calcext:value-type="time">
            <text:p>18:13:00</text:p>
          </table:table-cell>
        </table:table-row>
        <table:table-row table:style-name="ro1">
          <table:table-cell office:value-type="string" calcext:value-type="string">
            <text:p>06/09/2017</text:p>
          </table:table-cell>
          <table:table-cell office:value-type="time" office:time-value="PT06H31M00S" calcext:value-type="time">
            <text:p>06:31:00</text:p>
          </table:table-cell>
          <table:table-cell office:value-type="time" office:time-value="PT18H14M00S" calcext:value-type="time">
            <text:p>18:14:00</text:p>
          </table:table-cell>
        </table:table-row>
        <table:table-row table:style-name="ro1">
          <table:table-cell office:value-type="string" calcext:value-type="string">
            <text:p>07/09/2017</text:p>
          </table:table-cell>
          <table:table-cell office:value-type="time" office:time-value="PT06H03M00S" calcext:value-type="time">
            <text:p>06:03:00</text:p>
          </table:table-cell>
          <table:table-cell office:value-type="time" office:time-value="PT18H14M00S" calcext:value-type="time">
            <text:p>18:14:00</text:p>
          </table:table-cell>
        </table:table-row>
        <table:table-row table:style-name="ro1">
          <table:table-cell office:value-type="string" calcext:value-type="string">
            <text:p>08/09/2017</text:p>
          </table:table-cell>
          <table:table-cell office:value-type="time" office:time-value="PT06H28M00S" calcext:value-type="time">
            <text:p>06:28:00</text:p>
          </table:table-cell>
          <table:table-cell office:value-type="time" office:time-value="PT18H15M00S" calcext:value-type="time">
            <text:p>18:15:00</text:p>
          </table:table-cell>
        </table:table-row>
        <table:table-row table:style-name="ro1">
          <table:table-cell office:value-type="string" calcext:value-type="string">
            <text:p>09/09/2017</text:p>
          </table:table-cell>
          <table:table-cell office:value-type="time" office:time-value="PT06H27M00S" calcext:value-type="time">
            <text:p>06:27:00</text:p>
          </table:table-cell>
          <table:table-cell office:value-type="time" office:time-value="PT18H15M00S" calcext:value-type="time">
            <text:p>18:15:00</text:p>
          </table:table-cell>
        </table:table-row>
        <table:table-row table:style-name="ro1">
          <table:table-cell office:value-type="string" calcext:value-type="string">
            <text:p>10/09/2017</text:p>
          </table:table-cell>
          <table:table-cell office:value-type="time" office:time-value="PT06H26M00S" calcext:value-type="time">
            <text:p>06:26:00</text:p>
          </table:table-cell>
          <table:table-cell office:value-type="time" office:time-value="PT18H15M00S" calcext:value-type="time">
            <text:p>18:15:00</text:p>
          </table:table-cell>
        </table:table-row>
        <table:table-row table:style-name="ro1">
          <table:table-cell office:value-type="string" calcext:value-type="string">
            <text:p>11/09/2017</text:p>
          </table:table-cell>
          <table:table-cell office:value-type="time" office:time-value="PT06H25M00S" calcext:value-type="time">
            <text:p>06:25:00</text:p>
          </table:table-cell>
          <table:table-cell office:value-type="time" office:time-value="PT18H16M00S" calcext:value-type="time">
            <text:p>18:16:00</text:p>
          </table:table-cell>
        </table:table-row>
        <table:table-row table:style-name="ro1">
          <table:table-cell office:value-type="string" calcext:value-type="string">
            <text:p>12/09/2017</text:p>
          </table:table-cell>
          <table:table-cell office:value-type="time" office:time-value="PT06H24M00S" calcext:value-type="time">
            <text:p>06:24:00</text:p>
          </table:table-cell>
          <table:table-cell office:value-type="time" office:time-value="PT18H16M00S" calcext:value-type="time">
            <text:p>18:16:00</text:p>
          </table:table-cell>
        </table:table-row>
        <table:table-row table:style-name="ro1">
          <table:table-cell office:value-type="string" calcext:value-type="string">
            <text:p>13/09/2017</text:p>
          </table:table-cell>
          <table:table-cell office:value-type="time" office:time-value="PT06H23M00S" calcext:value-type="time">
            <text:p>06:23:00</text:p>
          </table:table-cell>
          <table:table-cell office:value-type="time" office:time-value="PT18H17M00S" calcext:value-type="time">
            <text:p>18:17:00</text:p>
          </table:table-cell>
        </table:table-row>
        <table:table-row table:style-name="ro1">
          <table:table-cell office:value-type="string" calcext:value-type="string">
            <text:p>14/09/2017</text:p>
          </table:table-cell>
          <table:table-cell office:value-type="time" office:time-value="PT06H22M00S" calcext:value-type="time">
            <text:p>06:22:00</text:p>
          </table:table-cell>
          <table:table-cell office:value-type="time" office:time-value="PT18H17M00S" calcext:value-type="time">
            <text:p>18:17:00</text:p>
          </table:table-cell>
        </table:table-row>
        <table:table-row table:style-name="ro1">
          <table:table-cell office:value-type="string" calcext:value-type="string">
            <text:p>15/09/2017</text:p>
          </table:table-cell>
          <table:table-cell office:value-type="time" office:time-value="PT06H21M00S" calcext:value-type="time">
            <text:p>06:21:00</text:p>
          </table:table-cell>
          <table:table-cell office:value-type="time" office:time-value="PT18H18M00S" calcext:value-type="time">
            <text:p>18:18:00</text:p>
          </table:table-cell>
        </table:table-row>
        <table:table-row table:style-name="ro1">
          <table:table-cell office:value-type="string" calcext:value-type="string">
            <text:p>16/09/2017</text:p>
          </table:table-cell>
          <table:table-cell office:value-type="time" office:time-value="PT06H19M00S" calcext:value-type="time">
            <text:p>06:19:00</text:p>
          </table:table-cell>
          <table:table-cell office:value-type="time" office:time-value="PT18H18M00S" calcext:value-type="time">
            <text:p>18:18:00</text:p>
          </table:table-cell>
        </table:table-row>
        <table:table-row table:style-name="ro1">
          <table:table-cell office:value-type="string" calcext:value-type="string">
            <text:p>17/09/2017</text:p>
          </table:table-cell>
          <table:table-cell office:value-type="time" office:time-value="PT06H18M00S" calcext:value-type="time">
            <text:p>06:18:00</text:p>
          </table:table-cell>
          <table:table-cell office:value-type="time" office:time-value="PT18H18M00S" calcext:value-type="time">
            <text:p>18:18:00</text:p>
          </table:table-cell>
        </table:table-row>
        <table:table-row table:style-name="ro1">
          <table:table-cell office:value-type="string" calcext:value-type="string">
            <text:p>18/09/2017</text:p>
          </table:table-cell>
          <table:table-cell office:value-type="time" office:time-value="PT06H17M00S" calcext:value-type="time">
            <text:p>06:17:00</text:p>
          </table:table-cell>
          <table:table-cell office:value-type="time" office:time-value="PT18H19M00S" calcext:value-type="time">
            <text:p>18:19:00</text:p>
          </table:table-cell>
        </table:table-row>
        <table:table-row table:style-name="ro1">
          <table:table-cell office:value-type="string" calcext:value-type="string">
            <text:p>19/09/2017</text:p>
          </table:table-cell>
          <table:table-cell office:value-type="time" office:time-value="PT06H16M00S" calcext:value-type="time">
            <text:p>06:16:00</text:p>
          </table:table-cell>
          <table:table-cell office:value-type="time" office:time-value="PT18H19M00S" calcext:value-type="time">
            <text:p>18:19:00</text:p>
          </table:table-cell>
        </table:table-row>
        <table:table-row table:style-name="ro1">
          <table:table-cell office:value-type="string" calcext:value-type="string">
            <text:p>20/09/2017</text:p>
          </table:table-cell>
          <table:table-cell office:value-type="time" office:time-value="PT06H15M00S" calcext:value-type="time">
            <text:p>06:15:00</text:p>
          </table:table-cell>
          <table:table-cell office:value-type="time" office:time-value="PT18H02M00S" calcext:value-type="time">
            <text:p>18:02:00</text:p>
          </table:table-cell>
        </table:table-row>
        <table:table-row table:style-name="ro1">
          <table:table-cell office:value-type="string" calcext:value-type="string">
            <text:p>21/09/2017</text:p>
          </table:table-cell>
          <table:table-cell office:value-type="time" office:time-value="PT06H14M00S" calcext:value-type="time">
            <text:p>06:14:00</text:p>
          </table:table-cell>
          <table:table-cell office:value-type="time" office:time-value="PT18H02M00S" calcext:value-type="time">
            <text:p>18:02:00</text:p>
          </table:table-cell>
        </table:table-row>
        <table:table-row table:style-name="ro1">
          <table:table-cell office:value-type="string" calcext:value-type="string">
            <text:p>22/09/2017</text:p>
          </table:table-cell>
          <table:table-cell office:value-type="time" office:time-value="PT06H12M00S" calcext:value-type="time">
            <text:p>06:12:00</text:p>
          </table:table-cell>
          <table:table-cell office:value-type="time" office:time-value="PT18H21M00S" calcext:value-type="time">
            <text:p>18:21:00</text:p>
          </table:table-cell>
        </table:table-row>
        <table:table-row table:style-name="ro1">
          <table:table-cell office:value-type="string" calcext:value-type="string">
            <text:p>23/09/2017</text:p>
          </table:table-cell>
          <table:table-cell office:value-type="time" office:time-value="PT06H11M00S" calcext:value-type="time">
            <text:p>06:11:00</text:p>
          </table:table-cell>
          <table:table-cell office:value-type="time" office:time-value="PT18H21M00S" calcext:value-type="time">
            <text:p>18:21:00</text:p>
          </table:table-cell>
        </table:table-row>
        <table:table-row table:style-name="ro1">
          <table:table-cell office:value-type="string" calcext:value-type="string">
            <text:p>24/09/2017</text:p>
          </table:table-cell>
          <table:table-cell office:value-type="time" office:time-value="PT06H01M00S" calcext:value-type="time">
            <text:p>06:01:00</text:p>
          </table:table-cell>
          <table:table-cell office:value-type="time" office:time-value="PT18H21M00S" calcext:value-type="time">
            <text:p>18:21:00</text:p>
          </table:table-cell>
        </table:table-row>
        <table:table-row table:style-name="ro1">
          <table:table-cell office:value-type="string" calcext:value-type="string">
            <text:p>25/09/2017</text:p>
          </table:table-cell>
          <table:table-cell office:value-type="time" office:time-value="PT06H09M00S" calcext:value-type="time">
            <text:p>06:09:00</text:p>
          </table:table-cell>
          <table:table-cell office:value-type="time" office:time-value="PT18H22M00S" calcext:value-type="time">
            <text:p>18:22:00</text:p>
          </table:table-cell>
        </table:table-row>
        <table:table-row table:style-name="ro1">
          <table:table-cell office:value-type="string" calcext:value-type="string">
            <text:p>26/09/2017</text:p>
          </table:table-cell>
          <table:table-cell office:value-type="time" office:time-value="PT06H08M00S" calcext:value-type="time">
            <text:p>06:08:00</text:p>
          </table:table-cell>
          <table:table-cell office:value-type="time" office:time-value="PT18H22M00S" calcext:value-type="time">
            <text:p>18:22:00</text:p>
          </table:table-cell>
        </table:table-row>
        <table:table-row table:style-name="ro1">
          <table:table-cell office:value-type="string" calcext:value-type="string">
            <text:p>27/09/2017</text:p>
          </table:table-cell>
          <table:table-cell office:value-type="time" office:time-value="PT06H07M00S" calcext:value-type="time">
            <text:p>06:07:00</text:p>
          </table:table-cell>
          <table:table-cell office:value-type="time" office:time-value="PT18H23M00S" calcext:value-type="time">
            <text:p>18:23:00</text:p>
          </table:table-cell>
        </table:table-row>
        <table:table-row table:style-name="ro1">
          <table:table-cell office:value-type="string" calcext:value-type="string">
            <text:p>28/09/2017</text:p>
          </table:table-cell>
          <table:table-cell office:value-type="time" office:time-value="PT06H06M00S" calcext:value-type="time">
            <text:p>06:06:00</text:p>
          </table:table-cell>
          <table:table-cell office:value-type="time" office:time-value="PT18H23M00S" calcext:value-type="time">
            <text:p>18:23:00</text:p>
          </table:table-cell>
        </table:table-row>
        <table:table-row table:style-name="ro1">
          <table:table-cell office:value-type="string" calcext:value-type="string">
            <text:p>29/09/2017</text:p>
          </table:table-cell>
          <table:table-cell office:value-type="time" office:time-value="PT06H05M00S" calcext:value-type="time">
            <text:p>06:05:00</text:p>
          </table:table-cell>
          <table:table-cell office:value-type="time" office:time-value="PT18H24M00S" calcext:value-type="time">
            <text:p>18:24:00</text:p>
          </table:table-cell>
        </table:table-row>
        <table:table-row table:style-name="ro1">
          <table:table-cell office:value-type="string" calcext:value-type="string">
            <text:p>30/09/2017</text:p>
          </table:table-cell>
          <table:table-cell office:value-type="time" office:time-value="PT06H03M00S" calcext:value-type="time">
            <text:p>06:03:00</text:p>
          </table:table-cell>
          <table:table-cell office:value-type="time" office:time-value="PT18H24M00S" calcext:value-type="time">
            <text:p>18:24:00</text:p>
          </table:table-cell>
        </table:table-row>
        <table:table-row table:style-name="ro1">
          <table:table-cell office:value-type="string" calcext:value-type="string">
            <text:p>01/10/2017</text:p>
          </table:table-cell>
          <table:table-cell office:value-type="time" office:time-value="PT06H02M00S" calcext:value-type="time">
            <text:p>06:02:00</text:p>
          </table:table-cell>
          <table:table-cell office:value-type="time" office:time-value="PT18H25M00S" calcext:value-type="time">
            <text:p>18:25:00</text:p>
          </table:table-cell>
        </table:table-row>
        <table:table-row table:style-name="ro1">
          <table:table-cell office:value-type="string" calcext:value-type="string">
            <text:p>02/10/2017</text:p>
          </table:table-cell>
          <table:table-cell office:value-type="time" office:time-value="PT06H01M00S" calcext:value-type="time">
            <text:p>06:01:00</text:p>
          </table:table-cell>
          <table:table-cell office:value-type="time" office:time-value="PT18H25M00S" calcext:value-type="time">
            <text:p>18:25:00</text:p>
          </table:table-cell>
        </table:table-row>
        <table:table-row table:style-name="ro1">
          <table:table-cell office:value-type="string" calcext:value-type="string">
            <text:p>03/10/2017</text:p>
          </table:table-cell>
          <table:table-cell office:value-type="time" office:time-value="PT06H00M00S" calcext:value-type="time">
            <text:p>06:00:00</text:p>
          </table:table-cell>
          <table:table-cell office:value-type="time" office:time-value="PT18H26M00S" calcext:value-type="time">
            <text:p>18:26:00</text:p>
          </table:table-cell>
        </table:table-row>
        <table:table-row table:style-name="ro1">
          <table:table-cell office:value-type="string" calcext:value-type="string">
            <text:p>04/10/2017</text:p>
          </table:table-cell>
          <table:table-cell office:value-type="time" office:time-value="PT05H59M00S" calcext:value-type="time">
            <text:p>05:59:00</text:p>
          </table:table-cell>
          <table:table-cell office:value-type="time" office:time-value="PT18H26M00S" calcext:value-type="time">
            <text:p>18:26:00</text:p>
          </table:table-cell>
        </table:table-row>
        <table:table-row table:style-name="ro1">
          <table:table-cell office:value-type="string" calcext:value-type="string">
            <text:p>05/10/2017</text:p>
          </table:table-cell>
          <table:table-cell office:value-type="time" office:time-value="PT05H58M00S" calcext:value-type="time">
            <text:p>05:58:00</text:p>
          </table:table-cell>
          <table:table-cell office:value-type="time" office:time-value="PT18H27M00S" calcext:value-type="time">
            <text:p>18:27:00</text:p>
          </table:table-cell>
        </table:table-row>
        <table:table-row table:style-name="ro1">
          <table:table-cell office:value-type="string" calcext:value-type="string">
            <text:p>06/10/2017</text:p>
          </table:table-cell>
          <table:table-cell office:value-type="time" office:time-value="PT05H57M00S" calcext:value-type="time">
            <text:p>05:57:00</text:p>
          </table:table-cell>
          <table:table-cell office:value-type="time" office:time-value="PT18H27M00S" calcext:value-type="time">
            <text:p>18:27:00</text:p>
          </table:table-cell>
        </table:table-row>
        <table:table-row table:style-name="ro1">
          <table:table-cell office:value-type="string" calcext:value-type="string">
            <text:p>07/10/2017</text:p>
          </table:table-cell>
          <table:table-cell office:value-type="time" office:time-value="PT05H56M00S" calcext:value-type="time">
            <text:p>05:56:00</text:p>
          </table:table-cell>
          <table:table-cell office:value-type="time" office:time-value="PT18H28M00S" calcext:value-type="time">
            <text:p>18:28:00</text:p>
          </table:table-cell>
        </table:table-row>
        <table:table-row table:style-name="ro1">
          <table:table-cell office:value-type="string" calcext:value-type="string">
            <text:p>08/10/2017</text:p>
          </table:table-cell>
          <table:table-cell office:value-type="time" office:time-value="PT05H55M00S" calcext:value-type="time">
            <text:p>05:55:00</text:p>
          </table:table-cell>
          <table:table-cell office:value-type="time" office:time-value="PT18H28M00S" calcext:value-type="time">
            <text:p>18:28:00</text:p>
          </table:table-cell>
        </table:table-row>
        <table:table-row table:style-name="ro1">
          <table:table-cell office:value-type="string" calcext:value-type="string">
            <text:p>09/10/2017</text:p>
          </table:table-cell>
          <table:table-cell office:value-type="time" office:time-value="PT05H54M00S" calcext:value-type="time">
            <text:p>05:54:00</text:p>
          </table:table-cell>
          <table:table-cell office:value-type="time" office:time-value="PT18H29M00S" calcext:value-type="time">
            <text:p>18:29:00</text:p>
          </table:table-cell>
        </table:table-row>
        <table:table-row table:style-name="ro1">
          <table:table-cell office:value-type="string" calcext:value-type="string">
            <text:p>10/10/2017</text:p>
          </table:table-cell>
          <table:table-cell office:value-type="time" office:time-value="PT05H53M00S" calcext:value-type="time">
            <text:p>05:53:00</text:p>
          </table:table-cell>
          <table:table-cell office:value-type="time" office:time-value="PT18H29M00S" calcext:value-type="time">
            <text:p>18:29:00</text:p>
          </table:table-cell>
        </table:table-row>
        <table:table-row table:style-name="ro1">
          <table:table-cell office:value-type="string" calcext:value-type="string">
            <text:p>11/10/2017</text:p>
          </table:table-cell>
          <table:table-cell office:value-type="time" office:time-value="PT05H52M00S" calcext:value-type="time">
            <text:p>05:52:00</text:p>
          </table:table-cell>
          <table:table-cell office:value-type="time" office:time-value="PT18H03M00S" calcext:value-type="time">
            <text:p>18:03:00</text:p>
          </table:table-cell>
        </table:table-row>
        <table:table-row table:style-name="ro1">
          <table:table-cell office:value-type="string" calcext:value-type="string">
            <text:p>12/10/2017</text:p>
          </table:table-cell>
          <table:table-cell office:value-type="time" office:time-value="PT05H05M00S" calcext:value-type="time">
            <text:p>05:05:00</text:p>
          </table:table-cell>
          <table:table-cell office:value-type="time" office:time-value="PT18H03M00S" calcext:value-type="time">
            <text:p>18:03:00</text:p>
          </table:table-cell>
        </table:table-row>
        <table:table-row table:style-name="ro1">
          <table:table-cell office:value-type="string" calcext:value-type="string">
            <text:p>13/10/2017</text:p>
          </table:table-cell>
          <table:table-cell office:value-type="time" office:time-value="PT05H49M00S" calcext:value-type="time">
            <text:p>05:49:00</text:p>
          </table:table-cell>
          <table:table-cell office:value-type="time" office:time-value="PT18H31M00S" calcext:value-type="time">
            <text:p>18:31:00</text:p>
          </table:table-cell>
        </table:table-row>
        <table:table-row table:style-name="ro1">
          <table:table-cell office:value-type="string" calcext:value-type="string">
            <text:p>14/10/2017</text:p>
          </table:table-cell>
          <table:table-cell office:value-type="time" office:time-value="PT05H48M00S" calcext:value-type="time">
            <text:p>05:48:00</text:p>
          </table:table-cell>
          <table:table-cell office:value-type="time" office:time-value="PT18H31M00S" calcext:value-type="time">
            <text:p>18:31:00</text:p>
          </table:table-cell>
        </table:table-row>
        <table:table-row table:style-name="ro1">
          <table:table-cell office:value-type="string" calcext:value-type="string">
            <text:p>15/10/2017</text:p>
          </table:table-cell>
          <table:table-cell office:value-type="time" office:time-value="PT05H47M00S" calcext:value-type="time">
            <text:p>05:47:00</text:p>
          </table:table-cell>
          <table:table-cell office:value-type="time" office:time-value="PT18H32M00S" calcext:value-type="time">
            <text:p>18:32:00</text:p>
          </table:table-cell>
        </table:table-row>
        <table:table-row table:style-name="ro1">
          <table:table-cell office:value-type="string" calcext:value-type="string">
            <text:p>16/10/2017</text:p>
          </table:table-cell>
          <table:table-cell office:value-type="time" office:time-value="PT05H46M00S" calcext:value-type="time">
            <text:p>05:46:00</text:p>
          </table:table-cell>
          <table:table-cell office:value-type="time" office:time-value="PT18H33M00S" calcext:value-type="time">
            <text:p>18:33:00</text:p>
          </table:table-cell>
        </table:table-row>
        <table:table-row table:style-name="ro1">
          <table:table-cell office:value-type="string" calcext:value-type="string">
            <text:p>17/10/2017</text:p>
          </table:table-cell>
          <table:table-cell office:value-type="time" office:time-value="PT05H46M00S" calcext:value-type="time">
            <text:p>05:46:00</text:p>
          </table:table-cell>
          <table:table-cell office:value-type="time" office:time-value="PT18H33M00S" calcext:value-type="time">
            <text:p>18:33:00</text:p>
          </table:table-cell>
        </table:table-row>
        <table:table-row table:style-name="ro1">
          <table:table-cell office:value-type="string" calcext:value-type="string">
            <text:p>18/10/2017</text:p>
          </table:table-cell>
          <table:table-cell office:value-type="time" office:time-value="PT05H45M00S" calcext:value-type="time">
            <text:p>05:45:00</text:p>
          </table:table-cell>
          <table:table-cell office:value-type="time" office:time-value="PT18H34M00S" calcext:value-type="time">
            <text:p>18:34:00</text:p>
          </table:table-cell>
        </table:table-row>
        <table:table-row table:style-name="ro1">
          <table:table-cell office:value-type="string" calcext:value-type="string">
            <text:p>19/10/2017</text:p>
          </table:table-cell>
          <table:table-cell office:value-type="time" office:time-value="PT05H44M00S" calcext:value-type="time">
            <text:p>05:44:00</text:p>
          </table:table-cell>
          <table:table-cell office:value-type="time" office:time-value="PT18H34M00S" calcext:value-type="time">
            <text:p>18:34:00</text:p>
          </table:table-cell>
        </table:table-row>
        <table:table-row table:style-name="ro1">
          <table:table-cell office:value-type="string" calcext:value-type="string">
            <text:p>20/10/2017</text:p>
          </table:table-cell>
          <table:table-cell office:value-type="time" office:time-value="PT05H43M00S" calcext:value-type="time">
            <text:p>05:43:00</text:p>
          </table:table-cell>
          <table:table-cell office:value-type="time" office:time-value="PT18H35M00S" calcext:value-type="time">
            <text:p>18:35:00</text:p>
          </table:table-cell>
        </table:table-row>
        <table:table-row table:style-name="ro1">
          <table:table-cell office:value-type="string" calcext:value-type="string">
            <text:p>21/10/2017</text:p>
          </table:table-cell>
          <table:table-cell office:value-type="time" office:time-value="PT05H42M00S" calcext:value-type="time">
            <text:p>05:42:00</text:p>
          </table:table-cell>
          <table:table-cell office:value-type="time" office:time-value="PT18H35M00S" calcext:value-type="time">
            <text:p>18:35:00</text:p>
          </table:table-cell>
        </table:table-row>
        <table:table-row table:style-name="ro1">
          <table:table-cell office:value-type="string" calcext:value-type="string">
            <text:p>22/10/2017</text:p>
          </table:table-cell>
          <table:table-cell office:value-type="time" office:time-value="PT05H41M00S" calcext:value-type="time">
            <text:p>05:41:00</text:p>
          </table:table-cell>
          <table:table-cell office:value-type="time" office:time-value="PT18H36M00S" calcext:value-type="time">
            <text:p>18:36:00</text:p>
          </table:table-cell>
        </table:table-row>
        <table:table-row table:style-name="ro1">
          <table:table-cell office:value-type="string" calcext:value-type="string">
            <text:p>23/10/2017</text:p>
          </table:table-cell>
          <table:table-cell office:value-type="time" office:time-value="PT05H04M00S" calcext:value-type="time">
            <text:p>05:04:00</text:p>
          </table:table-cell>
          <table:table-cell office:value-type="time" office:time-value="PT18H37M00S" calcext:value-type="time">
            <text:p>18:37:00</text:p>
          </table:table-cell>
        </table:table-row>
        <table:table-row table:style-name="ro1">
          <table:table-cell office:value-type="string" calcext:value-type="string">
            <text:p>24/10/2017</text:p>
          </table:table-cell>
          <table:table-cell office:value-type="time" office:time-value="PT05H39M00S" calcext:value-type="time">
            <text:p>05:39:00</text:p>
          </table:table-cell>
          <table:table-cell office:value-type="time" office:time-value="PT18H37M00S" calcext:value-type="time">
            <text:p>18:37:00</text:p>
          </table:table-cell>
        </table:table-row>
        <table:table-row table:style-name="ro1">
          <table:table-cell office:value-type="string" calcext:value-type="string">
            <text:p>25/10/2017</text:p>
          </table:table-cell>
          <table:table-cell office:value-type="time" office:time-value="PT05H38M00S" calcext:value-type="time">
            <text:p>05:38:00</text:p>
          </table:table-cell>
          <table:table-cell office:value-type="time" office:time-value="PT18H38M00S" calcext:value-type="time">
            <text:p>18:38:00</text:p>
          </table:table-cell>
        </table:table-row>
        <table:table-row table:style-name="ro1">
          <table:table-cell office:value-type="string" calcext:value-type="string">
            <text:p>26/10/2017</text:p>
          </table:table-cell>
          <table:table-cell office:value-type="time" office:time-value="PT05H37M00S" calcext:value-type="time">
            <text:p>05:37:00</text:p>
          </table:table-cell>
          <table:table-cell office:value-type="time" office:time-value="PT18H39M00S" calcext:value-type="time">
            <text:p>18:39:00</text:p>
          </table:table-cell>
        </table:table-row>
        <table:table-row table:style-name="ro1">
          <table:table-cell office:value-type="string" calcext:value-type="string">
            <text:p>27/10/2017</text:p>
          </table:table-cell>
          <table:table-cell office:value-type="time" office:time-value="PT05H37M00S" calcext:value-type="time">
            <text:p>05:37:00</text:p>
          </table:table-cell>
          <table:table-cell office:value-type="time" office:time-value="PT18H39M00S" calcext:value-type="time">
            <text:p>18:39:00</text:p>
          </table:table-cell>
        </table:table-row>
        <table:table-row table:style-name="ro1">
          <table:table-cell office:value-type="string" calcext:value-type="string">
            <text:p>28/10/2017</text:p>
          </table:table-cell>
          <table:table-cell office:value-type="time" office:time-value="PT05H36M00S" calcext:value-type="time">
            <text:p>05:36:00</text:p>
          </table:table-cell>
          <table:table-cell office:value-type="time" office:time-value="PT18H04M00S" calcext:value-type="time">
            <text:p>18:04:00</text:p>
          </table:table-cell>
        </table:table-row>
        <table:table-row table:style-name="ro1">
          <table:table-cell office:value-type="string" calcext:value-type="string">
            <text:p>29/10/2017</text:p>
          </table:table-cell>
          <table:table-cell office:value-type="time" office:time-value="PT05H35M00S" calcext:value-type="time">
            <text:p>05:35:00</text:p>
          </table:table-cell>
          <table:table-cell office:value-type="time" office:time-value="PT18H41M00S" calcext:value-type="time">
            <text:p>18:41:00</text:p>
          </table:table-cell>
        </table:table-row>
        <table:table-row table:style-name="ro1">
          <table:table-cell office:value-type="string" calcext:value-type="string">
            <text:p>30/10/2017</text:p>
          </table:table-cell>
          <table:table-cell office:value-type="time" office:time-value="PT05H34M00S" calcext:value-type="time">
            <text:p>05:34:00</text:p>
          </table:table-cell>
          <table:table-cell office:value-type="time" office:time-value="PT18H41M00S" calcext:value-type="time">
            <text:p>18:41:00</text:p>
          </table:table-cell>
        </table:table-row>
        <table:table-row table:style-name="ro1">
          <table:table-cell office:value-type="string" calcext:value-type="string">
            <text:p>31/10/2017</text:p>
          </table:table-cell>
          <table:table-cell office:value-type="time" office:time-value="PT05H34M00S" calcext:value-type="time">
            <text:p>05:34:00</text:p>
          </table:table-cell>
          <table:table-cell office:value-type="time" office:time-value="PT18H42M00S" calcext:value-type="time">
            <text:p>18:42:00</text:p>
          </table:table-cell>
        </table:table-row>
        <table:table-row table:style-name="ro1">
          <table:table-cell office:value-type="string" calcext:value-type="string">
            <text:p>01/11/2017</text:p>
          </table:table-cell>
          <table:table-cell office:value-type="time" office:time-value="PT05H33M00S" calcext:value-type="time">
            <text:p>05:33:00</text:p>
          </table:table-cell>
          <table:table-cell office:value-type="time" office:time-value="PT18H43M00S" calcext:value-type="time">
            <text:p>18:43:00</text:p>
          </table:table-cell>
        </table:table-row>
        <table:table-row table:style-name="ro1">
          <table:table-cell office:value-type="string" calcext:value-type="string">
            <text:p>02/11/2017</text:p>
          </table:table-cell>
          <table:table-cell office:value-type="time" office:time-value="PT05H32M00S" calcext:value-type="time">
            <text:p>05:32:00</text:p>
          </table:table-cell>
          <table:table-cell office:value-type="time" office:time-value="PT18H43M00S" calcext:value-type="time">
            <text:p>18:43:00</text:p>
          </table:table-cell>
        </table:table-row>
        <table:table-row table:style-name="ro1">
          <table:table-cell office:value-type="string" calcext:value-type="string">
            <text:p>03/11/2017</text:p>
          </table:table-cell>
          <table:table-cell office:value-type="time" office:time-value="PT05H31M00S" calcext:value-type="time">
            <text:p>05:31:00</text:p>
          </table:table-cell>
          <table:table-cell office:value-type="time" office:time-value="PT18H44M00S" calcext:value-type="time">
            <text:p>18:44:00</text:p>
          </table:table-cell>
        </table:table-row>
        <table:table-row table:style-name="ro1">
          <table:table-cell office:value-type="string" calcext:value-type="string">
            <text:p>04/11/2017</text:p>
          </table:table-cell>
          <table:table-cell office:value-type="time" office:time-value="PT05H31M00S" calcext:value-type="time">
            <text:p>05:31:00</text:p>
          </table:table-cell>
          <table:table-cell office:value-type="time" office:time-value="PT18H45M00S" calcext:value-type="time">
            <text:p>18:45:00</text:p>
          </table:table-cell>
        </table:table-row>
        <table:table-row table:style-name="ro1">
          <table:table-cell office:value-type="string" calcext:value-type="string">
            <text:p>05/11/2017</text:p>
          </table:table-cell>
          <table:table-cell office:value-type="time" office:time-value="PT05H03M00S" calcext:value-type="time">
            <text:p>05:03:00</text:p>
          </table:table-cell>
          <table:table-cell office:value-type="time" office:time-value="PT18H45M00S" calcext:value-type="time">
            <text:p>18:45:00</text:p>
          </table:table-cell>
        </table:table-row>
        <table:table-row table:style-name="ro1">
          <table:table-cell office:value-type="string" calcext:value-type="string">
            <text:p>06/11/2017</text:p>
          </table:table-cell>
          <table:table-cell office:value-type="time" office:time-value="PT05H29M00S" calcext:value-type="time">
            <text:p>05:29:00</text:p>
          </table:table-cell>
          <table:table-cell office:value-type="time" office:time-value="PT18H46M00S" calcext:value-type="time">
            <text:p>18:46:00</text:p>
          </table:table-cell>
        </table:table-row>
        <table:table-row table:style-name="ro1">
          <table:table-cell office:value-type="string" calcext:value-type="string">
            <text:p>07/11/2017</text:p>
          </table:table-cell>
          <table:table-cell office:value-type="time" office:time-value="PT05H29M00S" calcext:value-type="time">
            <text:p>05:29:00</text:p>
          </table:table-cell>
          <table:table-cell office:value-type="time" office:time-value="PT18H47M00S" calcext:value-type="time">
            <text:p>18:47:00</text:p>
          </table:table-cell>
        </table:table-row>
        <table:table-row table:style-name="ro1">
          <table:table-cell office:value-type="string" calcext:value-type="string">
            <text:p>08/11/2017</text:p>
          </table:table-cell>
          <table:table-cell office:value-type="time" office:time-value="PT05H28M00S" calcext:value-type="time">
            <text:p>05:28:00</text:p>
          </table:table-cell>
          <table:table-cell office:value-type="time" office:time-value="PT18H48M00S" calcext:value-type="time">
            <text:p>18:48:00</text:p>
          </table:table-cell>
        </table:table-row>
        <table:table-row table:style-name="ro1">
          <table:table-cell office:value-type="string" calcext:value-type="string">
            <text:p>09/11/2017</text:p>
          </table:table-cell>
          <table:table-cell office:value-type="time" office:time-value="PT05H28M00S" calcext:value-type="time">
            <text:p>05:28:00</text:p>
          </table:table-cell>
          <table:table-cell office:value-type="time" office:time-value="PT18H48M00S" calcext:value-type="time">
            <text:p>18:48:00</text:p>
          </table:table-cell>
        </table:table-row>
        <table:table-row table:style-name="ro1">
          <table:table-cell office:value-type="string" calcext:value-type="string">
            <text:p>10/11/2017</text:p>
          </table:table-cell>
          <table:table-cell office:value-type="time" office:time-value="PT05H27M00S" calcext:value-type="time">
            <text:p>05:27:00</text:p>
          </table:table-cell>
          <table:table-cell office:value-type="time" office:time-value="PT18H49M00S" calcext:value-type="time">
            <text:p>18:49:00</text:p>
          </table:table-cell>
        </table:table-row>
        <table:table-row table:style-name="ro1">
          <table:table-cell office:value-type="string" calcext:value-type="string">
            <text:p>11/11/2017</text:p>
          </table:table-cell>
          <table:table-cell office:value-type="time" office:time-value="PT05H27M00S" calcext:value-type="time">
            <text:p>05:27:00</text:p>
          </table:table-cell>
          <table:table-cell office:value-type="time" office:time-value="PT18H05M00S" calcext:value-type="time">
            <text:p>18:05:00</text:p>
          </table:table-cell>
        </table:table-row>
        <table:table-row table:style-name="ro1">
          <table:table-cell office:value-type="string" calcext:value-type="string">
            <text:p>12/11/2017</text:p>
          </table:table-cell>
          <table:table-cell office:value-type="time" office:time-value="PT05H26M00S" calcext:value-type="time">
            <text:p>05:26:00</text:p>
          </table:table-cell>
          <table:table-cell office:value-type="time" office:time-value="PT18H51M00S" calcext:value-type="time">
            <text:p>18:51:00</text:p>
          </table:table-cell>
        </table:table-row>
        <table:table-row table:style-name="ro1">
          <table:table-cell office:value-type="string" calcext:value-type="string">
            <text:p>13/11/2017</text:p>
          </table:table-cell>
          <table:table-cell office:value-type="time" office:time-value="PT05H26M00S" calcext:value-type="time">
            <text:p>05:26:00</text:p>
          </table:table-cell>
          <table:table-cell office:value-type="time" office:time-value="PT18H51M00S" calcext:value-type="time">
            <text:p>18:51:00</text:p>
          </table:table-cell>
        </table:table-row>
        <table:table-row table:style-name="ro1">
          <table:table-cell office:value-type="string" calcext:value-type="string">
            <text:p>14/11/2017</text:p>
          </table:table-cell>
          <table:table-cell office:value-type="time" office:time-value="PT05H25M00S" calcext:value-type="time">
            <text:p>05:25:00</text:p>
          </table:table-cell>
          <table:table-cell office:value-type="time" office:time-value="PT18H52M00S" calcext:value-type="time">
            <text:p>18:52:00</text:p>
          </table:table-cell>
        </table:table-row>
        <table:table-row table:style-name="ro1">
          <table:table-cell office:value-type="string" calcext:value-type="string">
            <text:p>15/11/2017</text:p>
          </table:table-cell>
          <table:table-cell office:value-type="time" office:time-value="PT05H25M00S" calcext:value-type="time">
            <text:p>05:25:00</text:p>
          </table:table-cell>
          <table:table-cell office:value-type="time" office:time-value="PT18H53M00S" calcext:value-type="time">
            <text:p>18:53:00</text:p>
          </table:table-cell>
        </table:table-row>
        <table:table-row table:style-name="ro1">
          <table:table-cell office:value-type="string" calcext:value-type="string">
            <text:p>16/11/2017</text:p>
          </table:table-cell>
          <table:table-cell office:value-type="time" office:time-value="PT05H25M00S" calcext:value-type="time">
            <text:p>05:25:00</text:p>
          </table:table-cell>
          <table:table-cell office:value-type="time" office:time-value="PT18H54M00S" calcext:value-type="time">
            <text:p>18:54:00</text:p>
          </table:table-cell>
        </table:table-row>
        <table:table-row table:style-name="ro1">
          <table:table-cell office:value-type="string" calcext:value-type="string">
            <text:p>17/11/2017</text:p>
          </table:table-cell>
          <table:table-cell office:value-type="time" office:time-value="PT05H24M00S" calcext:value-type="time">
            <text:p>05:24:00</text:p>
          </table:table-cell>
          <table:table-cell office:value-type="time" office:time-value="PT18H54M00S" calcext:value-type="time">
            <text:p>18:54:00</text:p>
          </table:table-cell>
        </table:table-row>
        <table:table-row table:style-name="ro1">
          <table:table-cell office:value-type="string" calcext:value-type="string">
            <text:p>18/11/2017</text:p>
          </table:table-cell>
          <table:table-cell office:value-type="time" office:time-value="PT05H24M00S" calcext:value-type="time">
            <text:p>05:24:00</text:p>
          </table:table-cell>
          <table:table-cell office:value-type="time" office:time-value="PT18H55M00S" calcext:value-type="time">
            <text:p>18:55:00</text:p>
          </table:table-cell>
        </table:table-row>
        <table:table-row table:style-name="ro1">
          <table:table-cell office:value-type="string" calcext:value-type="string">
            <text:p>19/11/2017</text:p>
          </table:table-cell>
          <table:table-cell office:value-type="time" office:time-value="PT05H23M00S" calcext:value-type="time">
            <text:p>05:23:00</text:p>
          </table:table-cell>
          <table:table-cell office:value-type="time" office:time-value="PT18H56M00S" calcext:value-type="time">
            <text:p>18:56:00</text:p>
          </table:table-cell>
        </table:table-row>
        <table:table-row table:style-name="ro1">
          <table:table-cell office:value-type="string" calcext:value-type="string">
            <text:p>20/11/2017</text:p>
          </table:table-cell>
          <table:table-cell office:value-type="time" office:time-value="PT05H23M00S" calcext:value-type="time">
            <text:p>05:23:00</text:p>
          </table:table-cell>
          <table:table-cell office:value-type="time" office:time-value="PT18H57M00S" calcext:value-type="time">
            <text:p>18:57:00</text:p>
          </table:table-cell>
        </table:table-row>
        <table:table-row table:style-name="ro1">
          <table:table-cell office:value-type="string" calcext:value-type="string">
            <text:p>21/11/2017</text:p>
          </table:table-cell>
          <table:table-cell office:value-type="time" office:time-value="PT05H23M00S" calcext:value-type="time">
            <text:p>05:23:00</text:p>
          </table:table-cell>
          <table:table-cell office:value-type="time" office:time-value="PT18H57M00S" calcext:value-type="time">
            <text:p>18:57:00</text:p>
          </table:table-cell>
        </table:table-row>
        <table:table-row table:style-name="ro1">
          <table:table-cell office:value-type="string" calcext:value-type="string">
            <text:p>22/11/2017</text:p>
          </table:table-cell>
          <table:table-cell office:value-type="time" office:time-value="PT05H23M00S" calcext:value-type="time">
            <text:p>05:23:00</text:p>
          </table:table-cell>
          <table:table-cell office:value-type="time" office:time-value="PT18H58M00S" calcext:value-type="time">
            <text:p>18:58:00</text:p>
          </table:table-cell>
        </table:table-row>
        <table:table-row table:style-name="ro1">
          <table:table-cell office:value-type="string" calcext:value-type="string">
            <text:p>23/11/2017</text:p>
          </table:table-cell>
          <table:table-cell office:value-type="time" office:time-value="PT05H23M00S" calcext:value-type="time">
            <text:p>05:23:00</text:p>
          </table:table-cell>
          <table:table-cell office:value-type="time" office:time-value="PT18H59M00S" calcext:value-type="time">
            <text:p>18:59:00</text:p>
          </table:table-cell>
        </table:table-row>
        <table:table-row table:style-name="ro1">
          <table:table-cell office:value-type="string" calcext:value-type="string">
            <text:p>24/11/2017</text:p>
          </table:table-cell>
          <table:table-cell office:value-type="time" office:time-value="PT05H22M00S" calcext:value-type="time">
            <text:p>05:22:00</text:p>
          </table:table-cell>
          <table:table-cell office:value-type="time" office:time-value="PT19H00M00S" calcext:value-type="time">
            <text:p>19:00:00</text:p>
          </table:table-cell>
        </table:table-row>
        <table:table-row table:style-name="ro1">
          <table:table-cell office:value-type="string" calcext:value-type="string">
            <text:p>25/11/2017</text:p>
          </table:table-cell>
          <table:table-cell office:value-type="time" office:time-value="PT05H22M00S" calcext:value-type="time">
            <text:p>05:22:00</text:p>
          </table:table-cell>
          <table:table-cell office:value-type="time" office:time-value="PT19H01M00S" calcext:value-type="time">
            <text:p>19:01:00</text:p>
          </table:table-cell>
        </table:table-row>
        <table:table-row table:style-name="ro1">
          <table:table-cell office:value-type="string" calcext:value-type="string">
            <text:p>26/11/2017</text:p>
          </table:table-cell>
          <table:table-cell office:value-type="time" office:time-value="PT05H22M00S" calcext:value-type="time">
            <text:p>05:22:00</text:p>
          </table:table-cell>
          <table:table-cell office:value-type="time" office:time-value="PT19H01M00S" calcext:value-type="time">
            <text:p>19:01:00</text:p>
          </table:table-cell>
        </table:table-row>
        <table:table-row table:style-name="ro1">
          <table:table-cell office:value-type="string" calcext:value-type="string">
            <text:p>27/11/2017</text:p>
          </table:table-cell>
          <table:table-cell office:value-type="time" office:time-value="PT05H22M00S" calcext:value-type="time">
            <text:p>05:22:00</text:p>
          </table:table-cell>
          <table:table-cell office:value-type="time" office:time-value="PT19H02M00S" calcext:value-type="time">
            <text:p>19:02:00</text:p>
          </table:table-cell>
        </table:table-row>
        <table:table-row table:style-name="ro1">
          <table:table-cell office:value-type="string" calcext:value-type="string">
            <text:p>28/11/2017</text:p>
          </table:table-cell>
          <table:table-cell office:value-type="time" office:time-value="PT05H22M00S" calcext:value-type="time">
            <text:p>05:22:00</text:p>
          </table:table-cell>
          <table:table-cell office:value-type="time" office:time-value="PT19H03M00S" calcext:value-type="time">
            <text:p>19:03:00</text:p>
          </table:table-cell>
        </table:table-row>
        <table:table-row table:style-name="ro1">
          <table:table-cell office:value-type="string" calcext:value-type="string">
            <text:p>29/11/2017</text:p>
          </table:table-cell>
          <table:table-cell office:value-type="time" office:time-value="PT05H22M00S" calcext:value-type="time">
            <text:p>05:22:00</text:p>
          </table:table-cell>
          <table:table-cell office:value-type="time" office:time-value="PT19H04M00S" calcext:value-type="time">
            <text:p>19:04:00</text:p>
          </table:table-cell>
        </table:table-row>
        <table:table-row table:style-name="ro1">
          <table:table-cell office:value-type="string" calcext:value-type="string">
            <text:p>30/11/2017</text:p>
          </table:table-cell>
          <table:table-cell office:value-type="time" office:time-value="PT05H22M00S" calcext:value-type="time">
            <text:p>05:22:00</text:p>
          </table:table-cell>
          <table:table-cell office:value-type="time" office:time-value="PT19H04M00S" calcext:value-type="time">
            <text:p>19:04:00</text:p>
          </table:table-cell>
        </table:table-row>
        <table:table-row table:style-name="ro1">
          <table:table-cell office:value-type="string" calcext:value-type="string">
            <text:p>01/12/2017</text:p>
          </table:table-cell>
          <table:table-cell office:value-type="time" office:time-value="PT05H22M00S" calcext:value-type="time">
            <text:p>05:22:00</text:p>
          </table:table-cell>
          <table:table-cell office:value-type="time" office:time-value="PT19H05M00S" calcext:value-type="time">
            <text:p>19:05:00</text:p>
          </table:table-cell>
        </table:table-row>
        <table:table-row table:style-name="ro1">
          <table:table-cell office:value-type="string" calcext:value-type="string">
            <text:p>02/12/2017</text:p>
          </table:table-cell>
          <table:table-cell office:value-type="time" office:time-value="PT05H22M00S" calcext:value-type="time">
            <text:p>05:22:00</text:p>
          </table:table-cell>
          <table:table-cell office:value-type="time" office:time-value="PT19H06M00S" calcext:value-type="time">
            <text:p>19:06:00</text:p>
          </table:table-cell>
        </table:table-row>
        <table:table-row table:style-name="ro1">
          <table:table-cell office:value-type="string" calcext:value-type="string">
            <text:p>03/12/2017</text:p>
          </table:table-cell>
          <table:table-cell office:value-type="time" office:time-value="PT05H22M00S" calcext:value-type="time">
            <text:p>05:22:00</text:p>
          </table:table-cell>
          <table:table-cell office:value-type="time" office:time-value="PT19H07M00S" calcext:value-type="time">
            <text:p>19:07:00</text:p>
          </table:table-cell>
        </table:table-row>
        <table:table-row table:style-name="ro1">
          <table:table-cell office:value-type="string" calcext:value-type="string">
            <text:p>04/12/2017</text:p>
          </table:table-cell>
          <table:table-cell office:value-type="time" office:time-value="PT05H22M00S" calcext:value-type="time">
            <text:p>05:22:00</text:p>
          </table:table-cell>
          <table:table-cell office:value-type="time" office:time-value="PT19H07M00S" calcext:value-type="time">
            <text:p>19:07:00</text:p>
          </table:table-cell>
        </table:table-row>
        <table:table-row table:style-name="ro1">
          <table:table-cell office:value-type="string" calcext:value-type="string">
            <text:p>05/12/2017</text:p>
          </table:table-cell>
          <table:table-cell office:value-type="time" office:time-value="PT05H22M00S" calcext:value-type="time">
            <text:p>05:22:00</text:p>
          </table:table-cell>
          <table:table-cell office:value-type="time" office:time-value="PT19H08M00S" calcext:value-type="time">
            <text:p>19:08:00</text:p>
          </table:table-cell>
        </table:table-row>
        <table:table-row table:style-name="ro1">
          <table:table-cell office:value-type="string" calcext:value-type="string">
            <text:p>06/12/2017</text:p>
          </table:table-cell>
          <table:table-cell office:value-type="time" office:time-value="PT05H22M00S" calcext:value-type="time">
            <text:p>05:22:00</text:p>
          </table:table-cell>
          <table:table-cell office:value-type="time" office:time-value="PT19H09M00S" calcext:value-type="time">
            <text:p>19:09:00</text:p>
          </table:table-cell>
        </table:table-row>
        <table:table-row table:style-name="ro1">
          <table:table-cell office:value-type="string" calcext:value-type="string">
            <text:p>07/12/2017</text:p>
          </table:table-cell>
          <table:table-cell office:value-type="time" office:time-value="PT05H22M00S" calcext:value-type="time">
            <text:p>05:22:00</text:p>
          </table:table-cell>
          <table:table-cell office:value-type="time" office:time-value="PT19H01M00S" calcext:value-type="time">
            <text:p>19:01:00</text:p>
          </table:table-cell>
        </table:table-row>
        <table:table-row table:style-name="ro1">
          <table:table-cell office:value-type="string" calcext:value-type="string">
            <text:p>08/12/2017</text:p>
          </table:table-cell>
          <table:table-cell office:value-type="time" office:time-value="PT05H23M00S" calcext:value-type="time">
            <text:p>05:23:00</text:p>
          </table:table-cell>
          <table:table-cell office:value-type="time" office:time-value="PT19H01M00S" calcext:value-type="time">
            <text:p>19:01:00</text:p>
          </table:table-cell>
        </table:table-row>
        <table:table-row table:style-name="ro1">
          <table:table-cell office:value-type="string" calcext:value-type="string">
            <text:p>09/12/2017</text:p>
          </table:table-cell>
          <table:table-cell office:value-type="time" office:time-value="PT05H23M00S" calcext:value-type="time">
            <text:p>05:23:00</text:p>
          </table:table-cell>
          <table:table-cell office:value-type="time" office:time-value="PT19H11M00S" calcext:value-type="time">
            <text:p>19:11:00</text:p>
          </table:table-cell>
        </table:table-row>
        <table:table-row table:style-name="ro1">
          <table:table-cell office:value-type="string" calcext:value-type="string">
            <text:p>10/12/2017</text:p>
          </table:table-cell>
          <table:table-cell office:value-type="time" office:time-value="PT05H23M00S" calcext:value-type="time">
            <text:p>05:23:00</text:p>
          </table:table-cell>
          <table:table-cell office:value-type="time" office:time-value="PT19H12M00S" calcext:value-type="time">
            <text:p>19:12:00</text:p>
          </table:table-cell>
        </table:table-row>
        <table:table-row table:style-name="ro1">
          <table:table-cell office:value-type="string" calcext:value-type="string">
            <text:p>11/12/2017</text:p>
          </table:table-cell>
          <table:table-cell office:value-type="time" office:time-value="PT05H23M00S" calcext:value-type="time">
            <text:p>05:23:00</text:p>
          </table:table-cell>
          <table:table-cell office:value-type="time" office:time-value="PT19H12M00S" calcext:value-type="time">
            <text:p>19:12:00</text:p>
          </table:table-cell>
        </table:table-row>
        <table:table-row table:style-name="ro1">
          <table:table-cell office:value-type="string" calcext:value-type="string">
            <text:p>12/12/2017</text:p>
          </table:table-cell>
          <table:table-cell office:value-type="time" office:time-value="PT05H24M00S" calcext:value-type="time">
            <text:p>05:24:00</text:p>
          </table:table-cell>
          <table:table-cell office:value-type="time" office:time-value="PT19H13M00S" calcext:value-type="time">
            <text:p>19:13:00</text:p>
          </table:table-cell>
        </table:table-row>
        <table:table-row table:style-name="ro1">
          <table:table-cell office:value-type="string" calcext:value-type="string">
            <text:p>13/12/2017</text:p>
          </table:table-cell>
          <table:table-cell office:value-type="time" office:time-value="PT05H24M00S" calcext:value-type="time">
            <text:p>05:24:00</text:p>
          </table:table-cell>
          <table:table-cell office:value-type="time" office:time-value="PT19H13M00S" calcext:value-type="time">
            <text:p>19:13:00</text:p>
          </table:table-cell>
        </table:table-row>
        <table:table-row table:style-name="ro1">
          <table:table-cell office:value-type="string" calcext:value-type="string">
            <text:p>14/12/2017</text:p>
          </table:table-cell>
          <table:table-cell office:value-type="time" office:time-value="PT05H24M00S" calcext:value-type="time">
            <text:p>05:24:00</text:p>
          </table:table-cell>
          <table:table-cell office:value-type="time" office:time-value="PT19H14M00S" calcext:value-type="time">
            <text:p>19:14:00</text:p>
          </table:table-cell>
        </table:table-row>
        <table:table-row table:style-name="ro1">
          <table:table-cell office:value-type="string" calcext:value-type="string">
            <text:p>15/12/2017</text:p>
          </table:table-cell>
          <table:table-cell office:value-type="time" office:time-value="PT05H25M00S" calcext:value-type="time">
            <text:p>05:25:00</text:p>
          </table:table-cell>
          <table:table-cell office:value-type="time" office:time-value="PT19H15M00S" calcext:value-type="time">
            <text:p>19:15:00</text:p>
          </table:table-cell>
        </table:table-row>
        <table:table-row table:style-name="ro1">
          <table:table-cell office:value-type="string" calcext:value-type="string">
            <text:p>16/12/2017</text:p>
          </table:table-cell>
          <table:table-cell office:value-type="time" office:time-value="PT05H25M00S" calcext:value-type="time">
            <text:p>05:25:00</text:p>
          </table:table-cell>
          <table:table-cell office:value-type="time" office:time-value="PT19H15M00S" calcext:value-type="time">
            <text:p>19:15:00</text:p>
          </table:table-cell>
        </table:table-row>
        <table:table-row table:style-name="ro1">
          <table:table-cell office:value-type="string" calcext:value-type="string">
            <text:p>17/12/2017</text:p>
          </table:table-cell>
          <table:table-cell office:value-type="time" office:time-value="PT05H25M00S" calcext:value-type="time">
            <text:p>05:25:00</text:p>
          </table:table-cell>
          <table:table-cell office:value-type="time" office:time-value="PT19H16M00S" calcext:value-type="time">
            <text:p>19:16:00</text:p>
          </table:table-cell>
        </table:table-row>
        <table:table-row table:style-name="ro1">
          <table:table-cell office:value-type="string" calcext:value-type="string">
            <text:p>18/12/2017</text:p>
          </table:table-cell>
          <table:table-cell office:value-type="time" office:time-value="PT05H26M00S" calcext:value-type="time">
            <text:p>05:26:00</text:p>
          </table:table-cell>
          <table:table-cell office:value-type="time" office:time-value="PT19H16M00S" calcext:value-type="time">
            <text:p>19:16:00</text:p>
          </table:table-cell>
        </table:table-row>
        <table:table-row table:style-name="ro1">
          <table:table-cell office:value-type="string" calcext:value-type="string">
            <text:p>19/12/2017</text:p>
          </table:table-cell>
          <table:table-cell office:value-type="time" office:time-value="PT05H26M00S" calcext:value-type="time">
            <text:p>05:26:00</text:p>
          </table:table-cell>
          <table:table-cell office:value-type="time" office:time-value="PT19H17M00S" calcext:value-type="time">
            <text:p>19:17:00</text:p>
          </table:table-cell>
        </table:table-row>
        <table:table-row table:style-name="ro1">
          <table:table-cell office:value-type="string" calcext:value-type="string">
            <text:p>20/12/2017</text:p>
          </table:table-cell>
          <table:table-cell office:value-type="time" office:time-value="PT05H27M00S" calcext:value-type="time">
            <text:p>05:27:00</text:p>
          </table:table-cell>
          <table:table-cell office:value-type="time" office:time-value="PT19H17M00S" calcext:value-type="time">
            <text:p>19:17:00</text:p>
          </table:table-cell>
        </table:table-row>
        <table:table-row table:style-name="ro1">
          <table:table-cell office:value-type="string" calcext:value-type="string">
            <text:p>21/12/2017</text:p>
          </table:table-cell>
          <table:table-cell office:value-type="time" office:time-value="PT05H27M00S" calcext:value-type="time">
            <text:p>05:27:00</text:p>
          </table:table-cell>
          <table:table-cell office:value-type="time" office:time-value="PT19H18M00S" calcext:value-type="time">
            <text:p>19:18:00</text:p>
          </table:table-cell>
        </table:table-row>
        <table:table-row table:style-name="ro1">
          <table:table-cell office:value-type="string" calcext:value-type="string">
            <text:p>22/12/2017</text:p>
          </table:table-cell>
          <table:table-cell office:value-type="time" office:time-value="PT05H28M00S" calcext:value-type="time">
            <text:p>05:28:00</text:p>
          </table:table-cell>
          <table:table-cell office:value-type="time" office:time-value="PT19H18M00S" calcext:value-type="time">
            <text:p>19:18:00</text:p>
          </table:table-cell>
        </table:table-row>
        <table:table-row table:style-name="ro1">
          <table:table-cell office:value-type="string" calcext:value-type="string">
            <text:p>23/12/2017</text:p>
          </table:table-cell>
          <table:table-cell office:value-type="time" office:time-value="PT05H28M00S" calcext:value-type="time">
            <text:p>05:28:00</text:p>
          </table:table-cell>
          <table:table-cell office:value-type="time" office:time-value="PT19H19M00S" calcext:value-type="time">
            <text:p>19:19:00</text:p>
          </table:table-cell>
        </table:table-row>
        <table:table-row table:style-name="ro1">
          <table:table-cell office:value-type="string" calcext:value-type="string">
            <text:p>24/12/2017</text:p>
          </table:table-cell>
          <table:table-cell office:value-type="time" office:time-value="PT05H29M00S" calcext:value-type="time">
            <text:p>05:29:00</text:p>
          </table:table-cell>
          <table:table-cell office:value-type="time" office:time-value="PT19H19M00S" calcext:value-type="time">
            <text:p>19:19:00</text:p>
          </table:table-cell>
        </table:table-row>
        <table:table-row table:style-name="ro1">
          <table:table-cell office:value-type="string" calcext:value-type="string">
            <text:p>25/12/2017</text:p>
          </table:table-cell>
          <table:table-cell office:value-type="time" office:time-value="PT05H29M00S" calcext:value-type="time">
            <text:p>05:29:00</text:p>
          </table:table-cell>
          <table:table-cell office:value-type="time" office:time-value="PT19H02M00S" calcext:value-type="time">
            <text:p>19:02:00</text:p>
          </table:table-cell>
        </table:table-row>
        <table:table-row table:style-name="ro1">
          <table:table-cell office:value-type="string" calcext:value-type="string">
            <text:p>26/12/2017</text:p>
          </table:table-cell>
          <table:table-cell office:value-type="time" office:time-value="PT05H03M00S" calcext:value-type="time">
            <text:p>05:03:00</text:p>
          </table:table-cell>
          <table:table-cell office:value-type="time" office:time-value="PT19H02M00S" calcext:value-type="time">
            <text:p>19:02:00</text:p>
          </table:table-cell>
        </table:table-row>
        <table:table-row table:style-name="ro1">
          <table:table-cell office:value-type="string" calcext:value-type="string">
            <text:p>27/12/2017</text:p>
          </table:table-cell>
          <table:table-cell office:value-type="time" office:time-value="PT05H31M00S" calcext:value-type="time">
            <text:p>05:31:00</text:p>
          </table:table-cell>
          <table:table-cell office:value-type="time" office:time-value="PT19H21M00S" calcext:value-type="time">
            <text:p>19:21:00</text:p>
          </table:table-cell>
        </table:table-row>
        <table:table-row table:style-name="ro1">
          <table:table-cell office:value-type="string" calcext:value-type="string">
            <text:p>28/12/2017</text:p>
          </table:table-cell>
          <table:table-cell office:value-type="time" office:time-value="PT05H31M00S" calcext:value-type="time">
            <text:p>05:31:00</text:p>
          </table:table-cell>
          <table:table-cell office:value-type="time" office:time-value="PT19H21M00S" calcext:value-type="time">
            <text:p>19:21:00</text:p>
          </table:table-cell>
        </table:table-row>
        <table:table-row table:style-name="ro1">
          <table:table-cell office:value-type="string" calcext:value-type="string">
            <text:p>29/12/2017</text:p>
          </table:table-cell>
          <table:table-cell office:value-type="time" office:time-value="PT05H32M00S" calcext:value-type="time">
            <text:p>05:32:00</text:p>
          </table:table-cell>
          <table:table-cell office:value-type="time" office:time-value="PT19H21M00S" calcext:value-type="time">
            <text:p>19:21:00</text:p>
          </table:table-cell>
        </table:table-row>
        <table:table-row table:style-name="ro1">
          <table:table-cell office:value-type="string" calcext:value-type="string">
            <text:p>30/12/2017</text:p>
          </table:table-cell>
          <table:table-cell office:value-type="time" office:time-value="PT05H33M00S" calcext:value-type="time">
            <text:p>05:33:00</text:p>
          </table:table-cell>
          <table:table-cell office:value-type="time" office:time-value="PT19H22M00S" calcext:value-type="time">
            <text:p>19:22:00</text:p>
          </table:table-cell>
        </table:table-row>
        <table:table-row table:style-name="ro1">
          <table:table-cell office:value-type="string" calcext:value-type="string">
            <text:p>31/12/2017</text:p>
          </table:table-cell>
          <table:table-cell office:value-type="time" office:time-value="PT05H33M00S" calcext:value-type="time">
            <text:p>05:33:00</text:p>
          </table:table-cell>
          <table:table-cell office:value-type="time" office:time-value="PT19H22M00S" calcext:value-type="time">
            <text:p>19:22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21:15:32.4601575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20:26:36.073511347</meta:creation-date>
    <dc:date>2017-04-10T21:27:14.247830100</dc:date>
    <meta:editing-duration>PT19M11S</meta:editing-duration>
    <meta:editing-cycles>4</meta:editing-cycles>
    <meta:generator>LibreOffice/4.3.3.2$Linux_X86_64 LibreOffice_project/430m0$Build-2</meta:generator>
    <meta:document-statistic meta:table-count="3" meta:cell-count="222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785cm" svg:height="11.582cm" xlink:href=".." xlink:type="simple" chart:class="chart:line" chart:style-name="ch1">
        <chart:legend chart:legend-position="end" svg:x="30.324cm" svg:y="5.243cm" style:legend-expansion="high" chart:style-name="ch2"/>
        <chart:plot-area chart:style-name="ch3" table:cell-range-address="Planilha1.A1:Planilha1.C366" chart:data-source-has-labels="both" svg:x="0.675cm" svg:y="0.231cm" svg:width="28.974cm" svg:height="11.12cm">
          <chartooo:coordinate-region svg:x="2.249cm" svg:y="0.43cm" svg:width="27.4cm" svg:height="9.193cm"/>
          <chart:axis chart:dimension="x" chart:name="primary-x" chart:style-name="ch4" chartooo:axis-type="auto">
            <chartooo:date-scale/>
            <chart:categories table:cell-range-address="Planilha1.A2:Planilha1.A3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366" chart:label-cell-address="Planilha1.B1:Planilha1.B1" chart:class="chart:line">
            <chart:data-point chart:repeated="365"/>
          </chart:series>
          <chart:series chart:style-name="ch8" chart:values-cell-range-address="Planilha1.C2:Planilha1.C366" chart:label-cell-address="Planilha1.C1:Planilha1.C1" chart:class="chart:line">
            <chart:data-point chart:repeated="36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scer do sol</text:p>
                <draw:g>
                  <svg:desc>Planilha1.B1:Planilha1.B1</svg:desc>
                </draw:g>
              </table:table-cell>
              <table:table-cell office:value-type="string">
                <text:p>Pôr do sol</text:p>
                <draw:g>
                  <svg:desc>Planilha1.C1:Planilh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/01/2017</text:p>
                <draw:g>
                  <svg:desc>Planilha1.A2:Planilha1.A366</svg:desc>
                </draw:g>
              </table:table-cell>
              <table:table-cell office:value-type="float" office:value="0.231944444444444">
                <text:p>0.231944444444444</text:p>
                <draw:g>
                  <svg:desc>Planilha1.B2:Planilha1.B366</svg:desc>
                </draw:g>
              </table:table-cell>
              <table:table-cell office:value-type="float" office:value="0.806944444444444">
                <text:p>0.806944444444444</text:p>
                <draw:g>
                  <svg:desc>Planilha1.C2:Planilha1.C366</svg:desc>
                </draw:g>
              </table:table-cell>
            </table:table-row>
            <table:table-row>
              <table:table-cell office:value-type="string">
                <text:p>02/01/2017</text:p>
              </table:table-cell>
              <table:table-cell office:value-type="float" office:value="0.232638888888889">
                <text:p>0.232638888888889</text:p>
              </table:table-cell>
              <table:table-cell office:value-type="float" office:value="0.806944444444444">
                <text:p>0.806944444444444</text:p>
              </table:table-cell>
            </table:table-row>
            <table:table-row>
              <table:table-cell office:value-type="string">
                <text:p>03/01/2017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807638888888889">
                <text:p>0.807638888888889</text:p>
              </table:table-cell>
            </table:table-row>
            <table:table-row>
              <table:table-cell office:value-type="string">
                <text:p>04/01/2017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807638888888889">
                <text:p>0.807638888888889</text:p>
              </table:table-cell>
            </table:table-row>
            <table:table-row>
              <table:table-cell office:value-type="string">
                <text:p>05/01/2017</text:p>
              </table:table-cell>
              <table:table-cell office:value-type="float" office:value="0.234027777777778">
                <text:p>0.234027777777778</text:p>
              </table:table-cell>
              <table:table-cell office:value-type="float" office:value="0.807638888888889">
                <text:p>0.807638888888889</text:p>
              </table:table-cell>
            </table:table-row>
            <table:table-row>
              <table:table-cell office:value-type="string">
                <text:p>06/01/2017</text:p>
              </table:table-cell>
              <table:table-cell office:value-type="float" office:value="0.234722222222222">
                <text:p>0.234722222222222</text:p>
              </table:table-cell>
              <table:table-cell office:value-type="float" office:value="0.807638888888889">
                <text:p>0.807638888888889</text:p>
              </table:table-cell>
            </table:table-row>
            <table:table-row>
              <table:table-cell office:value-type="string">
                <text:p>07/01/2017</text:p>
              </table:table-cell>
              <table:table-cell office:value-type="float" office:value="0.234722222222222">
                <text:p>0.234722222222222</text:p>
              </table:table-cell>
              <table:table-cell office:value-type="float" office:value="0.807638888888889">
                <text:p>0.807638888888889</text:p>
              </table:table-cell>
            </table:table-row>
            <table:table-row>
              <table:table-cell office:value-type="string">
                <text:p>08/01/2017</text:p>
              </table:table-cell>
              <table:table-cell office:value-type="float" office:value="0.235416666666667">
                <text:p>0.235416666666667</text:p>
              </table:table-cell>
              <table:table-cell office:value-type="float" office:value="0.807638888888889">
                <text:p>0.807638888888889</text:p>
              </table:table-cell>
            </table:table-row>
            <table:table-row>
              <table:table-cell office:value-type="string">
                <text:p>09/01/2017</text:p>
              </table:table-cell>
              <table:table-cell office:value-type="float" office:value="0.211111111111111">
                <text:p>0.211111111111111</text:p>
              </table:table-cell>
              <table:table-cell office:value-type="float" office:value="0.807638888888889">
                <text:p>0.807638888888889</text:p>
              </table:table-cell>
            </table:table-row>
            <table:table-row>
              <table:table-cell office:value-type="string">
                <text:p>10/01/2017</text:p>
              </table:table-cell>
              <table:table-cell office:value-type="float" office:value="0.236805555555556">
                <text:p>0.236805555555556</text:p>
              </table:table-cell>
              <table:table-cell office:value-type="float" office:value="0.807638888888889">
                <text:p>0.807638888888889</text:p>
              </table:table-cell>
            </table:table-row>
            <table:table-row>
              <table:table-cell office:value-type="string">
                <text:p>11/01/2017</text:p>
              </table:table-cell>
              <table:table-cell office:value-type="float" office:value="0.2375">
                <text:p>0.2375</text:p>
              </table:table-cell>
              <table:table-cell office:value-type="float" office:value="0.807638888888889">
                <text:p>0.807638888888889</text:p>
              </table:table-cell>
            </table:table-row>
            <table:table-row>
              <table:table-cell office:value-type="string">
                <text:p>12/01/2017</text:p>
              </table:table-cell>
              <table:table-cell office:value-type="float" office:value="0.2375">
                <text:p>0.2375</text:p>
              </table:table-cell>
              <table:table-cell office:value-type="float" office:value="0.807638888888889">
                <text:p>0.807638888888889</text:p>
              </table:table-cell>
            </table:table-row>
            <table:table-row>
              <table:table-cell office:value-type="string">
                <text:p>13/01/2017</text:p>
              </table:table-cell>
              <table:table-cell office:value-type="float" office:value="0.238194444444444">
                <text:p>0.238194444444444</text:p>
              </table:table-cell>
              <table:table-cell office:value-type="float" office:value="0.807638888888889">
                <text:p>0.807638888888889</text:p>
              </table:table-cell>
            </table:table-row>
            <table:table-row>
              <table:table-cell office:value-type="string">
                <text:p>14/01/2017</text:p>
              </table:table-cell>
              <table:table-cell office:value-type="float" office:value="0.238888888888889">
                <text:p>0.238888888888889</text:p>
              </table:table-cell>
              <table:table-cell office:value-type="float" office:value="0.807638888888889">
                <text:p>0.807638888888889</text:p>
              </table:table-cell>
            </table:table-row>
            <table:table-row>
              <table:table-cell office:value-type="string">
                <text:p>15/01/2017</text:p>
              </table:table-cell>
              <table:table-cell office:value-type="float" office:value="0.239583333333333">
                <text:p>0.239583333333333</text:p>
              </table:table-cell>
              <table:table-cell office:value-type="float" office:value="0.807638888888889">
                <text:p>0.807638888888889</text:p>
              </table:table-cell>
            </table:table-row>
            <table:table-row>
              <table:table-cell office:value-type="string">
                <text:p>16/01/2017</text:p>
              </table:table-cell>
              <table:table-cell office:value-type="float" office:value="0.240277777777778">
                <text:p>0.240277777777778</text:p>
              </table:table-cell>
              <table:table-cell office:value-type="float" office:value="0.807638888888889">
                <text:p>0.807638888888889</text:p>
              </table:table-cell>
            </table:table-row>
            <table:table-row>
              <table:table-cell office:value-type="string">
                <text:p>17/01/2017</text:p>
              </table:table-cell>
              <table:table-cell office:value-type="float" office:value="0.240277777777778">
                <text:p>0.240277777777778</text:p>
              </table:table-cell>
              <table:table-cell office:value-type="float" office:value="0.807638888888889">
                <text:p>0.807638888888889</text:p>
              </table:table-cell>
            </table:table-row>
            <table:table-row>
              <table:table-cell office:value-type="string">
                <text:p>18/01/2017</text:p>
              </table:table-cell>
              <table:table-cell office:value-type="float" office:value="0.240972222222222">
                <text:p>0.240972222222222</text:p>
              </table:table-cell>
              <table:table-cell office:value-type="float" office:value="0.806944444444444">
                <text:p>0.806944444444444</text:p>
              </table:table-cell>
            </table:table-row>
            <table:table-row>
              <table:table-cell office:value-type="string">
                <text:p>19/01/2017</text:p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0.806944444444444">
                <text:p>0.806944444444444</text:p>
              </table:table-cell>
            </table:table-row>
            <table:table-row>
              <table:table-cell office:value-type="string">
                <text:p>20/01/2017</text:p>
              </table:table-cell>
              <table:table-cell office:value-type="float" office:value="0.242361111111111">
                <text:p>0.242361111111111</text:p>
              </table:table-cell>
              <table:table-cell office:value-type="float" office:value="0.806944444444444">
                <text:p>0.806944444444444</text:p>
              </table:table-cell>
            </table:table-row>
            <table:table-row>
              <table:table-cell office:value-type="string">
                <text:p>21/01/2017</text:p>
              </table:table-cell>
              <table:table-cell office:value-type="float" office:value="0.211805555555556">
                <text:p>0.211805555555556</text:p>
              </table:table-cell>
              <table:table-cell office:value-type="float" office:value="0.806944444444444">
                <text:p>0.806944444444444</text:p>
              </table:table-cell>
            </table:table-row>
            <table:table-row>
              <table:table-cell office:value-type="string">
                <text:p>22/01/2017</text:p>
              </table:table-cell>
              <table:table-cell office:value-type="float" office:value="0.211805555555556">
                <text:p>0.211805555555556</text:p>
              </table:table-cell>
              <table:table-cell office:value-type="float" office:value="0.80625">
                <text:p>0.80625</text:p>
              </table:table-cell>
            </table:table-row>
            <table:table-row>
              <table:table-cell office:value-type="string">
                <text:p>23/01/2017</text:p>
              </table:table-cell>
              <table:table-cell office:value-type="float" office:value="0.24375">
                <text:p>0.24375</text:p>
              </table:table-cell>
              <table:table-cell office:value-type="float" office:value="0.80625">
                <text:p>0.80625</text:p>
              </table:table-cell>
            </table:table-row>
            <table:table-row>
              <table:table-cell office:value-type="string">
                <text:p>24/01/2017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0.80625">
                <text:p>0.80625</text:p>
              </table:table-cell>
            </table:table-row>
            <table:table-row>
              <table:table-cell office:value-type="string">
                <text:p>25/01/2017</text:p>
              </table:table-cell>
              <table:table-cell office:value-type="float" office:value="0.245138888888889">
                <text:p>0.245138888888889</text:p>
              </table:table-cell>
              <table:table-cell office:value-type="float" office:value="0.793055555555555">
                <text:p>0.793055555555555</text:p>
              </table:table-cell>
            </table:table-row>
            <table:table-row>
              <table:table-cell office:value-type="string">
                <text:p>26/01/2017</text:p>
              </table:table-cell>
              <table:table-cell office:value-type="float" office:value="0.245833333333333">
                <text:p>0.245833333333333</text:p>
              </table:table-cell>
              <table:table-cell office:value-type="float" office:value="0.793055555555555">
                <text:p>0.793055555555555</text:p>
              </table:table-cell>
            </table:table-row>
            <table:table-row>
              <table:table-cell office:value-type="string">
                <text:p>27/01/2017</text:p>
              </table:table-cell>
              <table:table-cell office:value-type="float" office:value="0.245833333333333">
                <text:p>0.245833333333333</text:p>
              </table:table-cell>
              <table:table-cell office:value-type="float" office:value="0.793055555555555">
                <text:p>0.793055555555555</text:p>
              </table:table-cell>
            </table:table-row>
            <table:table-row>
              <table:table-cell office:value-type="string">
                <text:p>28/01/2017</text:p>
              </table:table-cell>
              <table:table-cell office:value-type="float" office:value="0.246527777777778">
                <text:p>0.246527777777778</text:p>
              </table:table-cell>
              <table:table-cell office:value-type="float" office:value="0.804861111111111">
                <text:p>0.804861111111111</text:p>
              </table:table-cell>
            </table:table-row>
            <table:table-row>
              <table:table-cell office:value-type="string">
                <text:p>29/01/2017</text:p>
              </table:table-cell>
              <table:table-cell office:value-type="float" office:value="0.247222222222222">
                <text:p>0.247222222222222</text:p>
              </table:table-cell>
              <table:table-cell office:value-type="float" office:value="0.804861111111111">
                <text:p>0.804861111111111</text:p>
              </table:table-cell>
            </table:table-row>
            <table:table-row>
              <table:table-cell office:value-type="string">
                <text:p>30/01/2017</text:p>
              </table:table-cell>
              <table:table-cell office:value-type="float" office:value="0.247916666666667">
                <text:p>0.247916666666667</text:p>
              </table:table-cell>
              <table:table-cell office:value-type="float" office:value="0.804166666666667">
                <text:p>0.804166666666667</text:p>
              </table:table-cell>
            </table:table-row>
            <table:table-row>
              <table:table-cell office:value-type="string">
                <text:p>31/01/2017</text:p>
              </table:table-cell>
              <table:table-cell office:value-type="float" office:value="0.248611111111111">
                <text:p>0.248611111111111</text:p>
              </table:table-cell>
              <table:table-cell office:value-type="float" office:value="0.804166666666667">
                <text:p>0.804166666666667</text:p>
              </table:table-cell>
            </table:table-row>
            <table:table-row>
              <table:table-cell office:value-type="string">
                <text:p>01/02/2017</text:p>
              </table:table-cell>
              <table:table-cell office:value-type="float" office:value="0.248611111111111">
                <text:p>0.248611111111111</text:p>
              </table:table-cell>
              <table:table-cell office:value-type="float" office:value="0.803472222222222">
                <text:p>0.803472222222222</text:p>
              </table:table-cell>
            </table:table-row>
            <table:table-row>
              <table:table-cell office:value-type="string">
                <text:p>02/02/2017</text:p>
              </table:table-cell>
              <table:table-cell office:value-type="float" office:value="0.249305555555556">
                <text:p>0.249305555555556</text:p>
              </table:table-cell>
              <table:table-cell office:value-type="float" office:value="0.803472222222222">
                <text:p>0.803472222222222</text:p>
              </table:table-cell>
            </table:table-row>
            <table:table-row>
              <table:table-cell office:value-type="string">
                <text:p>03/02/2017</text:p>
              </table:table-cell>
              <table:table-cell office:value-type="float" office:value="0.25">
                <text:p>0.25</text:p>
              </table:table-cell>
              <table:table-cell office:value-type="float" office:value="0.802777777777778">
                <text:p>0.802777777777778</text:p>
              </table:table-cell>
            </table:table-row>
            <table:table-row>
              <table:table-cell office:value-type="string">
                <text:p>04/02/2017</text:p>
              </table:table-cell>
              <table:table-cell office:value-type="float" office:value="0.250694444444444">
                <text:p>0.250694444444444</text:p>
              </table:table-cell>
              <table:table-cell office:value-type="float" office:value="0.802083333333333">
                <text:p>0.802083333333333</text:p>
              </table:table-cell>
            </table:table-row>
            <table:table-row>
              <table:table-cell office:value-type="string">
                <text:p>05/02/2017</text:p>
              </table:table-cell>
              <table:table-cell office:value-type="float" office:value="0.250694444444444">
                <text:p>0.250694444444444</text:p>
              </table:table-cell>
              <table:table-cell office:value-type="float" office:value="0.802083333333333">
                <text:p>0.802083333333333</text:p>
              </table:table-cell>
            </table:table-row>
            <table:table-row>
              <table:table-cell office:value-type="string">
                <text:p>06/02/2017</text:p>
              </table:table-cell>
              <table:table-cell office:value-type="float" office:value="0.251388888888889">
                <text:p>0.251388888888889</text:p>
              </table:table-cell>
              <table:table-cell office:value-type="float" office:value="0.801388888888889">
                <text:p>0.801388888888889</text:p>
              </table:table-cell>
            </table:table-row>
            <table:table-row>
              <table:table-cell office:value-type="string">
                <text:p>07/02/2017</text:p>
              </table:table-cell>
              <table:table-cell office:value-type="float" office:value="0.252083333333333">
                <text:p>0.252083333333333</text:p>
              </table:table-cell>
              <table:table-cell office:value-type="float" office:value="0.801388888888889">
                <text:p>0.801388888888889</text:p>
              </table:table-cell>
            </table:table-row>
            <table:table-row>
              <table:table-cell office:value-type="string">
                <text:p>08/02/2017</text:p>
              </table:table-cell>
              <table:table-cell office:value-type="float" office:value="0.252777777777778">
                <text:p>0.252777777777778</text:p>
              </table:table-cell>
              <table:table-cell office:value-type="float" office:value="0.800694444444444">
                <text:p>0.800694444444444</text:p>
              </table:table-cell>
            </table:table-row>
            <table:table-row>
              <table:table-cell office:value-type="string">
                <text:p>09/02/2017</text:p>
              </table:table-cell>
              <table:table-cell office:value-type="float" office:value="0.252777777777778">
                <text:p>0.25277777777777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/02/2017</text:p>
              </table:table-cell>
              <table:table-cell office:value-type="float" office:value="0.253472222222222">
                <text:p>0.253472222222222</text:p>
              </table:table-cell>
              <table:table-cell office:value-type="float" office:value="0.799305555555556">
                <text:p>0.799305555555556</text:p>
              </table:table-cell>
            </table:table-row>
            <table:table-row>
              <table:table-cell office:value-type="string">
                <text:p>11/02/2017</text:p>
              </table:table-cell>
              <table:table-cell office:value-type="float" office:value="0.254166666666667">
                <text:p>0.254166666666667</text:p>
              </table:table-cell>
              <table:table-cell office:value-type="float" office:value="0.799305555555556">
                <text:p>0.799305555555556</text:p>
              </table:table-cell>
            </table:table-row>
            <table:table-row>
              <table:table-cell office:value-type="string">
                <text:p>12/02/2017</text:p>
              </table:table-cell>
              <table:table-cell office:value-type="float" office:value="0.254861111111111">
                <text:p>0.254861111111111</text:p>
              </table:table-cell>
              <table:table-cell office:value-type="float" office:value="0.792361111111111">
                <text:p>0.792361111111111</text:p>
              </table:table-cell>
            </table:table-row>
            <table:table-row>
              <table:table-cell office:value-type="string">
                <text:p>13/02/2017</text:p>
              </table:table-cell>
              <table:table-cell office:value-type="float" office:value="0.254861111111111">
                <text:p>0.254861111111111</text:p>
              </table:table-cell>
              <table:table-cell office:value-type="float" office:value="0.797916666666667">
                <text:p>0.797916666666667</text:p>
              </table:table-cell>
            </table:table-row>
            <table:table-row>
              <table:table-cell office:value-type="string">
                <text:p>14/02/2017</text:p>
              </table:table-cell>
              <table:table-cell office:value-type="float" office:value="0.255555555555556">
                <text:p>0.255555555555556</text:p>
              </table:table-cell>
              <table:table-cell office:value-type="float" office:value="0.797222222222222">
                <text:p>0.797222222222222</text:p>
              </table:table-cell>
            </table:table-row>
            <table:table-row>
              <table:table-cell office:value-type="string">
                <text:p>15/02/2017</text:p>
              </table:table-cell>
              <table:table-cell office:value-type="float" office:value="0.25625">
                <text:p>0.25625</text:p>
              </table:table-cell>
              <table:table-cell office:value-type="float" office:value="0.797222222222222">
                <text:p>0.797222222222222</text:p>
              </table:table-cell>
            </table:table-row>
            <table:table-row>
              <table:table-cell office:value-type="string">
                <text:p>16/02/2017</text:p>
              </table:table-cell>
              <table:table-cell office:value-type="float" office:value="0.25625">
                <text:p>0.25625</text:p>
              </table:table-cell>
              <table:table-cell office:value-type="float" office:value="0.796527777777778">
                <text:p>0.796527777777778</text:p>
              </table:table-cell>
            </table:table-row>
            <table:table-row>
              <table:table-cell office:value-type="string">
                <text:p>17/02/2017</text:p>
              </table:table-cell>
              <table:table-cell office:value-type="float" office:value="0.250694444444444">
                <text:p>0.250694444444444</text:p>
              </table:table-cell>
              <table:table-cell office:value-type="float" office:value="0.795833333333333">
                <text:p>0.795833333333333</text:p>
              </table:table-cell>
            </table:table-row>
            <table:table-row>
              <table:table-cell office:value-type="string">
                <text:p>18/02/2017</text:p>
              </table:table-cell>
              <table:table-cell office:value-type="float" office:value="0.257638888888889">
                <text:p>0.257638888888889</text:p>
              </table:table-cell>
              <table:table-cell office:value-type="float" office:value="0.795138888888889">
                <text:p>0.795138888888889</text:p>
              </table:table-cell>
            </table:table-row>
            <table:table-row>
              <table:table-cell office:value-type="string">
                <text:p>19/02/2017</text:p>
              </table:table-cell>
              <table:table-cell office:value-type="float" office:value="0.257638888888889">
                <text:p>0.257638888888889</text:p>
              </table:table-cell>
              <table:table-cell office:value-type="float" office:value="0.794444444444444">
                <text:p>0.794444444444444</text:p>
              </table:table-cell>
            </table:table-row>
            <table:table-row>
              <table:table-cell office:value-type="string">
                <text:p>20/02/2017</text:p>
              </table:table-cell>
              <table:table-cell office:value-type="float" office:value="0.258333333333333">
                <text:p>0.258333333333333</text:p>
              </table:table-cell>
              <table:table-cell office:value-type="float" office:value="0.79375">
                <text:p>0.79375</text:p>
              </table:table-cell>
            </table:table-row>
            <table:table-row>
              <table:table-cell office:value-type="string">
                <text:p>21/02/2017</text:p>
              </table:table-cell>
              <table:table-cell office:value-type="float" office:value="0.259027777777778">
                <text:p>0.259027777777778</text:p>
              </table:table-cell>
              <table:table-cell office:value-type="float" office:value="0.793055555555555">
                <text:p>0.793055555555555</text:p>
              </table:table-cell>
            </table:table-row>
            <table:table-row>
              <table:table-cell office:value-type="string">
                <text:p>22/02/2017</text:p>
              </table:table-cell>
              <table:table-cell office:value-type="float" office:value="0.259027777777778">
                <text:p>0.259027777777778</text:p>
              </table:table-cell>
              <table:table-cell office:value-type="float" office:value="0.793055555555555">
                <text:p>0.793055555555555</text:p>
              </table:table-cell>
            </table:table-row>
            <table:table-row>
              <table:table-cell office:value-type="string">
                <text:p>23/02/2017</text:p>
              </table:table-cell>
              <table:table-cell office:value-type="float" office:value="0.259722222222222">
                <text:p>0.259722222222222</text:p>
              </table:table-cell>
              <table:table-cell office:value-type="float" office:value="0.792361111111111">
                <text:p>0.792361111111111</text:p>
              </table:table-cell>
            </table:table-row>
            <table:table-row>
              <table:table-cell office:value-type="string">
                <text:p>24/02/2017</text:p>
              </table:table-cell>
              <table:table-cell office:value-type="float" office:value="0.260416666666667">
                <text:p>0.260416666666667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25/02/2017</text:p>
              </table:table-cell>
              <table:table-cell office:value-type="float" office:value="0.260416666666667">
                <text:p>0.260416666666667</text:p>
              </table:table-cell>
              <table:table-cell office:value-type="float" office:value="0.790972222222222">
                <text:p>0.790972222222222</text:p>
              </table:table-cell>
            </table:table-row>
            <table:table-row>
              <table:table-cell office:value-type="string">
                <text:p>26/02/2017</text:p>
              </table:table-cell>
              <table:table-cell office:value-type="float" office:value="0.261111111111111">
                <text:p>0.261111111111111</text:p>
              </table:table-cell>
              <table:table-cell office:value-type="float" office:value="0.790277777777778">
                <text:p>0.790277777777778</text:p>
              </table:table-cell>
            </table:table-row>
            <table:table-row>
              <table:table-cell office:value-type="string">
                <text:p>27/02/2017</text:p>
              </table:table-cell>
              <table:table-cell office:value-type="float" office:value="0.261805555555556">
                <text:p>0.261805555555556</text:p>
              </table:table-cell>
              <table:table-cell office:value-type="float" office:value="0.789583333333333">
                <text:p>0.789583333333333</text:p>
              </table:table-cell>
            </table:table-row>
            <table:table-row>
              <table:table-cell office:value-type="string">
                <text:p>28/02/2017</text:p>
              </table:table-cell>
              <table:table-cell office:value-type="float" office:value="0.261805555555556">
                <text:p>0.261805555555556</text:p>
              </table:table-cell>
              <table:table-cell office:value-type="float" office:value="0.788888888888889">
                <text:p>0.788888888888889</text:p>
              </table:table-cell>
            </table:table-row>
            <table:table-row>
              <table:table-cell office:value-type="string">
                <text:p>01/03/2017</text:p>
              </table:table-cell>
              <table:table-cell office:value-type="float" office:value="0.2625">
                <text:p>0.2625</text:p>
              </table:table-cell>
              <table:table-cell office:value-type="float" office:value="0.788194444444444">
                <text:p>0.788194444444444</text:p>
              </table:table-cell>
            </table:table-row>
            <table:table-row>
              <table:table-cell office:value-type="string">
                <text:p>02/03/2017</text:p>
              </table:table-cell>
              <table:table-cell office:value-type="float" office:value="0.2625">
                <text:p>0.2625</text:p>
              </table:table-cell>
              <table:table-cell office:value-type="float" office:value="0.7875">
                <text:p>0.7875</text:p>
              </table:table-cell>
            </table:table-row>
            <table:table-row>
              <table:table-cell office:value-type="string">
                <text:p>03/03/2017</text:p>
              </table:table-cell>
              <table:table-cell office:value-type="float" office:value="0.263194444444444">
                <text:p>0.263194444444444</text:p>
              </table:table-cell>
              <table:table-cell office:value-type="float" office:value="0.786805555555556">
                <text:p>0.786805555555556</text:p>
              </table:table-cell>
            </table:table-row>
            <table:table-row>
              <table:table-cell office:value-type="string">
                <text:p>04/03/2017</text:p>
              </table:table-cell>
              <table:table-cell office:value-type="float" office:value="0.251388888888889">
                <text:p>0.251388888888889</text:p>
              </table:table-cell>
              <table:table-cell office:value-type="float" office:value="0.786111111111111">
                <text:p>0.786111111111111</text:p>
              </table:table-cell>
            </table:table-row>
            <table:table-row>
              <table:table-cell office:value-type="string">
                <text:p>05/03/2017</text:p>
              </table:table-cell>
              <table:table-cell office:value-type="float" office:value="0.251388888888889">
                <text:p>0.251388888888889</text:p>
              </table:table-cell>
              <table:table-cell office:value-type="float" office:value="0.785416666666667">
                <text:p>0.785416666666667</text:p>
              </table:table-cell>
            </table:table-row>
            <table:table-row>
              <table:table-cell office:value-type="string">
                <text:p>06/03/2017</text:p>
              </table:table-cell>
              <table:table-cell office:value-type="float" office:value="0.264583333333333">
                <text:p>0.264583333333333</text:p>
              </table:table-cell>
              <table:table-cell office:value-type="float" office:value="0.753472222222222">
                <text:p>0.753472222222222</text:p>
              </table:table-cell>
            </table:table-row>
            <table:table-row>
              <table:table-cell office:value-type="string">
                <text:p>07/03/2017</text:p>
              </table:table-cell>
              <table:table-cell office:value-type="float" office:value="0.264583333333333">
                <text:p>0.264583333333333</text:p>
              </table:table-cell>
              <table:table-cell office:value-type="float" office:value="0.784027777777778">
                <text:p>0.784027777777778</text:p>
              </table:table-cell>
            </table:table-row>
            <table:table-row>
              <table:table-cell office:value-type="string">
                <text:p>08/03/2017</text:p>
              </table:table-cell>
              <table:table-cell office:value-type="float" office:value="0.265277777777778">
                <text:p>0.265277777777778</text:p>
              </table:table-cell>
              <table:table-cell office:value-type="float" office:value="0.783333333333333">
                <text:p>0.783333333333333</text:p>
              </table:table-cell>
            </table:table-row>
            <table:table-row>
              <table:table-cell office:value-type="string">
                <text:p>09/03/2017</text:p>
              </table:table-cell>
              <table:table-cell office:value-type="float" office:value="0.265277777777778">
                <text:p>0.265277777777778</text:p>
              </table:table-cell>
              <table:table-cell office:value-type="float" office:value="0.782638888888889">
                <text:p>0.782638888888889</text:p>
              </table:table-cell>
            </table:table-row>
            <table:table-row>
              <table:table-cell office:value-type="string">
                <text:p>10/03/2017</text:p>
              </table:table-cell>
              <table:table-cell office:value-type="float" office:value="0.265972222222222">
                <text:p>0.265972222222222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11/03/2017</text:p>
              </table:table-cell>
              <table:table-cell office:value-type="float" office:value="0.265972222222222">
                <text:p>0.265972222222222</text:p>
              </table:table-cell>
              <table:table-cell office:value-type="float" office:value="0.780555555555556">
                <text:p>0.780555555555556</text:p>
              </table:table-cell>
            </table:table-row>
            <table:table-row>
              <table:table-cell office:value-type="string">
                <text:p>12/03/201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779861111111111">
                <text:p>0.779861111111111</text:p>
              </table:table-cell>
            </table:table-row>
            <table:table-row>
              <table:table-cell office:value-type="string">
                <text:p>13/03/201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779166666666667">
                <text:p>0.779166666666667</text:p>
              </table:table-cell>
            </table:table-row>
            <table:table-row>
              <table:table-cell office:value-type="string">
                <text:p>14/03/2017</text:p>
              </table:table-cell>
              <table:table-cell office:value-type="float" office:value="0.267361111111111">
                <text:p>0.267361111111111</text:p>
              </table:table-cell>
              <table:table-cell office:value-type="float" office:value="0.778472222222222">
                <text:p>0.778472222222222</text:p>
              </table:table-cell>
            </table:table-row>
            <table:table-row>
              <table:table-cell office:value-type="string">
                <text:p>15/03/2017</text:p>
              </table:table-cell>
              <table:table-cell office:value-type="float" office:value="0.268055555555556">
                <text:p>0.268055555555556</text:p>
              </table:table-cell>
              <table:table-cell office:value-type="float" office:value="0.752777777777778">
                <text:p>0.752777777777778</text:p>
              </table:table-cell>
            </table:table-row>
            <table:table-row>
              <table:table-cell office:value-type="string">
                <text:p>16/03/2017</text:p>
              </table:table-cell>
              <table:table-cell office:value-type="float" office:value="0.268055555555556">
                <text:p>0.268055555555556</text:p>
              </table:table-cell>
              <table:table-cell office:value-type="float" office:value="0.777083333333333">
                <text:p>0.777083333333333</text:p>
              </table:table-cell>
            </table:table-row>
            <table:table-row>
              <table:table-cell office:value-type="string">
                <text:p>17/03/2017</text:p>
              </table:table-cell>
              <table:table-cell office:value-type="float" office:value="0.26875">
                <text:p>0.26875</text:p>
              </table:table-cell>
              <table:table-cell office:value-type="float" office:value="0.776388888888889">
                <text:p>0.776388888888889</text:p>
              </table:table-cell>
            </table:table-row>
            <table:table-row>
              <table:table-cell office:value-type="string">
                <text:p>18/03/2017</text:p>
              </table:table-cell>
              <table:table-cell office:value-type="float" office:value="0.26875">
                <text:p>0.26875</text:p>
              </table:table-cell>
              <table:table-cell office:value-type="float" office:value="0.775694444444444">
                <text:p>0.775694444444444</text:p>
              </table:table-cell>
            </table:table-row>
            <table:table-row>
              <table:table-cell office:value-type="string">
                <text:p>19/03/2017</text:p>
              </table:table-cell>
              <table:table-cell office:value-type="float" office:value="0.269444444444444">
                <text:p>0.269444444444444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20/03/2017</text:p>
              </table:table-cell>
              <table:table-cell office:value-type="float" office:value="0.269444444444444">
                <text:p>0.269444444444444</text:p>
              </table:table-cell>
              <table:table-cell office:value-type="float" office:value="0.774305555555556">
                <text:p>0.774305555555556</text:p>
              </table:table-cell>
            </table:table-row>
            <table:table-row>
              <table:table-cell office:value-type="string">
                <text:p>21/03/2017</text:p>
              </table:table-cell>
              <table:table-cell office:value-type="float" office:value="0.270138888888889">
                <text:p>0.270138888888889</text:p>
              </table:table-cell>
              <table:table-cell office:value-type="float" office:value="0.772916666666667">
                <text:p>0.772916666666667</text:p>
              </table:table-cell>
            </table:table-row>
            <table:table-row>
              <table:table-cell office:value-type="string">
                <text:p>22/03/2017</text:p>
              </table:table-cell>
              <table:table-cell office:value-type="float" office:value="0.270138888888889">
                <text:p>0.270138888888889</text:p>
              </table:table-cell>
              <table:table-cell office:value-type="float" office:value="0.772222222222222">
                <text:p>0.772222222222222</text:p>
              </table:table-cell>
            </table:table-row>
            <table:table-row>
              <table:table-cell office:value-type="string">
                <text:p>23/03/2017</text:p>
              </table:table-cell>
              <table:table-cell office:value-type="float" office:value="0.252083333333333">
                <text:p>0.252083333333333</text:p>
              </table:table-cell>
              <table:table-cell office:value-type="float" office:value="0.771527777777778">
                <text:p>0.771527777777778</text:p>
              </table:table-cell>
            </table:table-row>
            <table:table-row>
              <table:table-cell office:value-type="string">
                <text:p>24/03/2017</text:p>
              </table:table-cell>
              <table:table-cell office:value-type="float" office:value="0.252083333333333">
                <text:p>0.252083333333333</text:p>
              </table:table-cell>
              <table:table-cell office:value-type="float" office:value="0.752083333333333">
                <text:p>0.752083333333333</text:p>
              </table:table-cell>
            </table:table-row>
            <table:table-row>
              <table:table-cell office:value-type="string">
                <text:p>25/03/2017</text:p>
              </table:table-cell>
              <table:table-cell office:value-type="float" office:value="0.271527777777778">
                <text:p>0.271527777777778</text:p>
              </table:table-cell>
              <table:table-cell office:value-type="float" office:value="0.770138888888889">
                <text:p>0.770138888888889</text:p>
              </table:table-cell>
            </table:table-row>
            <table:table-row>
              <table:table-cell office:value-type="string">
                <text:p>26/03/2017</text:p>
              </table:table-cell>
              <table:table-cell office:value-type="float" office:value="0.271527777777778">
                <text:p>0.271527777777778</text:p>
              </table:table-cell>
              <table:table-cell office:value-type="float" office:value="0.769444444444444">
                <text:p>0.769444444444444</text:p>
              </table:table-cell>
            </table:table-row>
            <table:table-row>
              <table:table-cell office:value-type="string">
                <text:p>27/03/2017</text:p>
              </table:table-cell>
              <table:table-cell office:value-type="float" office:value="0.272222222222222">
                <text:p>0.272222222222222</text:p>
              </table:table-cell>
              <table:table-cell office:value-type="float" office:value="0.76875">
                <text:p>0.76875</text:p>
              </table:table-cell>
            </table:table-row>
            <table:table-row>
              <table:table-cell office:value-type="string">
                <text:p>28/03/2017</text:p>
              </table:table-cell>
              <table:table-cell office:value-type="float" office:value="0.272222222222222">
                <text:p>0.272222222222222</text:p>
              </table:table-cell>
              <table:table-cell office:value-type="float" office:value="0.768055555555556">
                <text:p>0.768055555555556</text:p>
              </table:table-cell>
            </table:table-row>
            <table:table-row>
              <table:table-cell office:value-type="string">
                <text:p>29/03/2017</text:p>
              </table:table-cell>
              <table:table-cell office:value-type="float" office:value="0.272916666666667">
                <text:p>0.272916666666667</text:p>
              </table:table-cell>
              <table:table-cell office:value-type="float" office:value="0.767361111111111">
                <text:p>0.767361111111111</text:p>
              </table:table-cell>
            </table:table-row>
            <table:table-row>
              <table:table-cell office:value-type="string">
                <text:p>30/03/2017</text:p>
              </table:table-cell>
              <table:table-cell office:value-type="float" office:value="0.272916666666667">
                <text:p>0.27291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31/03/2017</text:p>
              </table:table-cell>
              <table:table-cell office:value-type="float" office:value="0.273611111111111">
                <text:p>0.273611111111111</text:p>
              </table:table-cell>
              <table:table-cell office:value-type="float" office:value="0.765277777777778">
                <text:p>0.765277777777778</text:p>
              </table:table-cell>
            </table:table-row>
            <table:table-row>
              <table:table-cell office:value-type="string">
                <text:p>01/04/2017</text:p>
              </table:table-cell>
              <table:table-cell office:value-type="float" office:value="0.273611111111111">
                <text:p>0.273611111111111</text:p>
              </table:table-cell>
              <table:table-cell office:value-type="float" office:value="0.764583333333333">
                <text:p>0.764583333333333</text:p>
              </table:table-cell>
            </table:table-row>
            <table:table-row>
              <table:table-cell office:value-type="string">
                <text:p>02/04/2017</text:p>
              </table:table-cell>
              <table:table-cell office:value-type="float" office:value="0.274305555555556">
                <text:p>0.274305555555556</text:p>
              </table:table-cell>
              <table:table-cell office:value-type="float" office:value="0.751388888888889">
                <text:p>0.751388888888889</text:p>
              </table:table-cell>
            </table:table-row>
            <table:table-row>
              <table:table-cell office:value-type="string">
                <text:p>03/04/2017</text:p>
              </table:table-cell>
              <table:table-cell office:value-type="float" office:value="0.274305555555556">
                <text:p>0.274305555555556</text:p>
              </table:table-cell>
              <table:table-cell office:value-type="float" office:value="0.763194444444444">
                <text:p>0.763194444444444</text:p>
              </table:table-cell>
            </table:table-row>
            <table:table-row>
              <table:table-cell office:value-type="string">
                <text:p>04/04/2017</text:p>
              </table:table-cell>
              <table:table-cell office:value-type="float" office:value="0.275">
                <text:p>0.275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05/04/2017</text:p>
              </table:table-cell>
              <table:table-cell office:value-type="float" office:value="0.275">
                <text:p>0.275</text:p>
              </table:table-cell>
              <table:table-cell office:value-type="float" office:value="0.761805555555555">
                <text:p>0.761805555555555</text:p>
              </table:table-cell>
            </table:table-row>
            <table:table-row>
              <table:table-cell office:value-type="string">
                <text:p>06/04/2017</text:p>
              </table:table-cell>
              <table:table-cell office:value-type="float" office:value="0.275694444444444">
                <text:p>0.275694444444444</text:p>
              </table:table-cell>
              <table:table-cell office:value-type="float" office:value="0.761111111111111">
                <text:p>0.761111111111111</text:p>
              </table:table-cell>
            </table:table-row>
            <table:table-row>
              <table:table-cell office:value-type="string">
                <text:p>07/04/2017</text:p>
              </table:table-cell>
              <table:table-cell office:value-type="float" office:value="0.275694444444444">
                <text:p>0.275694444444444</text:p>
              </table:table-cell>
              <table:table-cell office:value-type="float" office:value="0.760416666666667">
                <text:p>0.760416666666667</text:p>
              </table:table-cell>
            </table:table-row>
            <table:table-row>
              <table:table-cell office:value-type="string">
                <text:p>08/04/2017</text:p>
              </table:table-cell>
              <table:table-cell office:value-type="float" office:value="0.276388888888889">
                <text:p>0.276388888888889</text:p>
              </table:table-cell>
              <table:table-cell office:value-type="float" office:value="0.759722222222222">
                <text:p>0.759722222222222</text:p>
              </table:table-cell>
            </table:table-row>
            <table:table-row>
              <table:table-cell office:value-type="string">
                <text:p>09/04/2017</text:p>
              </table:table-cell>
              <table:table-cell office:value-type="float" office:value="0.276388888888889">
                <text:p>0.276388888888889</text:p>
              </table:table-cell>
              <table:table-cell office:value-type="float" office:value="0.759027777777778">
                <text:p>0.759027777777778</text:p>
              </table:table-cell>
            </table:table-row>
            <table:table-row>
              <table:table-cell office:value-type="string">
                <text:p>10/04/2017</text:p>
              </table:table-cell>
              <table:table-cell office:value-type="float" office:value="0.277083333333333">
                <text:p>0.277083333333333</text:p>
              </table:table-cell>
              <table:table-cell office:value-type="float" office:value="0.758333333333333">
                <text:p>0.758333333333333</text:p>
              </table:table-cell>
            </table:table-row>
            <table:table-row>
              <table:table-cell office:value-type="string">
                <text:p>11/04/2017</text:p>
              </table:table-cell>
              <table:table-cell office:value-type="float" office:value="0.277083333333333">
                <text:p>0.277083333333333</text:p>
              </table:table-cell>
              <table:table-cell office:value-type="float" office:value="0.757638888888889">
                <text:p>0.757638888888889</text:p>
              </table:table-cell>
            </table:table-row>
            <table:table-row>
              <table:table-cell office:value-type="string">
                <text:p>12/04/2017</text:p>
              </table:table-cell>
              <table:table-cell office:value-type="float" office:value="0.252777777777778">
                <text:p>0.252777777777778</text:p>
              </table:table-cell>
              <table:table-cell office:value-type="float" office:value="0.750694444444444">
                <text:p>0.750694444444444</text:p>
              </table:table-cell>
            </table:table-row>
            <table:table-row>
              <table:table-cell office:value-type="string">
                <text:p>13/04/2017</text:p>
              </table:table-cell>
              <table:table-cell office:value-type="float" office:value="0.252777777777778">
                <text:p>0.252777777777778</text:p>
              </table:table-cell>
              <table:table-cell office:value-type="float" office:value="0.75625">
                <text:p>0.75625</text:p>
              </table:table-cell>
            </table:table-row>
            <table:table-row>
              <table:table-cell office:value-type="string">
                <text:p>14/04/2017</text:p>
              </table:table-cell>
              <table:table-cell office:value-type="float" office:value="0.278472222222222">
                <text:p>0.278472222222222</text:p>
              </table:table-cell>
              <table:table-cell office:value-type="float" office:value="0.755555555555556">
                <text:p>0.755555555555556</text:p>
              </table:table-cell>
            </table:table-row>
            <table:table-row>
              <table:table-cell office:value-type="string">
                <text:p>15/04/2017</text:p>
              </table:table-cell>
              <table:table-cell office:value-type="float" office:value="0.278472222222222">
                <text:p>0.278472222222222</text:p>
              </table:table-cell>
              <table:table-cell office:value-type="float" office:value="0.754861111111111">
                <text:p>0.754861111111111</text:p>
              </table:table-cell>
            </table:table-row>
            <table:table-row>
              <table:table-cell office:value-type="string">
                <text:p>16/04/2017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0.754166666666667">
                <text:p>0.754166666666667</text:p>
              </table:table-cell>
            </table:table-row>
            <table:table-row>
              <table:table-cell office:value-type="string">
                <text:p>17/04/2017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0.753472222222222">
                <text:p>0.753472222222222</text:p>
              </table:table-cell>
            </table:table-row>
            <table:table-row>
              <table:table-cell office:value-type="string">
                <text:p>18/04/2017</text:p>
              </table:table-cell>
              <table:table-cell office:value-type="float" office:value="0.279861111111111">
                <text:p>0.279861111111111</text:p>
              </table:table-cell>
              <table:table-cell office:value-type="float" office:value="0.752777777777778">
                <text:p>0.752777777777778</text:p>
              </table:table-cell>
            </table:table-row>
            <table:table-row>
              <table:table-cell office:value-type="string">
                <text:p>19/04/2017</text:p>
              </table:table-cell>
              <table:table-cell office:value-type="float" office:value="0.279861111111111">
                <text:p>0.279861111111111</text:p>
              </table:table-cell>
              <table:table-cell office:value-type="float" office:value="0.752083333333333">
                <text:p>0.752083333333333</text:p>
              </table:table-cell>
            </table:table-row>
            <table:table-row>
              <table:table-cell office:value-type="string">
                <text:p>20/04/2017</text:p>
              </table:table-cell>
              <table:table-cell office:value-type="float" office:value="0.280555555555556">
                <text:p>0.280555555555556</text:p>
              </table:table-cell>
              <table:table-cell office:value-type="float" office:value="0.751388888888889">
                <text:p>0.751388888888889</text:p>
              </table:table-cell>
            </table:table-row>
            <table:table-row>
              <table:table-cell office:value-type="string">
                <text:p>21/04/2017</text:p>
              </table:table-cell>
              <table:table-cell office:value-type="float" office:value="0.280555555555556">
                <text:p>0.280555555555556</text:p>
              </table:table-cell>
              <table:table-cell office:value-type="float" office:value="0.750694444444444">
                <text:p>0.750694444444444</text:p>
              </table:table-cell>
            </table:table-row>
            <table:table-row>
              <table:table-cell office:value-type="string">
                <text:p>22/04/2017</text:p>
              </table:table-cell>
              <table:table-cell office:value-type="float" office:value="0.28125">
                <text:p>0.281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3/04/2017</text:p>
              </table:table-cell>
              <table:table-cell office:value-type="float" office:value="0.28125">
                <text:p>0.28125</text:p>
              </table:table-cell>
              <table:table-cell office:value-type="float" office:value="0.749305555555556">
                <text:p>0.749305555555556</text:p>
              </table:table-cell>
            </table:table-row>
            <table:table-row>
              <table:table-cell office:value-type="string">
                <text:p>24/04/2017</text:p>
              </table:table-cell>
              <table:table-cell office:value-type="float" office:value="0.281944444444444">
                <text:p>0.281944444444444</text:p>
              </table:table-cell>
              <table:table-cell office:value-type="float" office:value="0.749305555555556">
                <text:p>0.749305555555556</text:p>
              </table:table-cell>
            </table:table-row>
            <table:table-row>
              <table:table-cell office:value-type="string">
                <text:p>25/04/2017</text:p>
              </table:table-cell>
              <table:table-cell office:value-type="float" office:value="0.281944444444444">
                <text:p>0.281944444444444</text:p>
              </table:table-cell>
              <table:table-cell office:value-type="float" office:value="0.748611111111111">
                <text:p>0.748611111111111</text:p>
              </table:table-cell>
            </table:table-row>
            <table:table-row>
              <table:table-cell office:value-type="string">
                <text:p>26/04/2017</text:p>
              </table:table-cell>
              <table:table-cell office:value-type="float" office:value="0.282638888888889">
                <text:p>0.282638888888889</text:p>
              </table:table-cell>
              <table:table-cell office:value-type="float" office:value="0.747916666666667">
                <text:p>0.747916666666667</text:p>
              </table:table-cell>
            </table:table-row>
            <table:table-row>
              <table:table-cell office:value-type="string">
                <text:p>27/04/2017</text:p>
              </table:table-cell>
              <table:table-cell office:value-type="float" office:value="0.282638888888889">
                <text:p>0.282638888888889</text:p>
              </table:table-cell>
              <table:table-cell office:value-type="float" office:value="0.747222222222222">
                <text:p>0.747222222222222</text:p>
              </table:table-cell>
            </table:table-row>
            <table:table-row>
              <table:table-cell office:value-type="string">
                <text:p>28/04/2017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746527777777778">
                <text:p>0.746527777777778</text:p>
              </table:table-cell>
            </table:table-row>
            <table:table-row>
              <table:table-cell office:value-type="string">
                <text:p>29/04/2017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745833333333333">
                <text:p>0.745833333333333</text:p>
              </table:table-cell>
            </table:table-row>
            <table:table-row>
              <table:table-cell office:value-type="string">
                <text:p>30/04/2017</text:p>
              </table:table-cell>
              <table:table-cell office:value-type="float" office:value="0.284027777777778">
                <text:p>0.284027777777778</text:p>
              </table:table-cell>
              <table:table-cell office:value-type="float" office:value="0.745833333333333">
                <text:p>0.745833333333333</text:p>
              </table:table-cell>
            </table:table-row>
            <table:table-row>
              <table:table-cell office:value-type="string">
                <text:p>01/05/2017</text:p>
              </table:table-cell>
              <table:table-cell office:value-type="float" office:value="0.284027777777778">
                <text:p>0.284027777777778</text:p>
              </table:table-cell>
              <table:table-cell office:value-type="float" office:value="0.745138888888889">
                <text:p>0.745138888888889</text:p>
              </table:table-cell>
            </table:table-row>
            <table:table-row>
              <table:table-cell office:value-type="string">
                <text:p>02/05/2017</text:p>
              </table:table-cell>
              <table:table-cell office:value-type="float" office:value="0.253472222222222">
                <text:p>0.253472222222222</text:p>
              </table:table-cell>
              <table:table-cell office:value-type="float" office:value="0.744444444444444">
                <text:p>0.744444444444444</text:p>
              </table:table-cell>
            </table:table-row>
            <table:table-row>
              <table:table-cell office:value-type="string">
                <text:p>03/05/2017</text:p>
              </table:table-cell>
              <table:table-cell office:value-type="float" office:value="0.285416666666667">
                <text:p>0.285416666666667</text:p>
              </table:table-cell>
              <table:table-cell office:value-type="float" office:value="0.74375">
                <text:p>0.74375</text:p>
              </table:table-cell>
            </table:table-row>
            <table:table-row>
              <table:table-cell office:value-type="string">
                <text:p>04/05/2017</text:p>
              </table:table-cell>
              <table:table-cell office:value-type="float" office:value="0.285416666666667">
                <text:p>0.285416666666667</text:p>
              </table:table-cell>
              <table:table-cell office:value-type="float" office:value="0.74375">
                <text:p>0.74375</text:p>
              </table:table-cell>
            </table:table-row>
            <table:table-row>
              <table:table-cell office:value-type="string">
                <text:p>05/05/2017</text:p>
              </table:table-cell>
              <table:table-cell office:value-type="float" office:value="0.286111111111111">
                <text:p>0.286111111111111</text:p>
              </table:table-cell>
              <table:table-cell office:value-type="float" office:value="0.711805555555556">
                <text:p>0.711805555555556</text:p>
              </table:table-cell>
            </table:table-row>
            <table:table-row>
              <table:table-cell office:value-type="string">
                <text:p>06/05/2017</text:p>
              </table:table-cell>
              <table:table-cell office:value-type="float" office:value="0.286111111111111">
                <text:p>0.286111111111111</text:p>
              </table:table-cell>
              <table:table-cell office:value-type="float" office:value="0.742361111111111">
                <text:p>0.742361111111111</text:p>
              </table:table-cell>
            </table:table-row>
            <table:table-row>
              <table:table-cell office:value-type="string">
                <text:p>07/05/2017</text:p>
              </table:table-cell>
              <table:table-cell office:value-type="float" office:value="0.286805555555556">
                <text:p>0.286805555555556</text:p>
              </table:table-cell>
              <table:table-cell office:value-type="float" office:value="0.742361111111111">
                <text:p>0.742361111111111</text:p>
              </table:table-cell>
            </table:table-row>
            <table:table-row>
              <table:table-cell office:value-type="string">
                <text:p>08/05/2017</text:p>
              </table:table-cell>
              <table:table-cell office:value-type="float" office:value="0.286805555555556">
                <text:p>0.286805555555556</text:p>
              </table:table-cell>
              <table:table-cell office:value-type="float" office:value="0.741666666666667">
                <text:p>0.741666666666667</text:p>
              </table:table-cell>
            </table:table-row>
            <table:table-row>
              <table:table-cell office:value-type="string">
                <text:p>09/05/2017</text:p>
              </table:table-cell>
              <table:table-cell office:value-type="float" office:value="0.2875">
                <text:p>0.2875</text:p>
              </table:table-cell>
              <table:table-cell office:value-type="float" office:value="0.740972222222222">
                <text:p>0.740972222222222</text:p>
              </table:table-cell>
            </table:table-row>
            <table:table-row>
              <table:table-cell office:value-type="string">
                <text:p>10/05/2017</text:p>
              </table:table-cell>
              <table:table-cell office:value-type="float" office:value="0.2875">
                <text:p>0.2875</text:p>
              </table:table-cell>
              <table:table-cell office:value-type="float" office:value="0.740972222222222">
                <text:p>0.740972222222222</text:p>
              </table:table-cell>
            </table:table-row>
            <table:table-row>
              <table:table-cell office:value-type="string">
                <text:p>11/05/2017</text:p>
              </table:table-cell>
              <table:table-cell office:value-type="float" office:value="0.288194444444444">
                <text:p>0.288194444444444</text:p>
              </table:table-cell>
              <table:table-cell office:value-type="float" office:value="0.740277777777778">
                <text:p>0.740277777777778</text:p>
              </table:table-cell>
            </table:table-row>
            <table:table-row>
              <table:table-cell office:value-type="string">
                <text:p>12/05/2017</text:p>
              </table:table-cell>
              <table:table-cell office:value-type="float" office:value="0.288194444444444">
                <text:p>0.288194444444444</text:p>
              </table:table-cell>
              <table:table-cell office:value-type="float" office:value="0.739583333333333">
                <text:p>0.739583333333333</text:p>
              </table:table-cell>
            </table:table-row>
            <table:table-row>
              <table:table-cell office:value-type="string">
                <text:p>13/05/2017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0.739583333333333">
                <text:p>0.739583333333333</text:p>
              </table:table-cell>
            </table:table-row>
            <table:table-row>
              <table:table-cell office:value-type="string">
                <text:p>14/05/2017</text:p>
              </table:table-cell>
              <table:table-cell office:value-type="float" office:value="0.289583333333333">
                <text:p>0.289583333333333</text:p>
              </table:table-cell>
              <table:table-cell office:value-type="float" office:value="0.738888888888889">
                <text:p>0.738888888888889</text:p>
              </table:table-cell>
            </table:table-row>
            <table:table-row>
              <table:table-cell office:value-type="string">
                <text:p>15/05/2017</text:p>
              </table:table-cell>
              <table:table-cell office:value-type="float" office:value="0.289583333333333">
                <text:p>0.289583333333333</text:p>
              </table:table-cell>
              <table:table-cell office:value-type="float" office:value="0.738888888888889">
                <text:p>0.738888888888889</text:p>
              </table:table-cell>
            </table:table-row>
            <table:table-row>
              <table:table-cell office:value-type="string">
                <text:p>16/05/2017</text:p>
              </table:table-cell>
              <table:table-cell office:value-type="float" office:value="0.290277777777778">
                <text:p>0.290277777777778</text:p>
              </table:table-cell>
              <table:table-cell office:value-type="float" office:value="0.738194444444444">
                <text:p>0.738194444444444</text:p>
              </table:table-cell>
            </table:table-row>
            <table:table-row>
              <table:table-cell office:value-type="string">
                <text:p>17/05/2017</text:p>
              </table:table-cell>
              <table:table-cell office:value-type="float" office:value="0.290277777777778">
                <text:p>0.290277777777778</text:p>
              </table:table-cell>
              <table:table-cell office:value-type="float" office:value="0.738194444444444">
                <text:p>0.738194444444444</text:p>
              </table:table-cell>
            </table:table-row>
            <table:table-row>
              <table:table-cell office:value-type="string">
                <text:p>18/05/2017</text:p>
              </table:table-cell>
              <table:table-cell office:value-type="float" office:value="0.290972222222222">
                <text:p>0.290972222222222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19/05/2017</text:p>
              </table:table-cell>
              <table:table-cell office:value-type="float" office:value="0.290972222222222">
                <text:p>0.290972222222222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20/05/2017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21/05/2017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736805555555556">
                <text:p>0.736805555555556</text:p>
              </table:table-cell>
            </table:table-row>
            <table:table-row>
              <table:table-cell office:value-type="string">
                <text:p>22/05/2017</text:p>
              </table:table-cell>
              <table:table-cell office:value-type="float" office:value="0.292361111111111">
                <text:p>0.292361111111111</text:p>
              </table:table-cell>
              <table:table-cell office:value-type="float" office:value="0.736805555555556">
                <text:p>0.736805555555556</text:p>
              </table:table-cell>
            </table:table-row>
            <table:table-row>
              <table:table-cell office:value-type="string">
                <text:p>23/05/2017</text:p>
              </table:table-cell>
              <table:table-cell office:value-type="float" office:value="0.292361111111111">
                <text:p>0.292361111111111</text:p>
              </table:table-cell>
              <table:table-cell office:value-type="float" office:value="0.711111111111111">
                <text:p>0.711111111111111</text:p>
              </table:table-cell>
            </table:table-row>
            <table:table-row>
              <table:table-cell office:value-type="string">
                <text:p>24/05/2017</text:p>
              </table:table-cell>
              <table:table-cell office:value-type="float" office:value="0.293055555555556">
                <text:p>0.293055555555556</text:p>
              </table:table-cell>
              <table:table-cell office:value-type="float" office:value="0.711111111111111">
                <text:p>0.711111111111111</text:p>
              </table:table-cell>
            </table:table-row>
            <table:table-row>
              <table:table-cell office:value-type="string">
                <text:p>25/05/2017</text:p>
              </table:table-cell>
              <table:table-cell office:value-type="float" office:value="0.293055555555556">
                <text:p>0.293055555555556</text:p>
              </table:table-cell>
              <table:table-cell office:value-type="float" office:value="0.711111111111111">
                <text:p>0.711111111111111</text:p>
              </table:table-cell>
            </table:table-row>
            <table:table-row>
              <table:table-cell office:value-type="string">
                <text:p>26/05/2017</text:p>
              </table:table-cell>
              <table:table-cell office:value-type="float" office:value="0.29375">
                <text:p>0.29375</text:p>
              </table:table-cell>
              <table:table-cell office:value-type="float" office:value="0.711111111111111">
                <text:p>0.711111111111111</text:p>
              </table:table-cell>
            </table:table-row>
            <table:table-row>
              <table:table-cell office:value-type="string">
                <text:p>27/05/2017</text:p>
              </table:table-cell>
              <table:table-cell office:value-type="float" office:value="0.29375">
                <text:p>0.29375</text:p>
              </table:table-cell>
              <table:table-cell office:value-type="float" office:value="0.735416666666667">
                <text:p>0.735416666666667</text:p>
              </table:table-cell>
            </table:table-row>
            <table:table-row>
              <table:table-cell office:value-type="string">
                <text:p>28/05/2017</text:p>
              </table:table-cell>
              <table:table-cell office:value-type="float" office:value="0.294444444444444">
                <text:p>0.294444444444444</text:p>
              </table:table-cell>
              <table:table-cell office:value-type="float" office:value="0.735416666666667">
                <text:p>0.735416666666667</text:p>
              </table:table-cell>
            </table:table-row>
            <table:table-row>
              <table:table-cell office:value-type="string">
                <text:p>29/05/2017</text:p>
              </table:table-cell>
              <table:table-cell office:value-type="float" office:value="0.294444444444444">
                <text:p>0.294444444444444</text:p>
              </table:table-cell>
              <table:table-cell office:value-type="float" office:value="0.735416666666667">
                <text:p>0.735416666666667</text:p>
              </table:table-cell>
            </table:table-row>
            <table:table-row>
              <table:table-cell office:value-type="string">
                <text:p>30/05/2017</text:p>
              </table:table-cell>
              <table:table-cell office:value-type="float" office:value="0.295138888888889">
                <text:p>0.295138888888889</text:p>
              </table:table-cell>
              <table:table-cell office:value-type="float" office:value="0.735416666666667">
                <text:p>0.735416666666667</text:p>
              </table:table-cell>
            </table:table-row>
            <table:table-row>
              <table:table-cell office:value-type="string">
                <text:p>31/05/2017</text:p>
              </table:table-cell>
              <table:table-cell office:value-type="float" office:value="0.295138888888889">
                <text:p>0.295138888888889</text:p>
              </table:table-cell>
              <table:table-cell office:value-type="float" office:value="0.734722222222222">
                <text:p>0.734722222222222</text:p>
              </table:table-cell>
            </table:table-row>
            <table:table-row>
              <table:table-cell office:value-type="string">
                <text:p>01/06/2017</text:p>
              </table:table-cell>
              <table:table-cell office:value-type="float" office:value="0.295833333333333">
                <text:p>0.295833333333333</text:p>
              </table:table-cell>
              <table:table-cell office:value-type="float" office:value="0.734722222222222">
                <text:p>0.734722222222222</text:p>
              </table:table-cell>
            </table:table-row>
            <table:table-row>
              <table:table-cell office:value-type="string">
                <text:p>02/06/2017</text:p>
              </table:table-cell>
              <table:table-cell office:value-type="float" office:value="0.295833333333333">
                <text:p>0.295833333333333</text:p>
              </table:table-cell>
              <table:table-cell office:value-type="float" office:value="0.734722222222222">
                <text:p>0.734722222222222</text:p>
              </table:table-cell>
            </table:table-row>
            <table:table-row>
              <table:table-cell office:value-type="string">
                <text:p>03/06/2017</text:p>
              </table:table-cell>
              <table:table-cell office:value-type="float" office:value="0.296527777777778">
                <text:p>0.296527777777778</text:p>
              </table:table-cell>
              <table:table-cell office:value-type="float" office:value="0.734722222222222">
                <text:p>0.734722222222222</text:p>
              </table:table-cell>
            </table:table-row>
            <table:table-row>
              <table:table-cell office:value-type="string">
                <text:p>04/06/2017</text:p>
              </table:table-cell>
              <table:table-cell office:value-type="float" office:value="0.296527777777778">
                <text:p>0.296527777777778</text:p>
              </table:table-cell>
              <table:table-cell office:value-type="float" office:value="0.734722222222222">
                <text:p>0.734722222222222</text:p>
              </table:table-cell>
            </table:table-row>
            <table:table-row>
              <table:table-cell office:value-type="string">
                <text:p>05/06/2017</text:p>
              </table:table-cell>
              <table:table-cell office:value-type="float" office:value="0.297222222222222">
                <text:p>0.297222222222222</text:p>
              </table:table-cell>
              <table:table-cell office:value-type="float" office:value="0.734722222222222">
                <text:p>0.734722222222222</text:p>
              </table:table-cell>
            </table:table-row>
            <table:table-row>
              <table:table-cell office:value-type="string">
                <text:p>06/06/2017</text:p>
              </table:table-cell>
              <table:table-cell office:value-type="float" office:value="0.297222222222222">
                <text:p>0.297222222222222</text:p>
              </table:table-cell>
              <table:table-cell office:value-type="float" office:value="0.734722222222222">
                <text:p>0.734722222222222</text:p>
              </table:table-cell>
            </table:table-row>
            <table:table-row>
              <table:table-cell office:value-type="string">
                <text:p>07/06/2017</text:p>
              </table:table-cell>
              <table:table-cell office:value-type="float" office:value="0.297916666666667">
                <text:p>0.297916666666667</text:p>
              </table:table-cell>
              <table:table-cell office:value-type="float" office:value="0.734722222222222">
                <text:p>0.734722222222222</text:p>
              </table:table-cell>
            </table:table-row>
            <table:table-row>
              <table:table-cell office:value-type="string">
                <text:p>08/06/2017</text:p>
              </table:table-cell>
              <table:table-cell office:value-type="float" office:value="0.297916666666667">
                <text:p>0.297916666666667</text:p>
              </table:table-cell>
              <table:table-cell office:value-type="float" office:value="0.734722222222222">
                <text:p>0.734722222222222</text:p>
              </table:table-cell>
            </table:table-row>
            <table:table-row>
              <table:table-cell office:value-type="string">
                <text:p>09/06/2017</text:p>
              </table:table-cell>
              <table:table-cell office:value-type="float" office:value="0.297916666666667">
                <text:p>0.297916666666667</text:p>
              </table:table-cell>
              <table:table-cell office:value-type="float" office:value="0.734722222222222">
                <text:p>0.734722222222222</text:p>
              </table:table-cell>
            </table:table-row>
            <table:table-row>
              <table:table-cell office:value-type="string">
                <text:p>10/06/2017</text:p>
              </table:table-cell>
              <table:table-cell office:value-type="float" office:value="0.292361111111111">
                <text:p>0.292361111111111</text:p>
              </table:table-cell>
              <table:table-cell office:value-type="float" office:value="0.734722222222222">
                <text:p>0.734722222222222</text:p>
              </table:table-cell>
            </table:table-row>
            <table:table-row>
              <table:table-cell office:value-type="string">
                <text:p>11/06/2017</text:p>
              </table:table-cell>
              <table:table-cell office:value-type="float" office:value="0.292361111111111">
                <text:p>0.292361111111111</text:p>
              </table:table-cell>
              <table:table-cell office:value-type="float" office:value="0.734722222222222">
                <text:p>0.734722222222222</text:p>
              </table:table-cell>
            </table:table-row>
            <table:table-row>
              <table:table-cell office:value-type="string">
                <text:p>12/06/2017</text:p>
              </table:table-cell>
              <table:table-cell office:value-type="float" office:value="0.292361111111111">
                <text:p>0.292361111111111</text:p>
              </table:table-cell>
              <table:table-cell office:value-type="float" office:value="0.734722222222222">
                <text:p>0.734722222222222</text:p>
              </table:table-cell>
            </table:table-row>
            <table:table-row>
              <table:table-cell office:value-type="string">
                <text:p>13/06/2017</text:p>
              </table:table-cell>
              <table:table-cell office:value-type="float" office:value="0.299305555555556">
                <text:p>0.299305555555556</text:p>
              </table:table-cell>
              <table:table-cell office:value-type="float" office:value="0.734722222222222">
                <text:p>0.734722222222222</text:p>
              </table:table-cell>
            </table:table-row>
            <table:table-row>
              <table:table-cell office:value-type="string">
                <text:p>14/06/2017</text:p>
              </table:table-cell>
              <table:table-cell office:value-type="float" office:value="0.299305555555556">
                <text:p>0.299305555555556</text:p>
              </table:table-cell>
              <table:table-cell office:value-type="float" office:value="0.734722222222222">
                <text:p>0.734722222222222</text:p>
              </table:table-cell>
            </table:table-row>
            <table:table-row>
              <table:table-cell office:value-type="string">
                <text:p>15/06/2017</text:p>
              </table:table-cell>
              <table:table-cell office:value-type="float" office:value="0.299305555555556">
                <text:p>0.299305555555556</text:p>
              </table:table-cell>
              <table:table-cell office:value-type="float" office:value="0.734722222222222">
                <text:p>0.734722222222222</text:p>
              </table:table-cell>
            </table:table-row>
            <table:table-row>
              <table:table-cell office:value-type="string">
                <text:p>16/06/2017</text:p>
              </table:table-cell>
              <table:table-cell office:value-type="float" office:value="0.3">
                <text:p>0.3</text:p>
              </table:table-cell>
              <table:table-cell office:value-type="float" office:value="0.734722222222222">
                <text:p>0.734722222222222</text:p>
              </table:table-cell>
            </table:table-row>
            <table:table-row>
              <table:table-cell office:value-type="string">
                <text:p>17/06/2017</text:p>
              </table:table-cell>
              <table:table-cell office:value-type="float" office:value="0.3">
                <text:p>0.3</text:p>
              </table:table-cell>
              <table:table-cell office:value-type="float" office:value="0.735416666666667">
                <text:p>0.735416666666667</text:p>
              </table:table-cell>
            </table:table-row>
            <table:table-row>
              <table:table-cell office:value-type="string">
                <text:p>18/06/2017</text:p>
              </table:table-cell>
              <table:table-cell office:value-type="float" office:value="0.3">
                <text:p>0.3</text:p>
              </table:table-cell>
              <table:table-cell office:value-type="float" office:value="0.735416666666667">
                <text:p>0.735416666666667</text:p>
              </table:table-cell>
            </table:table-row>
            <table:table-row>
              <table:table-cell office:value-type="string">
                <text:p>19/06/2017</text:p>
              </table:table-cell>
              <table:table-cell office:value-type="float" office:value="0.3">
                <text:p>0.3</text:p>
              </table:table-cell>
              <table:table-cell office:value-type="float" office:value="0.735416666666667">
                <text:p>0.735416666666667</text:p>
              </table:table-cell>
            </table:table-row>
            <table:table-row>
              <table:table-cell office:value-type="string">
                <text:p>20/06/2017</text:p>
              </table:table-cell>
              <table:table-cell office:value-type="float" office:value="0.300694444444444">
                <text:p>0.300694444444444</text:p>
              </table:table-cell>
              <table:table-cell office:value-type="float" office:value="0.735416666666667">
                <text:p>0.735416666666667</text:p>
              </table:table-cell>
            </table:table-row>
            <table:table-row>
              <table:table-cell office:value-type="string">
                <text:p>21/06/2017</text:p>
              </table:table-cell>
              <table:table-cell office:value-type="float" office:value="0.300694444444444">
                <text:p>0.300694444444444</text:p>
              </table:table-cell>
              <table:table-cell office:value-type="float" office:value="0.735416666666667">
                <text:p>0.735416666666667</text:p>
              </table:table-cell>
            </table:table-row>
            <table:table-row>
              <table:table-cell office:value-type="string">
                <text:p>22/06/2017</text:p>
              </table:table-cell>
              <table:table-cell office:value-type="float" office:value="0.300694444444444">
                <text:p>0.300694444444444</text:p>
              </table:table-cell>
              <table:table-cell office:value-type="float" office:value="0.711111111111111">
                <text:p>0.711111111111111</text:p>
              </table:table-cell>
            </table:table-row>
            <table:table-row>
              <table:table-cell office:value-type="string">
                <text:p>23/06/2017</text:p>
              </table:table-cell>
              <table:table-cell office:value-type="float" office:value="0.300694444444444">
                <text:p>0.300694444444444</text:p>
              </table:table-cell>
              <table:table-cell office:value-type="float" office:value="0.711111111111111">
                <text:p>0.711111111111111</text:p>
              </table:table-cell>
            </table:table-row>
            <table:table-row>
              <table:table-cell office:value-type="string">
                <text:p>24/06/2017</text:p>
              </table:table-cell>
              <table:table-cell office:value-type="float" office:value="0.300694444444444">
                <text:p>0.300694444444444</text:p>
              </table:table-cell>
              <table:table-cell office:value-type="float" office:value="0.711111111111111">
                <text:p>0.711111111111111</text:p>
              </table:table-cell>
            </table:table-row>
            <table:table-row>
              <table:table-cell office:value-type="string">
                <text:p>25/06/2017</text:p>
              </table:table-cell>
              <table:table-cell office:value-type="float" office:value="0.301388888888889">
                <text:p>0.301388888888889</text:p>
              </table:table-cell>
              <table:table-cell office:value-type="float" office:value="0.711111111111111">
                <text:p>0.711111111111111</text:p>
              </table:table-cell>
            </table:table-row>
            <table:table-row>
              <table:table-cell office:value-type="string">
                <text:p>26/06/2017</text:p>
              </table:table-cell>
              <table:table-cell office:value-type="float" office:value="0.301388888888889">
                <text:p>0.301388888888889</text:p>
              </table:table-cell>
              <table:table-cell office:value-type="float" office:value="0.736805555555556">
                <text:p>0.736805555555556</text:p>
              </table:table-cell>
            </table:table-row>
            <table:table-row>
              <table:table-cell office:value-type="string">
                <text:p>27/06/2017</text:p>
              </table:table-cell>
              <table:table-cell office:value-type="float" office:value="0.301388888888889">
                <text:p>0.301388888888889</text:p>
              </table:table-cell>
              <table:table-cell office:value-type="float" office:value="0.736805555555556">
                <text:p>0.736805555555556</text:p>
              </table:table-cell>
            </table:table-row>
            <table:table-row>
              <table:table-cell office:value-type="string">
                <text:p>28/06/2017</text:p>
              </table:table-cell>
              <table:table-cell office:value-type="float" office:value="0.301388888888889">
                <text:p>0.301388888888889</text:p>
              </table:table-cell>
              <table:table-cell office:value-type="float" office:value="0.736805555555556">
                <text:p>0.736805555555556</text:p>
              </table:table-cell>
            </table:table-row>
            <table:table-row>
              <table:table-cell office:value-type="string">
                <text:p>29/06/2017</text:p>
              </table:table-cell>
              <table:table-cell office:value-type="float" office:value="0.301388888888889">
                <text:p>0.301388888888889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30/06/2017</text:p>
              </table:table-cell>
              <table:table-cell office:value-type="float" office:value="0.301388888888889">
                <text:p>0.301388888888889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01/07/2017</text:p>
              </table:table-cell>
              <table:table-cell office:value-type="float" office:value="0.301388888888889">
                <text:p>0.301388888888889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02/07/2017</text:p>
              </table:table-cell>
              <table:table-cell office:value-type="float" office:value="0.301388888888889">
                <text:p>0.301388888888889</text:p>
              </table:table-cell>
              <table:table-cell office:value-type="float" office:value="0.738194444444444">
                <text:p>0.738194444444444</text:p>
              </table:table-cell>
            </table:table-row>
            <table:table-row>
              <table:table-cell office:value-type="string">
                <text:p>03/07/2017</text:p>
              </table:table-cell>
              <table:table-cell office:value-type="float" office:value="0.301388888888889">
                <text:p>0.301388888888889</text:p>
              </table:table-cell>
              <table:table-cell office:value-type="float" office:value="0.738194444444444">
                <text:p>0.738194444444444</text:p>
              </table:table-cell>
            </table:table-row>
            <table:table-row>
              <table:table-cell office:value-type="string">
                <text:p>04/07/2017</text:p>
              </table:table-cell>
              <table:table-cell office:value-type="float" office:value="0.301388888888889">
                <text:p>0.301388888888889</text:p>
              </table:table-cell>
              <table:table-cell office:value-type="float" office:value="0.738888888888889">
                <text:p>0.738888888888889</text:p>
              </table:table-cell>
            </table:table-row>
            <table:table-row>
              <table:table-cell office:value-type="string">
                <text:p>05/07/2017</text:p>
              </table:table-cell>
              <table:table-cell office:value-type="float" office:value="0.301388888888889">
                <text:p>0.301388888888889</text:p>
              </table:table-cell>
              <table:table-cell office:value-type="float" office:value="0.738888888888889">
                <text:p>0.738888888888889</text:p>
              </table:table-cell>
            </table:table-row>
            <table:table-row>
              <table:table-cell office:value-type="string">
                <text:p>06/07/2017</text:p>
              </table:table-cell>
              <table:table-cell office:value-type="float" office:value="0.301388888888889">
                <text:p>0.301388888888889</text:p>
              </table:table-cell>
              <table:table-cell office:value-type="float" office:value="0.738888888888889">
                <text:p>0.738888888888889</text:p>
              </table:table-cell>
            </table:table-row>
            <table:table-row>
              <table:table-cell office:value-type="string">
                <text:p>07/07/2017</text:p>
              </table:table-cell>
              <table:table-cell office:value-type="float" office:value="0.301388888888889">
                <text:p>0.301388888888889</text:p>
              </table:table-cell>
              <table:table-cell office:value-type="float" office:value="0.739583333333333">
                <text:p>0.739583333333333</text:p>
              </table:table-cell>
            </table:table-row>
            <table:table-row>
              <table:table-cell office:value-type="string">
                <text:p>08/07/2017</text:p>
              </table:table-cell>
              <table:table-cell office:value-type="float" office:value="0.301388888888889">
                <text:p>0.301388888888889</text:p>
              </table:table-cell>
              <table:table-cell office:value-type="float" office:value="0.739583333333333">
                <text:p>0.739583333333333</text:p>
              </table:table-cell>
            </table:table-row>
            <table:table-row>
              <table:table-cell office:value-type="string">
                <text:p>09/07/2017</text:p>
              </table:table-cell>
              <table:table-cell office:value-type="float" office:value="0.300694444444444">
                <text:p>0.300694444444444</text:p>
              </table:table-cell>
              <table:table-cell office:value-type="float" office:value="0.740277777777778">
                <text:p>0.740277777777778</text:p>
              </table:table-cell>
            </table:table-row>
            <table:table-row>
              <table:table-cell office:value-type="string">
                <text:p>10/07/2017</text:p>
              </table:table-cell>
              <table:table-cell office:value-type="float" office:value="0.300694444444444">
                <text:p>0.300694444444444</text:p>
              </table:table-cell>
              <table:table-cell office:value-type="float" office:value="0.740277777777778">
                <text:p>0.740277777777778</text:p>
              </table:table-cell>
            </table:table-row>
            <table:table-row>
              <table:table-cell office:value-type="string">
                <text:p>11/07/2017</text:p>
              </table:table-cell>
              <table:table-cell office:value-type="float" office:value="0.300694444444444">
                <text:p>0.300694444444444</text:p>
              </table:table-cell>
              <table:table-cell office:value-type="float" office:value="0.740972222222222">
                <text:p>0.740972222222222</text:p>
              </table:table-cell>
            </table:table-row>
            <table:table-row>
              <table:table-cell office:value-type="string">
                <text:p>12/07/2017</text:p>
              </table:table-cell>
              <table:table-cell office:value-type="float" office:value="0.300694444444444">
                <text:p>0.300694444444444</text:p>
              </table:table-cell>
              <table:table-cell office:value-type="float" office:value="0.740972222222222">
                <text:p>0.740972222222222</text:p>
              </table:table-cell>
            </table:table-row>
            <table:table-row>
              <table:table-cell office:value-type="string">
                <text:p>13/07/2017</text:p>
              </table:table-cell>
              <table:table-cell office:value-type="float" office:value="0.300694444444444">
                <text:p>0.300694444444444</text:p>
              </table:table-cell>
              <table:table-cell office:value-type="float" office:value="0.740972222222222">
                <text:p>0.740972222222222</text:p>
              </table:table-cell>
            </table:table-row>
            <table:table-row>
              <table:table-cell office:value-type="string">
                <text:p>14/07/2017</text:p>
              </table:table-cell>
              <table:table-cell office:value-type="float" office:value="0.3">
                <text:p>0.3</text:p>
              </table:table-cell>
              <table:table-cell office:value-type="float" office:value="0.741666666666667">
                <text:p>0.741666666666667</text:p>
              </table:table-cell>
            </table:table-row>
            <table:table-row>
              <table:table-cell office:value-type="string">
                <text:p>15/07/2017</text:p>
              </table:table-cell>
              <table:table-cell office:value-type="float" office:value="0.3">
                <text:p>0.3</text:p>
              </table:table-cell>
              <table:table-cell office:value-type="float" office:value="0.741666666666667">
                <text:p>0.741666666666667</text:p>
              </table:table-cell>
            </table:table-row>
            <table:table-row>
              <table:table-cell office:value-type="string">
                <text:p>16/07/2017</text:p>
              </table:table-cell>
              <table:table-cell office:value-type="float" office:value="0.3">
                <text:p>0.3</text:p>
              </table:table-cell>
              <table:table-cell office:value-type="float" office:value="0.742361111111111">
                <text:p>0.742361111111111</text:p>
              </table:table-cell>
            </table:table-row>
            <table:table-row>
              <table:table-cell office:value-type="string">
                <text:p>17/07/2017</text:p>
              </table:table-cell>
              <table:table-cell office:value-type="float" office:value="0.299305555555556">
                <text:p>0.299305555555556</text:p>
              </table:table-cell>
              <table:table-cell office:value-type="float" office:value="0.742361111111111">
                <text:p>0.742361111111111</text:p>
              </table:table-cell>
            </table:table-row>
            <table:table-row>
              <table:table-cell office:value-type="string">
                <text:p>18/07/2017</text:p>
              </table:table-cell>
              <table:table-cell office:value-type="float" office:value="0.299305555555556">
                <text:p>0.299305555555556</text:p>
              </table:table-cell>
              <table:table-cell office:value-type="float" office:value="0.711805555555556">
                <text:p>0.711805555555556</text:p>
              </table:table-cell>
            </table:table-row>
            <table:table-row>
              <table:table-cell office:value-type="string">
                <text:p>19/07/2017</text:p>
              </table:table-cell>
              <table:table-cell office:value-type="float" office:value="0.299305555555556">
                <text:p>0.299305555555556</text:p>
              </table:table-cell>
              <table:table-cell office:value-type="float" office:value="0.711805555555556">
                <text:p>0.711805555555556</text:p>
              </table:table-cell>
            </table:table-row>
            <table:table-row>
              <table:table-cell office:value-type="string">
                <text:p>20/07/2017</text:p>
              </table:table-cell>
              <table:table-cell office:value-type="float" office:value="0.292361111111111">
                <text:p>0.292361111111111</text:p>
              </table:table-cell>
              <table:table-cell office:value-type="float" office:value="0.74375">
                <text:p>0.74375</text:p>
              </table:table-cell>
            </table:table-row>
            <table:table-row>
              <table:table-cell office:value-type="string">
                <text:p>21/07/2017</text:p>
              </table:table-cell>
              <table:table-cell office:value-type="float" office:value="0.292361111111111">
                <text:p>0.292361111111111</text:p>
              </table:table-cell>
              <table:table-cell office:value-type="float" office:value="0.74375">
                <text:p>0.74375</text:p>
              </table:table-cell>
            </table:table-row>
            <table:table-row>
              <table:table-cell office:value-type="string">
                <text:p>22/07/2017</text:p>
              </table:table-cell>
              <table:table-cell office:value-type="float" office:value="0.297916666666667">
                <text:p>0.297916666666667</text:p>
              </table:table-cell>
              <table:table-cell office:value-type="float" office:value="0.744444444444444">
                <text:p>0.744444444444444</text:p>
              </table:table-cell>
            </table:table-row>
            <table:table-row>
              <table:table-cell office:value-type="string">
                <text:p>23/07/2017</text:p>
              </table:table-cell>
              <table:table-cell office:value-type="float" office:value="0.297916666666667">
                <text:p>0.297916666666667</text:p>
              </table:table-cell>
              <table:table-cell office:value-type="float" office:value="0.744444444444444">
                <text:p>0.744444444444444</text:p>
              </table:table-cell>
            </table:table-row>
            <table:table-row>
              <table:table-cell office:value-type="string">
                <text:p>24/07/2017</text:p>
              </table:table-cell>
              <table:table-cell office:value-type="float" office:value="0.297222222222222">
                <text:p>0.297222222222222</text:p>
              </table:table-cell>
              <table:table-cell office:value-type="float" office:value="0.745138888888889">
                <text:p>0.745138888888889</text:p>
              </table:table-cell>
            </table:table-row>
            <table:table-row>
              <table:table-cell office:value-type="string">
                <text:p>25/07/2017</text:p>
              </table:table-cell>
              <table:table-cell office:value-type="float" office:value="0.297222222222222">
                <text:p>0.297222222222222</text:p>
              </table:table-cell>
              <table:table-cell office:value-type="float" office:value="0.745138888888889">
                <text:p>0.745138888888889</text:p>
              </table:table-cell>
            </table:table-row>
            <table:table-row>
              <table:table-cell office:value-type="string">
                <text:p>26/07/2017</text:p>
              </table:table-cell>
              <table:table-cell office:value-type="float" office:value="0.296527777777778">
                <text:p>0.296527777777778</text:p>
              </table:table-cell>
              <table:table-cell office:value-type="float" office:value="0.745833333333333">
                <text:p>0.745833333333333</text:p>
              </table:table-cell>
            </table:table-row>
            <table:table-row>
              <table:table-cell office:value-type="string">
                <text:p>27/07/2017</text:p>
              </table:table-cell>
              <table:table-cell office:value-type="float" office:value="0.296527777777778">
                <text:p>0.296527777777778</text:p>
              </table:table-cell>
              <table:table-cell office:value-type="float" office:value="0.745833333333333">
                <text:p>0.745833333333333</text:p>
              </table:table-cell>
            </table:table-row>
            <table:table-row>
              <table:table-cell office:value-type="string">
                <text:p>28/07/2017</text:p>
              </table:table-cell>
              <table:table-cell office:value-type="float" office:value="0.295833333333333">
                <text:p>0.295833333333333</text:p>
              </table:table-cell>
              <table:table-cell office:value-type="float" office:value="0.746527777777778">
                <text:p>0.746527777777778</text:p>
              </table:table-cell>
            </table:table-row>
            <table:table-row>
              <table:table-cell office:value-type="string">
                <text:p>29/07/2017</text:p>
              </table:table-cell>
              <table:table-cell office:value-type="float" office:value="0.295833333333333">
                <text:p>0.295833333333333</text:p>
              </table:table-cell>
              <table:table-cell office:value-type="float" office:value="0.746527777777778">
                <text:p>0.746527777777778</text:p>
              </table:table-cell>
            </table:table-row>
            <table:table-row>
              <table:table-cell office:value-type="string">
                <text:p>30/07/2017</text:p>
              </table:table-cell>
              <table:table-cell office:value-type="float" office:value="0.295138888888889">
                <text:p>0.295138888888889</text:p>
              </table:table-cell>
              <table:table-cell office:value-type="float" office:value="0.747222222222222">
                <text:p>0.747222222222222</text:p>
              </table:table-cell>
            </table:table-row>
            <table:table-row>
              <table:table-cell office:value-type="string">
                <text:p>31/07/2017</text:p>
              </table:table-cell>
              <table:table-cell office:value-type="float" office:value="0.295138888888889">
                <text:p>0.295138888888889</text:p>
              </table:table-cell>
              <table:table-cell office:value-type="float" office:value="0.747222222222222">
                <text:p>0.747222222222222</text:p>
              </table:table-cell>
            </table:table-row>
            <table:table-row>
              <table:table-cell office:value-type="string">
                <text:p>01/08/2017</text:p>
              </table:table-cell>
              <table:table-cell office:value-type="float" office:value="0.294444444444444">
                <text:p>0.294444444444444</text:p>
              </table:table-cell>
              <table:table-cell office:value-type="float" office:value="0.747916666666667">
                <text:p>0.747916666666667</text:p>
              </table:table-cell>
            </table:table-row>
            <table:table-row>
              <table:table-cell office:value-type="string">
                <text:p>02/08/2017</text:p>
              </table:table-cell>
              <table:table-cell office:value-type="float" office:value="0.29375">
                <text:p>0.29375</text:p>
              </table:table-cell>
              <table:table-cell office:value-type="float" office:value="0.747916666666667">
                <text:p>0.747916666666667</text:p>
              </table:table-cell>
            </table:table-row>
            <table:table-row>
              <table:table-cell office:value-type="string">
                <text:p>03/08/2017</text:p>
              </table:table-cell>
              <table:table-cell office:value-type="float" office:value="0.29375">
                <text:p>0.29375</text:p>
              </table:table-cell>
              <table:table-cell office:value-type="float" office:value="0.748611111111111">
                <text:p>0.748611111111111</text:p>
              </table:table-cell>
            </table:table-row>
            <table:table-row>
              <table:table-cell office:value-type="string">
                <text:p>04/08/2017</text:p>
              </table:table-cell>
              <table:table-cell office:value-type="float" office:value="0.293055555555556">
                <text:p>0.293055555555556</text:p>
              </table:table-cell>
              <table:table-cell office:value-type="float" office:value="0.748611111111111">
                <text:p>0.748611111111111</text:p>
              </table:table-cell>
            </table:table-row>
            <table:table-row>
              <table:table-cell office:value-type="string">
                <text:p>05/08/2017</text:p>
              </table:table-cell>
              <table:table-cell office:value-type="float" office:value="0.292361111111111">
                <text:p>0.292361111111111</text:p>
              </table:table-cell>
              <table:table-cell office:value-type="float" office:value="0.749305555555556">
                <text:p>0.749305555555556</text:p>
              </table:table-cell>
            </table:table-row>
            <table:table-row>
              <table:table-cell office:value-type="string">
                <text:p>06/08/2017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749305555555556">
                <text:p>0.749305555555556</text:p>
              </table:table-cell>
            </table:table-row>
            <table:table-row>
              <table:table-cell office:value-type="string">
                <text:p>07/08/2017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08/08/2017</text:p>
              </table:table-cell>
              <table:table-cell office:value-type="float" office:value="0.290972222222222">
                <text:p>0.29097222222222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09/08/2017</text:p>
              </table:table-cell>
              <table:table-cell office:value-type="float" office:value="0.290277777777778">
                <text:p>0.290277777777778</text:p>
              </table:table-cell>
              <table:table-cell office:value-type="float" office:value="0.750694444444444">
                <text:p>0.750694444444444</text:p>
              </table:table-cell>
            </table:table-row>
            <table:table-row>
              <table:table-cell office:value-type="string">
                <text:p>10/08/2017</text:p>
              </table:table-cell>
              <table:table-cell office:value-type="float" office:value="0.289583333333333">
                <text:p>0.289583333333333</text:p>
              </table:table-cell>
              <table:table-cell office:value-type="float" office:value="0.750694444444444">
                <text:p>0.750694444444444</text:p>
              </table:table-cell>
            </table:table-row>
            <table:table-row>
              <table:table-cell office:value-type="string">
                <text:p>11/08/2017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0.751388888888889">
                <text:p>0.751388888888889</text:p>
              </table:table-cell>
            </table:table-row>
            <table:table-row>
              <table:table-cell office:value-type="string">
                <text:p>12/08/2017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0.751388888888889">
                <text:p>0.751388888888889</text:p>
              </table:table-cell>
            </table:table-row>
            <table:table-row>
              <table:table-cell office:value-type="string">
                <text:p>13/08/2017</text:p>
              </table:table-cell>
              <table:table-cell office:value-type="float" office:value="0.288194444444444">
                <text:p>0.288194444444444</text:p>
              </table:table-cell>
              <table:table-cell office:value-type="float" office:value="0.752083333333333">
                <text:p>0.752083333333333</text:p>
              </table:table-cell>
            </table:table-row>
            <table:table-row>
              <table:table-cell office:value-type="string">
                <text:p>14/08/2017</text:p>
              </table:table-cell>
              <table:table-cell office:value-type="float" office:value="0.2875">
                <text:p>0.2875</text:p>
              </table:table-cell>
              <table:table-cell office:value-type="float" office:value="0.752083333333333">
                <text:p>0.752083333333333</text:p>
              </table:table-cell>
            </table:table-row>
            <table:table-row>
              <table:table-cell office:value-type="string">
                <text:p>15/08/2017</text:p>
              </table:table-cell>
              <table:table-cell office:value-type="float" office:value="0.286805555555556">
                <text:p>0.286805555555556</text:p>
              </table:table-cell>
              <table:table-cell office:value-type="float" office:value="0.752777777777778">
                <text:p>0.752777777777778</text:p>
              </table:table-cell>
            </table:table-row>
            <table:table-row>
              <table:table-cell office:value-type="string">
                <text:p>16/08/2017</text:p>
              </table:table-cell>
              <table:table-cell office:value-type="float" office:value="0.286111111111111">
                <text:p>0.286111111111111</text:p>
              </table:table-cell>
              <table:table-cell office:value-type="float" office:value="0.752777777777778">
                <text:p>0.752777777777778</text:p>
              </table:table-cell>
            </table:table-row>
            <table:table-row>
              <table:table-cell office:value-type="string">
                <text:p>17/08/2017</text:p>
              </table:table-cell>
              <table:table-cell office:value-type="float" office:value="0.285416666666667">
                <text:p>0.285416666666667</text:p>
              </table:table-cell>
              <table:table-cell office:value-type="float" office:value="0.753472222222222">
                <text:p>0.753472222222222</text:p>
              </table:table-cell>
            </table:table-row>
            <table:table-row>
              <table:table-cell office:value-type="string">
                <text:p>18/08/2017</text:p>
              </table:table-cell>
              <table:table-cell office:value-type="float" office:value="0.253472222222222">
                <text:p>0.253472222222222</text:p>
              </table:table-cell>
              <table:table-cell office:value-type="float" office:value="0.753472222222222">
                <text:p>0.753472222222222</text:p>
              </table:table-cell>
            </table:table-row>
            <table:table-row>
              <table:table-cell office:value-type="string">
                <text:p>19/08/2017</text:p>
              </table:table-cell>
              <table:table-cell office:value-type="float" office:value="0.284027777777778">
                <text:p>0.284027777777778</text:p>
              </table:table-cell>
              <table:table-cell office:value-type="float" office:value="0.754166666666667">
                <text:p>0.754166666666667</text:p>
              </table:table-cell>
            </table:table-row>
            <table:table-row>
              <table:table-cell office:value-type="string">
                <text:p>20/08/2017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754166666666667">
                <text:p>0.754166666666667</text:p>
              </table:table-cell>
            </table:table-row>
            <table:table-row>
              <table:table-cell office:value-type="string">
                <text:p>21/08/2017</text:p>
              </table:table-cell>
              <table:table-cell office:value-type="float" office:value="0.282638888888889">
                <text:p>0.282638888888889</text:p>
              </table:table-cell>
              <table:table-cell office:value-type="float" office:value="0.754861111111111">
                <text:p>0.754861111111111</text:p>
              </table:table-cell>
            </table:table-row>
            <table:table-row>
              <table:table-cell office:value-type="string">
                <text:p>22/08/2017</text:p>
              </table:table-cell>
              <table:table-cell office:value-type="float" office:value="0.281944444444444">
                <text:p>0.281944444444444</text:p>
              </table:table-cell>
              <table:table-cell office:value-type="float" office:value="0.754861111111111">
                <text:p>0.754861111111111</text:p>
              </table:table-cell>
            </table:table-row>
            <table:table-row>
              <table:table-cell office:value-type="string">
                <text:p>23/08/2017</text:p>
              </table:table-cell>
              <table:table-cell office:value-type="float" office:value="0.281944444444444">
                <text:p>0.281944444444444</text:p>
              </table:table-cell>
              <table:table-cell office:value-type="float" office:value="0.755555555555556">
                <text:p>0.755555555555556</text:p>
              </table:table-cell>
            </table:table-row>
            <table:table-row>
              <table:table-cell office:value-type="string">
                <text:p>24/08/2017</text:p>
              </table:table-cell>
              <table:table-cell office:value-type="float" office:value="0.28125">
                <text:p>0.28125</text:p>
              </table:table-cell>
              <table:table-cell office:value-type="float" office:value="0.755555555555556">
                <text:p>0.755555555555556</text:p>
              </table:table-cell>
            </table:table-row>
            <table:table-row>
              <table:table-cell office:value-type="string">
                <text:p>25/08/2017</text:p>
              </table:table-cell>
              <table:table-cell office:value-type="float" office:value="0.279861111111111">
                <text:p>0.279861111111111</text:p>
              </table:table-cell>
              <table:table-cell office:value-type="float" office:value="0.755555555555556">
                <text:p>0.755555555555556</text:p>
              </table:table-cell>
            </table:table-row>
            <table:table-row>
              <table:table-cell office:value-type="string">
                <text:p>26/08/2017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0.75625">
                <text:p>0.75625</text:p>
              </table:table-cell>
            </table:table-row>
            <table:table-row>
              <table:table-cell office:value-type="string">
                <text:p>27/08/2017</text:p>
              </table:table-cell>
              <table:table-cell office:value-type="float" office:value="0.278472222222222">
                <text:p>0.278472222222222</text:p>
              </table:table-cell>
              <table:table-cell office:value-type="float" office:value="0.75625">
                <text:p>0.75625</text:p>
              </table:table-cell>
            </table:table-row>
            <table:table-row>
              <table:table-cell office:value-type="string">
                <text:p>28/08/2017</text:p>
              </table:table-cell>
              <table:table-cell office:value-type="float" office:value="0.252777777777778">
                <text:p>0.252777777777778</text:p>
              </table:table-cell>
              <table:table-cell office:value-type="float" office:value="0.750694444444444">
                <text:p>0.750694444444444</text:p>
              </table:table-cell>
            </table:table-row>
            <table:table-row>
              <table:table-cell office:value-type="string">
                <text:p>29/08/2017</text:p>
              </table:table-cell>
              <table:table-cell office:value-type="float" office:value="0.277083333333333">
                <text:p>0.277083333333333</text:p>
              </table:table-cell>
              <table:table-cell office:value-type="float" office:value="0.750694444444444">
                <text:p>0.750694444444444</text:p>
              </table:table-cell>
            </table:table-row>
            <table:table-row>
              <table:table-cell office:value-type="string">
                <text:p>30/08/2017</text:p>
              </table:table-cell>
              <table:table-cell office:value-type="float" office:value="0.276388888888889">
                <text:p>0.276388888888889</text:p>
              </table:table-cell>
              <table:table-cell office:value-type="float" office:value="0.757638888888889">
                <text:p>0.757638888888889</text:p>
              </table:table-cell>
            </table:table-row>
            <table:table-row>
              <table:table-cell office:value-type="string">
                <text:p>31/08/2017</text:p>
              </table:table-cell>
              <table:table-cell office:value-type="float" office:value="0.275694444444444">
                <text:p>0.275694444444444</text:p>
              </table:table-cell>
              <table:table-cell office:value-type="float" office:value="0.757638888888889">
                <text:p>0.757638888888889</text:p>
              </table:table-cell>
            </table:table-row>
            <table:table-row>
              <table:table-cell office:value-type="string">
                <text:p>01/09/2017</text:p>
              </table:table-cell>
              <table:table-cell office:value-type="float" office:value="0.275">
                <text:p>0.275</text:p>
              </table:table-cell>
              <table:table-cell office:value-type="float" office:value="0.758333333333333">
                <text:p>0.758333333333333</text:p>
              </table:table-cell>
            </table:table-row>
            <table:table-row>
              <table:table-cell office:value-type="string">
                <text:p>02/09/2017</text:p>
              </table:table-cell>
              <table:table-cell office:value-type="float" office:value="0.274305555555556">
                <text:p>0.274305555555556</text:p>
              </table:table-cell>
              <table:table-cell office:value-type="float" office:value="0.758333333333333">
                <text:p>0.758333333333333</text:p>
              </table:table-cell>
            </table:table-row>
            <table:table-row>
              <table:table-cell office:value-type="string">
                <text:p>03/09/2017</text:p>
              </table:table-cell>
              <table:table-cell office:value-type="float" office:value="0.273611111111111">
                <text:p>0.273611111111111</text:p>
              </table:table-cell>
              <table:table-cell office:value-type="float" office:value="0.758333333333333">
                <text:p>0.758333333333333</text:p>
              </table:table-cell>
            </table:table-row>
            <table:table-row>
              <table:table-cell office:value-type="string">
                <text:p>04/09/2017</text:p>
              </table:table-cell>
              <table:table-cell office:value-type="float" office:value="0.272916666666667">
                <text:p>0.272916666666667</text:p>
              </table:table-cell>
              <table:table-cell office:value-type="float" office:value="0.759027777777778">
                <text:p>0.759027777777778</text:p>
              </table:table-cell>
            </table:table-row>
            <table:table-row>
              <table:table-cell office:value-type="string">
                <text:p>05/09/2017</text:p>
              </table:table-cell>
              <table:table-cell office:value-type="float" office:value="0.272222222222222">
                <text:p>0.272222222222222</text:p>
              </table:table-cell>
              <table:table-cell office:value-type="float" office:value="0.759027777777778">
                <text:p>0.759027777777778</text:p>
              </table:table-cell>
            </table:table-row>
            <table:table-row>
              <table:table-cell office:value-type="string">
                <text:p>06/09/2017</text:p>
              </table:table-cell>
              <table:table-cell office:value-type="float" office:value="0.271527777777778">
                <text:p>0.271527777777778</text:p>
              </table:table-cell>
              <table:table-cell office:value-type="float" office:value="0.759722222222222">
                <text:p>0.759722222222222</text:p>
              </table:table-cell>
            </table:table-row>
            <table:table-row>
              <table:table-cell office:value-type="string">
                <text:p>07/09/2017</text:p>
              </table:table-cell>
              <table:table-cell office:value-type="float" office:value="0.252083333333333">
                <text:p>0.252083333333333</text:p>
              </table:table-cell>
              <table:table-cell office:value-type="float" office:value="0.759722222222222">
                <text:p>0.759722222222222</text:p>
              </table:table-cell>
            </table:table-row>
            <table:table-row>
              <table:table-cell office:value-type="string">
                <text:p>08/09/2017</text:p>
              </table:table-cell>
              <table:table-cell office:value-type="float" office:value="0.269444444444444">
                <text:p>0.269444444444444</text:p>
              </table:table-cell>
              <table:table-cell office:value-type="float" office:value="0.760416666666667">
                <text:p>0.760416666666667</text:p>
              </table:table-cell>
            </table:table-row>
            <table:table-row>
              <table:table-cell office:value-type="string">
                <text:p>09/09/2017</text:p>
              </table:table-cell>
              <table:table-cell office:value-type="float" office:value="0.26875">
                <text:p>0.26875</text:p>
              </table:table-cell>
              <table:table-cell office:value-type="float" office:value="0.760416666666667">
                <text:p>0.760416666666667</text:p>
              </table:table-cell>
            </table:table-row>
            <table:table-row>
              <table:table-cell office:value-type="string">
                <text:p>10/09/2017</text:p>
              </table:table-cell>
              <table:table-cell office:value-type="float" office:value="0.268055555555556">
                <text:p>0.268055555555556</text:p>
              </table:table-cell>
              <table:table-cell office:value-type="float" office:value="0.760416666666667">
                <text:p>0.760416666666667</text:p>
              </table:table-cell>
            </table:table-row>
            <table:table-row>
              <table:table-cell office:value-type="string">
                <text:p>11/09/2017</text:p>
              </table:table-cell>
              <table:table-cell office:value-type="float" office:value="0.267361111111111">
                <text:p>0.267361111111111</text:p>
              </table:table-cell>
              <table:table-cell office:value-type="float" office:value="0.761111111111111">
                <text:p>0.761111111111111</text:p>
              </table:table-cell>
            </table:table-row>
            <table:table-row>
              <table:table-cell office:value-type="string">
                <text:p>12/09/201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761111111111111">
                <text:p>0.761111111111111</text:p>
              </table:table-cell>
            </table:table-row>
            <table:table-row>
              <table:table-cell office:value-type="string">
                <text:p>13/09/2017</text:p>
              </table:table-cell>
              <table:table-cell office:value-type="float" office:value="0.265972222222222">
                <text:p>0.265972222222222</text:p>
              </table:table-cell>
              <table:table-cell office:value-type="float" office:value="0.761805555555555">
                <text:p>0.761805555555555</text:p>
              </table:table-cell>
            </table:table-row>
            <table:table-row>
              <table:table-cell office:value-type="string">
                <text:p>14/09/2017</text:p>
              </table:table-cell>
              <table:table-cell office:value-type="float" office:value="0.265277777777778">
                <text:p>0.265277777777778</text:p>
              </table:table-cell>
              <table:table-cell office:value-type="float" office:value="0.761805555555555">
                <text:p>0.761805555555555</text:p>
              </table:table-cell>
            </table:table-row>
            <table:table-row>
              <table:table-cell office:value-type="string">
                <text:p>15/09/2017</text:p>
              </table:table-cell>
              <table:table-cell office:value-type="float" office:value="0.264583333333333">
                <text:p>0.264583333333333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16/09/2017</text:p>
              </table:table-cell>
              <table:table-cell office:value-type="float" office:value="0.263194444444444">
                <text:p>0.263194444444444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17/09/2017</text:p>
              </table:table-cell>
              <table:table-cell office:value-type="float" office:value="0.2625">
                <text:p>0.2625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18/09/2017</text:p>
              </table:table-cell>
              <table:table-cell office:value-type="float" office:value="0.261805555555556">
                <text:p>0.261805555555556</text:p>
              </table:table-cell>
              <table:table-cell office:value-type="float" office:value="0.763194444444444">
                <text:p>0.763194444444444</text:p>
              </table:table-cell>
            </table:table-row>
            <table:table-row>
              <table:table-cell office:value-type="string">
                <text:p>19/09/2017</text:p>
              </table:table-cell>
              <table:table-cell office:value-type="float" office:value="0.261111111111111">
                <text:p>0.261111111111111</text:p>
              </table:table-cell>
              <table:table-cell office:value-type="float" office:value="0.763194444444444">
                <text:p>0.763194444444444</text:p>
              </table:table-cell>
            </table:table-row>
            <table:table-row>
              <table:table-cell office:value-type="string">
                <text:p>20/09/2017</text:p>
              </table:table-cell>
              <table:table-cell office:value-type="float" office:value="0.260416666666667">
                <text:p>0.260416666666667</text:p>
              </table:table-cell>
              <table:table-cell office:value-type="float" office:value="0.751388888888889">
                <text:p>0.751388888888889</text:p>
              </table:table-cell>
            </table:table-row>
            <table:table-row>
              <table:table-cell office:value-type="string">
                <text:p>21/09/2017</text:p>
              </table:table-cell>
              <table:table-cell office:value-type="float" office:value="0.259722222222222">
                <text:p>0.259722222222222</text:p>
              </table:table-cell>
              <table:table-cell office:value-type="float" office:value="0.751388888888889">
                <text:p>0.751388888888889</text:p>
              </table:table-cell>
            </table:table-row>
            <table:table-row>
              <table:table-cell office:value-type="string">
                <text:p>22/09/2017</text:p>
              </table:table-cell>
              <table:table-cell office:value-type="float" office:value="0.258333333333333">
                <text:p>0.258333333333333</text:p>
              </table:table-cell>
              <table:table-cell office:value-type="float" office:value="0.764583333333333">
                <text:p>0.764583333333333</text:p>
              </table:table-cell>
            </table:table-row>
            <table:table-row>
              <table:table-cell office:value-type="string">
                <text:p>23/09/2017</text:p>
              </table:table-cell>
              <table:table-cell office:value-type="float" office:value="0.257638888888889">
                <text:p>0.257638888888889</text:p>
              </table:table-cell>
              <table:table-cell office:value-type="float" office:value="0.764583333333333">
                <text:p>0.764583333333333</text:p>
              </table:table-cell>
            </table:table-row>
            <table:table-row>
              <table:table-cell office:value-type="string">
                <text:p>24/09/2017</text:p>
              </table:table-cell>
              <table:table-cell office:value-type="float" office:value="0.250694444444444">
                <text:p>0.250694444444444</text:p>
              </table:table-cell>
              <table:table-cell office:value-type="float" office:value="0.764583333333333">
                <text:p>0.764583333333333</text:p>
              </table:table-cell>
            </table:table-row>
            <table:table-row>
              <table:table-cell office:value-type="string">
                <text:p>25/09/2017</text:p>
              </table:table-cell>
              <table:table-cell office:value-type="float" office:value="0.25625">
                <text:p>0.25625</text:p>
              </table:table-cell>
              <table:table-cell office:value-type="float" office:value="0.765277777777778">
                <text:p>0.765277777777778</text:p>
              </table:table-cell>
            </table:table-row>
            <table:table-row>
              <table:table-cell office:value-type="string">
                <text:p>26/09/2017</text:p>
              </table:table-cell>
              <table:table-cell office:value-type="float" office:value="0.255555555555556">
                <text:p>0.255555555555556</text:p>
              </table:table-cell>
              <table:table-cell office:value-type="float" office:value="0.765277777777778">
                <text:p>0.765277777777778</text:p>
              </table:table-cell>
            </table:table-row>
            <table:table-row>
              <table:table-cell office:value-type="string">
                <text:p>27/09/2017</text:p>
              </table:table-cell>
              <table:table-cell office:value-type="float" office:value="0.254861111111111">
                <text:p>0.254861111111111</text:p>
              </table:table-cell>
              <table:table-cell office:value-type="float" office:value="0.765972222222222">
                <text:p>0.765972222222222</text:p>
              </table:table-cell>
            </table:table-row>
            <table:table-row>
              <table:table-cell office:value-type="string">
                <text:p>28/09/2017</text:p>
              </table:table-cell>
              <table:table-cell office:value-type="float" office:value="0.254166666666667">
                <text:p>0.254166666666667</text:p>
              </table:table-cell>
              <table:table-cell office:value-type="float" office:value="0.765972222222222">
                <text:p>0.765972222222222</text:p>
              </table:table-cell>
            </table:table-row>
            <table:table-row>
              <table:table-cell office:value-type="string">
                <text:p>29/09/2017</text:p>
              </table:table-cell>
              <table:table-cell office:value-type="float" office:value="0.253472222222222">
                <text:p>0.253472222222222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30/09/2017</text:p>
              </table:table-cell>
              <table:table-cell office:value-type="float" office:value="0.252083333333333">
                <text:p>0.252083333333333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01/10/2017</text:p>
              </table:table-cell>
              <table:table-cell office:value-type="float" office:value="0.251388888888889">
                <text:p>0.251388888888889</text:p>
              </table:table-cell>
              <table:table-cell office:value-type="float" office:value="0.767361111111111">
                <text:p>0.767361111111111</text:p>
              </table:table-cell>
            </table:table-row>
            <table:table-row>
              <table:table-cell office:value-type="string">
                <text:p>02/10/2017</text:p>
              </table:table-cell>
              <table:table-cell office:value-type="float" office:value="0.250694444444444">
                <text:p>0.250694444444444</text:p>
              </table:table-cell>
              <table:table-cell office:value-type="float" office:value="0.767361111111111">
                <text:p>0.767361111111111</text:p>
              </table:table-cell>
            </table:table-row>
            <table:table-row>
              <table:table-cell office:value-type="string">
                <text:p>03/10/2017</text:p>
              </table:table-cell>
              <table:table-cell office:value-type="float" office:value="0.25">
                <text:p>0.25</text:p>
              </table:table-cell>
              <table:table-cell office:value-type="float" office:value="0.768055555555556">
                <text:p>0.768055555555556</text:p>
              </table:table-cell>
            </table:table-row>
            <table:table-row>
              <table:table-cell office:value-type="string">
                <text:p>04/10/2017</text:p>
              </table:table-cell>
              <table:table-cell office:value-type="float" office:value="0.249305555555556">
                <text:p>0.249305555555556</text:p>
              </table:table-cell>
              <table:table-cell office:value-type="float" office:value="0.768055555555556">
                <text:p>0.768055555555556</text:p>
              </table:table-cell>
            </table:table-row>
            <table:table-row>
              <table:table-cell office:value-type="string">
                <text:p>05/10/2017</text:p>
              </table:table-cell>
              <table:table-cell office:value-type="float" office:value="0.248611111111111">
                <text:p>0.248611111111111</text:p>
              </table:table-cell>
              <table:table-cell office:value-type="float" office:value="0.76875">
                <text:p>0.76875</text:p>
              </table:table-cell>
            </table:table-row>
            <table:table-row>
              <table:table-cell office:value-type="string">
                <text:p>06/10/2017</text:p>
              </table:table-cell>
              <table:table-cell office:value-type="float" office:value="0.247916666666667">
                <text:p>0.247916666666667</text:p>
              </table:table-cell>
              <table:table-cell office:value-type="float" office:value="0.76875">
                <text:p>0.76875</text:p>
              </table:table-cell>
            </table:table-row>
            <table:table-row>
              <table:table-cell office:value-type="string">
                <text:p>07/10/2017</text:p>
              </table:table-cell>
              <table:table-cell office:value-type="float" office:value="0.247222222222222">
                <text:p>0.247222222222222</text:p>
              </table:table-cell>
              <table:table-cell office:value-type="float" office:value="0.769444444444444">
                <text:p>0.769444444444444</text:p>
              </table:table-cell>
            </table:table-row>
            <table:table-row>
              <table:table-cell office:value-type="string">
                <text:p>08/10/2017</text:p>
              </table:table-cell>
              <table:table-cell office:value-type="float" office:value="0.246527777777778">
                <text:p>0.246527777777778</text:p>
              </table:table-cell>
              <table:table-cell office:value-type="float" office:value="0.769444444444444">
                <text:p>0.769444444444444</text:p>
              </table:table-cell>
            </table:table-row>
            <table:table-row>
              <table:table-cell office:value-type="string">
                <text:p>09/10/2017</text:p>
              </table:table-cell>
              <table:table-cell office:value-type="float" office:value="0.245833333333333">
                <text:p>0.245833333333333</text:p>
              </table:table-cell>
              <table:table-cell office:value-type="float" office:value="0.770138888888889">
                <text:p>0.770138888888889</text:p>
              </table:table-cell>
            </table:table-row>
            <table:table-row>
              <table:table-cell office:value-type="string">
                <text:p>10/10/2017</text:p>
              </table:table-cell>
              <table:table-cell office:value-type="float" office:value="0.245138888888889">
                <text:p>0.245138888888889</text:p>
              </table:table-cell>
              <table:table-cell office:value-type="float" office:value="0.770138888888889">
                <text:p>0.770138888888889</text:p>
              </table:table-cell>
            </table:table-row>
            <table:table-row>
              <table:table-cell office:value-type="string">
                <text:p>11/10/2017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0.752083333333333">
                <text:p>0.752083333333333</text:p>
              </table:table-cell>
            </table:table-row>
            <table:table-row>
              <table:table-cell office:value-type="string">
                <text:p>12/10/2017</text:p>
              </table:table-cell>
              <table:table-cell office:value-type="float" office:value="0.211805555555556">
                <text:p>0.211805555555556</text:p>
              </table:table-cell>
              <table:table-cell office:value-type="float" office:value="0.752083333333333">
                <text:p>0.752083333333333</text:p>
              </table:table-cell>
            </table:table-row>
            <table:table-row>
              <table:table-cell office:value-type="string">
                <text:p>13/10/2017</text:p>
              </table:table-cell>
              <table:table-cell office:value-type="float" office:value="0.242361111111111">
                <text:p>0.242361111111111</text:p>
              </table:table-cell>
              <table:table-cell office:value-type="float" office:value="0.771527777777778">
                <text:p>0.771527777777778</text:p>
              </table:table-cell>
            </table:table-row>
            <table:table-row>
              <table:table-cell office:value-type="string">
                <text:p>14/10/2017</text:p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0.771527777777778">
                <text:p>0.771527777777778</text:p>
              </table:table-cell>
            </table:table-row>
            <table:table-row>
              <table:table-cell office:value-type="string">
                <text:p>15/10/2017</text:p>
              </table:table-cell>
              <table:table-cell office:value-type="float" office:value="0.240972222222222">
                <text:p>0.240972222222222</text:p>
              </table:table-cell>
              <table:table-cell office:value-type="float" office:value="0.772222222222222">
                <text:p>0.772222222222222</text:p>
              </table:table-cell>
            </table:table-row>
            <table:table-row>
              <table:table-cell office:value-type="string">
                <text:p>16/10/2017</text:p>
              </table:table-cell>
              <table:table-cell office:value-type="float" office:value="0.240277777777778">
                <text:p>0.240277777777778</text:p>
              </table:table-cell>
              <table:table-cell office:value-type="float" office:value="0.772916666666667">
                <text:p>0.772916666666667</text:p>
              </table:table-cell>
            </table:table-row>
            <table:table-row>
              <table:table-cell office:value-type="string">
                <text:p>17/10/2017</text:p>
              </table:table-cell>
              <table:table-cell office:value-type="float" office:value="0.240277777777778">
                <text:p>0.240277777777778</text:p>
              </table:table-cell>
              <table:table-cell office:value-type="float" office:value="0.772916666666667">
                <text:p>0.772916666666667</text:p>
              </table:table-cell>
            </table:table-row>
            <table:table-row>
              <table:table-cell office:value-type="string">
                <text:p>18/10/2017</text:p>
              </table:table-cell>
              <table:table-cell office:value-type="float" office:value="0.239583333333333">
                <text:p>0.239583333333333</text:p>
              </table:table-cell>
              <table:table-cell office:value-type="float" office:value="0.773611111111111">
                <text:p>0.773611111111111</text:p>
              </table:table-cell>
            </table:table-row>
            <table:table-row>
              <table:table-cell office:value-type="string">
                <text:p>19/10/2017</text:p>
              </table:table-cell>
              <table:table-cell office:value-type="float" office:value="0.238888888888889">
                <text:p>0.238888888888889</text:p>
              </table:table-cell>
              <table:table-cell office:value-type="float" office:value="0.773611111111111">
                <text:p>0.773611111111111</text:p>
              </table:table-cell>
            </table:table-row>
            <table:table-row>
              <table:table-cell office:value-type="string">
                <text:p>20/10/2017</text:p>
              </table:table-cell>
              <table:table-cell office:value-type="float" office:value="0.238194444444444">
                <text:p>0.238194444444444</text:p>
              </table:table-cell>
              <table:table-cell office:value-type="float" office:value="0.774305555555556">
                <text:p>0.774305555555556</text:p>
              </table:table-cell>
            </table:table-row>
            <table:table-row>
              <table:table-cell office:value-type="string">
                <text:p>21/10/2017</text:p>
              </table:table-cell>
              <table:table-cell office:value-type="float" office:value="0.2375">
                <text:p>0.2375</text:p>
              </table:table-cell>
              <table:table-cell office:value-type="float" office:value="0.774305555555556">
                <text:p>0.774305555555556</text:p>
              </table:table-cell>
            </table:table-row>
            <table:table-row>
              <table:table-cell office:value-type="string">
                <text:p>22/10/2017</text:p>
              </table:table-cell>
              <table:table-cell office:value-type="float" office:value="0.236805555555556">
                <text:p>0.236805555555556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23/10/2017</text:p>
              </table:table-cell>
              <table:table-cell office:value-type="float" office:value="0.211111111111111">
                <text:p>0.211111111111111</text:p>
              </table:table-cell>
              <table:table-cell office:value-type="float" office:value="0.775694444444444">
                <text:p>0.775694444444444</text:p>
              </table:table-cell>
            </table:table-row>
            <table:table-row>
              <table:table-cell office:value-type="string">
                <text:p>24/10/2017</text:p>
              </table:table-cell>
              <table:table-cell office:value-type="float" office:value="0.235416666666667">
                <text:p>0.235416666666667</text:p>
              </table:table-cell>
              <table:table-cell office:value-type="float" office:value="0.775694444444444">
                <text:p>0.775694444444444</text:p>
              </table:table-cell>
            </table:table-row>
            <table:table-row>
              <table:table-cell office:value-type="string">
                <text:p>25/10/2017</text:p>
              </table:table-cell>
              <table:table-cell office:value-type="float" office:value="0.234722222222222">
                <text:p>0.234722222222222</text:p>
              </table:table-cell>
              <table:table-cell office:value-type="float" office:value="0.776388888888889">
                <text:p>0.776388888888889</text:p>
              </table:table-cell>
            </table:table-row>
            <table:table-row>
              <table:table-cell office:value-type="string">
                <text:p>26/10/2017</text:p>
              </table:table-cell>
              <table:table-cell office:value-type="float" office:value="0.234027777777778">
                <text:p>0.234027777777778</text:p>
              </table:table-cell>
              <table:table-cell office:value-type="float" office:value="0.777083333333333">
                <text:p>0.777083333333333</text:p>
              </table:table-cell>
            </table:table-row>
            <table:table-row>
              <table:table-cell office:value-type="string">
                <text:p>27/10/2017</text:p>
              </table:table-cell>
              <table:table-cell office:value-type="float" office:value="0.234027777777778">
                <text:p>0.234027777777778</text:p>
              </table:table-cell>
              <table:table-cell office:value-type="float" office:value="0.777083333333333">
                <text:p>0.777083333333333</text:p>
              </table:table-cell>
            </table:table-row>
            <table:table-row>
              <table:table-cell office:value-type="string">
                <text:p>28/10/2017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752777777777778">
                <text:p>0.752777777777778</text:p>
              </table:table-cell>
            </table:table-row>
            <table:table-row>
              <table:table-cell office:value-type="string">
                <text:p>29/10/2017</text:p>
              </table:table-cell>
              <table:table-cell office:value-type="float" office:value="0.232638888888889">
                <text:p>0.232638888888889</text:p>
              </table:table-cell>
              <table:table-cell office:value-type="float" office:value="0.778472222222222">
                <text:p>0.778472222222222</text:p>
              </table:table-cell>
            </table:table-row>
            <table:table-row>
              <table:table-cell office:value-type="string">
                <text:p>30/10/2017</text:p>
              </table:table-cell>
              <table:table-cell office:value-type="float" office:value="0.231944444444444">
                <text:p>0.231944444444444</text:p>
              </table:table-cell>
              <table:table-cell office:value-type="float" office:value="0.778472222222222">
                <text:p>0.778472222222222</text:p>
              </table:table-cell>
            </table:table-row>
            <table:table-row>
              <table:table-cell office:value-type="string">
                <text:p>31/10/2017</text:p>
              </table:table-cell>
              <table:table-cell office:value-type="float" office:value="0.231944444444444">
                <text:p>0.231944444444444</text:p>
              </table:table-cell>
              <table:table-cell office:value-type="float" office:value="0.779166666666667">
                <text:p>0.779166666666667</text:p>
              </table:table-cell>
            </table:table-row>
            <table:table-row>
              <table:table-cell office:value-type="string">
                <text:p>01/11/2017</text:p>
              </table:table-cell>
              <table:table-cell office:value-type="float" office:value="0.23125">
                <text:p>0.23125</text:p>
              </table:table-cell>
              <table:table-cell office:value-type="float" office:value="0.779861111111111">
                <text:p>0.779861111111111</text:p>
              </table:table-cell>
            </table:table-row>
            <table:table-row>
              <table:table-cell office:value-type="string">
                <text:p>02/11/2017</text:p>
              </table:table-cell>
              <table:table-cell office:value-type="float" office:value="0.230555555555556">
                <text:p>0.230555555555556</text:p>
              </table:table-cell>
              <table:table-cell office:value-type="float" office:value="0.779861111111111">
                <text:p>0.779861111111111</text:p>
              </table:table-cell>
            </table:table-row>
            <table:table-row>
              <table:table-cell office:value-type="string">
                <text:p>03/11/2017</text:p>
              </table:table-cell>
              <table:table-cell office:value-type="float" office:value="0.229861111111111">
                <text:p>0.229861111111111</text:p>
              </table:table-cell>
              <table:table-cell office:value-type="float" office:value="0.780555555555556">
                <text:p>0.780555555555556</text:p>
              </table:table-cell>
            </table:table-row>
            <table:table-row>
              <table:table-cell office:value-type="string">
                <text:p>04/11/2017</text:p>
              </table:table-cell>
              <table:table-cell office:value-type="float" office:value="0.229861111111111">
                <text:p>0.229861111111111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05/11/2017</text:p>
              </table:table-cell>
              <table:table-cell office:value-type="float" office:value="0.210416666666667">
                <text:p>0.210416666666667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06/11/2017</text:p>
              </table:table-cell>
              <table:table-cell office:value-type="float" office:value="0.228472222222222">
                <text:p>0.228472222222222</text:p>
              </table:table-cell>
              <table:table-cell office:value-type="float" office:value="0.781944444444444">
                <text:p>0.781944444444444</text:p>
              </table:table-cell>
            </table:table-row>
            <table:table-row>
              <table:table-cell office:value-type="string">
                <text:p>07/11/2017</text:p>
              </table:table-cell>
              <table:table-cell office:value-type="float" office:value="0.228472222222222">
                <text:p>0.228472222222222</text:p>
              </table:table-cell>
              <table:table-cell office:value-type="float" office:value="0.782638888888889">
                <text:p>0.782638888888889</text:p>
              </table:table-cell>
            </table:table-row>
            <table:table-row>
              <table:table-cell office:value-type="string">
                <text:p>08/11/2017</text:p>
              </table:table-cell>
              <table:table-cell office:value-type="float" office:value="0.227777777777778">
                <text:p>0.227777777777778</text:p>
              </table:table-cell>
              <table:table-cell office:value-type="float" office:value="0.783333333333333">
                <text:p>0.783333333333333</text:p>
              </table:table-cell>
            </table:table-row>
            <table:table-row>
              <table:table-cell office:value-type="string">
                <text:p>09/11/2017</text:p>
              </table:table-cell>
              <table:table-cell office:value-type="float" office:value="0.227777777777778">
                <text:p>0.227777777777778</text:p>
              </table:table-cell>
              <table:table-cell office:value-type="float" office:value="0.783333333333333">
                <text:p>0.783333333333333</text:p>
              </table:table-cell>
            </table:table-row>
            <table:table-row>
              <table:table-cell office:value-type="string">
                <text:p>10/11/2017</text:p>
              </table:table-cell>
              <table:table-cell office:value-type="float" office:value="0.227083333333333">
                <text:p>0.227083333333333</text:p>
              </table:table-cell>
              <table:table-cell office:value-type="float" office:value="0.784027777777778">
                <text:p>0.784027777777778</text:p>
              </table:table-cell>
            </table:table-row>
            <table:table-row>
              <table:table-cell office:value-type="string">
                <text:p>11/11/2017</text:p>
              </table:table-cell>
              <table:table-cell office:value-type="float" office:value="0.227083333333333">
                <text:p>0.227083333333333</text:p>
              </table:table-cell>
              <table:table-cell office:value-type="float" office:value="0.753472222222222">
                <text:p>0.753472222222222</text:p>
              </table:table-cell>
            </table:table-row>
            <table:table-row>
              <table:table-cell office:value-type="string">
                <text:p>12/11/2017</text:p>
              </table:table-cell>
              <table:table-cell office:value-type="float" office:value="0.226388888888889">
                <text:p>0.226388888888889</text:p>
              </table:table-cell>
              <table:table-cell office:value-type="float" office:value="0.785416666666667">
                <text:p>0.785416666666667</text:p>
              </table:table-cell>
            </table:table-row>
            <table:table-row>
              <table:table-cell office:value-type="string">
                <text:p>13/11/2017</text:p>
              </table:table-cell>
              <table:table-cell office:value-type="float" office:value="0.226388888888889">
                <text:p>0.226388888888889</text:p>
              </table:table-cell>
              <table:table-cell office:value-type="float" office:value="0.785416666666667">
                <text:p>0.785416666666667</text:p>
              </table:table-cell>
            </table:table-row>
            <table:table-row>
              <table:table-cell office:value-type="string">
                <text:p>14/11/2017</text:p>
              </table:table-cell>
              <table:table-cell office:value-type="float" office:value="0.225694444444444">
                <text:p>0.225694444444444</text:p>
              </table:table-cell>
              <table:table-cell office:value-type="float" office:value="0.786111111111111">
                <text:p>0.786111111111111</text:p>
              </table:table-cell>
            </table:table-row>
            <table:table-row>
              <table:table-cell office:value-type="string">
                <text:p>15/11/2017</text:p>
              </table:table-cell>
              <table:table-cell office:value-type="float" office:value="0.225694444444444">
                <text:p>0.225694444444444</text:p>
              </table:table-cell>
              <table:table-cell office:value-type="float" office:value="0.786805555555556">
                <text:p>0.786805555555556</text:p>
              </table:table-cell>
            </table:table-row>
            <table:table-row>
              <table:table-cell office:value-type="string">
                <text:p>16/11/2017</text:p>
              </table:table-cell>
              <table:table-cell office:value-type="float" office:value="0.225694444444444">
                <text:p>0.225694444444444</text:p>
              </table:table-cell>
              <table:table-cell office:value-type="float" office:value="0.7875">
                <text:p>0.7875</text:p>
              </table:table-cell>
            </table:table-row>
            <table:table-row>
              <table:table-cell office:value-type="string">
                <text:p>17/11/2017</text:p>
              </table:table-cell>
              <table:table-cell office:value-type="float" office:value="0.225">
                <text:p>0.225</text:p>
              </table:table-cell>
              <table:table-cell office:value-type="float" office:value="0.7875">
                <text:p>0.7875</text:p>
              </table:table-cell>
            </table:table-row>
            <table:table-row>
              <table:table-cell office:value-type="string">
                <text:p>18/11/2017</text:p>
              </table:table-cell>
              <table:table-cell office:value-type="float" office:value="0.225">
                <text:p>0.225</text:p>
              </table:table-cell>
              <table:table-cell office:value-type="float" office:value="0.788194444444444">
                <text:p>0.788194444444444</text:p>
              </table:table-cell>
            </table:table-row>
            <table:table-row>
              <table:table-cell office:value-type="string">
                <text:p>19/11/2017</text:p>
              </table:table-cell>
              <table:table-cell office:value-type="float" office:value="0.224305555555556">
                <text:p>0.224305555555556</text:p>
              </table:table-cell>
              <table:table-cell office:value-type="float" office:value="0.788888888888889">
                <text:p>0.788888888888889</text:p>
              </table:table-cell>
            </table:table-row>
            <table:table-row>
              <table:table-cell office:value-type="string">
                <text:p>20/11/2017</text:p>
              </table:table-cell>
              <table:table-cell office:value-type="float" office:value="0.224305555555556">
                <text:p>0.224305555555556</text:p>
              </table:table-cell>
              <table:table-cell office:value-type="float" office:value="0.789583333333333">
                <text:p>0.789583333333333</text:p>
              </table:table-cell>
            </table:table-row>
            <table:table-row>
              <table:table-cell office:value-type="string">
                <text:p>21/11/2017</text:p>
              </table:table-cell>
              <table:table-cell office:value-type="float" office:value="0.224305555555556">
                <text:p>0.224305555555556</text:p>
              </table:table-cell>
              <table:table-cell office:value-type="float" office:value="0.789583333333333">
                <text:p>0.789583333333333</text:p>
              </table:table-cell>
            </table:table-row>
            <table:table-row>
              <table:table-cell office:value-type="string">
                <text:p>22/11/2017</text:p>
              </table:table-cell>
              <table:table-cell office:value-type="float" office:value="0.224305555555556">
                <text:p>0.224305555555556</text:p>
              </table:table-cell>
              <table:table-cell office:value-type="float" office:value="0.790277777777778">
                <text:p>0.790277777777778</text:p>
              </table:table-cell>
            </table:table-row>
            <table:table-row>
              <table:table-cell office:value-type="string">
                <text:p>23/11/2017</text:p>
              </table:table-cell>
              <table:table-cell office:value-type="float" office:value="0.224305555555556">
                <text:p>0.224305555555556</text:p>
              </table:table-cell>
              <table:table-cell office:value-type="float" office:value="0.790972222222222">
                <text:p>0.790972222222222</text:p>
              </table:table-cell>
            </table:table-row>
            <table:table-row>
              <table:table-cell office:value-type="string">
                <text:p>24/11/2017</text:p>
              </table:table-cell>
              <table:table-cell office:value-type="float" office:value="0.223611111111111">
                <text:p>0.223611111111111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25/11/2017</text:p>
              </table:table-cell>
              <table:table-cell office:value-type="float" office:value="0.223611111111111">
                <text:p>0.223611111111111</text:p>
              </table:table-cell>
              <table:table-cell office:value-type="float" office:value="0.792361111111111">
                <text:p>0.792361111111111</text:p>
              </table:table-cell>
            </table:table-row>
            <table:table-row>
              <table:table-cell office:value-type="string">
                <text:p>26/11/2017</text:p>
              </table:table-cell>
              <table:table-cell office:value-type="float" office:value="0.223611111111111">
                <text:p>0.223611111111111</text:p>
              </table:table-cell>
              <table:table-cell office:value-type="float" office:value="0.792361111111111">
                <text:p>0.792361111111111</text:p>
              </table:table-cell>
            </table:table-row>
            <table:table-row>
              <table:table-cell office:value-type="string">
                <text:p>27/11/2017</text:p>
              </table:table-cell>
              <table:table-cell office:value-type="float" office:value="0.223611111111111">
                <text:p>0.223611111111111</text:p>
              </table:table-cell>
              <table:table-cell office:value-type="float" office:value="0.793055555555555">
                <text:p>0.793055555555555</text:p>
              </table:table-cell>
            </table:table-row>
            <table:table-row>
              <table:table-cell office:value-type="string">
                <text:p>28/11/2017</text:p>
              </table:table-cell>
              <table:table-cell office:value-type="float" office:value="0.223611111111111">
                <text:p>0.223611111111111</text:p>
              </table:table-cell>
              <table:table-cell office:value-type="float" office:value="0.79375">
                <text:p>0.79375</text:p>
              </table:table-cell>
            </table:table-row>
            <table:table-row>
              <table:table-cell office:value-type="string">
                <text:p>29/11/2017</text:p>
              </table:table-cell>
              <table:table-cell office:value-type="float" office:value="0.223611111111111">
                <text:p>0.223611111111111</text:p>
              </table:table-cell>
              <table:table-cell office:value-type="float" office:value="0.794444444444444">
                <text:p>0.794444444444444</text:p>
              </table:table-cell>
            </table:table-row>
            <table:table-row>
              <table:table-cell office:value-type="string">
                <text:p>30/11/2017</text:p>
              </table:table-cell>
              <table:table-cell office:value-type="float" office:value="0.223611111111111">
                <text:p>0.223611111111111</text:p>
              </table:table-cell>
              <table:table-cell office:value-type="float" office:value="0.794444444444444">
                <text:p>0.794444444444444</text:p>
              </table:table-cell>
            </table:table-row>
            <table:table-row>
              <table:table-cell office:value-type="string">
                <text:p>01/12/2017</text:p>
              </table:table-cell>
              <table:table-cell office:value-type="float" office:value="0.223611111111111">
                <text:p>0.223611111111111</text:p>
              </table:table-cell>
              <table:table-cell office:value-type="float" office:value="0.795138888888889">
                <text:p>0.795138888888889</text:p>
              </table:table-cell>
            </table:table-row>
            <table:table-row>
              <table:table-cell office:value-type="string">
                <text:p>02/12/2017</text:p>
              </table:table-cell>
              <table:table-cell office:value-type="float" office:value="0.223611111111111">
                <text:p>0.223611111111111</text:p>
              </table:table-cell>
              <table:table-cell office:value-type="float" office:value="0.795833333333333">
                <text:p>0.795833333333333</text:p>
              </table:table-cell>
            </table:table-row>
            <table:table-row>
              <table:table-cell office:value-type="string">
                <text:p>03/12/2017</text:p>
              </table:table-cell>
              <table:table-cell office:value-type="float" office:value="0.223611111111111">
                <text:p>0.223611111111111</text:p>
              </table:table-cell>
              <table:table-cell office:value-type="float" office:value="0.796527777777778">
                <text:p>0.796527777777778</text:p>
              </table:table-cell>
            </table:table-row>
            <table:table-row>
              <table:table-cell office:value-type="string">
                <text:p>04/12/2017</text:p>
              </table:table-cell>
              <table:table-cell office:value-type="float" office:value="0.223611111111111">
                <text:p>0.223611111111111</text:p>
              </table:table-cell>
              <table:table-cell office:value-type="float" office:value="0.796527777777778">
                <text:p>0.796527777777778</text:p>
              </table:table-cell>
            </table:table-row>
            <table:table-row>
              <table:table-cell office:value-type="string">
                <text:p>05/12/2017</text:p>
              </table:table-cell>
              <table:table-cell office:value-type="float" office:value="0.223611111111111">
                <text:p>0.223611111111111</text:p>
              </table:table-cell>
              <table:table-cell office:value-type="float" office:value="0.797222222222222">
                <text:p>0.797222222222222</text:p>
              </table:table-cell>
            </table:table-row>
            <table:table-row>
              <table:table-cell office:value-type="string">
                <text:p>06/12/2017</text:p>
              </table:table-cell>
              <table:table-cell office:value-type="float" office:value="0.223611111111111">
                <text:p>0.223611111111111</text:p>
              </table:table-cell>
              <table:table-cell office:value-type="float" office:value="0.797916666666667">
                <text:p>0.797916666666667</text:p>
              </table:table-cell>
            </table:table-row>
            <table:table-row>
              <table:table-cell office:value-type="string">
                <text:p>07/12/2017</text:p>
              </table:table-cell>
              <table:table-cell office:value-type="float" office:value="0.223611111111111">
                <text:p>0.223611111111111</text:p>
              </table:table-cell>
              <table:table-cell office:value-type="float" office:value="0.792361111111111">
                <text:p>0.792361111111111</text:p>
              </table:table-cell>
            </table:table-row>
            <table:table-row>
              <table:table-cell office:value-type="string">
                <text:p>08/12/2017</text:p>
              </table:table-cell>
              <table:table-cell office:value-type="float" office:value="0.224305555555556">
                <text:p>0.224305555555556</text:p>
              </table:table-cell>
              <table:table-cell office:value-type="float" office:value="0.792361111111111">
                <text:p>0.792361111111111</text:p>
              </table:table-cell>
            </table:table-row>
            <table:table-row>
              <table:table-cell office:value-type="string">
                <text:p>09/12/2017</text:p>
              </table:table-cell>
              <table:table-cell office:value-type="float" office:value="0.224305555555556">
                <text:p>0.224305555555556</text:p>
              </table:table-cell>
              <table:table-cell office:value-type="float" office:value="0.799305555555556">
                <text:p>0.799305555555556</text:p>
              </table:table-cell>
            </table:table-row>
            <table:table-row>
              <table:table-cell office:value-type="string">
                <text:p>10/12/2017</text:p>
              </table:table-cell>
              <table:table-cell office:value-type="float" office:value="0.224305555555556">
                <text:p>0.22430555555555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/12/2017</text:p>
              </table:table-cell>
              <table:table-cell office:value-type="float" office:value="0.224305555555556">
                <text:p>0.22430555555555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/12/2017</text:p>
              </table:table-cell>
              <table:table-cell office:value-type="float" office:value="0.225">
                <text:p>0.225</text:p>
              </table:table-cell>
              <table:table-cell office:value-type="float" office:value="0.800694444444444">
                <text:p>0.800694444444444</text:p>
              </table:table-cell>
            </table:table-row>
            <table:table-row>
              <table:table-cell office:value-type="string">
                <text:p>13/12/2017</text:p>
              </table:table-cell>
              <table:table-cell office:value-type="float" office:value="0.225">
                <text:p>0.225</text:p>
              </table:table-cell>
              <table:table-cell office:value-type="float" office:value="0.800694444444444">
                <text:p>0.800694444444444</text:p>
              </table:table-cell>
            </table:table-row>
            <table:table-row>
              <table:table-cell office:value-type="string">
                <text:p>14/12/2017</text:p>
              </table:table-cell>
              <table:table-cell office:value-type="float" office:value="0.225">
                <text:p>0.225</text:p>
              </table:table-cell>
              <table:table-cell office:value-type="float" office:value="0.801388888888889">
                <text:p>0.801388888888889</text:p>
              </table:table-cell>
            </table:table-row>
            <table:table-row>
              <table:table-cell office:value-type="string">
                <text:p>15/12/2017</text:p>
              </table:table-cell>
              <table:table-cell office:value-type="float" office:value="0.225694444444444">
                <text:p>0.225694444444444</text:p>
              </table:table-cell>
              <table:table-cell office:value-type="float" office:value="0.802083333333333">
                <text:p>0.802083333333333</text:p>
              </table:table-cell>
            </table:table-row>
            <table:table-row>
              <table:table-cell office:value-type="string">
                <text:p>16/12/2017</text:p>
              </table:table-cell>
              <table:table-cell office:value-type="float" office:value="0.225694444444444">
                <text:p>0.225694444444444</text:p>
              </table:table-cell>
              <table:table-cell office:value-type="float" office:value="0.802083333333333">
                <text:p>0.802083333333333</text:p>
              </table:table-cell>
            </table:table-row>
            <table:table-row>
              <table:table-cell office:value-type="string">
                <text:p>17/12/2017</text:p>
              </table:table-cell>
              <table:table-cell office:value-type="float" office:value="0.225694444444444">
                <text:p>0.225694444444444</text:p>
              </table:table-cell>
              <table:table-cell office:value-type="float" office:value="0.802777777777778">
                <text:p>0.802777777777778</text:p>
              </table:table-cell>
            </table:table-row>
            <table:table-row>
              <table:table-cell office:value-type="string">
                <text:p>18/12/2017</text:p>
              </table:table-cell>
              <table:table-cell office:value-type="float" office:value="0.226388888888889">
                <text:p>0.226388888888889</text:p>
              </table:table-cell>
              <table:table-cell office:value-type="float" office:value="0.802777777777778">
                <text:p>0.802777777777778</text:p>
              </table:table-cell>
            </table:table-row>
            <table:table-row>
              <table:table-cell office:value-type="string">
                <text:p>19/12/2017</text:p>
              </table:table-cell>
              <table:table-cell office:value-type="float" office:value="0.226388888888889">
                <text:p>0.226388888888889</text:p>
              </table:table-cell>
              <table:table-cell office:value-type="float" office:value="0.803472222222222">
                <text:p>0.803472222222222</text:p>
              </table:table-cell>
            </table:table-row>
            <table:table-row>
              <table:table-cell office:value-type="string">
                <text:p>20/12/2017</text:p>
              </table:table-cell>
              <table:table-cell office:value-type="float" office:value="0.227083333333333">
                <text:p>0.227083333333333</text:p>
              </table:table-cell>
              <table:table-cell office:value-type="float" office:value="0.803472222222222">
                <text:p>0.803472222222222</text:p>
              </table:table-cell>
            </table:table-row>
            <table:table-row>
              <table:table-cell office:value-type="string">
                <text:p>21/12/2017</text:p>
              </table:table-cell>
              <table:table-cell office:value-type="float" office:value="0.227083333333333">
                <text:p>0.227083333333333</text:p>
              </table:table-cell>
              <table:table-cell office:value-type="float" office:value="0.804166666666667">
                <text:p>0.804166666666667</text:p>
              </table:table-cell>
            </table:table-row>
            <table:table-row>
              <table:table-cell office:value-type="string">
                <text:p>22/12/2017</text:p>
              </table:table-cell>
              <table:table-cell office:value-type="float" office:value="0.227777777777778">
                <text:p>0.227777777777778</text:p>
              </table:table-cell>
              <table:table-cell office:value-type="float" office:value="0.804166666666667">
                <text:p>0.804166666666667</text:p>
              </table:table-cell>
            </table:table-row>
            <table:table-row>
              <table:table-cell office:value-type="string">
                <text:p>23/12/2017</text:p>
              </table:table-cell>
              <table:table-cell office:value-type="float" office:value="0.227777777777778">
                <text:p>0.227777777777778</text:p>
              </table:table-cell>
              <table:table-cell office:value-type="float" office:value="0.804861111111111">
                <text:p>0.804861111111111</text:p>
              </table:table-cell>
            </table:table-row>
            <table:table-row>
              <table:table-cell office:value-type="string">
                <text:p>24/12/2017</text:p>
              </table:table-cell>
              <table:table-cell office:value-type="float" office:value="0.228472222222222">
                <text:p>0.228472222222222</text:p>
              </table:table-cell>
              <table:table-cell office:value-type="float" office:value="0.804861111111111">
                <text:p>0.804861111111111</text:p>
              </table:table-cell>
            </table:table-row>
            <table:table-row>
              <table:table-cell office:value-type="string">
                <text:p>25/12/2017</text:p>
              </table:table-cell>
              <table:table-cell office:value-type="float" office:value="0.228472222222222">
                <text:p>0.228472222222222</text:p>
              </table:table-cell>
              <table:table-cell office:value-type="float" office:value="0.793055555555555">
                <text:p>0.793055555555555</text:p>
              </table:table-cell>
            </table:table-row>
            <table:table-row>
              <table:table-cell office:value-type="string">
                <text:p>26/12/2017</text:p>
              </table:table-cell>
              <table:table-cell office:value-type="float" office:value="0.210416666666667">
                <text:p>0.210416666666667</text:p>
              </table:table-cell>
              <table:table-cell office:value-type="float" office:value="0.793055555555555">
                <text:p>0.793055555555555</text:p>
              </table:table-cell>
            </table:table-row>
            <table:table-row>
              <table:table-cell office:value-type="string">
                <text:p>27/12/2017</text:p>
              </table:table-cell>
              <table:table-cell office:value-type="float" office:value="0.229861111111111">
                <text:p>0.229861111111111</text:p>
              </table:table-cell>
              <table:table-cell office:value-type="float" office:value="0.80625">
                <text:p>0.80625</text:p>
              </table:table-cell>
            </table:table-row>
            <table:table-row>
              <table:table-cell office:value-type="string">
                <text:p>28/12/2017</text:p>
              </table:table-cell>
              <table:table-cell office:value-type="float" office:value="0.229861111111111">
                <text:p>0.229861111111111</text:p>
              </table:table-cell>
              <table:table-cell office:value-type="float" office:value="0.80625">
                <text:p>0.80625</text:p>
              </table:table-cell>
            </table:table-row>
            <table:table-row>
              <table:table-cell office:value-type="string">
                <text:p>29/12/2017</text:p>
              </table:table-cell>
              <table:table-cell office:value-type="float" office:value="0.230555555555556">
                <text:p>0.230555555555556</text:p>
              </table:table-cell>
              <table:table-cell office:value-type="float" office:value="0.80625">
                <text:p>0.80625</text:p>
              </table:table-cell>
            </table:table-row>
            <table:table-row>
              <table:table-cell office:value-type="string">
                <text:p>30/12/2017</text:p>
              </table:table-cell>
              <table:table-cell office:value-type="float" office:value="0.23125">
                <text:p>0.23125</text:p>
              </table:table-cell>
              <table:table-cell office:value-type="float" office:value="0.806944444444444">
                <text:p>0.806944444444444</text:p>
              </table:table-cell>
            </table:table-row>
            <table:table-row>
              <table:table-cell office:value-type="string">
                <text:p>31/12/2017</text:p>
              </table:table-cell>
              <table:table-cell office:value-type="float" office:value="0.23125">
                <text:p>0.23125</text:p>
              </table:table-cell>
              <table:table-cell office:value-type="float" office:value="0.806944444444444">
                <text:p>0.806944444444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5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4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5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785cm" svg:height="11.582cm" xlink:href=".." xlink:type="simple" chart:class="chart:line" chart:style-name="ch1">
        <chart:legend chart:legend-position="end" svg:x="28.419cm" svg:y="4.745cm" style:legend-expansion="high" chart:style-name="ch2"/>
        <chart:plot-area chart:style-name="ch3" table:cell-range-address="'Planilha Segundos'.A1:'Planilha Segundos'.C366" chart:data-source-has-labels="both" svg:x="0.675cm" svg:y="0.231cm" svg:width="27.069cm" svg:height="11.12cm">
          <chartooo:coordinate-region svg:x="1.852cm" svg:y="0.43cm" svg:width="25.892cm" svg:height="9.997cm"/>
          <chart:axis chart:dimension="x" chart:name="primary-x" chart:style-name="ch4" chartooo:axis-type="auto">
            <chartooo:date-scale/>
            <chart:categories table:cell-range-address="'Planilha Segundos'.A2:'Planilha Segundos'.A3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lanilha Segundos'.B2:'Planilha Segundos'.B366" chart:label-cell-address="'Planilha Segundos'.B1:'Planilha Segundos'.B1" chart:class="chart:line">
            <chart:regression-curve chart:style-name="ch7">
              <chart:equation chart:display-equation="true" chart:display-r-square="false" svg:x="2.864cm" svg:y="8.435cm"/>
            </chart:regression-curve>
            <chart:data-point chart:repeated="365"/>
          </chart:series>
          <chart:series chart:style-name="ch8" chart:values-cell-range-address="'Planilha Segundos'.C2:'Planilha Segundos'.C366" chart:label-cell-address="'Planilha Segundos'.C1:'Planilha Segundos'.C1" chart:class="chart:line">
            <chart:regression-curve chart:style-name="ch9">
              <chart:equation chart:display-equation="true" chart:display-r-square="false" svg:x="3.077cm" svg:y="3.009cm"/>
            </chart:regression-curve>
            <chart:data-point chart:repeated="3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scer do sol</text:p>
                <draw:g>
                  <svg:desc>'Planilha Segundos'.B1:'Planilha Segundos'.B1</svg:desc>
                </draw:g>
              </table:table-cell>
              <table:table-cell office:value-type="string">
                <text:p>Pôr do sol</text:p>
                <draw:g>
                  <svg:desc>'Planilha Segundos'.C1:'Planilha Segundos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lanilha Segundos'.A2:'Planilha Segundos'.A366</svg:desc>
                </draw:g>
              </table:table-cell>
              <table:table-cell office:value-type="float" office:value="20040">
                <text:p>20040</text:p>
                <draw:g>
                  <svg:desc>'Planilha Segundos'.B2:'Planilha Segundos'.B366</svg:desc>
                </draw:g>
              </table:table-cell>
              <table:table-cell office:value-type="float" office:value="69720">
                <text:p>69720</text:p>
                <draw:g>
                  <svg:desc>'Planilha Segundos'.C2:'Planilha Segundos'.C36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0100">
                <text:p>20100</text:p>
              </table:table-cell>
              <table:table-cell office:value-type="float" office:value="69720">
                <text:p>6972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0160">
                <text:p>20160</text:p>
              </table:table-cell>
              <table:table-cell office:value-type="float" office:value="69780">
                <text:p>6978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160">
                <text:p>20160</text:p>
              </table:table-cell>
              <table:table-cell office:value-type="float" office:value="69780">
                <text:p>6978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220">
                <text:p>20220</text:p>
              </table:table-cell>
              <table:table-cell office:value-type="float" office:value="69780">
                <text:p>6978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280">
                <text:p>20280</text:p>
              </table:table-cell>
              <table:table-cell office:value-type="float" office:value="69780">
                <text:p>6978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0280">
                <text:p>20280</text:p>
              </table:table-cell>
              <table:table-cell office:value-type="float" office:value="69780">
                <text:p>6978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0340">
                <text:p>20340</text:p>
              </table:table-cell>
              <table:table-cell office:value-type="float" office:value="69780">
                <text:p>6978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8240">
                <text:p>18240</text:p>
              </table:table-cell>
              <table:table-cell office:value-type="float" office:value="69780">
                <text:p>6978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460">
                <text:p>20460</text:p>
              </table:table-cell>
              <table:table-cell office:value-type="float" office:value="69780">
                <text:p>6978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0520">
                <text:p>20520</text:p>
              </table:table-cell>
              <table:table-cell office:value-type="float" office:value="69780">
                <text:p>6978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520">
                <text:p>20520</text:p>
              </table:table-cell>
              <table:table-cell office:value-type="float" office:value="69780">
                <text:p>6978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0580">
                <text:p>20580</text:p>
              </table:table-cell>
              <table:table-cell office:value-type="float" office:value="69780">
                <text:p>6978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0640">
                <text:p>20640</text:p>
              </table:table-cell>
              <table:table-cell office:value-type="float" office:value="69780">
                <text:p>6978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0700">
                <text:p>20700</text:p>
              </table:table-cell>
              <table:table-cell office:value-type="float" office:value="69780">
                <text:p>6978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760">
                <text:p>20760</text:p>
              </table:table-cell>
              <table:table-cell office:value-type="float" office:value="69780">
                <text:p>6978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0760">
                <text:p>20760</text:p>
              </table:table-cell>
              <table:table-cell office:value-type="float" office:value="69780">
                <text:p>6978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0820">
                <text:p>20820</text:p>
              </table:table-cell>
              <table:table-cell office:value-type="float" office:value="69720">
                <text:p>6972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0880">
                <text:p>20880</text:p>
              </table:table-cell>
              <table:table-cell office:value-type="float" office:value="69720">
                <text:p>697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940">
                <text:p>20940</text:p>
              </table:table-cell>
              <table:table-cell office:value-type="float" office:value="69720">
                <text:p>6972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8300">
                <text:p>18300</text:p>
              </table:table-cell>
              <table:table-cell office:value-type="float" office:value="69720">
                <text:p>6972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8300">
                <text:p>18300</text:p>
              </table:table-cell>
              <table:table-cell office:value-type="float" office:value="69660">
                <text:p>6966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1060">
                <text:p>21060</text:p>
              </table:table-cell>
              <table:table-cell office:value-type="float" office:value="69660">
                <text:p>6966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120">
                <text:p>21120</text:p>
              </table:table-cell>
              <table:table-cell office:value-type="float" office:value="69660">
                <text:p>6966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1180">
                <text:p>21180</text:p>
              </table:table-cell>
              <table:table-cell office:value-type="float" office:value="68520">
                <text:p>6852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1240">
                <text:p>21240</text:p>
              </table:table-cell>
              <table:table-cell office:value-type="float" office:value="68520">
                <text:p>6852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1240">
                <text:p>21240</text:p>
              </table:table-cell>
              <table:table-cell office:value-type="float" office:value="68520">
                <text:p>6852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1300">
                <text:p>21300</text:p>
              </table:table-cell>
              <table:table-cell office:value-type="float" office:value="69540">
                <text:p>6954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1360">
                <text:p>21360</text:p>
              </table:table-cell>
              <table:table-cell office:value-type="float" office:value="69540">
                <text:p>6954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1420">
                <text:p>21420</text:p>
              </table:table-cell>
              <table:table-cell office:value-type="float" office:value="69480">
                <text:p>6948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1480">
                <text:p>21480</text:p>
              </table:table-cell>
              <table:table-cell office:value-type="float" office:value="69480">
                <text:p>6948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1480">
                <text:p>21480</text:p>
              </table:table-cell>
              <table:table-cell office:value-type="float" office:value="69420">
                <text:p>6942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1540">
                <text:p>21540</text:p>
              </table:table-cell>
              <table:table-cell office:value-type="float" office:value="69420">
                <text:p>6942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1600">
                <text:p>21600</text:p>
              </table:table-cell>
              <table:table-cell office:value-type="float" office:value="69360">
                <text:p>6936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1660">
                <text:p>21660</text:p>
              </table:table-cell>
              <table:table-cell office:value-type="float" office:value="69300">
                <text:p>6930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1660">
                <text:p>21660</text:p>
              </table:table-cell>
              <table:table-cell office:value-type="float" office:value="69300">
                <text:p>6930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1720">
                <text:p>21720</text:p>
              </table:table-cell>
              <table:table-cell office:value-type="float" office:value="69240">
                <text:p>6924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1780">
                <text:p>21780</text:p>
              </table:table-cell>
              <table:table-cell office:value-type="float" office:value="69240">
                <text:p>6924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1840">
                <text:p>21840</text:p>
              </table:table-cell>
              <table:table-cell office:value-type="float" office:value="69180">
                <text:p>6918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1840">
                <text:p>21840</text:p>
              </table:table-cell>
              <table:table-cell office:value-type="float" office:value="69120">
                <text:p>6912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1900">
                <text:p>21900</text:p>
              </table:table-cell>
              <table:table-cell office:value-type="float" office:value="69060">
                <text:p>6906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1960">
                <text:p>21960</text:p>
              </table:table-cell>
              <table:table-cell office:value-type="float" office:value="69060">
                <text:p>6906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2020">
                <text:p>22020</text:p>
              </table:table-cell>
              <table:table-cell office:value-type="float" office:value="68460">
                <text:p>6846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2020">
                <text:p>22020</text:p>
              </table:table-cell>
              <table:table-cell office:value-type="float" office:value="68940">
                <text:p>6894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2080">
                <text:p>22080</text:p>
              </table:table-cell>
              <table:table-cell office:value-type="float" office:value="68880">
                <text:p>6888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2140">
                <text:p>22140</text:p>
              </table:table-cell>
              <table:table-cell office:value-type="float" office:value="68880">
                <text:p>6888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2140">
                <text:p>22140</text:p>
              </table:table-cell>
              <table:table-cell office:value-type="float" office:value="68820">
                <text:p>6882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1660">
                <text:p>21660</text:p>
              </table:table-cell>
              <table:table-cell office:value-type="float" office:value="68760">
                <text:p>6876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2260">
                <text:p>22260</text:p>
              </table:table-cell>
              <table:table-cell office:value-type="float" office:value="68700">
                <text:p>687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260">
                <text:p>22260</text:p>
              </table:table-cell>
              <table:table-cell office:value-type="float" office:value="68640">
                <text:p>6864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2320">
                <text:p>22320</text:p>
              </table:table-cell>
              <table:table-cell office:value-type="float" office:value="68580">
                <text:p>6858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2380">
                <text:p>22380</text:p>
              </table:table-cell>
              <table:table-cell office:value-type="float" office:value="68520">
                <text:p>6852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2380">
                <text:p>22380</text:p>
              </table:table-cell>
              <table:table-cell office:value-type="float" office:value="68520">
                <text:p>6852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2440">
                <text:p>22440</text:p>
              </table:table-cell>
              <table:table-cell office:value-type="float" office:value="68460">
                <text:p>6846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2500">
                <text:p>22500</text:p>
              </table:table-cell>
              <table:table-cell office:value-type="float" office:value="68400">
                <text:p>6840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2500">
                <text:p>22500</text:p>
              </table:table-cell>
              <table:table-cell office:value-type="float" office:value="68340">
                <text:p>6834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2560">
                <text:p>22560</text:p>
              </table:table-cell>
              <table:table-cell office:value-type="float" office:value="68280">
                <text:p>6828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2620">
                <text:p>22620</text:p>
              </table:table-cell>
              <table:table-cell office:value-type="float" office:value="68220">
                <text:p>6822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2620">
                <text:p>22620</text:p>
              </table:table-cell>
              <table:table-cell office:value-type="float" office:value="68160">
                <text:p>6816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680">
                <text:p>22680</text:p>
              </table:table-cell>
              <table:table-cell office:value-type="float" office:value="68100">
                <text:p>6810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2680">
                <text:p>22680</text:p>
              </table:table-cell>
              <table:table-cell office:value-type="float" office:value="68040">
                <text:p>6804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2740">
                <text:p>22740</text:p>
              </table:table-cell>
              <table:table-cell office:value-type="float" office:value="67980">
                <text:p>6798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1720">
                <text:p>21720</text:p>
              </table:table-cell>
              <table:table-cell office:value-type="float" office:value="67920">
                <text:p>6792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1720">
                <text:p>21720</text:p>
              </table:table-cell>
              <table:table-cell office:value-type="float" office:value="67860">
                <text:p>6786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2860">
                <text:p>22860</text:p>
              </table:table-cell>
              <table:table-cell office:value-type="float" office:value="65100">
                <text:p>6510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2860">
                <text:p>22860</text:p>
              </table:table-cell>
              <table:table-cell office:value-type="float" office:value="67740">
                <text:p>6774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2920">
                <text:p>22920</text:p>
              </table:table-cell>
              <table:table-cell office:value-type="float" office:value="67680">
                <text:p>6768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2920">
                <text:p>22920</text:p>
              </table:table-cell>
              <table:table-cell office:value-type="float" office:value="67620">
                <text:p>6762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2980">
                <text:p>22980</text:p>
              </table:table-cell>
              <table:table-cell office:value-type="float" office:value="67500">
                <text:p>675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980">
                <text:p>22980</text:p>
              </table:table-cell>
              <table:table-cell office:value-type="float" office:value="67440">
                <text:p>6744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3040">
                <text:p>23040</text:p>
              </table:table-cell>
              <table:table-cell office:value-type="float" office:value="67380">
                <text:p>6738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3040">
                <text:p>23040</text:p>
              </table:table-cell>
              <table:table-cell office:value-type="float" office:value="67320">
                <text:p>6732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3100">
                <text:p>23100</text:p>
              </table:table-cell>
              <table:table-cell office:value-type="float" office:value="67260">
                <text:p>6726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3160">
                <text:p>23160</text:p>
              </table:table-cell>
              <table:table-cell office:value-type="float" office:value="65040">
                <text:p>6504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3160">
                <text:p>23160</text:p>
              </table:table-cell>
              <table:table-cell office:value-type="float" office:value="67140">
                <text:p>6714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3220">
                <text:p>23220</text:p>
              </table:table-cell>
              <table:table-cell office:value-type="float" office:value="67080">
                <text:p>6708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3220">
                <text:p>23220</text:p>
              </table:table-cell>
              <table:table-cell office:value-type="float" office:value="67020">
                <text:p>6702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3280">
                <text:p>23280</text:p>
              </table:table-cell>
              <table:table-cell office:value-type="float" office:value="66960">
                <text:p>6696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3280">
                <text:p>23280</text:p>
              </table:table-cell>
              <table:table-cell office:value-type="float" office:value="66900">
                <text:p>669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3340">
                <text:p>23340</text:p>
              </table:table-cell>
              <table:table-cell office:value-type="float" office:value="66780">
                <text:p>6678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3340">
                <text:p>23340</text:p>
              </table:table-cell>
              <table:table-cell office:value-type="float" office:value="66720">
                <text:p>6672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1780">
                <text:p>21780</text:p>
              </table:table-cell>
              <table:table-cell office:value-type="float" office:value="66660">
                <text:p>6666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1780">
                <text:p>21780</text:p>
              </table:table-cell>
              <table:table-cell office:value-type="float" office:value="64980">
                <text:p>6498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3460">
                <text:p>23460</text:p>
              </table:table-cell>
              <table:table-cell office:value-type="float" office:value="66540">
                <text:p>6654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3460">
                <text:p>23460</text:p>
              </table:table-cell>
              <table:table-cell office:value-type="float" office:value="66480">
                <text:p>6648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3520">
                <text:p>23520</text:p>
              </table:table-cell>
              <table:table-cell office:value-type="float" office:value="66420">
                <text:p>6642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3520">
                <text:p>23520</text:p>
              </table:table-cell>
              <table:table-cell office:value-type="float" office:value="66360">
                <text:p>6636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3580">
                <text:p>23580</text:p>
              </table:table-cell>
              <table:table-cell office:value-type="float" office:value="66300">
                <text:p>6630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3580">
                <text:p>23580</text:p>
              </table:table-cell>
              <table:table-cell office:value-type="float" office:value="66240">
                <text:p>6624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3640">
                <text:p>23640</text:p>
              </table:table-cell>
              <table:table-cell office:value-type="float" office:value="66120">
                <text:p>6612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3640">
                <text:p>23640</text:p>
              </table:table-cell>
              <table:table-cell office:value-type="float" office:value="66060">
                <text:p>6606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3700">
                <text:p>23700</text:p>
              </table:table-cell>
              <table:table-cell office:value-type="float" office:value="64920">
                <text:p>6492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3700">
                <text:p>23700</text:p>
              </table:table-cell>
              <table:table-cell office:value-type="float" office:value="65940">
                <text:p>6594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3760">
                <text:p>23760</text:p>
              </table:table-cell>
              <table:table-cell office:value-type="float" office:value="65880">
                <text:p>6588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3760">
                <text:p>23760</text:p>
              </table:table-cell>
              <table:table-cell office:value-type="float" office:value="65820">
                <text:p>6582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3820">
                <text:p>23820</text:p>
              </table:table-cell>
              <table:table-cell office:value-type="float" office:value="65760">
                <text:p>6576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3820">
                <text:p>23820</text:p>
              </table:table-cell>
              <table:table-cell office:value-type="float" office:value="65700">
                <text:p>6570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3880">
                <text:p>23880</text:p>
              </table:table-cell>
              <table:table-cell office:value-type="float" office:value="65640">
                <text:p>6564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3880">
                <text:p>23880</text:p>
              </table:table-cell>
              <table:table-cell office:value-type="float" office:value="65580">
                <text:p>6558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3940">
                <text:p>23940</text:p>
              </table:table-cell>
              <table:table-cell office:value-type="float" office:value="65520">
                <text:p>6552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3940">
                <text:p>23940</text:p>
              </table:table-cell>
              <table:table-cell office:value-type="float" office:value="65460">
                <text:p>65460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1840">
                <text:p>21840</text:p>
              </table:table-cell>
              <table:table-cell office:value-type="float" office:value="64860">
                <text:p>64860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1840">
                <text:p>21840</text:p>
              </table:table-cell>
              <table:table-cell office:value-type="float" office:value="65340">
                <text:p>6534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4060">
                <text:p>24060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4060">
                <text:p>24060</text:p>
              </table:table-cell>
              <table:table-cell office:value-type="float" office:value="65220">
                <text:p>6522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4120">
                <text:p>24120</text:p>
              </table:table-cell>
              <table:table-cell office:value-type="float" office:value="65160">
                <text:p>65160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4120">
                <text:p>24120</text:p>
              </table:table-cell>
              <table:table-cell office:value-type="float" office:value="65100">
                <text:p>65100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4180">
                <text:p>24180</text:p>
              </table:table-cell>
              <table:table-cell office:value-type="float" office:value="65040">
                <text:p>6504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4180">
                <text:p>24180</text:p>
              </table:table-cell>
              <table:table-cell office:value-type="float" office:value="64980">
                <text:p>6498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4240">
                <text:p>24240</text:p>
              </table:table-cell>
              <table:table-cell office:value-type="float" office:value="64920">
                <text:p>6492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4240">
                <text:p>24240</text:p>
              </table:table-cell>
              <table:table-cell office:value-type="float" office:value="64860">
                <text:p>6486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4300">
                <text:p>24300</text:p>
              </table:table-cell>
              <table:table-cell office:value-type="float" office:value="64800">
                <text:p>6480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4300">
                <text:p>24300</text:p>
              </table:table-cell>
              <table:table-cell office:value-type="float" office:value="64740">
                <text:p>6474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4360">
                <text:p>24360</text:p>
              </table:table-cell>
              <table:table-cell office:value-type="float" office:value="64740">
                <text:p>6474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4360">
                <text:p>24360</text:p>
              </table:table-cell>
              <table:table-cell office:value-type="float" office:value="64680">
                <text:p>64680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4420">
                <text:p>24420</text:p>
              </table:table-cell>
              <table:table-cell office:value-type="float" office:value="64620">
                <text:p>6462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4420">
                <text:p>24420</text:p>
              </table:table-cell>
              <table:table-cell office:value-type="float" office:value="64560">
                <text:p>6456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4480">
                <text:p>24480</text:p>
              </table:table-cell>
              <table:table-cell office:value-type="float" office:value="64500">
                <text:p>64500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4480">
                <text:p>24480</text:p>
              </table:table-cell>
              <table:table-cell office:value-type="float" office:value="64440">
                <text:p>6444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4540">
                <text:p>24540</text:p>
              </table:table-cell>
              <table:table-cell office:value-type="float" office:value="64440">
                <text:p>6444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4540">
                <text:p>24540</text:p>
              </table:table-cell>
              <table:table-cell office:value-type="float" office:value="64380">
                <text:p>6438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1900">
                <text:p>21900</text:p>
              </table:table-cell>
              <table:table-cell office:value-type="float" office:value="64320">
                <text:p>64320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4660">
                <text:p>24660</text:p>
              </table:table-cell>
              <table:table-cell office:value-type="float" office:value="64260">
                <text:p>64260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4660">
                <text:p>24660</text:p>
              </table:table-cell>
              <table:table-cell office:value-type="float" office:value="64260">
                <text:p>6426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4720">
                <text:p>24720</text:p>
              </table:table-cell>
              <table:table-cell office:value-type="float" office:value="61500">
                <text:p>6150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4720">
                <text:p>24720</text:p>
              </table:table-cell>
              <table:table-cell office:value-type="float" office:value="64140">
                <text:p>6414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4780">
                <text:p>24780</text:p>
              </table:table-cell>
              <table:table-cell office:value-type="float" office:value="64140">
                <text:p>6414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4780">
                <text:p>24780</text:p>
              </table:table-cell>
              <table:table-cell office:value-type="float" office:value="64080">
                <text:p>6408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4840">
                <text:p>24840</text:p>
              </table:table-cell>
              <table:table-cell office:value-type="float" office:value="64020">
                <text:p>6402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4840">
                <text:p>24840</text:p>
              </table:table-cell>
              <table:table-cell office:value-type="float" office:value="64020">
                <text:p>6402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4900">
                <text:p>24900</text:p>
              </table:table-cell>
              <table:table-cell office:value-type="float" office:value="63960">
                <text:p>6396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4900">
                <text:p>24900</text:p>
              </table:table-cell>
              <table:table-cell office:value-type="float" office:value="63900">
                <text:p>6390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4960">
                <text:p>24960</text:p>
              </table:table-cell>
              <table:table-cell office:value-type="float" office:value="63900">
                <text:p>6390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5020">
                <text:p>25020</text:p>
              </table:table-cell>
              <table:table-cell office:value-type="float" office:value="63840">
                <text:p>6384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5020">
                <text:p>25020</text:p>
              </table:table-cell>
              <table:table-cell office:value-type="float" office:value="63840">
                <text:p>63840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5080">
                <text:p>25080</text:p>
              </table:table-cell>
              <table:table-cell office:value-type="float" office:value="63780">
                <text:p>63780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5080">
                <text:p>25080</text:p>
              </table:table-cell>
              <table:table-cell office:value-type="float" office:value="63780">
                <text:p>63780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5140">
                <text:p>25140</text:p>
              </table:table-cell>
              <table:table-cell office:value-type="float" office:value="63720">
                <text:p>63720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5140">
                <text:p>25140</text:p>
              </table:table-cell>
              <table:table-cell office:value-type="float" office:value="63720">
                <text:p>6372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5200">
                <text:p>25200</text:p>
              </table:table-cell>
              <table:table-cell office:value-type="float" office:value="63720">
                <text:p>63720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5200">
                <text:p>25200</text:p>
              </table:table-cell>
              <table:table-cell office:value-type="float" office:value="63660">
                <text:p>63660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5260">
                <text:p>25260</text:p>
              </table:table-cell>
              <table:table-cell office:value-type="float" office:value="63660">
                <text:p>63660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5260">
                <text:p>25260</text:p>
              </table:table-cell>
              <table:table-cell office:value-type="float" office:value="61440">
                <text:p>61440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5320">
                <text:p>25320</text:p>
              </table:table-cell>
              <table:table-cell office:value-type="float" office:value="61440">
                <text:p>61440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5320">
                <text:p>25320</text:p>
              </table:table-cell>
              <table:table-cell office:value-type="float" office:value="61440">
                <text:p>61440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5380">
                <text:p>25380</text:p>
              </table:table-cell>
              <table:table-cell office:value-type="float" office:value="61440">
                <text:p>6144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5380">
                <text:p>25380</text:p>
              </table:table-cell>
              <table:table-cell office:value-type="float" office:value="63540">
                <text:p>63540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5440">
                <text:p>25440</text:p>
              </table:table-cell>
              <table:table-cell office:value-type="float" office:value="63540">
                <text:p>6354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5440">
                <text:p>25440</text:p>
              </table:table-cell>
              <table:table-cell office:value-type="float" office:value="63540">
                <text:p>6354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5500">
                <text:p>25500</text:p>
              </table:table-cell>
              <table:table-cell office:value-type="float" office:value="63540">
                <text:p>63540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5500">
                <text:p>25500</text:p>
              </table:table-cell>
              <table:table-cell office:value-type="float" office:value="63480">
                <text:p>6348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5560">
                <text:p>25560</text:p>
              </table:table-cell>
              <table:table-cell office:value-type="float" office:value="63480">
                <text:p>6348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5560">
                <text:p>25560</text:p>
              </table:table-cell>
              <table:table-cell office:value-type="float" office:value="63480">
                <text:p>6348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5620">
                <text:p>25620</text:p>
              </table:table-cell>
              <table:table-cell office:value-type="float" office:value="63480">
                <text:p>6348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5620">
                <text:p>25620</text:p>
              </table:table-cell>
              <table:table-cell office:value-type="float" office:value="63480">
                <text:p>6348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5680">
                <text:p>25680</text:p>
              </table:table-cell>
              <table:table-cell office:value-type="float" office:value="63480">
                <text:p>63480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5680">
                <text:p>25680</text:p>
              </table:table-cell>
              <table:table-cell office:value-type="float" office:value="63480">
                <text:p>63480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5740">
                <text:p>25740</text:p>
              </table:table-cell>
              <table:table-cell office:value-type="float" office:value="63480">
                <text:p>6348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5740">
                <text:p>25740</text:p>
              </table:table-cell>
              <table:table-cell office:value-type="float" office:value="63480">
                <text:p>6348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5740">
                <text:p>25740</text:p>
              </table:table-cell>
              <table:table-cell office:value-type="float" office:value="63480">
                <text:p>6348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5260">
                <text:p>25260</text:p>
              </table:table-cell>
              <table:table-cell office:value-type="float" office:value="63480">
                <text:p>6348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5260">
                <text:p>25260</text:p>
              </table:table-cell>
              <table:table-cell office:value-type="float" office:value="63480">
                <text:p>6348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5260">
                <text:p>25260</text:p>
              </table:table-cell>
              <table:table-cell office:value-type="float" office:value="63480">
                <text:p>6348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5860">
                <text:p>25860</text:p>
              </table:table-cell>
              <table:table-cell office:value-type="float" office:value="63480">
                <text:p>6348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5860">
                <text:p>25860</text:p>
              </table:table-cell>
              <table:table-cell office:value-type="float" office:value="63480">
                <text:p>6348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5860">
                <text:p>25860</text:p>
              </table:table-cell>
              <table:table-cell office:value-type="float" office:value="63480">
                <text:p>6348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5920">
                <text:p>25920</text:p>
              </table:table-cell>
              <table:table-cell office:value-type="float" office:value="63480">
                <text:p>6348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5920">
                <text:p>25920</text:p>
              </table:table-cell>
              <table:table-cell office:value-type="float" office:value="63540">
                <text:p>6354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5920">
                <text:p>25920</text:p>
              </table:table-cell>
              <table:table-cell office:value-type="float" office:value="63540">
                <text:p>6354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5920">
                <text:p>25920</text:p>
              </table:table-cell>
              <table:table-cell office:value-type="float" office:value="63540">
                <text:p>6354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5980">
                <text:p>25980</text:p>
              </table:table-cell>
              <table:table-cell office:value-type="float" office:value="63540">
                <text:p>6354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5980">
                <text:p>25980</text:p>
              </table:table-cell>
              <table:table-cell office:value-type="float" office:value="63540">
                <text:p>63540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5980">
                <text:p>25980</text:p>
              </table:table-cell>
              <table:table-cell office:value-type="float" office:value="61440">
                <text:p>61440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5980">
                <text:p>25980</text:p>
              </table:table-cell>
              <table:table-cell office:value-type="float" office:value="61440">
                <text:p>6144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5980">
                <text:p>25980</text:p>
              </table:table-cell>
              <table:table-cell office:value-type="float" office:value="61440">
                <text:p>61440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6040">
                <text:p>26040</text:p>
              </table:table-cell>
              <table:table-cell office:value-type="float" office:value="61440">
                <text:p>61440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26040">
                <text:p>26040</text:p>
              </table:table-cell>
              <table:table-cell office:value-type="float" office:value="63660">
                <text:p>6366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26040">
                <text:p>26040</text:p>
              </table:table-cell>
              <table:table-cell office:value-type="float" office:value="63660">
                <text:p>6366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6040">
                <text:p>26040</text:p>
              </table:table-cell>
              <table:table-cell office:value-type="float" office:value="63660">
                <text:p>6366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6040">
                <text:p>26040</text:p>
              </table:table-cell>
              <table:table-cell office:value-type="float" office:value="63720">
                <text:p>6372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6040">
                <text:p>26040</text:p>
              </table:table-cell>
              <table:table-cell office:value-type="float" office:value="63720">
                <text:p>6372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6040">
                <text:p>26040</text:p>
              </table:table-cell>
              <table:table-cell office:value-type="float" office:value="63720">
                <text:p>63720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6040">
                <text:p>26040</text:p>
              </table:table-cell>
              <table:table-cell office:value-type="float" office:value="63780">
                <text:p>6378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6040">
                <text:p>26040</text:p>
              </table:table-cell>
              <table:table-cell office:value-type="float" office:value="63780">
                <text:p>6378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6040">
                <text:p>26040</text:p>
              </table:table-cell>
              <table:table-cell office:value-type="float" office:value="63840">
                <text:p>63840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6040">
                <text:p>26040</text:p>
              </table:table-cell>
              <table:table-cell office:value-type="float" office:value="63840">
                <text:p>6384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6040">
                <text:p>26040</text:p>
              </table:table-cell>
              <table:table-cell office:value-type="float" office:value="63840">
                <text:p>63840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6040">
                <text:p>26040</text:p>
              </table:table-cell>
              <table:table-cell office:value-type="float" office:value="63900">
                <text:p>6390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6040">
                <text:p>26040</text:p>
              </table:table-cell>
              <table:table-cell office:value-type="float" office:value="63900">
                <text:p>639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5980">
                <text:p>25980</text:p>
              </table:table-cell>
              <table:table-cell office:value-type="float" office:value="63960">
                <text:p>63960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5980">
                <text:p>25980</text:p>
              </table:table-cell>
              <table:table-cell office:value-type="float" office:value="63960">
                <text:p>63960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5980">
                <text:p>25980</text:p>
              </table:table-cell>
              <table:table-cell office:value-type="float" office:value="64020">
                <text:p>6402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5980">
                <text:p>25980</text:p>
              </table:table-cell>
              <table:table-cell office:value-type="float" office:value="64020">
                <text:p>6402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5980">
                <text:p>25980</text:p>
              </table:table-cell>
              <table:table-cell office:value-type="float" office:value="64020">
                <text:p>6402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5920">
                <text:p>25920</text:p>
              </table:table-cell>
              <table:table-cell office:value-type="float" office:value="64080">
                <text:p>6408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5920">
                <text:p>25920</text:p>
              </table:table-cell>
              <table:table-cell office:value-type="float" office:value="64080">
                <text:p>64080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5920">
                <text:p>25920</text:p>
              </table:table-cell>
              <table:table-cell office:value-type="float" office:value="64140">
                <text:p>6414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25860">
                <text:p>25860</text:p>
              </table:table-cell>
              <table:table-cell office:value-type="float" office:value="64140">
                <text:p>64140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5860">
                <text:p>25860</text:p>
              </table:table-cell>
              <table:table-cell office:value-type="float" office:value="61500">
                <text:p>615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5860">
                <text:p>25860</text:p>
              </table:table-cell>
              <table:table-cell office:value-type="float" office:value="61500">
                <text:p>61500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5260">
                <text:p>25260</text:p>
              </table:table-cell>
              <table:table-cell office:value-type="float" office:value="64260">
                <text:p>64260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5260">
                <text:p>25260</text:p>
              </table:table-cell>
              <table:table-cell office:value-type="float" office:value="64260">
                <text:p>6426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5740">
                <text:p>25740</text:p>
              </table:table-cell>
              <table:table-cell office:value-type="float" office:value="64320">
                <text:p>64320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5740">
                <text:p>25740</text:p>
              </table:table-cell>
              <table:table-cell office:value-type="float" office:value="64320">
                <text:p>64320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5680">
                <text:p>25680</text:p>
              </table:table-cell>
              <table:table-cell office:value-type="float" office:value="64380">
                <text:p>6438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5680">
                <text:p>25680</text:p>
              </table:table-cell>
              <table:table-cell office:value-type="float" office:value="64380">
                <text:p>64380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5620">
                <text:p>25620</text:p>
              </table:table-cell>
              <table:table-cell office:value-type="float" office:value="64440">
                <text:p>64440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5620">
                <text:p>25620</text:p>
              </table:table-cell>
              <table:table-cell office:value-type="float" office:value="64440">
                <text:p>64440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5560">
                <text:p>25560</text:p>
              </table:table-cell>
              <table:table-cell office:value-type="float" office:value="64500">
                <text:p>645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5560">
                <text:p>25560</text:p>
              </table:table-cell>
              <table:table-cell office:value-type="float" office:value="64500">
                <text:p>64500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5500">
                <text:p>25500</text:p>
              </table:table-cell>
              <table:table-cell office:value-type="float" office:value="64560">
                <text:p>6456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5500">
                <text:p>25500</text:p>
              </table:table-cell>
              <table:table-cell office:value-type="float" office:value="64560">
                <text:p>6456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5440">
                <text:p>25440</text:p>
              </table:table-cell>
              <table:table-cell office:value-type="float" office:value="64620">
                <text:p>6462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5380">
                <text:p>25380</text:p>
              </table:table-cell>
              <table:table-cell office:value-type="float" office:value="64620">
                <text:p>64620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5380">
                <text:p>25380</text:p>
              </table:table-cell>
              <table:table-cell office:value-type="float" office:value="64680">
                <text:p>64680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5320">
                <text:p>25320</text:p>
              </table:table-cell>
              <table:table-cell office:value-type="float" office:value="64680">
                <text:p>6468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5260">
                <text:p>25260</text:p>
              </table:table-cell>
              <table:table-cell office:value-type="float" office:value="64740">
                <text:p>64740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5200">
                <text:p>25200</text:p>
              </table:table-cell>
              <table:table-cell office:value-type="float" office:value="64740">
                <text:p>64740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5200">
                <text:p>25200</text:p>
              </table:table-cell>
              <table:table-cell office:value-type="float" office:value="64800">
                <text:p>6480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5140">
                <text:p>25140</text:p>
              </table:table-cell>
              <table:table-cell office:value-type="float" office:value="64800">
                <text:p>64800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5080">
                <text:p>25080</text:p>
              </table:table-cell>
              <table:table-cell office:value-type="float" office:value="64860">
                <text:p>64860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5020">
                <text:p>25020</text:p>
              </table:table-cell>
              <table:table-cell office:value-type="float" office:value="64860">
                <text:p>6486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4960">
                <text:p>24960</text:p>
              </table:table-cell>
              <table:table-cell office:value-type="float" office:value="64920">
                <text:p>6492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4960">
                <text:p>24960</text:p>
              </table:table-cell>
              <table:table-cell office:value-type="float" office:value="64920">
                <text:p>6492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4900">
                <text:p>24900</text:p>
              </table:table-cell>
              <table:table-cell office:value-type="float" office:value="64980">
                <text:p>6498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4840">
                <text:p>24840</text:p>
              </table:table-cell>
              <table:table-cell office:value-type="float" office:value="64980">
                <text:p>6498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4780">
                <text:p>24780</text:p>
              </table:table-cell>
              <table:table-cell office:value-type="float" office:value="65040">
                <text:p>65040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4720">
                <text:p>24720</text:p>
              </table:table-cell>
              <table:table-cell office:value-type="float" office:value="65040">
                <text:p>65040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4660">
                <text:p>24660</text:p>
              </table:table-cell>
              <table:table-cell office:value-type="float" office:value="65100">
                <text:p>6510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1900">
                <text:p>21900</text:p>
              </table:table-cell>
              <table:table-cell office:value-type="float" office:value="65100">
                <text:p>6510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4540">
                <text:p>24540</text:p>
              </table:table-cell>
              <table:table-cell office:value-type="float" office:value="65160">
                <text:p>6516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4480">
                <text:p>24480</text:p>
              </table:table-cell>
              <table:table-cell office:value-type="float" office:value="65160">
                <text:p>6516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4420">
                <text:p>24420</text:p>
              </table:table-cell>
              <table:table-cell office:value-type="float" office:value="65220">
                <text:p>65220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4360">
                <text:p>24360</text:p>
              </table:table-cell>
              <table:table-cell office:value-type="float" office:value="65220">
                <text:p>6522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4360">
                <text:p>24360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4300">
                <text:p>24300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4180">
                <text:p>24180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4120">
                <text:p>24120</text:p>
              </table:table-cell>
              <table:table-cell office:value-type="float" office:value="65340">
                <text:p>6534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4060">
                <text:p>24060</text:p>
              </table:table-cell>
              <table:table-cell office:value-type="float" office:value="65340">
                <text:p>6534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1840">
                <text:p>21840</text:p>
              </table:table-cell>
              <table:table-cell office:value-type="float" office:value="64860">
                <text:p>64860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3940">
                <text:p>23940</text:p>
              </table:table-cell>
              <table:table-cell office:value-type="float" office:value="64860">
                <text:p>6486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3880">
                <text:p>23880</text:p>
              </table:table-cell>
              <table:table-cell office:value-type="float" office:value="65460">
                <text:p>65460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3820">
                <text:p>23820</text:p>
              </table:table-cell>
              <table:table-cell office:value-type="float" office:value="65460">
                <text:p>6546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3760">
                <text:p>23760</text:p>
              </table:table-cell>
              <table:table-cell office:value-type="float" office:value="65520">
                <text:p>6552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3700">
                <text:p>23700</text:p>
              </table:table-cell>
              <table:table-cell office:value-type="float" office:value="65520">
                <text:p>6552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3640">
                <text:p>23640</text:p>
              </table:table-cell>
              <table:table-cell office:value-type="float" office:value="65520">
                <text:p>6552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3580">
                <text:p>23580</text:p>
              </table:table-cell>
              <table:table-cell office:value-type="float" office:value="65580">
                <text:p>6558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3520">
                <text:p>23520</text:p>
              </table:table-cell>
              <table:table-cell office:value-type="float" office:value="65580">
                <text:p>6558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3460">
                <text:p>23460</text:p>
              </table:table-cell>
              <table:table-cell office:value-type="float" office:value="65640">
                <text:p>6564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1780">
                <text:p>21780</text:p>
              </table:table-cell>
              <table:table-cell office:value-type="float" office:value="65640">
                <text:p>6564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3280">
                <text:p>23280</text:p>
              </table:table-cell>
              <table:table-cell office:value-type="float" office:value="65700">
                <text:p>6570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3220">
                <text:p>23220</text:p>
              </table:table-cell>
              <table:table-cell office:value-type="float" office:value="65700">
                <text:p>6570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3160">
                <text:p>23160</text:p>
              </table:table-cell>
              <table:table-cell office:value-type="float" office:value="65700">
                <text:p>6570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3100">
                <text:p>23100</text:p>
              </table:table-cell>
              <table:table-cell office:value-type="float" office:value="65760">
                <text:p>6576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3040">
                <text:p>23040</text:p>
              </table:table-cell>
              <table:table-cell office:value-type="float" office:value="65760">
                <text:p>6576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2980">
                <text:p>22980</text:p>
              </table:table-cell>
              <table:table-cell office:value-type="float" office:value="65820">
                <text:p>65820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2920">
                <text:p>22920</text:p>
              </table:table-cell>
              <table:table-cell office:value-type="float" office:value="65820">
                <text:p>6582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2860">
                <text:p>22860</text:p>
              </table:table-cell>
              <table:table-cell office:value-type="float" office:value="65880">
                <text:p>6588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2740">
                <text:p>22740</text:p>
              </table:table-cell>
              <table:table-cell office:value-type="float" office:value="65880">
                <text:p>6588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680">
                <text:p>22680</text:p>
              </table:table-cell>
              <table:table-cell office:value-type="float" office:value="65880">
                <text:p>6588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2620">
                <text:p>22620</text:p>
              </table:table-cell>
              <table:table-cell office:value-type="float" office:value="65940">
                <text:p>65940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2560">
                <text:p>22560</text:p>
              </table:table-cell>
              <table:table-cell office:value-type="float" office:value="65940">
                <text:p>65940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2500">
                <text:p>22500</text:p>
              </table:table-cell>
              <table:table-cell office:value-type="float" office:value="64920">
                <text:p>64920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2440">
                <text:p>22440</text:p>
              </table:table-cell>
              <table:table-cell office:value-type="float" office:value="64920">
                <text:p>64920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2320">
                <text:p>22320</text:p>
              </table:table-cell>
              <table:table-cell office:value-type="float" office:value="66060">
                <text:p>66060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2260">
                <text:p>22260</text:p>
              </table:table-cell>
              <table:table-cell office:value-type="float" office:value="66060">
                <text:p>66060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1660">
                <text:p>21660</text:p>
              </table:table-cell>
              <table:table-cell office:value-type="float" office:value="66060">
                <text:p>66060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2140">
                <text:p>22140</text:p>
              </table:table-cell>
              <table:table-cell office:value-type="float" office:value="66120">
                <text:p>66120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2080">
                <text:p>22080</text:p>
              </table:table-cell>
              <table:table-cell office:value-type="float" office:value="66120">
                <text:p>6612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020">
                <text:p>22020</text:p>
              </table:table-cell>
              <table:table-cell office:value-type="float" office:value="66180">
                <text:p>66180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1960">
                <text:p>21960</text:p>
              </table:table-cell>
              <table:table-cell office:value-type="float" office:value="66180">
                <text:p>66180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1900">
                <text:p>21900</text:p>
              </table:table-cell>
              <table:table-cell office:value-type="float" office:value="66240">
                <text:p>66240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1780">
                <text:p>21780</text:p>
              </table:table-cell>
              <table:table-cell office:value-type="float" office:value="66240">
                <text:p>66240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1720">
                <text:p>21720</text:p>
              </table:table-cell>
              <table:table-cell office:value-type="float" office:value="66300">
                <text:p>66300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1660">
                <text:p>21660</text:p>
              </table:table-cell>
              <table:table-cell office:value-type="float" office:value="66300">
                <text:p>66300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1600">
                <text:p>21600</text:p>
              </table:table-cell>
              <table:table-cell office:value-type="float" office:value="66360">
                <text:p>66360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1540">
                <text:p>21540</text:p>
              </table:table-cell>
              <table:table-cell office:value-type="float" office:value="66360">
                <text:p>66360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1480">
                <text:p>21480</text:p>
              </table:table-cell>
              <table:table-cell office:value-type="float" office:value="66420">
                <text:p>66420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1420">
                <text:p>21420</text:p>
              </table:table-cell>
              <table:table-cell office:value-type="float" office:value="66420">
                <text:p>6642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1360">
                <text:p>21360</text:p>
              </table:table-cell>
              <table:table-cell office:value-type="float" office:value="66480">
                <text:p>66480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1300">
                <text:p>21300</text:p>
              </table:table-cell>
              <table:table-cell office:value-type="float" office:value="66480">
                <text:p>66480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1240">
                <text:p>21240</text:p>
              </table:table-cell>
              <table:table-cell office:value-type="float" office:value="66540">
                <text:p>66540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1180">
                <text:p>21180</text:p>
              </table:table-cell>
              <table:table-cell office:value-type="float" office:value="66540">
                <text:p>66540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1120">
                <text:p>21120</text:p>
              </table:table-cell>
              <table:table-cell office:value-type="float" office:value="64980">
                <text:p>64980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18300">
                <text:p>18300</text:p>
              </table:table-cell>
              <table:table-cell office:value-type="float" office:value="64980">
                <text:p>64980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0940">
                <text:p>20940</text:p>
              </table:table-cell>
              <table:table-cell office:value-type="float" office:value="66660">
                <text:p>66660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0880">
                <text:p>20880</text:p>
              </table:table-cell>
              <table:table-cell office:value-type="float" office:value="66660">
                <text:p>66660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0820">
                <text:p>20820</text:p>
              </table:table-cell>
              <table:table-cell office:value-type="float" office:value="66720">
                <text:p>66720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0760">
                <text:p>20760</text:p>
              </table:table-cell>
              <table:table-cell office:value-type="float" office:value="66780">
                <text:p>6678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0760">
                <text:p>20760</text:p>
              </table:table-cell>
              <table:table-cell office:value-type="float" office:value="66780">
                <text:p>66780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0700">
                <text:p>20700</text:p>
              </table:table-cell>
              <table:table-cell office:value-type="float" office:value="66840">
                <text:p>66840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0640">
                <text:p>20640</text:p>
              </table:table-cell>
              <table:table-cell office:value-type="float" office:value="66840">
                <text:p>66840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0580">
                <text:p>20580</text:p>
              </table:table-cell>
              <table:table-cell office:value-type="float" office:value="66900">
                <text:p>66900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0520">
                <text:p>20520</text:p>
              </table:table-cell>
              <table:table-cell office:value-type="float" office:value="66900">
                <text:p>66900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0460">
                <text:p>20460</text:p>
              </table:table-cell>
              <table:table-cell office:value-type="float" office:value="66960">
                <text:p>66960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8240">
                <text:p>18240</text:p>
              </table:table-cell>
              <table:table-cell office:value-type="float" office:value="67020">
                <text:p>67020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0340">
                <text:p>20340</text:p>
              </table:table-cell>
              <table:table-cell office:value-type="float" office:value="67020">
                <text:p>67020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0280">
                <text:p>20280</text:p>
              </table:table-cell>
              <table:table-cell office:value-type="float" office:value="67080">
                <text:p>67080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0220">
                <text:p>20220</text:p>
              </table:table-cell>
              <table:table-cell office:value-type="float" office:value="67140">
                <text:p>6714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220">
                <text:p>20220</text:p>
              </table:table-cell>
              <table:table-cell office:value-type="float" office:value="67140">
                <text:p>67140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20160">
                <text:p>20160</text:p>
              </table:table-cell>
              <table:table-cell office:value-type="float" office:value="65040">
                <text:p>65040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20100">
                <text:p>20100</text:p>
              </table:table-cell>
              <table:table-cell office:value-type="float" office:value="67260">
                <text:p>67260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20040">
                <text:p>20040</text:p>
              </table:table-cell>
              <table:table-cell office:value-type="float" office:value="67260">
                <text:p>67260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0040">
                <text:p>20040</text:p>
              </table:table-cell>
              <table:table-cell office:value-type="float" office:value="67320">
                <text:p>67320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19980">
                <text:p>19980</text:p>
              </table:table-cell>
              <table:table-cell office:value-type="float" office:value="67380">
                <text:p>67380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19920">
                <text:p>19920</text:p>
              </table:table-cell>
              <table:table-cell office:value-type="float" office:value="67380">
                <text:p>67380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9860">
                <text:p>19860</text:p>
              </table:table-cell>
              <table:table-cell office:value-type="float" office:value="67440">
                <text:p>67440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19860">
                <text:p>19860</text:p>
              </table:table-cell>
              <table:table-cell office:value-type="float" office:value="67500">
                <text:p>67500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18180">
                <text:p>18180</text:p>
              </table:table-cell>
              <table:table-cell office:value-type="float" office:value="67500">
                <text:p>6750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9740">
                <text:p>19740</text:p>
              </table:table-cell>
              <table:table-cell office:value-type="float" office:value="67560">
                <text:p>67560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9740">
                <text:p>19740</text:p>
              </table:table-cell>
              <table:table-cell office:value-type="float" office:value="67620">
                <text:p>67620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9680">
                <text:p>19680</text:p>
              </table:table-cell>
              <table:table-cell office:value-type="float" office:value="67680">
                <text:p>67680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19680">
                <text:p>19680</text:p>
              </table:table-cell>
              <table:table-cell office:value-type="float" office:value="67680">
                <text:p>67680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19620">
                <text:p>19620</text:p>
              </table:table-cell>
              <table:table-cell office:value-type="float" office:value="67740">
                <text:p>67740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9620">
                <text:p>19620</text:p>
              </table:table-cell>
              <table:table-cell office:value-type="float" office:value="65100">
                <text:p>65100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19560">
                <text:p>19560</text:p>
              </table:table-cell>
              <table:table-cell office:value-type="float" office:value="67860">
                <text:p>67860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19560">
                <text:p>19560</text:p>
              </table:table-cell>
              <table:table-cell office:value-type="float" office:value="67860">
                <text:p>67860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19500">
                <text:p>19500</text:p>
              </table:table-cell>
              <table:table-cell office:value-type="float" office:value="67920">
                <text:p>67920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19500">
                <text:p>19500</text:p>
              </table:table-cell>
              <table:table-cell office:value-type="float" office:value="67980">
                <text:p>6798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9500">
                <text:p>19500</text:p>
              </table:table-cell>
              <table:table-cell office:value-type="float" office:value="68040">
                <text:p>68040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9440">
                <text:p>19440</text:p>
              </table:table-cell>
              <table:table-cell office:value-type="float" office:value="68040">
                <text:p>68040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19440">
                <text:p>19440</text:p>
              </table:table-cell>
              <table:table-cell office:value-type="float" office:value="68100">
                <text:p>68100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19380">
                <text:p>19380</text:p>
              </table:table-cell>
              <table:table-cell office:value-type="float" office:value="68160">
                <text:p>68160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19380">
                <text:p>19380</text:p>
              </table:table-cell>
              <table:table-cell office:value-type="float" office:value="68220">
                <text:p>68220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19380">
                <text:p>19380</text:p>
              </table:table-cell>
              <table:table-cell office:value-type="float" office:value="68220">
                <text:p>68220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19380">
                <text:p>19380</text:p>
              </table:table-cell>
              <table:table-cell office:value-type="float" office:value="68280">
                <text:p>68280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19380">
                <text:p>19380</text:p>
              </table:table-cell>
              <table:table-cell office:value-type="float" office:value="68340">
                <text:p>68340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19320">
                <text:p>19320</text:p>
              </table:table-cell>
              <table:table-cell office:value-type="float" office:value="68400">
                <text:p>68400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19320">
                <text:p>19320</text:p>
              </table:table-cell>
              <table:table-cell office:value-type="float" office:value="68460">
                <text:p>6846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9320">
                <text:p>19320</text:p>
              </table:table-cell>
              <table:table-cell office:value-type="float" office:value="68460">
                <text:p>68460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9320">
                <text:p>19320</text:p>
              </table:table-cell>
              <table:table-cell office:value-type="float" office:value="68520">
                <text:p>68520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19320">
                <text:p>19320</text:p>
              </table:table-cell>
              <table:table-cell office:value-type="float" office:value="68580">
                <text:p>68580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19320">
                <text:p>19320</text:p>
              </table:table-cell>
              <table:table-cell office:value-type="float" office:value="68640">
                <text:p>68640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19320">
                <text:p>19320</text:p>
              </table:table-cell>
              <table:table-cell office:value-type="float" office:value="68640">
                <text:p>68640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19320">
                <text:p>19320</text:p>
              </table:table-cell>
              <table:table-cell office:value-type="float" office:value="68700">
                <text:p>68700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19320">
                <text:p>19320</text:p>
              </table:table-cell>
              <table:table-cell office:value-type="float" office:value="68760">
                <text:p>68760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19320">
                <text:p>19320</text:p>
              </table:table-cell>
              <table:table-cell office:value-type="float" office:value="68820">
                <text:p>68820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19320">
                <text:p>19320</text:p>
              </table:table-cell>
              <table:table-cell office:value-type="float" office:value="68820">
                <text:p>68820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19320">
                <text:p>19320</text:p>
              </table:table-cell>
              <table:table-cell office:value-type="float" office:value="68880">
                <text:p>6888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9320">
                <text:p>19320</text:p>
              </table:table-cell>
              <table:table-cell office:value-type="float" office:value="68940">
                <text:p>68940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19320">
                <text:p>19320</text:p>
              </table:table-cell>
              <table:table-cell office:value-type="float" office:value="68460">
                <text:p>68460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19380">
                <text:p>19380</text:p>
              </table:table-cell>
              <table:table-cell office:value-type="float" office:value="68460">
                <text:p>68460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19380">
                <text:p>19380</text:p>
              </table:table-cell>
              <table:table-cell office:value-type="float" office:value="69060">
                <text:p>69060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19380">
                <text:p>19380</text:p>
              </table:table-cell>
              <table:table-cell office:value-type="float" office:value="69120">
                <text:p>69120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19380">
                <text:p>19380</text:p>
              </table:table-cell>
              <table:table-cell office:value-type="float" office:value="69120">
                <text:p>69120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19440">
                <text:p>19440</text:p>
              </table:table-cell>
              <table:table-cell office:value-type="float" office:value="69180">
                <text:p>69180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19440">
                <text:p>19440</text:p>
              </table:table-cell>
              <table:table-cell office:value-type="float" office:value="69180">
                <text:p>69180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19440">
                <text:p>19440</text:p>
              </table:table-cell>
              <table:table-cell office:value-type="float" office:value="69240">
                <text:p>69240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19500">
                <text:p>19500</text:p>
              </table:table-cell>
              <table:table-cell office:value-type="float" office:value="69300">
                <text:p>6930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9500">
                <text:p>19500</text:p>
              </table:table-cell>
              <table:table-cell office:value-type="float" office:value="69300">
                <text:p>69300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19500">
                <text:p>19500</text:p>
              </table:table-cell>
              <table:table-cell office:value-type="float" office:value="69360">
                <text:p>69360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19560">
                <text:p>19560</text:p>
              </table:table-cell>
              <table:table-cell office:value-type="float" office:value="69360">
                <text:p>69360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19560">
                <text:p>19560</text:p>
              </table:table-cell>
              <table:table-cell office:value-type="float" office:value="69420">
                <text:p>69420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19620">
                <text:p>19620</text:p>
              </table:table-cell>
              <table:table-cell office:value-type="float" office:value="69420">
                <text:p>69420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19620">
                <text:p>19620</text:p>
              </table:table-cell>
              <table:table-cell office:value-type="float" office:value="69480">
                <text:p>69480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19680">
                <text:p>19680</text:p>
              </table:table-cell>
              <table:table-cell office:value-type="float" office:value="69480">
                <text:p>69480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19680">
                <text:p>19680</text:p>
              </table:table-cell>
              <table:table-cell office:value-type="float" office:value="69540">
                <text:p>69540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19740">
                <text:p>19740</text:p>
              </table:table-cell>
              <table:table-cell office:value-type="float" office:value="69540">
                <text:p>69540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19740">
                <text:p>19740</text:p>
              </table:table-cell>
              <table:table-cell office:value-type="float" office:value="68520">
                <text:p>6852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8180">
                <text:p>18180</text:p>
              </table:table-cell>
              <table:table-cell office:value-type="float" office:value="68520">
                <text:p>68520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19860">
                <text:p>19860</text:p>
              </table:table-cell>
              <table:table-cell office:value-type="float" office:value="69660">
                <text:p>69660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19860">
                <text:p>19860</text:p>
              </table:table-cell>
              <table:table-cell office:value-type="float" office:value="69660">
                <text:p>69660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19920">
                <text:p>19920</text:p>
              </table:table-cell>
              <table:table-cell office:value-type="float" office:value="69660">
                <text:p>69660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19980">
                <text:p>19980</text:p>
              </table:table-cell>
              <table:table-cell office:value-type="float" office:value="69720">
                <text:p>69720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19980">
                <text:p>19980</text:p>
              </table:table-cell>
              <table:table-cell office:value-type="float" office:value="69720">
                <text:p>697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